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30</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EU Summit: Russia and Ukraine, the situation is the first, the Chinese strategy is backward</text:span>
</text:h>
      <text:p text:style-name="P4">
Author: None (Language: zh)</text:p>
      <text:p text:style-name="P4">
Publisher: None</text:p>
      <text:p text:style-name="P4">
Time: 2023-06-29T-7:23:00Z</text:p>
      <text:p text:style-name="P4">
Description: The original EU Summit held this week mainly discussed the issues of Ukraine, Moldova and Georgia, as well as the reform of the EU refugee policy. But the Wagner mutiny in Russia disrupted the established agenda.</text:p>
      <text:p text:style-name="P4">
Videos: []</text:p>
      <text:p text:style-name="P4">
Images: []</text:p>
      <text:p text:style-name="P4">
Subject: 时政风云</text:p>
      <text:p text:style-name="P4">
Subjects: []</text:p>
      <text:p text:style-name="P4">
Keywords: ['布鲁塞尔', '俄罗斯', '欧盟', '乌克兰', '普京', '俄罗斯入侵乌克兰']</text:p>
      <text:p text:style-name="P4">
Id: 66067367</text:p>
      <!--METADATA-->
      <text:p text:style-name="P4">
<text:a xlink:type="simple" xlink:href="https://www.dw.com/zh/overlay/image/article/66067367/64484723" text:style-name="Internet_20_link" text:visited-style-name="Visited_20_Internet_20_Link">
 </text:a>
(Voice of Germany) The short -term <text:a xlink:type="simple" xlink:href="https://www.dw.com/zh/zh/瓦格納叛亂曝普京弱點-有利烏軍反攻/a-66028854" text:style-name="Internet_20_link" text:visited-style-name="Visited_20_Internet_20_Link">
rebellion and its impact on the war of Russian aggression</text:a>
It suddenly became the primary topic of the EU State Leaders Summit at the EU State Leadership Summit from Friday (June 29) to Friday. Charlesmichel, chairman of the EU Council of the summit, has only brought one stroke to the Russian situation in the invitation letter, but NATO Secretary -General Jensstoltenberg will participate in the opening lunch party on Thursday. This topic will cause it to cause it. Hot discussion.</text:p>
      <text:p text:style-name="P4">
Stoltenberg had warned the EU and the West that the consequences of the rebellion could not be underestimated. Once a part of His Majesty Pricigo's private forces transfer to Belarus, the change in security situation will happen is a topic discussed with the EU leaders. For example, Gitanasnauseda, President of Lithuania, believes that Wagner's movement threatens his country and calls for strengthening the defense of NATO's eastern border.</text:p>
      <text:h text:style-name="P12" text:outline-level="3">
<text:span text:style-name="T4">
Entering the League process</text:span>
</text:h>
      <text:p text:style-name="P4">
The summit will discuss <text:a xlink:type="simple" xlink:href="https://www.dw.com/zh/zh/乌克兰从欧盟候选国到成员国还有多远/a-62167371" text:style-name="Internet_20_link" text:visited-style-name="Visited_20_Internet_20_Link">
Ukraine to join the European Union</text:a>
Prospects. Ukrainian President Zelegiski demanded that it will open a formal joining the League with the European Union this this year. Brussels has not yet expressed its intention. However, the EU will continue to provide financial and military support to Ukraine. Michelle once again emphasized that "as long as it is necessary," the European Union's aid commitment to Ukraine will not change. EU national leaders will also discuss how to raise funds and update the European Union's fiscal budget in order to pay Ukraine.</text:p>
      <text:p text:style-name="P4">
Except for Ukraine, <text:a xlink:type="simple" xlink:href="https://www.dw.com/zh/zh/摩尔多瓦民众走上街头参加亲西方集会/a-65698985" text:style-name="Internet_20_link" text:visited-style-name="Visited_20_Internet_20_Link">
Moldova</text:a>
With the issue of joining the Alliance with Georgia, the summit will also discuss the process of 6 Westbargan countries that have been in the EU for many years. EU diplomats participating in the preparation of the summit revealed that there were proposal to accelerate the opening process. The biggest obstacle is the tension between Serbia and Kosovo, so the meeting will consult a solution to this contradiction.</text:p>
      <text:h text:style-name="P12" text:outline-level="3">
<text:span text:style-name="T4">
Who will defend the sky in Europe?</text:span>
</text:h>
      <text:h text:style-name="P12" text:outline-level="3">
<text:span text:style-name="T4">
Where is the Chinese strategy?</text:span>
</text:h>
      <text:p text:style-name="P4">
The Russian and Ukraine War once again squeezed a series of other space for other foreign policy issues, including it has announced a long time <text:a xlink:type="simple" xlink:href="https://www.dw.com/zh/zh/欧盟峰会聚焦针对中国的安全战略/a-65990363" text:style-name="Internet_20_link" text:visited-style-name="Visited_20_Internet_20_Link">
the European Union's joint strategy to China</text:a>
Essence It is reported that this summit will only talk about this topic briefly. FranceCSAGHIRETTI, an expert at the Berlin Makato China Research Center, pointed out to the Voice of Germany that it has not yet been born to China, "China's framework as a partner, economic competitor and institutional opponent will not change. Is it a common strategy? No, 27 EU countries have not yet a unified position. The interests of various countries and the priority of consideration are too different. "</text:p>
      <text:p text:style-name="P4">
The German Chancellor Savz will introduce the German -Chinese government consultation recently at the summit. According to Germany, Germany advocates a balance in the statement, not only pointing out risks, but also explaining that the EU rely on the fields of cooperation with China, such as climate protection.</text:p>
      <text:p text:style-name="P4">
Another focus of the summit is the EU refugee and immigration policy. Hungary and Poland opposed the new immigration policy reform plan for the European Union. In an interview with the German "Photo", Hungarian President Orban said that it will not accept refugees who refuse to accept the distribution of the European Union in the reform plan, and must pay 20,000 euros per person. "In order to prevent illegal immigrants from entering the Schengen zone, we spent 2 billion euros, but did not get a penny from Brussels. Why did we pay more money?" He also accused the new application of asylum procedures too loose and called it for it. Snake hair can continue to do such a signal.</text:p>
      <text:p text:style-name="P4">
News Source: <text:a xlink:type="simple" xlink:href="https://www.dw.com/zh/欧盟峰会：俄乌局势占先、中国战略靠后/a-66067367" text:style-name="Internet_20_link" text:visited-style-name="Visited_20_Internet_20_Link">
https://www.dw.com/zh/欧盟峰会：俄乌局势占先、中国战略靠后/a-66067367?maca=chi-rss-chi-all-1127-rdf</text:a>
</text:p>
      <!--NEWS-->
      <text:h text:style-name="P10" text:outline-level="1">
<text:span text:style-name="T4">
Wall Street predicts that the crystal ball is ruptured: Why is the financial market's gambling of the Chinese economic prosperous gambling? (Free version)</text:span>
</text:h>
      <text:p text:style-name="P4">
Author: Isabel Wang</text:p>
      <text:p text:style-name="P4">
Publisher: 华尔街日报中文网</text:p>
      <text:p text:style-name="P4">
Published Time: 2023-06-29T00:25:00.000Z</text:p>
      <text:p text:style-name="P4">
Modified Time: 2023-06-29T00:25:00.000Z</text:p>
      <text:p text:style-name="P4">
Created Time: 2023-06-27T07:18:00.000Z</text:p>
      <text:p text:style-name="P4">
Description: Economists say that a series of interest rates at the People's Bank of China have no effect, but the potential fiscal stimulus of the real estate industry may help China's economic growth rate significantly recovers in the next six months to one year.</text:p>
      <text:p text:style-name="P4">
Images: []</text:p>
      <text:p text:style-name="P4">
Categories: ['金融市场']</text:p>
      <text:p text:style-name="P4">
Keywords: SYND</text:p>
      <text:p text:style-name="P4">
Type: Article</text:p>
      <!--METADATA-->
      <text:p text:style-name="P4">
Since China ended three years of resistance in December last year, the Wall Street has been optimistic about the Chinese economic recovery of the restrictions on the manufacturing industry of this world's second largest economy in chaos and restricting domestic consumption restrictions. Against the background of many central banks in the world, Wall Street hopes that China's economy can help restrict any global economy.</text:p>
      <text:p text:style-name="P4">
News Source: <text:a xlink:type="simple" xlink:href="https://cn.wsj.com/articles/%E5%8D%8E%E5%B0%94%E8%A1%97%E9%A2%84%E8%A8%80%E6%B0%B4%E6%99%B6%E7%90%83%E7%A0%B4%E8%A3%82-%E4%B8%BA%E4%BD%95%E9%87%91%E8%9E%8D%E5%B8%82%E5%9C%BA%E5%AF%B9%E4%B8%AD%E5%9B%BD%E7%BB%8F%E6%B5%8E%E7%B9%81%E8%8D%A3%E7%9A%84%E8%B1%AA%E8%B5%8C%E5%AE%8C%E5%85%A8%E5%A4%B1%E7%AD%96-9abcc4f1" text:style-name="Internet_20_link" text:visited-style-name="Visited_20_Internet_20_Link">
https://cn.wsj.com/articles/%E5%8D%8E%E5%B0%94%E8%A1%97%E9%A2%84%E8%A8%80%E6%B0%B4%E6%99%B6%E7%90%83%E7%A0%B4%E8%A3%82-%E4%B8%BA%E4%BD%95%E9%87%91%E8%9E%8D%E5%B8%82%E5%9C%BA%E5%AF%B9%E4%B8%AD%E5%9B%BD%E7%BB%8F%E6%B5%8E%E7%B9%81%E8%8D%A3%E7%9A%84%E8%B1%AA%E8%B5%8C%E5%AE%8C%E5%85%A8%E5%A4%B1%E7%AD%96-9abcc4f1</text:a>
</text:p>
      <!--NEWS-->
      <text:h text:style-name="P10" text:outline-level="1">
<text:span text:style-name="T4">
Taiwan 2024 Presidential Election: Who is supporting "Critic" Ke Wenzhe</text:span>
</text:h>
      <text:p text:style-name="P4">
Author: https://www.facebook.com/bbcworldservice/</text:p>
      <text:p text:style-name="P4">
Publisher: BBC News 中文</text:p>
      <text:p text:style-name="P4">
Published Time: 2023-06-29T01:40:58.000Z</text:p>
      <text:p text:style-name="P4">
Modified Time: 2023-06-29T01:40:58.000Z</text:p>
      <text:p text:style-name="P4">
Description: Analysis refers to Taiwan's current stage with "negative voting". In the case of high "hate value" of blue and green, Ke Wenzhe has received a lot of support for criticizing blue and green. But his amazing political style may lead to rejuvenation during the election.</text:p>
      <text:p text:style-name="P4">
Images: ["<text:a xlink:type="simple" xlink:href="https://ichef.bbci.co.uk/news/640/cpsprodpb/14F02/production/_130226758_348714773_779834543861039_5917326553367742297_n.jpg" text:style-name="Internet_20_link" text:visited-style-name="Visited_20_Internet_20_Link">
_130226758_34...</text:a>
", "<text:a xlink:type="simple" xlink:href="https://ichef.bbci.co.uk/news/640/cpsprodpb/171E8/production/_107769649_gettyimages-482869659.jpg" text:style-name="Internet_20_link" text:visited-style-name="Visited_20_Internet_20_Link">
_107769649_ge...</text:a>
", "<text:a xlink:type="simple" xlink:href="https://ichef.bbci.co.uk/news/640/cpsprodpb/B096/production/_127760254_d21c24b4-f1ab-46bc-9d09-412c0b32c0c6.jpg" text:style-name="Internet_20_link" text:visited-style-name="Visited_20_Internet_20_Link">
_127760254_d2...</text:a>
"]</text:p>
      <text:p text:style-name="P4">
Videos: ["<text:a xlink:type="simple" xlink:href="https://www.bbc.com/ws/av-embeds/cps/zhongwen/simp/chinese-news-66039161/p0djnmp4/zh-hans" text:style-name="Internet_20_link" text:visited-style-name="Visited_20_Internet_20_Link">
zh-hans</text:a>
"]</text:p>
      <text:p text:style-name="P4">
Tags: ['中國', '政治', '台湾', '美国', '贸易']</text:p>
      <text:p text:style-name="P4">
Type: Article</text:p>
      <!--METADATA-->
      <text:h text:style-name="P12" text:outline-level="3">
<text:span text:style-name="T4">
Taiwan 2024 Presidential Election: Who is supporting "Critic" Ke Wenzhe</text:span>
</text:h>
      <text:p text:style-name="P4">
June 29, 2023<draw:frame draw:style-name="fr1" draw:name="Image3" text:anchor-type="as-char" svg:width="6.9236in" svg:height="3.894525in" draw:z-index="0">
<draw:image xlink:href="../Images/BBC Chinese/2023-06-29T01-40-58.000Z/_130226758_348714773_779834543861039_5917326553367742297_n.jpg" xlink:type="simple" xlink:show="embed" xlink:actuate="onLoad" draw:mime-type="image/jpeg"/>
</draw:frame>
Image source, KO Wen Je Facebook</text:p>
      <text:p text:style-name="P4">
Image adding text,</text:p>
      <text:p text:style-name="P4">
Ke Wenzhe (left)</text:p>
      <text:p text:style-name="P4">
<text:span text:style-name="T4">
 More than half a year before the Taiwan 2024 presidential election, a poll released by Taiwan TV TVBS last week showed that it had represented the presidential candidate of Taiwan's third largest party and former Taipei Mayor Ke Wenzhe's support accident. Leading, and on behalf of the Kuomintang, the mayor of New Taipei, Hou Youyi, fell third, causing heated discussions in Taiwan. </text:span>
</text:p>
      <text:p text:style-name="P4">
Although the polls of other institutions later said that Lai Qingde, who represented the DPP, returned to the first place, Ke Wenzhe's rising momentum has triggered the anxiety of the Kuomintang supporters and the DPP's tension.</text:p>
      <text:p text:style-name="P4">
In addition, Ke Wenzhe recently threw the issue of the service trade agreement that caused Taiwan's "Sunflower Movement" nine years ago, and once again caused a debate. When Ke Wenzhe was in the political circle of the political circle, he was surrounded by the generation of outsiders in the political circle. Now he said that if he was elected president, he would negotiate a trade agreement with Beijing.</text:p>
      <text:p text:style-name="P4">
<draw:frame draw:style-name="fr1" draw:name="Image4" text:anchor-type="as-char" svg:width="6.9236in" svg:height="3.894525in" draw:z-index="0">
<draw:image xlink:href="../Images/BBC Chinese/2023-06-29T01-40-58.000Z/_107769649_gettyimages-482869659.jpg" xlink:type="simple" xlink:show="embed" xlink:actuate="onLoad" draw:mime-type="image/jpeg"/>
</draw:frame>
Image source, getty images</text:p>
      <text:p text:style-name="P4">
Image adding text,</text:p>
      <text:p text:style-name="P4">
The "Sun Flower Study Games" broke out in Taiwan in 2014. At that time, Ke Wenzhe was surrounded by the rise of the political circle of outsiders and was surrounded by the Sunflower Movement for generations.</text:p>
      <text:p text:style-name="P4">
LEVNACHMAN, assistant professor of the Asia -Pacific Research University of Taiwan Politburo, analyzed the BBC Chinese analysis. Although the outside world believes that most of the supporters of Ke Wenzhe are young people, Ke Wenzhe is also eating the Kuomintang ticket, and the latter supporters are mainly middle -aged and older. How many Kuomintang votes can be taken away by Ke Wenzhe are the focus of observation now.</text:p>
      <text:p text:style-name="P4">
Zhang Junhao, a professor at the Department of Political Department of Donghai University, analyzed that the support of each candidate at this stage is mainly "negative voting". With less support, the popularity is rising. However, he emphasized to the BBC in Chinese that Ke Wenzhe's amazing political style may lead to the anti -spokes of his speech during the election, that is, Taiwan, commonly known as "back darts". He said that, for example, Ke Wenzhe's position on the service trade agreement has changed, as well as previous speeches and criticizing "there are too many (some schools) sciences and some students taught without that value", they may create a political crisis for themselves.</text:p>
      <text:h text:style-name="P12" text:outline-level="3">
<text:span text:style-name="T4">
</text:span>
</text:h>
      <text:p text:style-name="P4">
According to the highlight of the TVBS poll center on June 16, Ke Wenzhe's support was 33%, from the original third place to the leader. After Lai Qingde settled at 30%support, Hou Youyi's support was only 23%. On June 20, the Taiwan Public Opinion Foundation announced the June poll in June. Lai Qingde's support was 36.5%, followed by Ke Wenzhe 29.1%, Hou Youyi ranked 3rd in 20.4%. Compared with the polls published in May, Ke Wenzhe rose 4%overtaking Hou Youyi The latter fell 7.2%.</text:p>
      <text:p text:style-name="P4">
<draw:frame draw:style-name="fr1" draw:name="Image5" text:anchor-type="as-char" svg:width="6.9236in" svg:height="3.894525in" draw:z-index="0">
<draw:image xlink:href="../Images/BBC Chinese/2023-06-29T01-40-58.000Z/_127760254_d21c24b4-f1ab-46bc-9d09-412c0b32c0c6.jpg" xlink:type="simple" xlink:show="embed" xlink:actuate="onLoad" draw:mime-type="image/jpeg"/>
</draw:frame>
Image source, BBC Chinese</text:p>
      <text:p text:style-name="P4">
Image adding text,</text:p>
      <text:p text:style-name="P4">
Ke Wenzhe's young people in the current polls are the leading support.</text:p>
      <text:p text:style-name="P4">
It is worth noting that at present, it seems that Ke Wenzhe's support in the young ethnic group has won Lai Qingde and Hou Youyi. The above-mentioned polls of TVBS show that Ke Wenzhe's support at the age of 20-29, 30-39 has 58%and 55%, while Lai Qingde is 17%and 18%, and Hou Youyi is 12%. At the end of June, the polls of the Taiwan Public Opinion Foundation showed that Ke Wenzhe's support at the age of 20-24 was as high as 67%, and 40%of the ages of 25-34 were supported.</text:p>
      <text:p text:style-name="P4">
The latest polls of another public opinion agency "Beautiful Island Electronics News" also supported 40 % of the support in 20-29 and 30-39 years old. This shows the absolute advantage of Ke Wenzhe on young people's votes.</text:p>
      <text:p text:style-name="P4">
<text:a xlink:type="simple" xlink:href="https://www.bbc.com/zhongwen/simp/chinese-news-65618692" text:style-name="Internet_20_link" text:visited-style-name="Visited_20_Internet_20_Link">
Taiwan Election 2024: Why can Hou Youyi represent the Kuomintang to participate in the war</text:a>
<text:span text:style-name="T5">
 <text:a xlink:type="simple" xlink:href="https://www.bbc.com/zhongwen/simp/chinese-news-39458122" text:style-name="Internet_20_link" text:visited-style-name="Visited_20_Internet_20_Link">
Taiwan's "Sun Flower" Xueyun Huang Guochang and other 22 people have been sentenced to innocence</text:a>
</text:span>
 <text:a xlink:type="simple" xlink:href="https://www.bbc.com/zhongwen/simp/world-47647843" text:style-name="Internet_20_link" text:visited-style-name="Visited_20_Internet_20_Link">
Ke Wenzhe, who is "interview" in the United States: The best strategy of pro -American friends is the best strategy for survival in Taiwan</text:a>
* <text:a xlink:type="simple" xlink:href="https://www.bbc.com/zhongwen/simp/chinese-news-64261592" text:style-name="Internet_20_link" text:visited-style-name="Visited_20_Internet_20_Link">
Will Lai Qingde be elected as the Democratic Progressive Party Chairman "Practical Taiwan Independence", will he be the next president of Taiwan? </text:a>
Ke Wenzhe became famous 9 years ago with the Sun Flower Movement led by young people in Taiwan. Nine years later, he seemed to be supported by the young Taiwanese voters in the next generation.</text:p>
      <text:p text:style-name="P4">
For example, after the well -known player in Taiwan's e -sports, "Asian Tongshen" stated that he wanted to support Ke Wenzhe, the local well -known game active game "Dingte" also broadcast publicly to support Ke Wenzhe a few days ago. He criticized, "How many times the blue and green have been changed, which time is not a political party tied the consortium?" He also said that "let the people who really have the ideal ideal, do not have to be limited by the consortium, dirty things."</text:p>
      <text:p text:style-name="P4">
The publication of Shan Houzhi, a senior political commentator in Taiwan, believes that in the era of fragmented social media, Ke Wenzhe's style is particularly easy to please middle voters and young ethnic groups. He said that Ke Wenzhe had long understood that young voters were his main support group. In just eight years in politics, Ke Wenzhe not only actively participated in lectures on colleges and universities, but also often had dialogue with high school students. During this time, he trained good skills to talk to young people.</text:p>
      <text:p text:style-name="P4">
For example, Ke Wenzhe served as the mayor of Taipei. In order to launch a new machine to test a body temperature in order to implement the epidemic prevention, it spent more than 10 million yuan for NT $. Shan Houzhi said, "He not only does not want to admit that there is a lack of governance, but also tries to provoke the opposition between generations and highlight that he will offend the elderly at the expense to maintain fairness."</text:p>
      <text:p text:style-name="P4">
Ye Yaoyuan, a professor at the International Research Lecture of St. Tatk University in the United States, analyzed that the young people's understanding or interest in politics was basically weak. However, he said that this is not only in Taiwan, but also a common phenomenon around the world. Therefore, the evaluation method of politicians is often based on "feeling". This is why Ke Wenzhe attracts Taiwanese young people and scientific and technological talents.Ye Yaoyuan <text:a xlink:type="simple" xlink:href="https://www.facebook.com/profyehinternationalaffairs/posts/pfbid02tgfWKLSoxhaBZ35vDXWu7ndtYynZk6k2t9JvfYA7uC3GFQJCX9UKzWhZN47xbCpUl" text:style-name="Internet_20_link" text:visited-style-name="Visited_20_Internet_20_Link">
Represents</text:a>
Young people believe that Ke Wenzhe broke the traditional political framework, but the essence of politics is "compromise and distribution."</text:p>
      <text:p text:style-name="P4">
In addition, Brianhiou, a guest researcher at the Taiwan University of Nottingham, explained to BBC that populism is Ke Wenzhe's political style. Police polical satisfaction is at the bottom of the year, but it still enjoys high popularity.</text:p>
      <text:p text:style-name="P4">
Image source, reuters</text:p>
      <text:p text:style-name="P4">
Image adding text,</text:p>
      <text:p text:style-name="P4">
The third forces led by Ke Wenzhe, the People's Party, uses the slogan "Breaking the Blue and Green Monopoly" and "Breaking the ideology" as the slogan, hoping to attract the support of middle voters and young voters (the picture shows Ke Wenzhe's information).</text:p>
      <text:p text:style-name="P4">
For example, in the past few days, Ke Wenzhe criticized the Democratic Progressive Party with "letting a dog bite". He also used "dogs" to blame the party workers. When he visited Japan in May this year, he responded to the critical criticism of Bonnieglasser, a key think tank scholar across the United States across the sea across the sea. ? "</text:p>
      <text:p text:style-name="P4">
After returning to Taipei from Tokyo, he shouted to the US -Taiwan Association (AIT) chairman Laurarosenberger, "She wants to see me, ask her to move to Kaohsiung." "It states," Emphasis of male and young women is the instinct of creature. When a profession is rising, it means that the industry is not falling. "</text:p>
      <text:p text:style-name="P4">
Analysis of Ke Wenzhe's phenomenon, Nanle told BBC that in addition to young ethnic groups as the main supporters of Ke Wenzhe, there is actually a "anti -anti -voting" that is dissatisfied with the Blue and Green Party (which means voting that is unhappy or hateful). But Nanle believes, "But the variables of the election are still very large now. Each candidate began to fall down or climb up. It depends on how the election strategy is wrong." Love brings challenges.</text:p>
      <text:h text:style-name="P12" text:outline-level="3">
<text:span text:style-name="T4">
Return to the service trade agreement to recruit the "Sun Flower Generation" rebound</text:span>
</text:h>
      <text:p text:style-name="P4">
Ke Wenzhe said last week that if he was elected, he would consider restarting the service trade agreement that caused a political storm in Taiwan's society nine years ago, and his move accidentally encountered a political crisis. Some comments believe that young people in Taiwan in their 30s, that is, the young generation of the Sun Flower Movement, began to rebound on Ke Wenzhe's re -service trade proposition.</text:p>
      <text:p text:style-name="P4">
The so -called "service trade agreement" refers to the follow -up agreement of the "Cross -Strait Economic Cooperation Architecture Agreement" signed by Taipei and Beijing in June 2010 (ECFA). At that time, many young people in Taiwan protested that the Kuomintang tried to forcibly pass the service trade agreement and believed that the service trade would bring a major negative impact on Taiwan society. Therefore, the Taiwan Legislative Yuan was occupied and shocked Taiwan society. "Huang Guochang and other emerging politicians entered politics.</text:p>
      <text:p text:style-name="P4">
Image adding text,</text:p>
      <text:p text:style-name="P4">
The rise of the Sunflower Movement also promoted Ke Wenzhe. Emerging politicians such as "Sun Flower War" and Huang Guochang entered politics.</text:p>
      <text:p text:style-name="P4">
Ke Wenzhe, who is now rushing to the presidential position, acknowledged in an interview with the Taiwan media on June 26 that if he was elected, he would first launch the "Regulations on the Supervision of the Cross -Strait Agreement", then conduct a "trade negotiation", and then handle the "service trade negotiation". Essence He said that if he was elected, he would definitely move in this direction. Huang Guochang, a former legislator of the Taiwan "Time Power" party, which interacts frequently with Ke Wenzhe, did not refute the "anti -black box, not anti -trade" for Ke Wenzhe. clear."</text:p>
      <text:p text:style-name="P4">
Ke Wenzhe pointed out that if mainland China is an important economic object to Taiwan, it is necessary to deal with this issue with a pragmatic attitude. He also said that the Blue and Green camps criticized him, which showed that he did something right in some aspects.</text:p>
      <text:p text:style-name="P4">
Image source, getty images</text:p>
      <text:p text:style-name="P4">
Image adding text,</text:p>
      <text:p text:style-name="P4">
When he was elected Mayor of Taipei in 2014, Ke Wenzhe was supported by the young ethnic group of the Sun Flower Movement. His recent remarks on restarting service trade negotiations may affect his support in this group.</text:p>
      <text:p text:style-name="P4">
Du Zhenhua, a retired professor at the National Fa Institute of Taiwan University, told the media that if the signing trade between the two sides of the strait is much better for Taiwan. Many controlling service industries can open each other, "you can earn high salary and high profit." He believes that the level of service industry in Taiwan is higher than the mainland, and there is no need to be afraid of opening up.</text:p>
      <text:p text:style-name="P4">
However, critics believe that in the moment when the US -China trade war has begun, Taiwan semiconductor industry is rising, Taiwanese businessmen return, and the disagreement between cross -strait relations, whether Taiwan society is preparing to accept the mainland service industry and telecommunications industry and publishing industry, including talents to enter Taiwan. Still a question mark.</text:p>
      <text:p text:style-name="P4">
There are also critics' commitments to "goods out, people coming in, and Taiwan's big fortune" proposed by service trade supporters. They have no confidence. Instead, "if the monthly salary of 9,000 (Taiwan dollars) comes to Taiwan, you really think you can be able to be you. Do you do a high salary? "</text:p>
      <text:h text:style-name="P12" text:outline-level="3">
<text:span text:style-name="T4">
Kuomintang's blood loss</text:span>
</text:h>
      <text:p text:style-name="P4">
Regardless of the position, many data show that Ke Wenzhe's polls overtaking Hou Youyi are a trend. But for half a year before the election vote, various issues will affect the support rate of candidates.</text:p>
      <text:p text:style-name="P4">
Image source, EPA</text:p>
      <text:p text:style-name="P4">
Image adding text,</text:p>
      <text:p text:style-name="P4">
Ke Wenzhe's people's party is considered a "light blue" party, but he also seems to have attracted the traditionally not the Kuomintang's voters.</text:p>
      <text:p text:style-name="P4">
Analyzing the latest two -month polls of major institutions and media in Taiwan, and a scholar Kagawa Hoshi, a scholar of the Japanese University of Foreign Languages, who had accurately predicted the results of the chief elections last year, pointed out that Taiwan's politics and media will be affected by the polls. It is inevitable, but the support intention of voters has not really stabilized, and it is normal for poll data to fluctuate.</text:p>
      <text:p text:style-name="P4">
Professor Ogasawara, who studied Taiwan for decades, said that the current characteristics of three parties candidates are: Lai Qingde is stable, Ke Wenzhe rises, and Hou Youyi fights hard. However, he analyzed that in the early June polls, the interviewees targeting who selected, and the proportion of "no opinion / decision" began to decrease, that is, the climbing of voters' "expressive rates" is particularly worthy of attention.Qiu Qixin told the BBC Chinese that the Taiwan presidential election shows a pattern of different local elections. For example, Hou Youyi has performed well in local politics and is very popular, but his performance on the stage of the presidential election is not good. In contrast, although Ke Wenzhe may be regarded as a poor grade to govern Taipei, "but Ke's political image may attract voters in the presidential election, because they want to choose a candidate with a strong and distinctive personality- Hou has no such personality, but Ke has it. "</text:p>
      <text:p text:style-name="P4">
Qiu Qixin explained that Hou Youyi did not have a strong political style as Ke Wenzhe's civilian style, so it was more difficult to attract hesitant middle voters. In addition, even if Ke Wenzhe's people's party is considered a "light blue" party, he seems to have attracted not traditionally a voter who is not a Kuomintang supporter. This also explains why Hou Youyi lost blood from the other side.</text:p>
      <text:p text:style-name="P4">
<text:a xlink:type="simple" xlink:href="https://www.bbc.com/ws/av-embeds/cps/zhongwen/simp/chinese-news-66039161/p0djnmp4/zh-hans" text:style-name="Internet_20_link" text:visited-style-name="Visited_20_Internet_20_Link">
Video-1-Link:/WS/AV-EMBEDS/CPS/ZHONGWEN/SIMP/Chinese-News-66039161/P0DJNMP4/ZH-HansS</text:a>
<text:span text:style-name="T4">
 Your equipment does not support playing multimedia materials </text:span>
 video plus injection text,</text:p>
      <text:p text:style-name="P4">
What do Taiwanese voters think of cross -strait issues?</text:p>
      <text:p text:style-name="P4">
News Source: <text:a xlink:type="simple" xlink:href="https://www.bbc.com/zhongwen/simp/chinese-news-66039161" text:style-name="Internet_20_link" text:visited-style-name="Visited_20_Internet_20_Link">
https://www.bbc.com/zhongwen/simp/chinese-news-66039161</text:a>
</text:p>
      <!--NEWS-->
      <text:h text:style-name="P10" text:outline-level="1">
<text:span text:style-name="T4">
Chinese ambassador Fu Cong said "not opposed" Ukraine's recovery of Crimea caused heated discussion</text:span>
</text:h>
      <text:p text:style-name="P4">
Author: https://www.facebook.com/bbcworldservice/</text:p>
      <text:p text:style-name="P4">
Publisher: BBC News 中文</text:p>
      <text:p text:style-name="P4">
Published Time: 2023-06-29T06:29:12.000Z</text:p>
      <text:p text:style-name="P4">
Modified Time: 2023-06-29T06:29:12.000Z</text:p>
      <text:p text:style-name="P4">
Description: It is reported that the Chinese ambassador to the European Union Fu Cong said that Beijing "does not oppose" Ukraine to recover all the territorial targets determined in 1991. After the Crimean Peninsula, which was annexed in 2014, the Chinese Ministry of Foreign Affairs said that Beijing said that Beijing said that Beijing said that Beijing said that Beijing said that Beijing said that Beijing said that Beijing said that Beijing said that Beijing said that Beijing said that Beijing said that Beijing said that Beijing said that Beijing said that Beijing said that Beijing said that Beijing said that Beijing said that Beijing said that Beijing said that Beijing said that Beijing said that Beijing said that Beijing said that Beijing said that Beijing said that Beijing said that Beijing said that Beijing said that Beijing said It is hoped that the Crimean problem can be solved through "political channels".</text:p>
      <text:p text:style-name="P4">
Images: ["<text:a xlink:type="simple" xlink:href="https://ichef.bbci.co.uk/news/640/cpsprodpb/11213/production/_130236107_gettyimages-1158264110.jpg" text:style-name="Internet_20_link" text:visited-style-name="Visited_20_Internet_20_Link">
_130236107_ge...</text:a>
", "<text:a xlink:type="simple" xlink:href="https://ichef.bbci.co.uk/news/640/cpsprodpb/C51D/production/_130116405_13ebd63771ee17dcb82996e2ca8d6ae7322bb1b70_0_5189_31971000x616.jpg" text:style-name="Internet_20_link" text:visited-style-name="Visited_20_Internet_20_Link">
_130116405_13...</text:a>
", "<text:a xlink:type="simple" xlink:href="https://ichef.bbci.co.uk/news/640/cpsprodpb/5531/production/_129490812_mediaitem129483733.jpg" text:style-name="Internet_20_link" text:visited-style-name="Visited_20_Internet_20_Link">
_129490812_me...</text:a>
"]</text:p>
      <text:p text:style-name="P4">
Videos: []</text:p>
      <text:p text:style-name="P4">
Tags: ['乌克兰局势升温', '俄国', '中國', '乌克兰']</text:p>
      <text:p text:style-name="P4">
Type: Article</text:p>
      <!--METADATA-->
      <text:h text:style-name="P12" text:outline-level="3">
<text:span text:style-name="T4">
Chinese Ambassador Fu Cong said "not opposed" Ukraine recovered Crimea and caused heated discussions</text:span>
</text:h>
      <text:p text:style-name="P4">
June 29, 2023<draw:frame draw:style-name="fr1" draw:name="Image11" text:anchor-type="as-char" svg:width="6.9236in" svg:height="3.894525in" draw:z-index="0">
<draw:image xlink:href="../Images/BBC Chinese/2023-06-29T06-29-12.000Z/_130236107_gettyimages-1158264110.jpg" xlink:type="simple" xlink:show="embed" xlink:actuate="onLoad" draw:mime-type="image/jpeg"/>
</draw:frame>
Image source, getty images</text:p>
      <text:p text:style-name="P4">
Image adding text,</text:p>
      <text:p text:style-name="P4">
Peninsula TV reported on Tuesday (June 27) that when Fu Cong, the head of the Chinese envoy of the Chinese EU, was asked by reporters whether to support the Kiev authorities, including recovering the area occupied by Russia, Fu Cong said, "I don't think What's wrong? "</text:p>
      <text:p text:style-name="P4">
<text:span text:style-name="T4">
 It is reported that the Chinese ambassador to the European Union Fu Cong said that Beijing "does not oppose" Ukraine's goal of recovering all territories determined in 1991. After the Crimea Peninsula, which was annestyed in 2014, the Chinese Ministry of Foreign Affairs said Beijing hopes that the Crimean problem can be solved through "political channels". </text:span>
</text:p>
      <text:p text:style-name="P4">
Peninsula TV reported on Tuesday (June 27) that when Fu Cong, the head of the Chinese envoy of the Chinese EU, was asked by reporters whether to support the Kiev authorities, including recovering the area occupied by Russia, Fu Cong said, "I don't think What's wrong? "</text:p>
      <text:p text:style-name="P4">
Fu Cong said: "We respect the territorial integrity of all countries. Therefore, when China and the former Soviet Union built diplomatic relations, we also advocated it."</text:p>
      <text:p text:style-name="P4">
"But as I said, these are historical issues that must be resolved by Russia and Ukraine through negotiations, which is our position." He added.</text:p>
      <text:p text:style-name="P4">
This statement has attracted attention, and senior Chinese officials generally do not make clear comments on Russia's annexation of Ukrainian territory.</text:p>
      <text:p text:style-name="P4">
Chinese Foreign Ministry spokesman Mao Ning told reporters on Wednesday (June 28): "I don't understand the specific statement of Ambassador Fu Cong."</text:p>
      <text:p text:style-name="P4">
However, she said that in the Ukrainian crisis, "the Chinese position is consistent and very clear, and we hope that the Crimean problem can be solved through political channels."</text:p>
      <text:p text:style-name="P4">
In 1991, the Soviet Union disintegrated, and Ukraine held an independent referendum and announced its independence. The territorial scope of Ukraine at the time included the Crimean Peninsula, but Russia was annexed in 2014. Moscow also supported Donetsk and Lugusk in eastern Ukraine to establish the "Republic".</text:p>
      <text:p text:style-name="P4">
Since the outbreak of the Ukrainian war, China has not condemned Russia's invasion.</text:p>
      <text:p text:style-name="P4">
<draw:frame draw:style-name="fr1" draw:name="Image12" text:anchor-type="as-char" svg:width="6.9236in" svg:height="3.894525in" draw:z-index="0">
<draw:image xlink:href="../Images/BBC Chinese/2023-06-29T06-29-12.000Z/_130116405_13ebd63771ee17dcb82996e2ca8d6ae7322bb1b70_0_5189_31971000x616.jpg" xlink:type="simple" xlink:show="embed" xlink:actuate="onLoad" draw:mime-type="image/jpeg"/>
</draw:frame>
Image source, reuters</text:p>
      <text:p text:style-name="P4">
Image adding text,</text:p>
      <text:p text:style-name="P4">
Russian President Putin</text:p>
      <text:p text:style-name="P4">
In October last year, the United Nations General Assembly passed the resolution of the number of votes in favor of the 143 countries, the opposition of the five countries, and the abstain from the 35 countries, condemning Russia to hold its so -called referendum within the international recognized Ukraine border, trying to illegally annex some Ukrainian territory, and China voted for abstaining votes.</text:p>
      <text:p text:style-name="P4">
According to reports, Fu Cong delivered the above remarks after the 2023 EU China Chamber of Commerce Summit in the 2023 EU China Chamber of Commerce on June 16.</text:p>
      <text:p text:style-name="P4">
On Weibo, Fu Cong's statement caused discussion among netizens. Some netizens commented: "Is the wind direction going?"</text:p>
      <text:p text:style-name="P4">
Some Weibo netizens said: "For a year, Putin has no progress on the battlefield, and it should have been cut long ago."</text:p>
      <text:p text:style-name="P4">
Zhuang Jiaying, an associate professor at the Department of Political Science of the National University of Singapore, told BBC that this may be different views expressed by different Chinese officials, but in view of the uncertainty of the situation in Russia, this may also be a "test balloon".</text:p>
      <text:p text:style-name="P4">
"This remark from a ambassador -level person means that it will get attention, but it is still a low -level position for Beijing, and it can seem to be reasonably pushed." He said.</text:p>
      <text:p text:style-name="P4">
This is not the first time that Fu Cong has made a statement on Russia's invasion of Ukraine. Fu Cong said in an exclusive interview with the New York Times in April this year that China did not recognize Russia's annexation of Ukrainian territory, including the annexation of Crimea and Donbas.</text:p>
      <text:p text:style-name="P4">
He said that China did not stand on Russia in the war. The reason why did not condemn Russia's invasion because China could understand Russia's claim on defense of NATO invasion.</text:p>
      <text:p text:style-name="P4">
Fu Cong also diluted Russia and China announced the "unlimited" diplomatic relations, saying that "'unlimited limit' is just a rhetoric."</text:p>
      <text:p text:style-name="P4">
<draw:frame draw:style-name="fr1" draw:name="Image13" text:anchor-type="as-char" svg:width="6.9236in" svg:height="3.894525in" draw:z-index="0">
<draw:image xlink:href="../Images/BBC Chinese/2023-06-29T06-29-12.000Z/_129490812_mediaitem129483733.jpg" xlink:type="simple" xlink:show="embed" xlink:actuate="onLoad" draw:mime-type="image/jpeg"/>
</draw:frame>
Image source, chinese emBassy in Paris</text:p>
      <text:p text:style-name="P4">
Image adding text,</text:p>
      <text:p text:style-name="P4">
The Chinese ambassador to France, Lu Shayan, often made controversial remarks. Earlier, it was said that Meng Wanzhou was arrested because of "white superiority" and abusing the famous French scholars as "little hooligan". "wait.</text:p>
      <text:p text:style-name="P4">
This is compared with the remarks of his peer and Chinese ambassador to France, Lu Shaye. In April of this year, Lusha was asked in a TV show whether Crimea belonged to Ukraine. Lushae claimed that this depends on how to look at the question and mentioned that Crimea belonged to Russia at the beginning, and later Nikitakhrushchev, the first secretary of the Soviet Communist Party, gave Ukraine.</text:p>
      <text:p text:style-name="P4">
The host reminded that according to international law, Crimea belongs to Ukraine. Lu Shaye said, "From the perspective of international law, it can even be said that those former Soviet countries have no effective international law status because there is no international agreement to determine their status as a sovereign state."</text:p>
      <text:p text:style-name="P4">
The Chinese Embassy in France later issued a statement saying that Lushaye's remarks were "not a policy declaration, but an expression of personal views in TV debate", "should not be over -interpreted", and the full text of the interview issued earlier issued by the shelves. The Ministry of Foreign Affairs of China also "extinguished the fire": China's position is "unchanged."</text:p>
      <text:p text:style-name="P4">
Zhuang Jiaying said that even if different Chinese diplomats have some "deviating routes", Beijing usually emphasizes that their positions are "not changed" in their official speeches.</text:p>
      <text:p text:style-name="P4">
"(This) can leave their positions to be controlled and coherent, or the impression of the incident is expected, even if the incident or behavior is different from the past model," he said.</text:p>
      <text:p text:style-name="P4">
News Source: <text:a xlink:type="simple" xlink:href="https://www.bbc.com/zhongwen/simp/chinese-news-66051070" text:style-name="Internet_20_link" text:visited-style-name="Visited_20_Internet_20_Link">
https://www.bbc.com/zhongwen/simp/chinese-news-66051070</text:a>
</text:p>
      <!--NEWS-->
      <text:h text:style-name="P10" text:outline-level="1">
<text:span text:style-name="T4">
Hong Kong Hyundai Tall Building has become a "place for the past"</text:span>
</text:h>
      <text:p text:style-name="P4">
Author: https://www.facebook.com/bbcworldservice/</text:p>
      <text:p text:style-name="P4">
Publisher: BBC News 中文</text:p>
      <text:p text:style-name="P4">
Published Time: 2023-06-29T06:46:02.000Z</text:p>
      <text:p text:style-name="P4">
Modified Time: 2023-06-29T06:46:02.000Z</text:p>
      <text:p text:style-name="P4">
Description: In May, a multi -layered private ashes were placed in Hong Kong. This is part of the response measures taken by the Hong Kong government to alleviate the shortage of ashes.</text:p>
      <text:p text:style-name="P4">
Images: []</text:p>
      <text:p text:style-name="P4">
Videos: ["<text:a xlink:type="simple" xlink:href="https://www.bbc.com/ws/av-embeds/cps/zhongwen/simp/chinese-news-66050214/p0fxx04t/zh-hans" text:style-name="Internet_20_link" text:visited-style-name="Visited_20_Internet_20_Link">
zh-hans</text:a>
"]</text:p>
      <text:p text:style-name="P4">
Tags: ['香港']</text:p>
      <text:p text:style-name="P4">
Type: Article</text:p>
      <!--METADATA-->
      <text:h text:style-name="P12" text:outline-level="3">
<text:span text:style-name="T4">
Hong Kong Hyundai Tall Building has become a "place where the life is in peace"</text:span>
</text:h>
      <text:p text:style-name="P4">
[Video-1-Link:/WS/AV-EMBEDS/CPS/ZHONGWEN/SIMP/Chinese-News-66050214/P0FXX04T/ZH-HansS]](https://www.bbc.com/ws/av-embeds/cps/zhongwen/simp/chinese-news-66050214/p0fxx04t/zh-hans)<text:span text:style-name="T4">
 Your equipment does not support playing multimedia materials </text:span>
<text:span text:style-name="T4">
 Hong Kong Modern high -rise buildings became "where the life is restless" </text:span>
 June 29, 2023</text:p>
      <text:p text:style-name="P4">
Hong Kong is one of the most densely populated regions in the world. In this city with more than 7.3 million people, it is difficult for many people to have a house that belongs to their own, and many families who lose their loved ones often need to wait for several years to find a place for their loved ones.</text:p>
      <text:p text:style-name="P4">
In May of this year, a multi -layer private ashes were open. This 12 -storey high -level modern building looks like a hotel, and plans to provide 23,000 ashes. This is part of the response measures taken by the Hong Kong government to alleviate the shortage of ashes.</text:p>
      <text:p text:style-name="P4">
News Source: <text:a xlink:type="simple" xlink:href="https://www.bbc.com/zhongwen/simp/chinese-news-66050214" text:style-name="Internet_20_link" text:visited-style-name="Visited_20_Internet_20_Link">
https://www.bbc.com/zhongwen/simp/chinese-news-66050214</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6-29T07:30:18</text:p>
      <text:p text:style-name="P4">
Modified Time: 2023-06-29T16:21:32</text:p>
      <text:p text:style-name="P4">
Description: According to Ukrainian senior military officials, the Ukrainian army is "firmly advancing" along the front line around the Barkmut's long -term conflict.</text:p>
      <text:p text:style-name="P4">
Images: ["<text:a xlink:type="simple" xlink:href="https://chinese.aljazeera.net/wp-content/uploads/2023/06/2023-06-28T163757Z_1543268_RC2VP1AIX3HF_RTRMADP_3_UKRAINE-CRISIS-RUSSIA-PRIGOZHIN-CONVICTS-1688048720-1688051044.jpg" text:style-name="Internet_20_link" text:visited-style-name="Visited_20_Internet_20_Link">
2023-06-28T16...</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15" text:anchor-type="as-char" svg:width="6.9236in" svg:height="4.612793in" draw:z-index="0">
<draw:image xlink:href="../Images/Aljazeera Chinese/2023-06-29T07-30-18/2023-06-28T163757Z_1543268_RC2VP1AIX3HF_RTRMADP_3_UKRAINE-CRISIS-RUSSIA-PRIGOZHIN-CONVICTS-1688048720-1688051044.jpg" xlink:type="simple" xlink:show="embed" xlink:actuate="onLoad" draw:mime-type="image/jpeg"/>
</draw:frame>
The soldiers of the Vagina Private Mercenary Corps were withdrawn from the headquarters of the Southern Military Region and returned to the base in Rostov, located on the Russon River(Reuters)* A senior member said that the leader of the Wagner Group, Yefgen Niigo, has been told that after he refuses to sign the Russian military contract, his troops will no longer fight in Ukraine. * The Klimlin declined to answer questions about Russian general Surovolk. It is reported that the Russian general was detained after the rebellion of the Wagner Group last weekend.</text:p>
      <text:p text:style-name="P4">
read more</text:p>
      <text:p text:style-name="P4">
News Source: <text:a xlink:type="simple" xlink:href="https://chinese.aljazeera.net/news/war-in-ukraine/liveblog/2023/6/29/%e4%bf%84%e7%bd%97%e6%96%af%e5%af%b9%e4%b9%8c%e5%85%8b%e5%85%b0%e6%88%98%e4%ba%89%e7%9a%84%e4%bb%8a%e6%97%a5%e5%8f%91%e5%b1%95-371" text:style-name="Internet_20_link" text:visited-style-name="Visited_20_Internet_20_Link">
https://chinese.aljazeera.net/news/war-in-ukraine/liveblog/2023/6/29/%e4%bf%84%e7%bd%97%e6%96%af%e5%af%b9%e4%b9%8c%e5%85%8b%e5%85%b0%e6%88%98%e4%ba%89%e7%9a%84%e4%bb%8a%e6%97%a5%e5%8f%91%e5%b1%95-371</text:a>
</text:p>
      <!--NEWS-->
      <text:h text:style-name="P10" text:outline-level="1">
<text:span text:style-name="T4">
Anti -filed Western sanctions China to push the "Foreign Relations Law"</text:span>
</text:h>
      <text:p text:style-name="P4">
Author: None (Language: zh)</text:p>
      <text:p text:style-name="P4">
Publisher: None</text:p>
      <text:p text:style-name="P4">
Time: 2023-06-29T07:57:00Z</text:p>
      <text:p text:style-name="P4">
Description: China passed a new diplomatic relations on the 28th, stipulating that China has the right to counter foreign sanctions and interference behaviors. Wang Yi, the director of the Foreign Affairs Office of the Central Committee of the Communist Party of China, said that he must constantly improve the legal "toolbox" of the struggle, and this law provides a guarantee for the rule of law for the "diplomacy of great country with Chinese characteristics"; Essence</text:p>
      <text:p text:style-name="P4">
Videos: []</text:p>
      <text:p text:style-name="P4">
Images: []</text:p>
      <text:p text:style-name="P4">
Subject: 时政风云</text:p>
      <text:p text:style-name="P4">
Subjects: ['南希·佩洛西', '薄熙来', '专题报道：习近平访美', '中国共产党', '专题报道：全景观看“习马会”', '中国反腐风暴', '20国集团', '毛泽东', '中国宪法修正案取消国家主席任期限制', '周永康']</text:p>
      <text:p text:style-name="P4">
Keywords: ['中美关系', '制裁', '王毅', '习近平', '习近平思想', '中国外交', '美国制裁']</text:p>
      <text:p text:style-name="P4">
Id: 66064520</text:p>
      <!--METADATA-->
      <text:p text:style-name="P4">
<text:a xlink:type="simple" xlink:href="https://www.dw.com/zh/overlay/image/article/66064520/57774976" text:style-name="Internet_20_link" text:visited-style-name="Visited_20_Internet_20_Link">
 </text:a>
China has launched a new law norm to counter -trusted actions on foreign sanctions. Experts are concerned that the situation of foreign corporate situations may be more difficult. The picture shows Beijing Tiananmen Square. (Data photo)</text:p>
      <text:p text:style-name="P4">
(Voice of Germany Chinese Network) The Standing Committee of the Chinese People's Congress passed the "Law on Foreign Relations of the People's Republic of China" on Wednesday (June 28), stipulating that foreign countries have harm to Chinese sovereignty, security, development benefits, and violations of international law. Agreement to counterfeit](https://www.dw.com/zh/zh/德国智库新研究中国正学习使用制裁工具/a-65861451)And restricted measures. Observers point out that this may exacerbate <text:a xlink:type="simple" xlink:href="https://www.dw.com/zh/zh/中国驻美大使谢锋谈美中关系心诚则灵/a-65858943" text:style-name="Internet_20_link" text:visited-style-name="Visited_20_Internet_20_Link">
Cold War confrontation between China and the United States</text:a>
The operation of foreign companies in China may be more difficult.</text:p>
      <text:p text:style-name="P4">
The Foreign Relations Law will be implemented from July 1. The Chinese official media "Global Times" quoted Huang Huikang, a member of the United Nations International Law Commissioner and a Chinese legal scholar, stated that this law stipulates the purpose, conditions, and policy orientation of Chinese law in foreign relations. The principle of adopting countermeasures and restrictions is a milestone in China's foreign relations legislation.</text:p>
      <text:p text:style-name="P4">
"Nanhua Morning Post" reported that the "Foreign Relations Law" of Bao Shanbaohai pays special attention to national security and fights the so -called "American long -arm jurisdiction". Stimulating behavior.</text:p>
      <text:p text:style-name="P4">
George Magnus, a researcher at the University of Oxford, told the South China Morning Post that the outside world may regard this method as part of China's aggressive diplomacy, thereby expanding <text:a xlink:type="simple" xlink:href="https://www.dw.com/zh/zh/西方制裁失效中国监控技术版图持续扩张/a-65245519" text:style-name="Internet_20_link" text:visited-style-name="Visited_20_Internet_20_Link">
Trust deficit between Beijing and Western countries</text:a>
; Henrygao, a law professor at Singapore Management University, also said that the Communist Party has further concentrated power in the name of national security and this law, which further increases "the uncertainty of the Chinese business environment, because the Chinese Communist Party may take action based , Rather than consider it in accordance with the law. "</text:p>
      <text:p text:style-name="P4">
Experts point out that the "Foreign Relations Law" may exacerbate the Cold War confrontation (schematic).</text:p>
      <text:h text:style-name="P12" text:outline-level="3">
<text:span text:style-name="T4">
Foreign -related policy strengthened and implemented "Xi Thought"</text:span>
</text:h>
      <text:p text:style-name="P4">
Wang Yi, director of the CPC Central Committee of the Central Committee of the Communist Party of China, said on the 29th signature article in the People's Daily that the formulation of the "Foreign Relations Law" is a key measure to improve China's foreign rule -related system, and provides "strong legal guarantees for diplomacy with large Chinese characteristics." Wang Yi emphasized that during the current period of strategic opportunities and risk challenges in China, it is necessary to "continuously enrich and improve the legal" toolbox "of struggle.</text:p>
      <text:p text:style-name="P4">
The Global Times also pointed out that the law can "prevent, warn and deterrent the Western hegemony," and quoted experts saying that this law provides a rule of law weapon against unilateral dominance and abuse of "long -arm jurisdiction".</text:p>
      <text:p text:style-name="P4">
Gao Shuchao told the South China Morning Post that compared(https://www.dw.com/zh/zh/中国出台反制裁法-在华外企考虑双循环/a-57980466)The "Foreign Relations Law" is more extensive and comprehensive; the "Anti -Foreign Sanctions Law" only pays attention to the legal retaliation measures for foreign sanctions such as refusing visas and frozen personal assets. One of the tools of foreign interference and long -arms jurisdiction.</text:p>
      <text:p text:style-name="P4">
Wang Jiangyu, a professor at the School of Law of the City University of Hong Kong, said that the "Foreign Relations Law" will act as the "protective umbrella law", from various aspects of standardization, summarizing China's foreign policy and behavior, and providing legal tools for "responding to external challenges".</text:p>
      <text:p text:style-name="P4">
Bloomberg pointed out that in fact, China has already had a record of retaliatory sanctions, such as <text:a xlink:type="simple" xlink:href="https://www.dw.com/zh/zh/中国制裁参与对台军售的美国两大军火商/a-64724514" text:style-name="Internet_20_link" text:visited-style-name="Visited_20_Internet_20_Link">
US companies selling weapons selling weapons in Taiwan</text:a>
Essence The establishment of the new law provides additional legal support for such measures and reflects Xi Jinping's personal control of Chinese foreign policy.</text:p>
      <text:p text:style-name="P4">
Suisheng Zhao, a professor at the School of International Research, Denver University, believes that the new law does not seem to provide new anti -sanctions tools for Beijing, which only repeatedly repeated the Anti -Foreign Sanctions Law.</text:p>
      <text:p text:style-name="P4">
Zhao Suisheng analyzed that the "Global Security Initiative" and "Global Civilization Initiative" such as the "Foreign Relations Law" and other iconic policies made this document "more like Xi Jinping's foreign policy declaration and illegal laws." He commented: "This is through legal procedures to personalize Chinese foreign policy."</text:p>
      <text:p text:style-name="P4">
The picture shows the image of Chinese President Xi Jinping on the street on the streets of Beijing on March 13th.</text:p>
      <text:h text:style-name="P12" text:outline-level="3">
<text:span text:style-name="T4">
Weibo public opinion response variety</text:span>
</text:h>
      <text:p text:style-name="P4">
Hu Xi, who was the editor -in -chief of the Global Times, made on Weibo. "Hands are used to hold the hands of others and embrace others, but when you encounter a challenge, you must quickly hold your hand into a fist." "China has a free legal hand" and said that this law "will definitely increase the price of the United States and allies infringe on China."</text:p>
      <text:p text:style-name="P4">
Many Weibo netizens agreed with Hu Xijin's view that "this is also a weapon for China to deal with the future struggle situation." And introduced this method "to make people have the law to rely on, and compare with the US emperor."</text:p>
      <text:p text:style-name="P4">
However, some netizens have expressed different views. Some messages said that the more fierce anti -the United States, the more fierce the United States, "explains that domestic contradictions are getting deeper and deeper", and "the country should face up to domestic contradictions and solve it down -to -earth." Another message stated that no matter what law was promulgated, "in the end, it still depends on the old method of reform." China needs to "loosen and smash the 桎梏 and release the vitality of innovation and entrepreneurship."(https://www.dw.com/zh/zh/中国会被美国的芯片制裁卡脖子吗/a-65925528)"Dilemma and truly compete in the United States.</text:p>
      <text:p text:style-name="P4">
(Comprehensive report)</text:p>
      <text:p text:style-name="P4">
News Source: <text:a xlink:type="simple" xlink:href="https://www.dw.com/zh/反制西方制裁-中國推《對外關係法》/a-66064520" text:style-name="Internet_20_link" text:visited-style-name="Visited_20_Internet_20_Link">
https://www.dw.com/zh/反制西方制裁-中國推《對外關係法》/a-66064520?maca=chi-rss-chi-all-1127-rdf</text:a>
</text:p>
      <!--NEWS-->
      <text:h text:style-name="P10" text:outline-level="1">
<text:span text:style-name="T4">
Police shot shooting juvenile incident caused large -scale violent protests in France</text:span>
</text:h>
      <text:p text:style-name="P4">
Author: None (Language: zh)</text:p>
      <text:p text:style-name="P4">
Publisher: None</text:p>
      <text:p text:style-name="P4">
Time: 2023-06-29T10:23:00Z</text:p>
      <text:p text:style-name="P4">
Description: A 17 -year -old northern African teenager was shot shot in the suburbs of Paris, causing large -scale protests and riots. French President Macron said that the shooting of the juvenile incident was "unforgettable and unforgivable", and also said that violent protests were "not legitimacy."</text:p>
      <text:p text:style-name="P4">
Videos: []</text:p>
      <text:p text:style-name="P4">
Images: []</text:p>
      <text:p text:style-name="P4">
Subject: 新闻广角</text:p>
      <text:p text:style-name="P4">
Subjects: ['巴黎']</text:p>
      <text:p text:style-name="P4">
Keywords: ['巴黎', '警察', '骚乱', '抗议', '少数族裔', '贫困郊区', '枪杀', '少年']</text:p>
      <text:p text:style-name="P4">
Id: 66067433</text:p>
      <!--METADATA-->
      <text:p text:style-name="P4">
<text:a xlink:type="simple" xlink:href="https://www.dw.com/zh/overlay/image/article/66067433/66067120" text:style-name="Internet_20_link" text:visited-style-name="Visited_20_Internet_20_Link">
 </text:a>
The picture shows the riots in Tuliz, southwest of France on June 28</text:p>
      <text:p text:style-name="P4">
(Voice of Germany) in France for three consecutive nights of riots. The authorities deployed a large number of security forces to calmly protests caused by a policeman to kill a northern African -American teenager.</text:p>
      <text:p text:style-name="P4">
French President Macron held an emergency ministerial meeting on Thursday (June 29), saying that violent protests were "not justified."</text:p>
      <text:p text:style-name="P4">
Macron said at the meeting: "In the past few hours, it has occurred not only for the police station, but also for the school and the city hall ... and the violent incidents of government agencies and the Republic."</text:p>
      <text:p text:style-name="P4">
The French Ministry of the Interior said on Thursday that 2,000 policemen had dispatched in Paris, and dozens of people were injured in the conflict. The Minister of the Interior, Geralddarmanin, said on Twitter: "This night, the violent behavior against the Republic is unbearable. Shame, he said that 150 people have been arrested.</text:p>
      <text:p text:style-name="P4">
Darmaning also told reporters on Thursday that 40,000 policemen will be mobilized throughout France and deployed around France on Thursday evening, including 5,000 policemen in Paris.</text:p>
      <text:h text:style-name="P12" text:outline-level="3">
<text:span text:style-name="T4">
anger and riots</text:span>
</text:h>
      <text:p text:style-name="P4">
On Tuesday morning, the 17 -year -old teenager was shot close at the chest by the police in Nantaile in the suburbs of Paris. On Tuesday evening, the death of the teenager caused a conflict and arson attack on many suburbs in Paris, causing 31 people to be arrested and 24 police injuries.</text:p>
      <text:p text:style-name="P4">
On Wednesday, violent protests continued in Nantel and other parts of the western Paris and the Eastern Cities.</text:p>
      <text:p text:style-name="P4">
Police spokesman said that the police clashed with the protesters in the northern city of Riler and the southwest, and riots also occurred in the Eshen region in Ayan, Dirong and southern Paris.</text:p>
      <text:p text:style-name="P4">
Some protesters set fire to burning cars and set off fireworks</text:p>
      <text:p text:style-name="P4">
In the Esong area, a bus was arson after the passenger was evacuated. Some protesters also set fire to burn other cars and release fireworks.</text:p>
      <text:p text:style-name="P4">
In Tulz, some cars were ignited and the police and firefighters who went to the rescue were attacked.</text:p>
      <text:p text:style-name="P4">
According to the police, about 16 people in the country were arrested on the day.</text:p>
      <text:h text:style-name="P12" text:outline-level="3">
<text:span text:style-name="T4">
Macron said that the shooting juvenile incident "cannot be explained and unforgivable"</text:span>
</text:h>
      <text:p text:style-name="P4">
Police initially reported that a police officer fired at the teenager because the teenager drove to him.</text:p>
      <text:p text:style-name="P4">
However, a video confirmed by Reuters and Agence France -Presse, which was circulated on social media, showed that the two policemen stood beside the quiet car, and one of the police pointed at the driver with weapons.</text:p>
      <text:p text:style-name="P4">
You can hear the sound of a threatening driver, and then the police seem to drive a gun when the car suddenly drives away.</text:p>
      <text:p text:style-name="P4">
Macron: Shooting the boy "cannot explain and unforgivable"</text:p>
      <text:p text:style-name="P4">
French President Emarkron was visiting Marseille in the southern city at the time. He said that the teenager's killing was "unforgivable and unforgivable", and emphasized that there was no reason to properly correct the death of the young man.</text:p>
      <text:p text:style-name="P4">
French Prime Minister Boy acknowledged that the police's actions were "obviously not in line with the police's code of conduct."</text:p>
      <text:h text:style-name="P12" text:outline-level="3">
<text:span text:style-name="T4">
Discussion on police behavior and minority ethnic groups</text:span>
</text:h>
      <text:p text:style-name="P4">
The incident re -triggered the dispute between the police behavior and how they treat people (especially ethnic minorities) in the suburbs of low -income suburbs](https://www.dw.com/zh/zh/殴打黑人法国警察暴力问题连连被曝光/a-55753022)It also reminds people to pay attention to <text:a xlink:type="simple" xlink:href="https://www.dw.com/zh/zh/营救家暴受害女-法国3名警察遭到枪杀/a-56043122" text:style-name="Internet_20_link" text:visited-style-name="Visited_20_Internet_20_Link">
France's increasingly growing violent crime. </text:a>
The 17 -year -old Northern African -American teenager named Nael M was a shot -off. He was a delivery driver. His mother called for a mourning parade on Tiktok.</text:p>
      <text:p text:style-name="P4">
Well-known people, including football player Kylian Mbappe and actor Omar Sy, expressed their sadness and anger for the incident and called for justice.</text:p>
      <text:p text:style-name="P4">
The 38 -year -old policeman who shot a young man has been detained and is currently being investigated for intentional homicide.</text:p>
      <text:p text:style-name="P4">
Yassine Bouzrou, a victim's lawyer, plans to claim another prosecution for the police that the teenager tries to crush the police's false testimony.</text:p>
      <text:p text:style-name="P4">
(Agence France -Presse, Reuters)</text:p>
      <text:p text:style-name="P4">
News Source: <text:a xlink:type="simple" xlink:href="https://www.dw.com/zh/警察枪杀少年事件在法国引发大规模暴力抗议/a-66067433" text:style-name="Internet_20_link" text:visited-style-name="Visited_20_Internet_20_Link">
https://www.dw.com/zh/警察枪杀少年事件在法国引发大规模暴力抗议/a-66067433?maca=chi-rss-chi-all-1127-rdf</text:a>
</text:p>
      <!--NEWS-->
      <text:h text:style-name="P10" text:outline-level="1">
<text:span text:style-name="T4">
Column | Military No Forbidden Area: Stepping the deterrence</text:span>
</text:h>
      <text:p text:style-name="P4">
Author: None</text:p>
      <text:p text:style-name="P4">
Publisher: Radio Free Asia (Organization)</text:p>
      <text:p text:style-name="P4">
Published Time: 2023-06-29T11:15:00-04:00</text:p>
      <text:p text:style-name="P4">
Modified Time: 2023-06-30T07:10:16-04:00</text:p>
      <text:p text:style-name="P4">
Description: None</text:p>
      <text:p text:style-name="P4">
Videos: []</text:p>
      <text:p text:style-name="P4">
Audios: ["<text:a xlink:type="simple" xlink:href="https://www.rfa.org/mandarin/zhuanlan/junshiwujinqu/mil-0629202313353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 text:anchor-type="as-char" svg:width="6.9236in" svg:height="5.203867in" draw:z-index="0">
<draw:image xlink:href="../Images/rfamandarin/2023-06-29T11-15-00-04-00/000000.png" xlink:type="simple" xlink:show="embed" xlink:actuate="onLoad" draw:mime-type="image/png"/>
</draw:frame>
On June 8th, 37 Chinese military aircraft entered the southwest of Taiwan and the southeast airspace with synthetic air combat forces. <text:a xlink:type="simple" xlink:href="https://www.rfa.org/mandarin/zhuanlan/junshiwujinqu/mil-06292023133536.html/@@images/image" text:style-name="Internet_20_link" text:visited-style-name="Visited_20_Internet_20_Link">
</text:a>
Screenshot of the official website of the Ministry of National Defense <text:a xlink:type="simple" xlink:href="https://www.rfa.org/mandarin/zhuanlan/junshiwujinqu/mil-06292023133536.html/@@stream" text:style-name="Internet_20_link" text:visited-style-name="Visited_20_Internet_20_Link">
Audio-Link: https: //www.rfa.org/mandarin/zhuanlan/junshiwujinqu/mil-0629202313536.html/@stream</text:a>
Audience friends, hello everyone. What you are listening to is the "Military Forbidden Area" column of Radio Free Asia. I am the host of the column. Today, talk about the latest progress of the situation in the Taiwan Strait. As the world's attention was concentrated at the dramatic results of the Wagner Group mutiny, the restless situation of the Taiwan Strait began to rise. <text:span text:style-name="T4">
 approaching the adjacent area </text:span>
 On June 24th, the PLA-10 fighter aircraft crossed the middle line of the Strait and arrived at the 24th neighboring area of Taiwan (known as the Diandian District). In addition, five warships cooperated with the joint combination of the combination of the combination of the combined police patrol. Many media reports in Taiwan stated that two of the secondary fighters were near the Penghu Islands 24 neighboring area. In an interview, Zhang Yanting, deputy commander of Taiwan ’s Air Force, pointed out that the Penghu Islands are strategic domains (defense or military strategic bases that must control and ensure the area and water areas where tactical points are located). The "Tianju Army" is deployed here. The Chinese military plane comes here to find a break in the airspace around Taiwan. The neighboring area of the 24th 线 west of Taiwan's Linghai Line is Taiwan's training airspace. Chinese fighters approaching this, showing that Taiwan's training airspace is being compressed. Zhang Yanting believes that in the future, China's battle opportunities will gradually approach Taiwan's 12th airspace. At present, there are human -machine testing first, and then various types of drone invasion and interactive use will be dispatched. Now it is tentative, and it will be normal in the future, and then become comprehensive; except for Penghu, the Huadong area of Taipei and the east coast of Taiwan will face the threat of this gray area. Taiwan Defense Minister Qiu Guozheng pointed out in the Legislative Yuan in March this year that in August last year, Nancy President NancyPelosi visited Taiwan. The Chinese warship was approaching Taiwan's Linghai Kili Line and a 24 neighbor area. He judged that he would get closer this year, and even broke into the territorial waters that were approached to 12 浬. It seems that the situation is developing in this direction. At present, the way of Taiwan's corresponding offices is to use military aircraft and warships that use interception missions, as well as the shore -setting missile system to implement monitoring. Keep high restraint and do not initiate the "first blow" to avoid rising things. What should I do if the opposite shore must be in? The bottom line of Taiwan is to defend the 12 浬 台湾 台湾 and its airspace. After the warning is invalid, Taiwan will exercise any aircraft and HNA entity invaded in China "self -defense counterattack". However, this is already a decision. In August last year, the PLA comprehensively broke the central line of the Strait. Today, Taiwan's training airspace line is also facing huge challenges. If you cannot keep the neighboring area, Taiwan ’s coastal defense and air defense will be reduced to the 12 -collar sea line. The Taiwan Strait will lose the meaning of the sky. The military confrontation between the two sides of the strait is no different from the confrontation between Ukraine before the war. This is the most severe issue in Taiwan's current defense.</text:p>
      <text:p text:style-name="P4">
The J-10 fighter crossed the middle line of the Strait and reached the 24th neighbor area of Taiwan. The picture shows the J-10C. (Chinese Air Force Picture) <text:a xlink:type="simple" xlink:href="https://www.rfa.org/mandarin/zhuanlan/junshiwujinqu/mil-06292023133536.html/image-1.png" text:style-name="Internet_20_link" text:visited-style-name="Visited_20_Internet_20_Link">
</text:a>
</text:p>
      <text:p text:style-name="P4">
(The host of this show is a military commentator who has long been concerned about cross -strait and Indo -Pacific military security affairs for a long time.)</text:p>
      <text:p text:style-name="P4">
News Source: <text:a xlink:type="simple" xlink:href="https://www.rfa.org/mandarin/zhuanlan/junshiwujinqu/mil-06292023133536.html" text:style-name="Internet_20_link" text:visited-style-name="Visited_20_Internet_20_Link">
https://www.rfa.org/mandarin/zhuanlan/junshiwujinqu/mil-06292023133536.html</text:a>
</text:p>
      <!--NEWS-->
      <text:h text:style-name="P10" text:outline-level="1">
<text:span text:style-name="T4">
The Hong Kong Government does not legislate &amp; quot; fake news &amp; quot; Li Jiachao: the premise is &amp; quot;</text:span>
</text:h>
      <text:p text:style-name="P4">
Author: None</text:p>
      <text:p text:style-name="P4">
Publisher: Radio Free Asia (Organization)</text:p>
      <text:p text:style-name="P4">
Published Time: 2023-06-29T11:40:00-04:00</text:p>
      <text:p text:style-name="P4">
Modified Time: 2023-06-30T07:13:03-04:00</text:p>
      <text:p text:style-name="P4">
Description: None</text:p>
      <text:p text:style-name="P4">
Videos: []</text:p>
      <text:p text:style-name="P4">
Audios: ["<text:a xlink:type="simple" xlink:href="https://www.rfa.org/mandarin/yataibaodao/gangtai/gf-0629202311055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 text:anchor-type="as-char" svg:width="6.9236in" svg:height="4.522674in" draw:z-index="0">
<draw:image xlink:href="../Images/rfamandarin/2023-06-29T11-40-00-04-00/000000.png" xlink:type="simple" xlink:show="embed" xlink:actuate="onLoad" draw:mime-type="image/png"/>
</draw:frame>
The latest statement of Hong Kong Chief Executive Li Jiachao is that it will not be legislated for "fake news", but the premise is "control". <text:a xlink:type="simple" xlink:href="https://www.rfa.org/mandarin/yataibaodao/gangtai/gf-06292023110556.html/@@images/image" text:style-name="Internet_20_link" text:visited-style-name="Visited_20_Internet_20_Link">
</text:a>
Information of the Associated Press <text:a xlink:type="simple" xlink:href="https://www.rfa.org/mandarin/yataibaodao/gangtai/gf-06292023110556.html/@@stream" text:style-name="Internet_20_link" text:visited-style-name="Visited_20_Internet_20_Link">
Audio-Link: https: //www.rfa.org/mandarin/yatabao/gangtai/gf 06292023110556.html/@stream</text:a>
The Hong Kong Government has revealed that it intends to crack down on the so -called "fake news". The latest statement of Hong Kong Chief Executive Li Jiachao is that it will not be legislative for "fake news", but the premise is "control". Some people in Hong Kong welcomed it. Observed people believe that this is the decision of the Hong Kong government after weighing the pros and cons.</text:p>
      <text:p text:style-name="P4">
<text:a xlink:type="simple" xlink:href="https://www.rfa.org/mandarin/Xinwen/2-05042021104146.html" text:style-name="Internet_20_link" text:visited-style-name="Visited_20_Internet_20_Link">
<text:span text:style-name="T4">
 Hong Kong Promoting Forbidden Fake News Legislative Real Estimation of the Real purpose is to further suppress freedom </text:span>
</text:a>
Hong Kong Chief Executive Li Jiachao revealed in an exclusive interview with the Sing Tao Daily that the Hong Kong government will give priority to handling 23 legislation of the Basic Law. Li Jiachao believes that if the self -laws and industry ethics make the problem controlled, there is no need to take legislative methods to deal with fake news problems, and emphasizing that the wounds will not treat the wounds as cancer.</text:p>
      <text:p text:style-name="P4">
The Hong Kong Government stated that it would not legislate to fight "fake news". The outside world believes that this is the decision after the Hong Kong government weighs the weight. (Reporter Gao Feng) <text:a xlink:type="simple" xlink:href="https://www.rfa.org/mandarin/yataibaodao/gangtai/gf-06292023110556.html/m0629gf-1.jpg" text:style-name="Internet_20_link" text:visited-style-name="Visited_20_Internet_20_Link">
![] [](Images/rfamandarin/2023-06-29T11-40-00-04-00/000003.png)</text:a>
Chen Langsheng, chairman of the Hong Kong Reporter Association, welcomed this.</text:p>
      <text:p text:style-name="P4">
Chen Langsheng: "It is not easy to find the criminal composition of the" fake news ", it is also difficult to define what" fake news "is. The government's current clarification of 'fake news' is effective. News' criminal needs. The so -called 'fake news' in Hong Kong is not aimed at the election, nor is it a platform for information release, but an individual. No free and democratic country will legislate like this. "</text:p>
      <text:p text:style-name="P4">
The Hong Kong Reporter Association believes that it is not easy to define "fake news". (Reporter Gao Feng) <text:a xlink:type="simple" xlink:href="https://www.rfa.org/mandarin/yataibaodao/gangtai/gf-06292023110556.html/m0629gf-2.jpg" text:style-name="Internet_20_link" text:visited-style-name="Visited_20_Internet_20_Link">
![] [](Images/rfamandarin/2023-06-29T11-40-00-04-00/000005.png)</text:a>
Deng Bingqiang, director of the Hong Kong Security Bureau, said in an interview with the media last year that during the 2019 anti -revision of the demonstration, a large number of fake news emerged in Hong Kong, allowing Hong Kong people to hate the government and law enforcement departments, and acts to endanger national security, so it is necessary to regulate it. Authorities will study the definition and regulation of "fake news".</text:p>
      <text:p text:style-name="P4">
<text:span text:style-name="T4">
 Analysis: Government officials may also fall into the "Fake News" French Open </text:span>
</text:p>
      <text:p text:style-name="P4">
Du Yaoming, former assistant professor at the Department of Journalism, Hong Kong Baptist University, said that since the implementation of the Hong Kong version of the National Security Law, the Hong Kong Government must restrain remarks and do not worry about no tools. In addition, the 23 "Basic Law" is about to legislate. Week chapter. Moreover, the Hong Kong Government also realized that once legislation, non -opponents may also fall into the French Open.</text:p>
      <text:p text:style-name="P4">
Du Yaoming: "When a pro -government or government officials talk about any false news, it is likely to resist the so -called 'fake news law', and most of the existing media are pro -Beijing. Small online media also step by step. 'Fake news The French 'is mainly for netizens' reposting information, but these also have the "incitement regulations' to regulate.</text:p>
      <text:p text:style-name="P4">
Du Yaoming believes that the current "fake news" legislation is relatively closed and backward countries, and countries and regions that are in line with Europe and the United States will believe that the problem of freedom of speech should be solved with freedom of speech. "News" is not helpful for revitalizing the Hong Kong economy.</text:p>
      <text:p text:style-name="P4">
Du Yaoming: "Unless (so -called 'fake news') directly damages the privacy, reputation of others, or the actual interests of the country are damaged, otherwise, it will generally solve the problem by public discussion. It is unfamiliar with foreign investors. Of course, Hong Kong's investment promotion will treat civilization and democratic countries priority. "</text:p>
      <text:p text:style-name="P4">
Although the Hong Kong Chief Executive Li Jiachao stated in an exclusive interview that it would not be a "fake news" legislation, it emphasized that the faster and better the legislation of Article 23 of the Basic Law. However, if you only consider completing the task as soon as possible and ignore certain potential risks, you will "be unable to hold the constitutional responsibility and can't hold Hong Kong and the country."</text:p>
      <text:p text:style-name="P4">
Reporter: Gao Feng blame: Xu Shuting.com editor: Ruizhe</text:p>
      <text:p text:style-name="P4">
News Source: <text:a xlink:type="simple" xlink:href="https://www.rfa.org/mandarin/yataibaodao/gangtai/gf-06292023110556.html" text:style-name="Internet_20_link" text:visited-style-name="Visited_20_Internet_20_Link">
https://www.rfa.org/mandarin/yataibaodao/gangtai/gf-06292023110556.html</text:a>
</text:p>
      <!--NEWS-->
      <text:h text:style-name="P10" text:outline-level="1">
<text:span text:style-name="T4">
China Foreign Relations Law has the right to counter -to -harm the sovereignty of China in July</text:span>
</text:h>
      <text:p text:style-name="P4">
Author: None</text:p>
      <text:p text:style-name="P4">
Publisher: Radio Free Asia (Organization)</text:p>
      <text:p text:style-name="P4">
Published Time: 2023-06-29T11:50:00-04:00</text:p>
      <text:p text:style-name="P4">
Modified Time: 2023-06-30T07:11:09-04:00</text:p>
      <text:p text:style-name="P4">
Description: None</text:p>
      <text:p text:style-name="P4">
Videos: []</text:p>
      <text:p text:style-name="P4">
Audios: ["<text:a xlink:type="simple" xlink:href="https://www.rfa.org/mandarin/yataibaodao/zhengzhi/hx-062920230823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0" text:anchor-type="as-char" svg:width="6.9236in" svg:height="4.612011in" draw:z-index="0">
<draw:image xlink:href="../Images/rfamandarin/2023-06-29T11-50-00-04-00/000000.png" xlink:type="simple" xlink:show="embed" xlink:actuate="onLoad" draw:mime-type="image/png"/>
</draw:frame>
The Standing Committee of the National People's Congress of China voted on the 28(Images/rfamandarin/2023-06-29T11-50-00-04-00/000001.png)](https://www.rfa.org/mandarin/yataibaodao/zhengzhi/hx-06292023082330.html/@@images/image)Reuters Information Picture <text:a xlink:type="simple" xlink:href="https://www.rfa.org/mandarin/yataibaodao/zhengzhi/hx-06292023082330.html/@@stream" text:style-name="Internet_20_link" text:visited-style-name="Visited_20_Internet_20_Link">
Audio-Link: https: //www.rfa.org/mandarin/yatabaODao/Zhengzhi/hx-06292023082330.html/@stream</text:a>
The "Law of the People's Republic of China" will be implemented from July 1st. Among them, it is clearly ordered to establish and develop foreign relations with various countries on the basis of a China principle. Acts that endanger China's sovereignty, security, and development benefits have the right to adopt countermeasures and restrictions. According to analysis, the law shall also restrain all the political statements of all foreigners and approach the category of the National Security Law of Hong Kong. China will be more closed.</text:p>
      <text:p text:style-name="P4">
<text:a xlink:type="simple" xlink:href="https://www.rfa.org/mandarin/yataibaodao/zhengzhi/hx1-02162022083557.html" text:style-name="Internet_20_link" text:visited-style-name="Visited_20_Internet_20_Link">
<text:span text:style-name="T4">
 Xi Jinping announced "to launch an international struggle with the rule of law" </text:span>
</text:a>
The Standing Committee of the National People's Congress of China voted on the 28th and approved the Law of the Foreign Relations of the People's Republic of China. Article 34 of the law clearly orders, based on a Chinese principle, establish and develop diplomatic relations with countries around the world in accordance with the five principles of peaceful coexistence; China has the right to take or terminate the necessary diplomatic actions such as changes or termination of diplomacy and consular relationships.</text:p>
      <text:p text:style-name="P4">
Article 33 of the Law also stipulates that it has the right to take corresponding countermeasures and restrictions on acts that endanger the sovereignty, security, and development benefits of the People's Republic of China. Article 8 stipulates that any organization and individuals who violate the law and engage in harmful national interest activities in foreign exchanges will be investigated for legal responsibility in accordance with the law.</text:p>
      <text:p text:style-name="P4">
<text:span text:style-name="T4">
 Scholars: Foreign capital restraint in politics approaching the Hong Kong National Security Law </text:span>
</text:p>
      <text:p text:style-name="P4">
Ye Yaoyuan, a professor of international research lectures at the University of St. Tomas University, accepted an interview with Radio Free Asia on the 29th and pointed out: "As long as most countries establish diplomatic relations with China comply with the principles of China, although there is a private relationship with Taiwan, they will not publicly recognize Taiwan's sovereignty. Not only the national level issues, but even private enterprises invest in China, and even travel to China, they must follow the principles of the first China and follow the leadership of the Communist Party. In this way To some extent, all foreigners have not yet reached the level of the Hong Kong National Security Law, but they have approached the category of the National Security Law of Hong Kong. "</text:p>
      <text:p text:style-name="P4">
In response to the background of this method, Ye Yaoyuan analyzed that US -China relations have fallen into stagnation, and have not improved in the Blingken visit. The Russian and Ukraine War has derived the Wagner's soldiers. Although the authorities have harassed foreigners through the inspection and investigation system in the past, the implementation of the "Foreign Relations Law" has a greater harm to China. In the future, it may be more locked. Foreign investors will slow down and exchange.</text:p>
      <text:p text:style-name="P4">
The official media Xinhua News Agency issued the content of the "Foreign Relations Law of the People's Republic of China", including the general rules, power, goals, systems, and guarantees, including 45 articles, including 45 items, and will be implemented from July 1. Article 27 of the Law stipulates that foreign aid adheres to the sovereignty of other countries, does not interfere with other domestic politics, and does not attach any political conditions.</text:p>
      <text:p text:style-name="P4">
(webpage Screenshot)  <text:a xlink:type="simple" xlink:href="https://www.rfa.org/mandarin/yataibaodao/zhengzhi/hx-06292023082330.html/capture.jpg" text:style-name="Internet_20_link" text:visited-style-name="Visited_20_Internet_20_Link">
</text:a>
<text:span text:style-name="T4">
 Wang Yi: Implement Xi Jinping's diplomatic thought in legal form </text:span>
</text:p>
      <text:p text:style-name="P4">
The law also mentioned Mao Zedong's thoughts, "Xi Jinping's thoughts on socialism with Chinese characteristics in the new era", and "adhering to the centralized and unified leadership of the Communist Party of China in foreign countries."</text:p>
      <text:p text:style-name="P4">
Ye Yaoyuan pointed out that this is the "human law" based on the party's meaning, instead of law: "It writes Xi Jinping's thoughts inside and turns into how Xi explained, Xi Jinping's thoughts or Xi Jinping uses to define these concepts. It is entirely the party's intention. To put it bluntly, there will even be some lower -level people who will speculate and over -enforcement. "</text:p>
      <text:p text:style-name="P4">
"People's Daily" published a comment by Wang Yi, the director of the Office of the Foreign Affairs Working Committee of the CPC Central Committee on the 29th, saying that the law "provides strong protection for the law of the law of the big country" is "the major achievement of implementing the diplomatic thoughts of Jinping in a legal form", Facing severe challenges, opposing hegemonicism and power politics, and improving legal tools for foreign struggles.</text:p>
      <text:p text:style-name="P4">
Shen Mingshu, director of the National Security Research Institute of Taiwan's National Defense Security Research Institute, accepted an interview with Radio Free Asia that for China, legal warfare from international issues, claiming to quote the law in accordance with the United Nations Charter and international rules, etc. Disputes can be treated in accordance with this law. For example, citizens have been persecuted internationally, and they have been withdrawn from Sudan to protect their own interests.</text:p>
      <text:p text:style-name="P4">
Shen Mingshi believes that the key is that Article 9 explicitly sets up the "central foreign affairs leadership agency is responsible for decision -making and coordination of foreign work, studying and formulating, guiding the implementation of national foreign strategies and related major policies and policies." The group is responsible for China's foreign policy.</text:p>
      <text:p text:style-name="P4">
Shen Mingshi said: "Xi Jinping, the head of the foreign affairs work group, the deputy team leader Wang Yi, and Wang Yi can best represent the CCP's foreign policy. For example, Qin Gang saw that Brinken had a good attitude, and Wang Yi was dressed as a black face. Speak ruthlessly. "</text:p>
      <text:p text:style-name="P4">
<text:span text:style-name="T4">
 Scholars worry that the law of the law will give China a source of chips from foreign negotiations </text:span>
</text:p>
      <text:p text:style-name="P4">
Shen Mingshi mentioned that Article 38 of the Law made clearly order that "the state has the right to allow or refuse foreigners to enter the country and stay, and manage the activities of foreign organizations in accordance with the law." Social public interests and destroy social public order. "</text:p>
      <text:p text:style-name="P4">
Example of Shen Mingshi: "If foreign people and foreign organizations engage in illegal activities in China, they can directly drive, arrest or protest against the country. These companies are probably clear. What should be done should not be done. But for example, when the relationship between the two countries is harsh, will China take strong or persecution actions against some enterprises or organizations to force which country to negotiate with it. This is more troublesome. "</text:p>
      <text:p text:style-name="P4">
Reporter: Xia Xiaohua Responsible: Xu Shuting Chen Meihua He Ping.com Edited: Ruizhe</text:p>
      <text:p text:style-name="P4">
News Source: <text:a xlink:type="simple" xlink:href="https://www.rfa.org/mandarin/yataibaodao/zhengzhi/hx-06292023082330.html" text:style-name="Internet_20_link" text:visited-style-name="Visited_20_Internet_20_Link">
https://www.rfa.org/mandarin/yataibaodao/zhengzhi/hx-06292023082330.html</text:a>
</text:p>
      <!--NEWS-->
      <text:h text:style-name="P10" text:outline-level="1">
<text:span text:style-name="T4">
Survey: One -third of De Dong residents hope to have a "leader"</text:span>
</text:h>
      <text:p text:style-name="P4">
Author: None (Language: zh)</text:p>
      <text:p text:style-name="P4">
Publisher: None</text:p>
      <text:p text:style-name="P4">
Time: 2023-06-29T14:11:00Z</text:p>
      <text:p text:style-name="P4">
Description: A latest study shows that in eastern Germany, the thoughts of hate Muslims and foreigners and nationals and nationals are quite common, and anti -Semitism is also popular. People who have a good opinion of authoritarian governances are higher.</text:p>
      <text:p text:style-name="P4">
Videos: []</text:p>
      <text:p text:style-name="P4">
Images: []</text:p>
      <text:p text:style-name="P4">
Subject: 德国新闻</text:p>
      <text:p text:style-name="P4">
Subjects: []</text:p>
      <text:p text:style-name="P4">
Keywords: ['欧债危机', '欧盟', '德国', '留学德国', '留学德国', '德国联邦大选', '德中关系', '默克尔']</text:p>
      <text:p text:style-name="P4">
Id: 66072389</text:p>
      <!--METADATA-->
      <text:p text:style-name="P4">
<text:a xlink:type="simple" xlink:href="https://www.dw.com/zh/overlay/image/article/66072389/61654124" text:style-name="Internet_20_link" text:visited-style-name="Visited_20_Internet_20_Link">
 </text:a>
Right -wing group demonstration of Zwickau in eastern Germany (May 1, 2022)</text:p>
      <text:p text:style-name="P4">
(Voice of Germany Chinese website) A large -scale questionnaire survey conducted by the University of Leipzig at Germany showed that the romant -right speech was specially recognized in eastern Germany. The survey with the extreme right -wing concept of the eastern people in Germany found that people were "particularly alienated by democracy" and less than half of them were satisfied with the daily life under the democratic system.</text:p>
      <text:p text:style-name="P4">
Researchers questioned 3,500 people from 5 Federal State in eastern Germany. The population of these five states accounts for nearly one -fifth of the total German population. The results showed that nearly half of the respondents demanded that Muslims immigrated to Germany; nearly 70%of them agreed that foreigners came to Germany to enjoy the German social welfare. In addition, anti -Semitism thought is quite common, and nearly one -third of the people said that the Jewish impact is too great.</text:p>
      <text:p text:style-name="P4">
Such political concepts are also reflected in people's election preferences. "Relevant results show that the Right -wing parties advocate many fit points among the general public with their ideology." Research authors said that among the supporters of the German options party, people with extremely right -wing concepts are the most concentrated.</text:p>
      <text:p text:style-name="P4">
Extreme right options are particularly successful in eastern Germany. Not long ago, in a county in Turinen, the option party candidate was elected as the county chief. This is <text:a xlink:type="simple" xlink:href="https://www.dw.com/zh/zh/德国极右翼选项党首次赢得区议会选举/a-66033353" text:style-name="Internet_20_link" text:visited-style-name="Visited_20_Internet_20_Link">
Optional Party won the first time in German local elections</text:a>
Essence At the state level, the party may win in the three Eastern State Council elections next year. Optional Party has won a lot of support for the racist content of anti -immigrants and anti -Muslims for many years.</text:p>
      <text:h text:style-name="P12" text:outline-level="3">
<text:span text:style-name="T4">
Racial discrimination in German society</text:span>
</text:h>
      <text:h text:style-name="P12" text:outline-level="3">
<text:span text:style-name="T4">
Hope there is a strong leader</text:span>
</text:h>
      <text:p text:style-name="P4">
Why can the concept of extreme right wing be popular in eastern Germany? The research report believes that the reason is not the history of the communist autocracy of East Germany, but more about the popularity of "trust conspiracy theory" and the longing for "authoritarian countries". Most respondents hope to have a "strong leader" or "strong political party." 33%of them agree with the following sayings: "We should have a leader (Führer, in the historical context, referring to Hitler as the" head of state "-The translator's note), governing Germany with a strong wrist and pursuing benefits for everyone." Nearly A quarter of respondents said that the socialism of the Nazi nationalism also has a good side.</text:p>
      <text:p text:style-name="P4">
Researchers have also investigated whether people's views have changed in the past few decades. Because Whenever Germany occurs <text:a xlink:type="simple" xlink:href="https://www.dw.com/zh/zh/种族主义在德国势头渐长/a-53756672" text:style-name="Internet_20_link" text:visited-style-name="Visited_20_Internet_20_Link">
racism</text:a>
After the bleeding incident, there will always be fierce social discussions, and it is no exception in eastern Germany. All localities have spontaneous assistance to refugees and advocate social diversification. However, the results of the questionnaire survey showed that the political concepts of the people in eastern Germany have not changed much in the past 30 years. That is to say, the concept of extreme right -wing has not increased, but maintains a higher level. This may explain why the party can obtain excellent election results in the east.</text:p>
      <text:p text:style-name="P4">
Research authors at the University of Leipzig believe that right -wing thoughts are very vigilant in the German East Minister. Because, if the statistics of criminal criminal criminals such as the arson of the refugee receiving center have shown that anti -democratic emotions in daily life may be transformed into violent operations.</text:p>
      <text:p text:style-name="P4">
News Source: <text:a xlink:type="simple" xlink:href="https://www.dw.com/zh/调查：三分之一的德东居民希望有个-领袖/a-66072389" text:style-name="Internet_20_link" text:visited-style-name="Visited_20_Internet_20_Link">
https://www.dw.com/zh/调查：三分之一的德东居民希望有个-领袖/a-66072389?maca=chi-rss-chi-all-1127-rdf</text:a>
</text:p>
      <!--NEWS-->
      <text:h text:style-name="P10" text:outline-level="1">
<text:span text:style-name="T4">
Liu Jianchao's interview is low -key for the Belt and Road Lorion</text:span>
</text:h>
      <text:p text:style-name="P4">
Author: None</text:p>
      <text:p text:style-name="P4">
Publisher: Radio Free Asia (Organization)</text:p>
      <text:p text:style-name="P4">
Published Time: 2023-06-29T17:06:00-04:00</text:p>
      <text:p text:style-name="P4">
Modified Time: 2023-06-30T14:53:4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4" text:anchor-type="as-char" svg:width="6.9236in" svg:height="4.813019in" draw:z-index="0">
<draw:image xlink:href="../Images/rfamandarin/2023-06-29T17-06-00-04-00/000000.png" xlink:type="simple" xlink:show="embed" xlink:actuate="onLoad" draw:mime-type="image/png"/>
</draw:frame>
Liu Jianchao, Minister of Foreign Liaison Department of the Central Committee of the Communist Party of China, has visited Italy recently to spend a recent visit to Italy to continue the Belt and Road contract with China. According to the Chinese official Xinhua News Agency, from June 25th to 27th, the Minister of the Ministry of the United States Liu Jianchao led the CCP delegation to visit Italy, with the Senate President Lalusa, Deputy Prime Minister Tamani, former Prime Minister Dalaima, Democratic Party, Democratic Party, and Democratic Party The national secretary Schryin and the chairman of the Foundation of the Institutional Council met with Boseli, etc., and met with the "Friends of China" Association and people from all walks of life in the "Friends of China" Association and people from all walks of life. The two parties stated that they are strategic partners to further strengthen government and civil exchanges, and deepen pragmatic cooperation in the fields of economic and trade investment, green transformation, agriculture, and tourism. According to Italian media reports, Liu Jianchao's visit to the Italian Ministry of Foreign Affairs did not post a press release on the meeting, nor did it attract the attention of the Italian media. It seemed to want to be as low as possible. Italy is the only country in the seven major industrial junior to join the China Belt and Road Initiative. It is reported that the Italian Prime Minister Giorgiameloni intends to leave the Belt and Road plan. Therefore, Liu Jianchao's trip was widely regarded as a lobbying meaning. Responsible editor: Rao Yiming</text:p>
      <text:p text:style-name="P4">
News Source: <text:a xlink:type="simple" xlink:href="https://www.rfa.org/mandarin/Xinwen/9-06292023170540.html" text:style-name="Internet_20_link" text:visited-style-name="Visited_20_Internet_20_Link">
https://www.rfa.org/mandarin/Xinwen/9-06292023170540.html</text:a>
</text:p>
      <!--NEWS-->
      <text:h text:style-name="P10" text:outline-level="1">
<text:span text:style-name="T4">
The inflation rate in Germany accelerated to 6.8% exceeded expectations (Free Version) in June</text:span>
</text:h>
      <text:p text:style-name="P4">
Authors: ['约翰•阿格里昂比', '巴尼•乔普森', '马丁•阿诺德']</text:p>
      <text:p text:style-name="P4">
Publisher: 英国《金融时报》</text:p>
      <text:p text:style-name="P4">
Time: 2023-06-29T23:09:02+00:00</text:p>
      <text:p text:style-name="P4">
Published Time: 2023-06-29T12:00:99+08:00</text:p>
      <text:p text:style-name="P4">
Modified Time: 2023-06-29T19:10:99+08:00</text:p>
      <text:p text:style-name="P4">
Description: This will constitute an upward pressure on the overall inflation announced on Friday, thereby strengthening the determination of the European Central Bank to continue to raise interest rates and offset the good news of the reduction of Spain's inflation to 2%.</text:p>
      <text:p text:style-name="P4">
Images: ["<text:a xlink:type="simple" xlink:href="https://thumbor.ftacademy.cn/unsafe/picture/7/000186067_piclink.jpg" text:style-name="Internet_20_link" text:visited-style-name="Visited_20_Internet_20_Link">
000186067_pic...</text:a>
"]</text:p>
      <text:p text:style-name="P4">
Themes: ['通胀', '关注']</text:p>
      <text:p text:style-name="P4">
Keywords: ['通胀', '欧元区经济', '德国经济', '欧元区通胀', '欧洲经济', '欧盟经济', '欧洲央行', '汤森路透']</text:p>
      <text:p text:style-name="P4">
Type: Article</text:p>
      <!--METADATA-->
      <text:p text:style-name="P4">
<draw:frame draw:style-name="fr1" draw:name="Image35" text:anchor-type="as-char" svg:width="6.9236in" svg:height="4.617987in" draw:z-index="0">
<draw:image xlink:href="../Images/FT Chinese Free Version/2023-06-29T23-09-02-00-00/000186067_piclink.jpg" xlink:type="simple" xlink:show="embed" xlink:actuate="onLoad" draw:mime-type="image/jpeg"/>
</draw:frame>
The inflation rate in Germany accelerated from 6.3%in May to 6.8%in May, because the government reduced its traffic prices after reducing its subsidies for bus and train tickets.</text:p>
      <text:p text:style-name="P4">
As Germany's inflation accelerated, the Spanish report was much lower inflation, which became the first annual price increase in the first two years than the European Central Bank.(ECB)2%target euro area large economy.</text:p>
      <text:p text:style-name="P4">
News Source: <text:a xlink:type="simple" xlink:href="http://www.ftchinese.com/story/001100122" text:style-name="Internet_20_link" text:visited-style-name="Visited_20_Internet_20_Link">
http://www.ftchinese.com/story/001100122</text:a>
</text:p>
      <!--NEWS-->
      <text:h text:style-name="P10" text:outline-level="1">
<text:span text:style-name="T4">
The three major business risks faced by the German industry and commerce community (Free Version)</text:span>
</text:h>
      <text:p text:style-name="P4">
Authors: ['']</text:p>
      <text:p text:style-name="P4">
Publisher: 英国《金融时报》</text:p>
      <text:p text:style-name="P4">
Time: 2023-06-29T23:11:08+00:00</text:p>
      <text:p text:style-name="P4">
Published Time: 2023-06-29T12:00:99+08:00</text:p>
      <text:p text:style-name="P4">
Modified Time: 2023-06-29T19:14:99+08:00</text:p>
      <text:p text:style-name="P4">
Description: Yuan Jie: In 2023, the German economy is expected to have zero growth or even shrinking. All walks of life are generally worried about the prospects.</text:p>
      <text:p text:style-name="P4">
Images: ["<text:a xlink:type="simple" xlink:href="https://thumbor.ftacademy.cn/unsafe/picture/4/000185984_piclink.jpg" text:style-name="Internet_20_link" text:visited-style-name="Visited_20_Internet_20_Link">
000185984_pic...</text:a>
"]</text:p>
      <text:p text:style-name="P4">
Themes: ['德国经济', '关注']</text:p>
      <text:p text:style-name="P4">
Keywords: ['德国经济', '德国企业', '德国']</text:p>
      <text:p text:style-name="P4">
Type: Article</text:p>
      <!--METADATA-->
      <text:p text:style-name="P4">
<draw:frame draw:style-name="fr1" draw:name="Image36" text:anchor-type="as-char" svg:width="6.9236in" svg:height="4.617987in" draw:z-index="0">
<draw:image xlink:href="../Images/FT Chinese Free Version/2023-06-29T23-11-08-00-00/000185984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In the early summer of 2023, the German Federation of Industry and Commerce (DIHK) conducted an economic census on about 21,000 companies in various industries nationwide.</text:p>
      <text:p text:style-name="P4">
In the subsequent release of the Economic Survey Report in early 2023, DIHK lists a series of operating risks faced by German companies in the chapter of "Business Risk of the next 12 months." Professional talents, labor costs, domestic demand, foreign demand, economic framework conditions, etc. This article intends to evaluate the three main risks and consequences of energy and raw material prices, shortage of professional talents and domestic demand.</text:p>
      <text:p text:style-name="P4">
<text:span text:style-name="T4">
 1. Energy price fluctuation </text:span>
</text:p>
      <text:p text:style-name="P4">
German companies still regard energy and raw material prices as the greatest operating risks. Of course, compared with DIHK's survey earlier this year, there is a decline: At present, less than two -thirds (65%) companies think this is a threat to its business. At the beginning of this year It was 72%.</text:p>
      <text:p text:style-name="P4">
On June 13, data released by the German Federal Bureau of Statistics showed that the inflation rate in Germany in May was 6.1%. It is said that this is the lowest level since March 2022. Although food prices are still rising sharply, a year -on -year increase of 14.9%, energy prices have fallen sharply, which has increased by only 2.6%year -on -year (the increase in February this year has reached 19.1%).</text:p>
      <text:p text:style-name="P4">
It is worth noting that the current natural gas and power prices in the futures market have significantly lower than the level at the end of 2022. In the current market, in some cases, they have even descended to the level before the crisis. However, the future energy supply cannot be determined.</text:p>
      <text:p text:style-name="P4">
A German TV website reported on June 2 that German natural gas storage facilities were once again full of 75%, three months earlier than the law. This means that the level of filling is much higher than the same period last year. It is said that this is also due to the relatively mild winter from 2022 to 2023.</text:p>
      <text:p text:style-name="P4">
Nevertheless, DIHK still bluntly pointed out: "The supply is still uncertain, especially considering the next winter."</text:p>
      <text:p text:style-name="P4">
It can be seen that despite the sharp fall of energy prices at the moment, German companies still regard it as the largest operating risk, and strive to plan ahead, prepare, and grasp the initiative.</text:p>
      <text:p text:style-name="P4">
In the industrial field, overall, the proportion of energy and raw materials as the number one risk -risk enterprise is declining, which is now 75%, and it has reached 85%before.</text:p>
      <text:p text:style-name="P4">
However, more than four -fifths of energy -intensive intermediate product manufacturers, as always, listed it as the greatest risk, for example, the metal product industry (83%, 89%before), the chemical industry (82%, 91%), glass glass, glass , Ceramic and stone industry (88%, 92%before).</text:p>
      <text:p text:style-name="P4">
The continuous high level of producer prices also allows the food and animal feed industry to continue to pay close attention to the price trend of energy and raw materials (89%, 93%before).</text:p>
      <text:p text:style-name="P4">
The price of producers of building materials such as steel, cement or asphalt has brought difficulties to the construction industry. Although the price has fallen in recent months, it is still higher than the level before the crisis. Therefore, although the proportion of construction companies that regard it as the largest operating risk decline, it is still as high as 72%(previously 79%).</text:p>
      <text:p text:style-name="P4">
In short, the price of energy and raw materials is quite tricky. However, from the results of DIHK's early summer survey, compared with the beginning of the year, the proportion of the number of companies in the number one operating risk company has declined.</text:p>
      <text:p text:style-name="P4">
<text:span text:style-name="T4">
 2. Professional talent shortage </text:span>
</text:p>
      <text:p text:style-name="P4">
In the survey, the shortage of professional talents was also highlighted. More than three -fifths (62%) companies use the shortage of professional talents as operating risks. This is a peak that only reached in the fall of 2018.</text:p>
      <text:p text:style-name="P4">
According to DIHK, the shortage of professional talents has become the second largest business risk of all enterprises. According to data released by the Federal Statistics Bureau on June 7, from 1950 to 2021, the proportion of population in Germany at the age of 65 and over has increased from 10%to 22%. This proportion is amazing!In view of the aging population, lack of qualified employees will also become one of the main structural challenges of future companies.</text:p>
      <text:p text:style-name="P4">
In the service industry, the shortage of professional talents exceeds energy and commodity prices, becoming the most commonly mentioned risk.</text:p>
      <text:p text:style-name="P4">
For industrial and construction companies, qualified workers' shortage is the second most urgent issue. In the industrial field, it is regarded as a new high of 63%after 61%of business risk companies. Despite the weak construction industry, 70%of companies also complain about lack of technical workers.</text:p>
      <text:p text:style-name="P4">
The German Institute of Economic Research (IW) in Cologne (IW) guaranteed the Professional Talent Capability Center (KOFA) issued a research report on April 16 this year that the vacancy of more than 630,000 professional talents in 2022 cannot be filled because there is no corresponding ones nationwide without corresponding ones. Qualified unemployed. The report pointed out that since its observation in 2010, this is the biggest gap in skilled talents; especially in social and technical majors, lack of qualified talents.</text:p>
      <text:p text:style-name="P4">
According to this study, in the fields of health, social services, apprenticeships and education, as well as construction, architectural design, measurement and architectural technology fields, these shorts are the most obvious, and 6 shorts of vacancies cannot be filled. In the fields of natural science, geography, and information technology, the shortage of professional talents is also higher than the average level.</text:p>
      <text:p text:style-name="P4">
It is worth noting that, especially the lack of information technology professionals with college degree. This study shows that the current general law of the labor market is that the higher the professional skills requirements, the more difficult it is to fill the vacancy position. Professional talents with college degree are particularly sought -after in computer science, electrical engineering, construction planning and supervision departments.</text:p>
      <text:p text:style-name="P4">
A "Today News" website of German TV reported on June 2 on the title of "One -Six Vocational Professional Talents" as the title. An analysis of the Federal Employment Bureau showed that one -sixth of occupations exist in existence The problem of shortage of professional talents. According to the analysis, 200 of the 1,200 occupations evaluated last year, there were 200 types of talents in occupations. The agency declared in Nuremberg that it had 52 occupations more than a year ago. This number means that the number of talents in talent has reached a new high.</text:p>
      <text:p text:style-name="P4">
According to the Federal Employment Bureau's analysis, the shortage of professional talents affects the major of nursing specialty, professional drivers, medical assistants, construction and craftsmen, children's conservation, motor vehicle technology and information technology. Compared with the previous year, hotels or catering services, fitters and bus drivers increased in 2022. According to the survey, half of the vacant positions last year concentrated in the shortage of the above -mentioned professionals.</text:p>
      <text:p text:style-name="P4">
Not long ago, by the commissioned by the German commercial bank, the polls Forsa had conducted a survey of the status of medium -sized enterprises and came to a similar conclusion to DIHK. Among the 1,500 enterprises that were surveyed, nearly three -quarters (74%) companies called labor and professional talents as the biggest challenge currently facing. The seriousness of talent shortage is evident.</text:p>
      <text:p text:style-name="P4">
<text:span text:style-name="T4">
 3. Weak domestic demand </text:span>
According to data released by the Federal Bureau of Statistics on May 25, the German GDP fell 0.3%month -on -month in the first quarter of this year. Because GDP in the fourth quarter of last year was already a negative growth, according to the usual definition, Germany, the largest European economy in Europe, has entered a technological recession.</text:p>
      <text:p text:style-name="P4">
According to analysis, weak private consumption is the main reason for this decline. According to data released by the Federal Bureau of Statistics, private consumption in the first quarter of this year fell by 1.2%. "Compared with the previous quarter, private families' expenditures on food and beverages, clothing and shoes and furniture have decreased."</text:p>
      <text:p text:style-name="P4">
In addition, new passenger cars purchased by private families have also decreased. It is said that this is mainly due to the cancellation of subsidies for purchasing plug -in hybrid vehicles at the end of 2022, and starting to reduce subsidies for electric vehicles from early 2023.</text:p>
      <text:p text:style-name="P4">
However, there is another deeper reason for consumption reduction: inflation is high. Andreasscheuerle, Andreasscheuerle, Dekabank, pointed out: "Under the tremendous pressure of inflation, German consumers have kneeling and dragging the entire national economy."</text:p>
      <text:p text:style-name="P4">
In most departments in Germany, although the trade union can increase wages by negotiations, because wages have not kept up high inflation, the purchasing power has decreased.</text:p>
      <text:p text:style-name="P4">
According to data released by the Federal Bureau of Statistics on April 27, compared with 2021, German employees' actual salary in 2022 fell 4.0%. This decline greatly exceeded 3.1%of the preliminary prediction before.</text:p>
      <text:p text:style-name="P4">
For 2023, many experts expect the actual salary will continue to fall, because the inflation rate is still high. This may once again devour the wages of many employees.</text:p>
      <text:p text:style-name="P4">
It is worth noting that all walks of life in Germany today have generally reached an agreement to increase wages, and the increase is not small. However, such agreements have increased the risk of wages-price spiral increase, which may continue to enhance inflation pressure. Economists call this phenomenon "the second round effect".</text:p>
      <text:p text:style-name="P4">
It is also reported that at the beginning of this year, the purchasing of the German government has also decreased significantly: government expenditures have been reduced by nearly 5%compared with the previous quarter. Its impact should not be underestimated.</text:p>
      <text:p text:style-name="P4">
In order to fight inflation, the European Central Bank raised interest rates repeatedly. On May 24th, at the 25th anniversary of the establishment of the European Central Bank, the president of the bank, Christina Lagard, said she would continue to implement this policy. Lagarde pointed out that this is because the European Central Bank's primary task is to achieve a 2%inflation target in a timely manner, thereby maintaining price stability. The president also said: "And we will complete this task."</text:p>
      <text:p text:style-name="P4">
On June 15, 2023, the European Central Bank raised interest rates again. This is the eighth interest rate hike since July 21, 2022. The key interest rate has now increased to 4.00%.</text:p>
      <text:p text:style-name="P4">
However, the European Central Bank continued to raise interest rates. Although inflation was suppressed, it also suppressed economic growth.</text:p>
      <text:p text:style-name="P4">
The German "Commercial Daily" website reported on May 22 that "on the one hand, this makes the re -financing of existing loans more expensive. On the other hand, the business resources and investment costs of new credit funding will be higher." Point out: "What is worrying is that some investment projects will become unprofitable, which cannot invest at all."</text:p>
      <text:p text:style-name="P4">
Therefore, some analysts said that the danger of continuous interest rate hikes completely stifled economic growth completely and said that this is the current situation in Germany, and the situation in other countries in the euro zone is better.</text:p>
      <text:p text:style-name="P4">
Iljanothnagel, a member of the DIHK, is in charge of the economic situation analysis of the economic situation, stated that when Iljanothnagel released the Economic Survey Report in early 2023, despite the continued rising energy prices, rising interest rates, and the Ukrainian war, companies still Show "extraordinary toughness". "However, the overall prospects of the next 12 months are still dim, especially in terms of demand, the orders received are significantly declined. Dihk continues to expect zero growth this year." It is consistent.</text:p>
      <text:p text:style-name="P4">
Recently, many German Institutes of Economic Research have even expected that the German economy will shrink in 2023. For example, the Kil World Institute of Economics (IFW) published a forecast on June 15 that compared with the previous year, the German economy will shrink by 0.3%this year. From the current point of view, German economic prospects are worrying.</text:p>
      <text:p text:style-name="P4">
_ (Note: Dr. Yuan Jie is a Chinese scholar in Germany. This article only represents the author's personal point of view.</text:p>
      <text:p text:style-name="P4">
News Source: <text:a xlink:type="simple" xlink:href="http://www.ftchinese.com/story/001100121" text:style-name="Internet_20_link" text:visited-style-name="Visited_20_Internet_20_Link">
http://www.ftchinese.com/story/001100121</text:a>
</text:p>
      <!--NEWS-->
      <text:h text:style-name="P10" text:outline-level="1">
<text:span text:style-name="T4">
There is no eternal interest, only the concept of change (Free Version)</text:span>
</text:h>
      <text:p text:style-name="P4">
Authors: ['']</text:p>
      <text:p text:style-name="P4">
Publisher: 英国《金融时报》</text:p>
      <text:p text:style-name="P4">
Time: 2023-06-29T23:11:26+00:00</text:p>
      <text:p text:style-name="P4">
Published Time: 2023-06-29T12:00:99+08:00</text:p>
      <text:p text:style-name="P4">
Modified Time: 2023-06-29T19:14:99+08:00</text:p>
      <text:p text:style-name="P4">
Description: Liu Yuanju: When people talk about interests, they actually have a large extent. At least, concepts and interests are a complementary relationship, and interests have never been higher than concepts.</text:p>
      <text:p text:style-name="P4">
Images: ["<text:a xlink:type="simple" xlink:href="https://thumbor.ftacademy.cn/unsafe/picture/9/000153579_piclink.jpg" text:style-name="Internet_20_link" text:visited-style-name="Visited_20_Internet_20_Link">
000153579_pic...</text:a>
"]</text:p>
      <text:p text:style-name="P4">
Themes: ['专栏', '社会', '关注']</text:p>
      <text:p text:style-name="P4">
Keywords: ['社会', '思想']</text:p>
      <text:p text:style-name="P4">
Type: Article</text:p>
      <!--METADATA-->
      <text:p text:style-name="P4">
<draw:frame draw:style-name="fr1" draw:name="Image37" text:anchor-type="as-char" svg:width="6.9236in" svg:height="4.617987in" draw:z-index="0">
<draw:image xlink:href="../Images/FT Chinese Free Version/2023-06-29T23-11-26-00-00/000153579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There are no eternal friends, no eternal enemies, only eternal interests. This is the rule of people that many people believe in, and the relationship between the country.</text:p>
      <text:p text:style-name="P4">
This was originally originated from British Prime Minister Palmaton in the nineteenth century. The original words were "A Country Does Not Have PerManent Friends, onlyperManentinterests". The literal translation is: the country does not have forever friends, only eternal interests. Later, it is said that British Prime Minister Churchill said: "There is no forever between the country and the country, only eternal interests." Now, this sentence has become the basic principle of getting along with the country in the minds of many people.</text:p>
      <text:p text:style-name="P4">
In fact, the use of interests to explain the relationship between the country and the country is not long in China. Before the reform and opening up, people generally used Taoism to explain the exchanges between the country. For example, those who liberate two -thirds of the remaining suffering in the world, such as assisting the Asian -Africa -Rathered brothers to fight against Su Xiumei. This is a kind of moralism to explain the relationship between the country.</text:p>
      <text:p text:style-name="P4">
After the reform and opening up, the commodity economy and the market economy changed the concept of the Chinese. People turn 180 degrees, no longer believe in morality, but use benefits to explain all relationships, relationships between people, and countries and countries.</text:p>
      <text:p text:style-name="P4">
But this is wrong.</text:p>
      <text:p text:style-name="P4">
First of all, the first economics is subjective. A glass of water and a diamond, which is more valuable, depends on the views of people in a specific environment, that is, perspective and concept.</text:p>
      <text:p text:style-name="P4">
As a result, the national economic policies, GDP, interest, fiscal policy, and monetary policy we see are based on the concept of "marginal effect" and derived step by step. The foundation of marginal utility is subjective value theory.</text:p>
      <text:p text:style-name="P4">
In the age of humans or animals, interests are simple and have nothing to do with ideas. For animals, beneficial things are reproduction. Everything is for the purpose of spreading genes.</text:p>
      <text:p text:style-name="P4">
But with the development of human civilization, the value of human beings is increasingly unrelated. An ordinary Chinese can have three children, and a rich American may only have one child. The word interest -breeding and retreat, the concept is king. Many people think that many times, just because he thinks so.</text:p>
      <text:p text:style-name="P4">
It can be said that from the moment the person is separated from obscurity, the concept is the behavior of the leader, letting people give up their benefits and obey their concepts. The tribal struggle, religious, and national conflicts, and the war between the country are driven by ideas.</text:p>
      <text:p text:style-name="P4">
This is the same from the timeline, to see people or society from any moment in human society. The concept is king.</text:p>
      <text:p text:style-name="P4">
For individuals, get the money that you can always see and touch, and the concept does not seem to work.</text:p>
      <text:p text:style-name="P4">
But this is not the case. Money does not need to be paper. The money is to spend it. It is not used by depositing banks. It is also meaningful because money can be used and will be used in the future.</text:p>
      <text:p text:style-name="P4">
Once you use it, it is the dominance of ideas. LV's bags are better than snake skin plastic pockets. This is the concept. The tram accelerates for 3 seconds, the V8 engine is 6 liters, and the acceleration is also 3 seconds. The latter is good. This is also the concept.</text:p>
      <text:p text:style-name="P4">
Are you willing to eat with a person you hate, because he pays it; or is he willing to pay for yourself, please drink a person with similar smells? The adult world has never been only interests, but full of righteousness, morality, and emotions.</text:p>
      <text:p text:style-name="P4">
Enterprises are economic organizations pursuing profit. But when it comes to profits, it involves customers. The customer's choice is subjective. Choosing to dig diamonds or find water depends on his customer's view.</text:p>
      <text:p text:style-name="P4">
Moreover, concepts will drive companies and give up their benefits. After all, companies are composed of people. If the enterprise is a pure organization, then the wine bureau becomes unnecessary.</text:p>
      <text:p text:style-name="P4">
When an importer stands at the International Trade Association, when choosing a product of the two countries, the concept can control his choice. Let him earn less 1%, and also obey his preference for factors such as the place of origin, the country, and even the religious.</text:p>
      <text:p text:style-name="P4">
Enterprises composed of people even specifically and internalize their concepts into business decisions. They obey ideas, carry out public welfare, and refuse to serve the objects.</text:p>
      <text:p text:style-name="P4">
Or some people think that these seemingly obedient examples actually have greater benefits behind it.</text:p>
      <text:p text:style-name="P4">
However, when we talk about greater interests, we are even more conceptual. At this level, the role of ideas is even more powerful, and it is almost determined what interests are determined by ideas.</text:p>
      <text:p text:style-name="P4">
"More benefits" is a collective concept. So what is "collective" what is "us"?</text:p>
      <text:p text:style-name="P4">
If "our interests", then "who is us"?</text:p>
      <text:p text:style-name="P4">
In a community. Is it "us" on the 6th floor and the first floor? No, install the elevator, laugh on the 6th floor, and cry on the first floor. Is it "we" who rely on the garbage station and the garden? Is the property and residents "us"? Is the industry committee and residents "us"?</text:p>
      <text:p text:style-name="P4">
This is just a community.</text:p>
      <text:p text:style-name="P4">
The happiness of residents in the community is interest, and the first place in the dragon boat team in the community is also interests. The former, pay less property fees, and engage in more greening; the latter donate more money and buy a better dragon boat. The key to the difference between the two is what residents in the community believe and what they choose. This is the concept that determines the interests.</text:p>
      <text:p text:style-name="P4">
When the concept determines the interests, the control of the concept controls the interests. The concept will also derive your own interest structure to form a kind of mechanism that you can benefit from this concept. The most typical is religion.</text:p>
      <text:p text:style-name="P4">
However, even on the surface, people show their belief in their concepts for interests, but in the final analysis, people who play a role in people believe in this concept, not for benefits. Because it is not believed that the concept cannot form a specific structure. One person to participate in the dragon boat in the community may be for money, but behind this is that many people are sincere pursuing the dragon boat championship. Of course, the sincerity and enthusiasm of this concept never need to endorse rationality and reasonable.</text:p>
      <text:p text:style-name="P4">
Therefore, when people talk about interests, they actually have a large extent. At least, concepts and interests are a complementary relationship, and interests have never been higher than concepts.</text:p>
      <text:p text:style-name="P4">
With the development of human society, the conceptual factor in interests will become heavier.</text:p>
      <text:p text:style-name="P4">
4000 years ago, a tribe who worshiped men and a tribe who worshiped women could not be related. Before 2000, they would fight together. Now, they are in Earth Village.</text:p>
      <text:p text:style-name="P4">
The survival struggle and evolution of animals are based on the flesh, naked, direct. Intelligent creatures, intelligence directly participate in evolution. The concept itself is the crystallization of evolution. Better concepts, guide higher -level technology, production, and energy use, and in line with the direction of self -organizing evolution. Intelligent creatures are connected by concepts and evolution of concepts to eliminate conflicts. If they cannot handle their concepts, smart creatures will increase their energy levels with greater risks brought about by conflict. In this sense, the globalization of ideas is a new stage.</text:p>
      <text:p text:style-name="P4">
So, ordinary people can independently analyze these complex logic, get out of the fog of concepts, and find their true interests?</text:p>
      <text:p text:style-name="P4">
The answer is very pessimistic: no.</text:p>
      <text:p text:style-name="P4">
However, it can still be approached, that is, to listen to more, see more, and achieve reasonable ideas through the accumulation of data.</text:p>
      <text:p text:style-name="P4">
_ (This article only represents the author's own point of view, responsible editor: Yanman man.yan@ftchinese.com)_</text:p>
      <text:p text:style-name="P4">
News Source: <text:a xlink:type="simple" xlink:href="http://www.ftchinese.com/story/001100115" text:style-name="Internet_20_link" text:visited-style-name="Visited_20_Internet_20_Link">
http://www.ftchinese.com/story/001100115</text:a>
</text:p>
      <!--NEWS-->
      <text:h text:style-name="P10" text:outline-level="1">
<text:span text:style-name="T4">
How to distinguish between Chinese teachers? (Free version)</text:span>
</text:h>
      <text:p text:style-name="P4">
Authors: ['为FT中文网撰稿']</text:p>
      <text:p text:style-name="P4">
Publisher: 英国《金融时报》</text:p>
      <text:p text:style-name="P4">
Time: 2023-06-29T23:11:46+00:00</text:p>
      <text:p text:style-name="P4">
Published Time: 2023-06-29T12:00:99+08:00</text:p>
      <text:p text:style-name="P4">
Modified Time: 2023-06-29T19:14:99+08:00</text:p>
      <text:p text:style-name="P4">
Description: Lin Yuan: Writing should be the "tested stone" of the level of Chinese teachers. For Chinese education, high writing levels may not be famous teachers, but famous teachers should be based on high writing level.</text:p>
      <text:p text:style-name="P4">
Images: ["<text:a xlink:type="simple" xlink:href="https://thumbor.ftacademy.cn/unsafe/picture/7/000069597_piclink.jpg" text:style-name="Internet_20_link" text:visited-style-name="Visited_20_Internet_20_Link">
000069597_pic...</text:a>
"]</text:p>
      <text:p text:style-name="P4">
Themes: ['中文', '关注']</text:p>
      <text:p text:style-name="P4">
Keywords: ['中文', '教育', '写作', '大学']</text:p>
      <text:p text:style-name="P4">
Type: Article</text:p>
      <!--METADATA-->
      <text:p text:style-name="P4">
<draw:frame draw:style-name="fr1" draw:name="Image38" text:anchor-type="as-char" svg:width="6.9236in" svg:height="3.894525in" draw:z-index="0">
<draw:image xlink:href="../Images/FT Chinese Free Version/2023-06-29T23-11-46-00-00/000069597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How to distinguish between Chinese teachers? I have studied Chinese history, philosophy, literature and other fields for many years, and worked in the Chinese Academy of Humanities, Language and Literature, and other Chinese universities. Think for a long time. In my opinion, writing should be the "testing gold stone" for testing the level of Chinese teachers.</text:p>
      <text:p text:style-name="P4">
For the mother tongue as Chinese, listening and speaking are generally not a problem (a few people may be seriously affected by the accent). Reading is not a problem for those who have received higher education. However, writing is different: A considerable part of the mother tongue is not high in writing. This can be roughly seen from the level of graduation thesis written by many undergraduates written by universities in China -the articles they have repeatedly modified have some grammar problems. In addition, at least some Chinese teachers' writing level is difficult to overestimate.</text:p>
      <text:p text:style-name="P4">
Zhu Gang, director of the Department of Chinese Language and Literature of Fudan University, wrote the mullet "Seeking Benefits and Reliever, Yongzhen's Interest" on June 18, 2021. It was less than 180 words, but netizens found multiple mistakes. Zhu Gang's research field is ancient Chinese literature, and he actually wrote such a mourning. If he studies physical education or chemistry engineering, he barely speaks; he has a doctorate in literature, and is a professor and blog director. Students or college students barely say. Fudan University Chinese Language and Literature Discipline ranks in the top three in the circle. As the "head of the Chinese department", it is inevitable that such things are inevitably "laughing and generous."</text:p>
      <text:p text:style-name="P4">
Some Chinese education in Chinese universities looks like "Golden Yuqi" -the many bloggers and professors, published a large number of papers every year, get many topics, and receive a lot of rewards, but the real level is "difficult to say." Such Chinese education, the Chinese teachers cultivated, will not be 100 % percentage, especially in terms of writing.</text:p>
      <text:p text:style-name="P4">
Writing can accurately reflect the true level of Chinese teachers, and can be used to determine whether Chinese teachers are really qualified. If the teacher writing level is poor, there is obviously shortcomings in Chinese teaching. It will be more or less affected by writing lesson plans, test questions, writing teaching summary, and engaging in teaching research. It should also be pointed out that what a few Chinese teachers need to solve are no longer the problem of "writing badly", but the problem of "unwillingness to write" or even "can't write".</text:p>
      <text:p text:style-name="P4">
How to judge the writing level of Chinese teachers? Read his articles on newspapers, magazines, and important websites. Generally speaking, the more public publishing articles (the draft of the relationship), the higher the writing level. If the teacher does not publish an article publicly, he can browse the original articles he posted on the media, which may also help judge his writing level. However, because the media has no "threshold", this method is limited.</text:p>
      <text:p text:style-name="P4">
For Chinese education, high writing levels may not be famous teachers, but famous teachers should be based on high writing level.</text:p>
      <text:p text:style-name="P4">
<text:span text:style-name="T4">
 Knowledge and experience accumulation </text:span>
</text:p>
      <text:p text:style-name="P4">
Literary history and philosophy must have long -term knowledge accumulation. As far as ancient Chinese is concerned, ten years of studying and studying for thirty years, the level must be different. Reading "Book of Songs", "Zhuangzi", "Historical Records", "Selected Essays" ("Selected by Zhaoming"), all need ancient textual skills, and this is by no means that it can be available overnight. Similarly, it is necessary to teach Chinese, and it is by no means that it can be available overnight.</text:p>
      <text:p text:style-name="P4">
Ancient literature and history, philosophy, and philosophy, contemporary also emphasized that Chinese teaching should expand to teaching in Chinese traditional culture. In this case, the accumulation of knowledge of Chinese teachers is even more important: this involves not only involves the field of Chinese language and literature, but also includes history, philosophy in China (especially ancient), and even religion, law, customs. Mr. Wang Li wrote the article "The Calendar of Ancient Chinese" (sent to "Literature", No. 1, 1980, and later included in "Ancient Chinese Common Sense"), which includes: "We study ancient Chinese, and at the same time study the ancient calendar; and study the study; study the study; and study the study; and study the study; and study the ancient calendar; and study the study; study the study; study At the same time, we need to study astronomy at the same time. "As an excellent Chinese teacher, knowledge must be profound, covering a wide range of (and even the ancient calendar, etc.).</text:p>
      <text:p text:style-name="P4">
The main carrier of culture is language, and the main carrier of traditional Chinese culture is Chinese language. In language teaching, consciously combine culture (especially traditional culture) teaching. Chinese traditional culture is vast and profound. If the teachers lack the accumulation of knowledge, in some places, they will have a half -knowledge. In the teaching, there may be the phenomenon of "Mencius" ("Mencius • Under the Heart").</text:p>
      <text:p text:style-name="P4">
In addition to the accumulation of knowledge, the accumulation of teaching experience is also important for Chinese teachers. Therefore, understanding the previous teaching experience of teachers also helps to judge its level. For example, those who have taught for ten years must have more experience than those who are teaching for two years. Teachers who have taught students at different ages and levels have rich teaching experience. They have strong ability to deal with various teaching issues (even teaching accidents), and their teaching level will be higher.</text:p>
      <text:p text:style-name="P4">
Finally, it should be mentioned that engaging in academic research and teaching research helps to promote teaching. If there is a lack of research experience, the teaching level is limited. The teachers who have experienced rich research experience (should exclude "relationship projects"), and the teaching level is generally not bad, especially in the humanities. There are long teaching and long teaching and research -those who are engaged in teaching and researchers at the same time can benefit both aspects. Studies talk about the accumulation, and the same is true of teaching.</text:p>
      <text:p text:style-name="P4">
_ (Note: Lin Yuan, a doctor of history, a time -sized judge, researcher at contemporary China. This article only represents the author's personal point of view.</text:p>
      <text:p text:style-name="P4">
News Source: <text:a xlink:type="simple" xlink:href="http://www.ftchinese.com/story/001100120" text:style-name="Internet_20_link" text:visited-style-name="Visited_20_Internet_20_Link">
http://www.ftchinese.com/story/001100120</text:a>
</text:p>
      <!--NEWS-->
      <text:h text:style-name="P10" text:outline-level="1">
<text:span text:style-name="T4">
French teenagers were shot and killed by police.</text:span>
</text:h>
      <text:p text:style-name="P4">
Publisher: 法新社</text:p>
      <text:p text:style-name="P4">
Published Time: 2023-06-29T23:32:08+00:00</text:p>
      <text:p text:style-name="P4">
Modified Time: 2023-06-29T23:20:02+00:00</text:p>
      <text:p text:style-name="P4">
Description: (Agence France -Presse, Paris, 29th) French 17 -year -old African -American Youth Nahel (Nahel) recently refused to be shot and killed by police officers, causing riots across the country. But she doesn't hate all police office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9" text:anchor-type="as-char" svg:width="6.9236in" svg:height="3.617581in" draw:z-index="0">
<draw:image xlink:href="../Images/rficn/2023-06-29T23-32-08-00-00/000000.png" xlink:type="simple" xlink:show="embed" xlink:actuate="onLoad" draw:mime-type="image/png"/>
</draw:frame>
Mounia told 5 France5 (France5): "I don't blame the police, I just blame someone who takes my son's life ... ... I have a friend who is the police, they are very supportive of me, and they are right. Things can't agree. "</text:p>
      <text:p text:style-name="P4">
This was the first time that after the shooting of the fire on the morning of the 27th, Muna was accepted by the media for the first time.</text:p>
      <text:p text:style-name="P4">
As a single mother, she complained that the 38 -year -old police officer involved in the case had other methods to suppress Nael and did not need to shoot and kill. "".</text:p>
      <text:p text:style-name="P4">
Muna and his son lived in NANTERRE in the West of Paris. Today, she took the lead in marching in the suburbs of South Tail. However, the parade ended with police conflicts.</text:p>
      <text:p text:style-name="P4">
The police involved were sued for intentional homicide. Laurent-Franck Lienard said the police had apologized to his family members during the detention.</text:p>
      <text:p text:style-name="P4">
Lena told BMF TV tonight (BMFTV): "His first sentence is to apologize, and the last sentence is also apologizing to his family members."</text:p>
      <text:p text:style-name="P4">
News Source: <text:a xlink:type="simple" xlink:href="https://www.rfi.fr/cn/%E5%9B%BD%E9%99%85%E6%8A%A5%E9%81%93/20230629-%E6%B3%95%E5%9B%BD%E9%9D%92%E5%B0%91%E5%B9%B4%E9%81%AD%E8%AD%A6%E6%9E%AA%E6%9D%80-%E6%AF%8D%E7%97%9B%E8%AF%89-%E7%9C%8B%E5%88%B0%E9%98%BF%E6%8B%89%E4%BC%AF%E8%84%B8%E5%AD%94%E6%89%8D%E5%BC%80%E6%9E%AA" text:style-name="Internet_20_link" text:visited-style-name="Visited_20_Internet_20_Link">
https://www.rfi.fr/cn/%E5%9B%BD%E9%99%85%E6%8A%A5%E9%81%93/20230629-%E6%B3%95%E5%9B%BD%E9%9D%92%E5%B0%91%E5%B9%B4%E9%81%AD%E8%AD%A6%E6%9E%AA%E6%9D%80-%E6%AF%8D%E7%97%9B%E8%AF%89-%E7%9C%8B%E5%88%B0%E9%98%BF%E6%8B%89%E4%BC%AF%E8%84%B8%E5%AD%94%E6%89%8D%E5%BC%80%E6%9E%AA</text:a>
</text:p>
      <!--NEWS-->
      <text:h text:style-name="P10" text:outline-level="1">
<text:span text:style-name="T4">
Gathering is to eat hot pot and sing the old song (free version)</text:span>
</text:h>
      <text:p text:style-name="P4">
Authors: ['为FT中文网撰稿']</text:p>
      <text:p text:style-name="P4">
Publisher: 英国《金融时报》</text:p>
      <text:p text:style-name="P4">
Time: 2023-06-29T23:47:28+00:00</text:p>
      <text:p text:style-name="P4">
Published Time: 2023-06-29T12:00:99+08:00</text:p>
      <text:p text:style-name="P4">
Modified Time: 2023-06-29T19:49:99+08:00</text:p>
      <text:p text:style-name="P4">
Description: Fan Tingluo: When the wine is hot, if you need to find a force that can make the hair erection, then play a song that has not heard it for a long time, but when the door sounds, the song will yell and yell.</text:p>
      <text:p text:style-name="P4">
Images: []</text:p>
      <text:p text:style-name="P4">
Themes: ['生活', '关注']</text:p>
      <text:p text:style-name="P4">
Keywords: ['生活', '美食']</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When I heard that the art college in Shanghai was once with more than 100 students with more than 100 students, I had already drank too much. Friends who graduated from the Shanghai Academy of Drama at a table talked about their spare -life in school, and Lao Deng probably had more than ten bottles of red wine.</text:p>
      <text:p text:style-name="P4">
It was a dusk of Huang Meitian. The pressure was very low, and some felt breathless. Teacher Qu Luo ate together, but the invitation was sent by Teacher Gu. Happiness Road has always been the streets where Shanghai Literature and Arts like to gather. There have been many niche bars and nearly -approachable restaurants on this not long road. After opening the happiness next door, more young people like this like this. There are so many dining stores that like there. One of my friends living nearby in the name of walking dogs for a long time, chatting with all kinds of beautiful women here, let him have added the WeChat of the girls who raised dogs nearby. In middle -aged, he started fitness running since he raised dogs, and then he tattooed his eyebrows, which made us feel his infinite longing for love. We all said that he was walking on the road of happiness in happiness. These kind -hearted jokes fully diluted the anxiety of him who has been writing a movie script, because the script is always modified, but the startup is still far away.</text:p>
      <text:p text:style-name="P4">
The restaurant of Lao Deng was SPICYMOMENT. Compared to the ancient meaning Xiangwei and Diushuidong I often went, this Hunan cuisine on Wuyuan Road was mainly for foreign friends living nearby because the portion was too small. The atmosphere is extremely beautiful. Some people describe Lao Deng's restaurant with a literary hippie style. I think they must be attracted by the private bars in the restaurant. Compared with most Hunan cuisine in Shanghai, I think his Hunan cuisine is more like Spain from Spain’s. tapas. It is really not easy to make Hunan cuisine into Fingerfood.</text:p>
      <text:p text:style-name="P4">
However, it is said that he sold his other branch in Jing'an to another more famous Hunan cuisine chain shop in Shanghai, and then continued to keep the shop of Wuyuan Road, living the kind of life that everyone was jealous. It didn't take long for a three -year outbreak. Many interactions between friends. In the past three years, the experience of these three years entered this year with the fast -moving key. Usually, everyone sees each other's whereabouts and the scenes of the party on WeChat. In general, many changes in the catering industry have happened in these three years, or they have been closed or switched. When he closed Hunan cuisine on Wuyuan Road and re -opened on the famous road of happiness, I realized that he changed the name of the restaurant to "happiness and pot", but the English name was still Spicymoment. In fact, I have been to No. 110 Xingfu Road before. A quiet western restaurant downstairs seems to have been in line. There is almost no decoration style. It has always been where many young people like to take pictures. However, Lao Deng took both the second and third floors. The second floor was a restaurant. It is said that the third floor is said to work hard in the direction of the art space.</text:p>
      <text:p text:style-name="P4">
There are eight people one after another, Dr. Yangmei, who is a teacher in the show, is a writer who has been writing script when he graduated from the show, and has been promoted to the new film. Book or teach in the play. Of course, Teacher Qu Fengguo, who is also a teacher, is also a teacher of the play. One week later, when his 30th anniversary work review exhibition was grandly opened at the Dragon Art Museum in Xuhui Binjiang, the artist in Shanghai did not appear except to the Basel exhibition in Basel, Switzerland. All are present. The guests sat down around a long table, and the two happy pots boiled tomatoes with steaming. Some of the sour soup fish of Guizhou, but the domineering of lemongrass made us feel the style of Thai meals. In short, the eels were cooked in the pot. Later, it was said that there were bullfrogs. In short, there was no common sour soup fish. I think this is the wisdom of Lao Deng. After all, Hunan and Guizhou still maintain the taste distance. Subsequent spicy beef tendons, golden eggs, dried lipsticks, and even fried cord can be used for wine. Lao Deng is constantly opening wine, and everyone is toasting. The liberal and young gathering party does not care about the matching of wine and Hunan cuisine. They care more about the wine of the wine.</text:p>
      <text:p text:style-name="P4">
In fact, such a pot of happy tomato soup has almost become the protagonist of all night, and all kinds of cut beef and mutton are put inside. The most suitable party is the most suitable tomato happy pot that has been boiling, because the people at the party are really wonderful.</text:p>
      <text:p text:style-name="P4">
When people always think about the party, they are important or important. Most of the time they still have the upper hand in social needs, because people who do not speculate to eat together, they will be boring to manage Michelin or black pearls. The most interesting thing is that this restaurant also has a secret room hidden behind, pushing away the heavy dark door, and a small bar quietly emerged. The grasp of the old Deng, who is studying dance in the play in the show, is really nothing to say in color. The bright red wall becomes the main color of the secret room. Then the DJ main console is full of various huge coffeetableBooks, and then the hills are the same as the hills. On the pile of books, there are different shapes of table lamps. The book rolls rushed. In the flying electronic music, the knowledge is still very powerful in addition to the weight. The secret room is connected to a huge terrace. It seems that the space here is more open than the old restaurant on Wuyuan Road. You can smoke and chat on the terrace, and there are office buildings around. Repeated existence.</text:p>
      <text:p text:style-name="P4">
Don't forget the two pots that have been boiling tomato soup. Everyone does not seem to stay in the secret room. After a while, they returned to the restaurant for a while. In fact, the reason for everyone to sit back on the dining table is the music in my mobile phone, because the tomato happy pot soon, the waiters began to get off work one after another. At this time, Lao Deng had switched from the restaurant owner to the bar owner, and because I had too many songs in the mobile phone, I unexpectedly became the music jockey who had a long party. When the wine is hot, if you need to find a kind of power that can make the hair stand up, it is a song that has not heard for decades, but the door of the door will yell when the door sounds. Fortunately, I am a peers with a very different age, so I started to push slowly. From the early Liu Wenzheng to Luo Dayou behind, from "OneNight in BEIJING" to "Stone", from Sister Qiang to Su Xiaoming, from the Tang Dynasty to the little bird. I remember when I started playing "Unforgettable Tonight", everyone laughed and said that today is the Spring Festival Gala today?</text:p>
      <text:p text:style-name="P4">
Regarding young growth and middle -aged sustainability, I think this is the most topic of friends who have graduated from a table. In fact, time is the main reason for social change and historical changes, and the new generation will definitely bring new thinking and new behaviors to the world, and then eliminate those outdated faith and practices. Fresh blood has gradually stood up to the wind and becomes the mainstream, so that the society will be full of vitality. The so -called generation of generations of people will become the pulse of history. But sometimes we feel that we have changed, and we have created the differences between each generation. The changes they have experienced are mapped into the lives of different intergenerational groups through a rhythm, which allows each intergenerational group to feel the impact and brand of significant major historical events, especially playing these can be called When the popular music of the times.I seem to have jumped from a restaurant gathering to the inventory of the memories of the music that brings us growth. In fact, we like to use the standard of intergenerational differences after 60, post -70, post -80s, or post -90s, and zero, mainly because we like to use convenient terms, and because we have ten fingers. Essence It can only be said that generations are a new method of segmentation of time and space. Are you really different from the small trees that are planted after 1990 and the big tree that are planted in zero -year. The so -called intergenerational difference is not that the spirit of the times makes them look like this, but that the economic cycle has made them look like this. Just as there are two teachers with a student of a student today? Such a school is definitely gone, but today there are two tomatoes with a restaurant with eight guests with eight guests.</text:p>
      <text:p text:style-name="P4">
(This article only represents the author's personal point of view, edit mailbox: zhen.zhu@ftchinese.com)</text:p>
      <text:p text:style-name="P4">
News Source: <text:a xlink:type="simple" xlink:href="http://www.ftchinese.com/story/001100118" text:style-name="Internet_20_link" text:visited-style-name="Visited_20_Internet_20_Link">
http://www.ftchinese.com/story/001100118</text:a>
</text:p>
      <!--NEWS-->
      <text:h text:style-name="P10" text:outline-level="1">
<text:span text:style-name="T4">
A art exhibition called "Animal Farm Simulator"</text:span>
</text:h>
      <text:p text:style-name="P4">
Authors: ['']</text:p>
      <text:p text:style-name="P4">
Publisher: 英国《金融时报》</text:p>
      <text:p text:style-name="P4">
Time: 2023-06-29T23:47:40+00:00</text:p>
      <text:p text:style-name="P4">
Published Time: 2023-06-29T12:00:99+08:00</text:p>
      <text:p text:style-name="P4">
Modified Time: 2023-06-29T19:49:99+08:00</text:p>
      <text:p text:style-name="P4">
Description: Xue Li: cutting -edge technology has always been an important source of inspiration to promote artist creation. How can artistic creation commemorate the era of a science and technology bang?</text:p>
      <text:p text:style-name="P4">
Images: ["<text:a xlink:type="simple" xlink:href="https://thumbor.ftacademy.cn/unsafe/picture/3/000185843_piclink.jpg" text:style-name="Internet_20_link" text:visited-style-name="Visited_20_Internet_20_Link">
000185843_pic...</text:a>
", "<text:a xlink:type="simple" xlink:href="https://thumbor.ftacademy.cn/unsafe/picture/4/000185844_piclink.jpg" text:style-name="Internet_20_link" text:visited-style-name="Visited_20_Internet_20_Link">
000185844_pic...</text:a>
", "<text:a xlink:type="simple" xlink:href="https://thumbor.ftacademy.cn/unsafe/picture/6/000185846_piclink.jpg" text:style-name="Internet_20_link" text:visited-style-name="Visited_20_Internet_20_Link">
000185846_pic...</text:a>
"]</text:p>
      <text:p text:style-name="P4">
Themes: ['专栏', '展览', '关注']</text:p>
      <text:p text:style-name="P4">
Keywords: ['展览', '艺术']</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In the Beijing 798 Art District, the Hyundai Automobile Culture Center is exhibiting an art exhibition called "Animal Farm Simulator". This is the founding of modern automobile groups and cultural centers. It excavates and supports the curator's art project. The awards include two categories: The Hyundaiblue Prize Design Award for design curators, as well as Hyundai Blue Prize ART+Tech Award for Chinese Young Casters in Beijing.</text:p>
      <text:p text:style-name="P4">
This exhibition is exactly the award -winning work.</text:p>
      <text:p text:style-name="P4">
<text:span text:style-name="T4">
 Simulate the future field of "decentralization" </text:span>
</text:p>
      <text:p text:style-name="P4">
With the "decentralization" becoming a state and concept, the curator Li Yan and Chen Jianghong boldly simulated a world of "going to human beings". Imagine the fields of symbiosis, including humans, will be What kind of scene?</text:p>
      <text:p text:style-name="P4">
The curator solicited 11 works among global artists. There are "farm laboratories" units that have brought future species and innovative thinking about genetic engineering, as well as "farm cooperatives" units that have imagined decentralized cooperation and operation methods. Essence</text:p>
      <text:p text:style-name="P4">
The theme of this exhibition comes with early warning and criticality, which is easy to remind people of George Owaer's literary work "Animal Farm" and the British science fiction short series "Black Mirror".</text:p>
      <text:p text:style-name="P4">
The curator Li Yan said: "We want to argue with a neutral perspective of equality and coexistence of all things. In the future, all things are built together in the Garden of Eden. 100 million chickens were killed and became a human food. This is particularly worthwhile to wake up. "</text:p>
      <text:p text:style-name="P4">
<draw:frame draw:style-name="fr1" draw:name="Image40" text:anchor-type="as-char" svg:width="6.9236in" svg:height="5.187712in" draw:z-index="0">
<draw:image xlink:href="../Images/FT Chinese Free Version/2023-06-29T23-47-40-00-00/000185843_piclink.jpg" xlink:type="simple" xlink:show="embed" xlink:actuate="onLoad" draw:mime-type="image/jpeg"/>
</draw:frame>
(PinkChicken Project, Nonhuman Nonsense Studio, Mixed Media, 2017)</text:p>
      <text:p text:style-name="P4">
Although the theme pioneer is profound, the two young curators want to use immersive entertainment to guide the guides to allow the audience to visit as the candidate. This pioneer theme exhibition is also more experimental in visiting methods, looking for cross -border entertainment projects such as immersive script killing. "In the future, we will also do puppet dramas and drama workshops." Li Yan said.</text:p>
      <text:p text:style-name="P4">
<text:span text:style-name="T4">
 Art creation really express the development of science and technology? </text:span>
</text:p>
      <text:p text:style-name="P4">
Cutting -edge technology has always been an important source of inspiration for artists to create. Today is the era of explosive development of science and technology. Decentralization, ChatGPT, artificial intelligence ... These hot words not only appeared frequently in the scientific and technological scenes, but also became high -frequency vocabulary in the artist's mouth.</text:p>
      <text:p text:style-name="P4">
The creative medium of contemporary art can be almost any element in daily life. When seeing artistic installations such as "genetic engineering" and "artificial intelligence" in front of you, will visitors engaged in the genetic engineering and artificial intelligence industry will "laugh"?</text:p>
      <text:p text:style-name="P4">
<draw:frame draw:style-name="fr1" draw:name="Image41" text:anchor-type="as-char" svg:width="6.9236in" svg:height="5.18695in" draw:z-index="0">
<draw:image xlink:href="../Images/FT Chinese Free Version/2023-06-29T23-47-40-00-00/000185844_piclink.jpg" xlink:type="simple" xlink:show="embed" xlink:actuate="onLoad" draw:mime-type="image/jpeg"/>
</draw:frame>
(Devouring Deviation, Li Shan, silicone, resin, aluminum alloy materials, 2017)</text:p>
      <text:p text:style-name="P4">
Li Yan said: "Many artists now have the knowledge background of interdisciplinary knowledge. For example, in this exhibition, two artists have undergraduate majors in machinery and engineering, and they have learned design at the master's degree. Some works come from the creative team. , Both the scientific background and art background are fused, and they are fused and learned from each other. "</text:p>
      <text:p text:style-name="P4">
In fact, the birth of many innovative styles in the history of art is related to the development of science and technology, such as the Eiffel Tower, which commemorates the 19th century science and technology civilization, the style founded by Einstein and the atomic structure of Einstein and the atomic structure. However, artists use artistic perspectives to create works related to technology, which takes time to precipitate. Li Yan said, "I need to try and error the artist."</text:p>
      <text:p text:style-name="P4">
<text:span text:style-name="T4">
 The curator's survival dilemma </text:span>
 **</text:p>
      <text:p text:style-name="P4">
Hyundai Blue Prizeart+Tech Annual Art Awards and Modern Automobile Culture Center (Beijing) were also founded in 2017. It aims to support the art curator of pioneer experiments through the "technology and art" vision of "technology and art".</text:p>
      <text:p text:style-name="P4">
The point is, this is a rare art award for curators.</text:p>
      <text:p text:style-name="P4">
<draw:frame draw:style-name="fr1" draw:name="Image42" text:anchor-type="as-char" svg:width="6.9236in" svg:height="4.615733in" draw:z-index="0">
<draw:image xlink:href="../Images/FT Chinese Free Version/2023-06-29T23-47-40-00-00/000185846_piclink.jpg" xlink:type="simple" xlink:show="embed" xlink:actuate="onLoad" draw:mime-type="image/jpeg"/>
</draw:frame>
(Weeds will never die the Weednever Dies, Atelier Mobile, Comprehensive Materials, 2021)</text:p>
      <text:p text:style-name="P4">
In the field of "technology and art", Li Yan said: "The curator is almost all oblique young people, and they all have another job to maintain their livelihood." The same is true of Li Yan, with art -related full -time jobs. Not long ago, Yao Qingmei, a video artist who lived in France, complained that when he participated in the exhibition in the public account, he rarely received the production fee of art works. The curator also has the same difficulties. Li Yan said: "At least in the exhibition of technology and art, it is difficult for curators to get curatorial fees." It seems that no one realizes that there should be this expense expenditure.</text:p>
      <text:p text:style-name="P4">
In the field of art, some works are difficult to sell, and the more pure art works, sometimes farther away from the market. On the one hand, art works are criticized for the market, on the one hand, works that do not meet the market at all cannot get financial support. This is really a paradox.</text:p>
      <text:p text:style-name="P4">
In addition, although the Chinese Private Art Museum has developed in recent years, it is far from European and American countries. There are 150 museums and art museums in Paris alone. The opportunities and space for curatorials will naturally be much more.</text:p>
      <text:p text:style-name="P4">
Although the development of the contemporary art field of Chinese contemporary arts has attracted the attention of the world, there are still many places that need to be improved. Professional cognition of all aspects of the art industry needs to be further improved. Although the road of contemporary art has improved the rapid progress, it has just started.</text:p>
      <text:p text:style-name="P4">
<text:span text:style-name="T5">
Lorional information: Exhibition: "Animal Farm Simulator", Exhibition: April 28, 2023-October 8, 2023, location: No. 4, No. 4 Art District, No. 4, Jiuxianqiao Road, Chaoyang District, Beijing center</text:span>
</text:p>
      <text:p text:style-name="P4">
(The picture of this article is provided by the Modern Automobile Culture Center. This article only represents the author's own point of view. Author mailbox: shirleyft@163.com, edit mailbox: zhen.zhu@ftchinese.com)</text:p>
      <text:p text:style-name="P4">
News Source: <text:a xlink:type="simple" xlink:href="http://www.ftchinese.com/story/001100103" text:style-name="Internet_20_link" text:visited-style-name="Visited_20_Internet_20_Link">
http://www.ftchinese.com/story/001100103</text:a>
</text:p>
      <!--NEWS-->
      <text:h text:style-name="P10" text:outline-level="1">
<text:span text:style-name="T4">
Humanity and burden: a new challenge for a century -old museum</text:span>
</text:h>
      <text:p text:style-name="P4">
Authors: ['为FT中文网撰稿']</text:p>
      <text:p text:style-name="P4">
Publisher: 英国《金融时报》</text:p>
      <text:p text:style-name="P4">
Time: 2023-06-29T23:47:51+00:00</text:p>
      <text:p text:style-name="P4">
Published Time: 2023-06-29T12:00:99+08:00</text:p>
      <text:p text:style-name="P4">
Modified Time: 2023-06-29T19:49:99+08:00</text:p>
      <text:p text:style-name="P4">
Description: Song Peifen: The National Asian Museum in Washington has gone a century. While schoing the future, the museum now needs to face controversy caused by the complex history of the museum.</text:p>
      <text:p text:style-name="P4">
Images: ["<text:a xlink:type="simple" xlink:href="https://thumbor.ftacademy.cn/unsafe/picture/8/000185808_piclink.jpg" text:style-name="Internet_20_link" text:visited-style-name="Visited_20_Internet_20_Link">
000185808_pic...</text:a>
", "<text:a xlink:type="simple" xlink:href="https://thumbor.ftacademy.cn/unsafe/picture/9/000185809_piclink.jpg" text:style-name="Internet_20_link" text:visited-style-name="Visited_20_Internet_20_Link">
000185809_pic...</text:a>
", "<text:a xlink:type="simple" xlink:href="https://thumbor.ftacademy.cn/unsafe/picture/0/000185810_piclink.jpg" text:style-name="Internet_20_link" text:visited-style-name="Visited_20_Internet_20_Link">
000185810_pic...</text:a>
", "<text:a xlink:type="simple" xlink:href="https://thumbor.ftacademy.cn/unsafe/picture/1/000185811_piclink.jpg" text:style-name="Internet_20_link" text:visited-style-name="Visited_20_Internet_20_Link">
000185811_pic...</text:a>
"]</text:p>
      <text:p text:style-name="P4">
Themes: ['艺术', '关注']</text:p>
      <text:p text:style-name="P4">
Keywords: ['艺术', '博物馆', '展览']</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Have you heard of the "National Museum of Asian Art"? This is the Flier Art Museum in Washington, USA(Freer Gallery Of Art)And Arthur-Sacklergallery (Arthur M. Sacklerlery) at the end of 2019, a new brand to reshape the brand at the end of 2019. Although the "new brand" has only been worldwide, in May this year, the museum has gone through a 100 -year history.</text:p>
      <text:p text:style-name="P4">
For a century, the museum has added a new exhibition hall, allowing guests to visit the museum to quickly understand the geography, ethnic, society, and culture of Asia. The museum also renovates the website to "welcome curiosity"(CuriosityWelcomed)For the big title, we encourage websites to explore "peace"(Calming), "Happy"(Joyful),"Surprisingly"(Unexpected),"cute"(Cute),"exciting "(Inspiring)And "funny"(Funny)Collection.</text:p>
      <text:p text:style-name="P4">
I was curious to open the "funny" link, and a webpage immediately appeared a Chinese business -oriented bronze bird and beast. The bronze birds and beasts left more than 3,000 years ago were funny and cute, making people laugh. I think the museum's goal of "welcome curiosity" has been initially achieved.</text:p>
      <text:p text:style-name="P4">
Not only the new exhibition hall and new website, the museum has also planned a two -week event for the century -old celebration. From the lunch provided by the local Asian catering industry, to the popular Korean singer Nan Yundao; Bollywood Indian dance class is available. Of course, in addition to eating, drinking and playing, the museum also provides many guides that lead the experts by experts from various departments.</text:p>
      <text:p text:style-name="P4">
<text:span text:style-name="T4">
 Museum Development History </text:span>
</text:p>
      <text:p text:style-name="P4">
The original name of the National Asian Museum was officially opened on May 9, 1923. At that time, 9,500 works were collected, almost all of them came from entrepreneur Flier(Charles LangFreer,1854-1919)Donation. Flier has started to collect enthusiasm after knowing American painter Whistler. In addition to collecting a large number of Whistler paintings, the artist also created the famous interior decoration "Peacock House" for him. However, Flier's collection far surpasses the United States, especially China and Japan. For the collection, Flier visited Asia many times and brought back countless cultural relics and treasures. He was unmarried throughout his life and had no descendants. As early as the early 20th century, he began to plan to let his collection spread immortal.</text:p>
      <text:p text:style-name="P4">
<draw:frame draw:style-name="fr1" draw:name="Image43" text:anchor-type="as-char" svg:width="6.9236in" svg:height="4.817672in" draw:z-index="0">
<draw:image xlink:href="../Images/FT Chinese Free Version/2023-06-29T23-47-51-00-00/000185808_piclink.jpg" xlink:type="simple" xlink:show="embed" xlink:actuate="onLoad" draw:mime-type="image/jpeg"/>
</draw:frame>
Although he settled in Detroit, Flier locked his target in Washington from the beginning. He put forward the idea of donating treasures to The Smithsonianinstification, agreed to fund the Society and let the Society establish a national museum in Washington. Because the US President Roosevelt attached great importance to Asia at the time, Flier's donation and the planned museum planned to pass quickly. The Flier Art Museum not only became the first museum in Washington, but also the first National Asian Museum in the United States. However, Flier and Roosevelt died in 1919 and had no chance to participate in the opening ceremony.</text:p>
      <text:p text:style-name="P4">
Since the opening, the collection has increased from 9500 pieces to nearly 47,000 collections today. Among them, Buddha statues, bronze, jade and painting are the most exciting in Chinese collections. The Chinese collection of the museum has been considered one of the most exciting collections in the United States for a long time. Nathan Atkins Museum of Art is on the name. There are many Buddha statues from Xiangtangshan Grottoes, as well as Gu Kaizhi's "Luo Shen Fu" and Wen Zhengming's "Chibi Winning Tour" and other masterpieces. Some of the collections are bought, but more from donations from collectors.</text:p>
      <text:p text:style-name="P4">
<draw:frame draw:style-name="fr1" draw:name="Image44" text:anchor-type="as-char" svg:width="6.9236in" svg:height="9.221221in" draw:z-index="0">
<draw:image xlink:href="../Images/FT Chinese Free Version/2023-06-29T23-47-51-00-00/000185809_piclink.jpg" xlink:type="simple" xlink:show="embed" xlink:actuate="onLoad" draw:mime-type="image/jpeg"/>
</draw:frame>
<text:span text:style-name="T4">
 The new challenge of the Centennial Museum </text:span>
</text:p>
      <text:p text:style-name="P4">
In addition to Friel, another group of important collections were from Sacler in 1982(Arthur M.Sackler)Donation. Sakler is a doctor, medical publisher, pharmaceutical marketers and Asian art collectors. He donated 4 million US dollars and more than 1,000 collections to Smithson. In order to recognize this gift, the Smithson Society agreed to build another Arthur-M-Sacler Arts next to the Flier Art Museum. Hall.</text:p>
      <text:p text:style-name="P4">
According to "Who is collecting China: The United States Hunting Asian Art Treasure Centennial" author Xielin Bridk(Shareen Blair Brysac)And Carl Meyer(Karl E. Meyer)The two people described in the book: "As the first batch of art museums funded by the Federal government, since the opening of the museum in 1923, the Flier Art Museum has been unsolved because the conditions of the donor of the museum are too harsh: it cannot be too harsh: it cannot cannot If you borrow collections, you cannot borrow from the collections from the museum to display. In fact, the Flier Art Museum itself has been frozen by time in the old house of Miss Hao Weixin in Dickens' "Big Future". "</text:p>
      <text:p text:style-name="P4">
The donation of Sacle made the museum more flexible with reality, but what Smithson learned that it was never expected that after more than 30 years, the lightness caused by the opium analgesic agent produced by the Purdue Pharmaceuticals of the Sacle family to belong to It is addicted to the medical disaster that died in severe death. Sacler's name is like a bloody dirty label, which makes the museum very headache. I asked Chasef. Robinson, although the museum had been renamed, why did the exhibition hall still retain Sacler's name?</text:p>
      <text:p text:style-name="P4">
"We are deeply distressed by this crisis." The museum chief told me that many of his family came from New Hampshire. The state was the second in the country because of the death example of taking opioids, and the damage was very deep. However, in the 1982 donation agreement, Sacler requested that the Smithson Society must permanently retain the name of Arthur-M-Sacler. However, the museum guarantees that it will be transparent to this history, recognize its complexity and encourage the public to discuss responsible naming practices.</text:p>
      <text:p text:style-name="P4">
Sacler's controversy will not disappear in a short time. As the sources of museum collections are becoming more and more stringent around the world, the Asian Art Museum has also begun to investigate the source of collections. "During my chief of the museum, I have not encountered a request for claims or repatriations", but Robinson acknowledged that "in the face of nearly 47,000 collections, it is impossible to have no suspicion for morality or legal reasons."</text:p>
      <text:p text:style-name="P4">
<draw:frame draw:style-name="fr1" draw:name="Image45" text:anchor-type="as-char" svg:width="6.9236in" svg:height="4.125312in" draw:z-index="0">
<draw:image xlink:href="../Images/FT Chinese Free Version/2023-06-29T23-47-51-00-00/000185810_piclink.jpg" xlink:type="simple" xlink:show="embed" xlink:actuate="onLoad" draw:mime-type="image/jpeg"/>
</draw:frame>
Not just in Smithy, because some of the confiscated part of the board of directors of the Metropolitan Museum of New York(ShelbyWhite)In private collections, the Metropolitan Museum has recently seized two pieces of stone carving tombs worth about $ 3.5 million worth of $ 3.5 million. Due to this lesson, the metropolis will decide to hire a source research team to review the source of the collection.</text:p>
      <text:p text:style-name="P4">
I mentioned to Robinson that Flier bought many collections from the antique merchant Lu Qinzhai. Lu Qinzhai was famous for its jade and bronze wares and bronzes that originated from grave robbers, and the museum was famous for the murals of the temple. "We are very alert to Lu Qinzhai." Robinson replied that the museum recently acquired another literature of Dai Runzhai, a Nagong merchant. "In this field, our method is to do research. Scholars share our research. If there is a proof of items that need to be taken, we will not hesitate. "</text:p>
      <text:p text:style-name="P4">
The State Asian Art Museum's research on the origin of cultural relics and the source process, as well as the temporary custody of the cultural relics of Yemen, reflects its commitment to moral management and tolerance. With the change of the times, the museum can no longer show the suspicious cultural relics as much as in the past.</text:p>
      <text:p text:style-name="P4">
<draw:frame draw:style-name="fr1" draw:name="Image46" text:anchor-type="as-char" svg:width="6.9236in" svg:height="4.621503in" draw:z-index="0">
<draw:image xlink:href="../Images/FT Chinese Free Version/2023-06-29T23-47-51-00-00/000185811_piclink.jpg" xlink:type="simple" xlink:show="embed" xlink:actuate="onLoad" draw:mime-type="image/jpeg"/>
</draw:frame>
Robinson also acknowledged that few museums could confidently say that there were no suspicious collections because of moral or legal reasons. First of all, the museum acknowledges the complex history of the cultural relics that is collected. Through a complete source of research, the museum ensures the transparency and accountability system of its collections. Through the temporary custody plan, the museum establishes cooperation and knowledge exchanges to promote a deep understanding of the rich cultural heritage of Yemen. On the occasion of its century -old celebration, the National Asian Museum of Art hopes to become a lighthouse for cultural protection and cultural dialogue. Today, when the misunderstandings and disputes continue to promote the awareness of the diverse art culture and traditions of Asia and other regions, it must be better than ever than before. More important.</text:p>
      <text:p text:style-name="P4">
(This article only represents the author's personal point of view.)</text:p>
      <text:p text:style-name="P4">
News Source: <text:a xlink:type="simple" xlink:href="http://www.ftchinese.com/story/001100087" text:style-name="Internet_20_link" text:visited-style-name="Visited_20_Internet_20_Link">
http://www.ftchinese.com/story/001100087</text:a>
</text:p>
      <!--NEWS-->
      <text:h text:style-name="P10" text:outline-level="1">
<text:span text:style-name="T4">
Design Shanghai, wandering from the broken circle (free version)</text:span>
</text:h>
      <text:p text:style-name="P4">
Authors: ['']</text:p>
      <text:p text:style-name="P4">
Publisher: 英国《金融时报》</text:p>
      <text:p text:style-name="P4">
Time: 2023-06-29T23:50:36+00:00</text:p>
      <text:p text:style-name="P4">
Published Time: 2023-06-29T12:00:99+08:00</text:p>
      <text:p text:style-name="P4">
Modified Time: 2023-06-29T19:59:99+08:00</text:p>
      <text:p text:style-name="P4">
Description: Zheng Jing: When people's lifestyles begin to focus on pragmatic, how can they be accepted and paid for the aesthetics that they undertake?</text:p>
      <text:p text:style-name="P4">
Images: []</text:p>
      <text:p text:style-name="P4">
Themes: ['专栏', '设计', '关注']</text:p>
      <text:p text:style-name="P4">
Keywords: ['设计', '展览']</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Designed in Shanghai for ten years, from the initial explosion to today's peaceful and routine. In the past ten years, it is also a cycle of home design in the Chinese market. I thought it could bloom and bear fruit, but I couldn't wait for the spring, design, and finally wandered in the niche circle.</text:p>
      <text:p text:style-name="P4">
Ten years ago, Shanghai Airborne Shanghai Beach was designed. This design exhibition with the largest British design as the signboard has successfully made a circle and became the explosion of that spring. Prior to this, the design exhibition only fermented in the circle, and designed Shanghai for the first time caused the public's social effect. The queues at the entrance of the weekend exhibition center, the organizer temporarily raised the fare, and once ushered in reports from major media such as television stations. A passenger flow of more than 60,000 during the exhibition period, the organizer laughed and paved the way for the later investment promotion.</text:p>
      <text:p text:style-name="P4">
In the next three years, whether it was designed to design Shanghai, it has become a major indicator of the brand's sufficient funding. After all, it is the most expensive exhibition in the industry. The audience was judged to be squeezed into the circle with a ticket to design Shanghai. The booth is expensive and the tickets are expensive. As soon as the exhibition season, even those in the industry must be busy raising tickets everywhere, otherwise they will not be able to pay a difference with friends and relatives. I used to carry out on the first day to help the media contact the staff to see if the friends who missed registered reporters went to watch the exhibition. It's hard to make up for the time. At that time, the only thing that could ask for help was probably the ox at the door.</text:p>
      <text:p text:style-name="P4">
The original British exhibition team, the foreign design brand of the Manchuria Hall, in the first exhibition propaganda said that 90%of the brand came to China for the first time. Coupled with the big coffee designers, they are sought after like celebrities. Michalyoung hugged the baby in the forum, socially socialized, and became an Internet celebrity. Photography enthusiasts, seeing the cute curly hair dolls slammed, and the Magis classic plastic PUPPY KIDSCHAIR on the circle of friends. In the second year, designer Marcelwanders not only brought limited works designed for Christofle and Baccarat, but also settled in the booth early to adjust the exhibits to the most ideal state. Just like the director, the light and shadow and angle on the stage are particular, so the effect is good.</text:p>
      <text:p text:style-name="P4">
Such a grand occasion lasted for six years, and in 2020, it changed. The organizer Media 10 was collected when he saw it. The main position was sold together with the design Beijing to sell to Clarion Events. This is a British company established in 1947. In 2017, it was acquired by the U.S. Private Equity Fund Blackstone Group for £ 600 million. It has many exhibitions in the field of design and fashion.</text:p>
      <text:p text:style-name="P4">
The new team took over, and the exhibition moved from the Shanghai Exhibition Center in the city center to move to the Expo Exhibition Hall in Pudong. At the beginning of the year, he encountered a new crown epidemic. There are two consecutive variables that have repeatedly reduced the expectations of it. The exhibition time moved from spring to autumn. When I feel that it is victory as long as it is opened, the others can talk about the epidemic.</text:p>
      <text:p text:style-name="P4">
I did not expect that the epidemic was three years, let alone the design exhibition stopped, and even the normal life stopped. When everyone recognizes the lifestyle, there is also new ideas for the design needs and positioning of design. Design and art have many interlinked places, the old saying is the cultural relics of the prosperous world, and the gold of the troubled times. These icing things are more used to meet spiritual needs. Although the design products have the most basic use function, they have too many replacements, cheap prices, and moderate appearance, and can also bear the general needs of life. At this time, the design items are facing challenges. How should it be accepted and paid for the concept of life aesthetics.</text:p>
      <text:p text:style-name="P4">
In fact, this problem exists ten years ago. The home design industry has been in a difficult country in China. On the one hand, local design power cannot keep up. Many products can only rely on foreign brands. The market, but the real audience is limited. The brand side and professional buyer, coupled with the media concentration of firepower to cultivate the market for ten years, have achieved some results. When designing Shanghai in 2014, everything looked prosperous. Everyone was full of confidence. In particular, I saw that the design exhibition could break the circle and feel that the spring spring should really come.</text:p>
      <text:p text:style-name="P4">
I did not expect that another ten years, everything was not what everyone imagined.</text:p>
      <text:p text:style-name="P4">
This year, the design of the Shanghai Exhibition no longer see the queuing long dragon, and the ox has given up on the star concert next door. Although the number of participants in the end is more than 70,000, 75%are still concentrated in the professionals. After all, the explosion of the circle returned to normal.</text:p>
      <text:p text:style-name="P4">
The iconic works at the entrance before each year have disappeared. From the work "Dragon" made by Peter Linnett in the first year, to the "time devourer" designed by British designer and inventor Dr. Johnc.Taylor in the second year, it is also a dragon, 24 carat -plated colors, and the blue -like color. The organs closed their mouths every five minutes. These have all become standard in the circle of friends, and also become the standard photos designed in Shanghai. Even in 2020, it was difficult to move a chandelier of the Dutch designer brand Mooi, and the audience patted it left and right.</text:p>
      <text:p text:style-name="P4">
All this has become a past. This year's exhibition hall comes in, looking at it at a glance, a horse Pingchuan. Each booth seems exquisite, but it is bland. The exhibition is not complicated, which means that the cost is not high, but it is not a span, and it is neat and clean.</text:p>
      <text:p text:style-name="P4">
Although the organizer promoted that there were more than 600 design brands from more than 40 countries and regions, the scale increased by 50%, and the internationalization of the exhibition was not affected. However, walking in the exhibition hall of lamps and furniture, it feels that China is a home that is not allowed to be. Familiar domestic brands, familiar products, and familiar exhibition methods are concentrated together.</text:p>
      <text:p text:style-name="P4">
The third floor is the newly added lifestyle and accessories hall this year. The home accessories category such as porcelain, incense, vase, and tapestry are concentrated. This is a relatively concentrated area for foreign brands. Fuli brocade Fuli exhibits the "Energy Garden" art weaving car blanket series of British "fashion godmother" Sandra Rods, which has become the most gorgeous area in small fresh colors. Germany's Meissen, Wedgwood in the United Kingdom, Christofle, French silverware brand, is exhibited in a well -existing family. Although it is not fancy, it can be explained that they are still there. Without moving out of China, they can feel a little gratifying. Just affected by the epidemic, the new products of each family are limited, and most of them are classic models. At the booth of Danish porcelain Royalcopenhagen, the salesperson is making live broadcast, and the lace series is introduced with emotions. The legend of ancient times, ancient craftsmanship, and ancient patterns, these still need to be said in today's market.</text:p>
      <text:p text:style-name="P4">
For a while, Chinese media peers always ask the organizer a question. For example, how many Chinese designers are involved? Whether it will be supported by China. The answers are always friendly and open, but in the end, it is mainly based on foreign design. But this year's design Shanghai, the follow -up report of the media, is very concentrated to a group of young Chinese designers.Yes, it is courage. In fact, whether it is a young designer or a mature business brand insisted on the exhibition, whether Zhang Lei has persisted in the "Rong Design" exhibition area for 8 years, and designer Yang Mingjie, he continued to use his unique 3D printing symbolic curatorial. Unit ", designed this industry, it may be indispensable to be courage. Especially when a reincarnation of ten years, can the market and confidence accounted for half of the market and confidence.</text:p>
      <text:p text:style-name="P4">
At the end of the exhibition, the staff of the organizer dragged a cart, which was filled with various trophy, and delivered them to their respective booths. Both the guests took a group photo, and the handshake wished each other. The original celebration was so simple.</text:p>
      <text:p text:style-name="P4">
On the other side is in the "TALENTS" exhibition area, a group of people in black sitting around the central round table. On the one hand, the round table shows the theme "banquet", and at the same time, the design model and semi -finished products are displayed above. People in black suddenly raised the red plastic bucket on their heads, sat here, and dispersed later, and everything returned to its original state. It was learned afterwards that this was a behavioral art made by an artist. The routine is broken, and the break is restored to normal. Perhaps this is also a design.</text:p>
      <text:p text:style-name="P4">
(This article only represents the author's personal point of view, edit mailbox: zhen.zhu@ftchinese.com)</text:p>
      <text:p text:style-name="P4">
News Source: <text:a xlink:type="simple" xlink:href="http://www.ftchinese.com/story/001100119" text:style-name="Internet_20_link" text:visited-style-name="Visited_20_Internet_20_Link">
http://www.ftchinese.com/story/001100119</text:a>
</text:p>
      <!--NEWS-->
      <text:h text:style-name="P10" text:outline-level="1">
<text:span text:style-name="T4">
"Act 4 of the Disappearing Exhibition": Free Version</text:span>
</text:h>
      <text:p text:style-name="P4">
Authors: ['为FT中文网撰稿']</text:p>
      <text:p text:style-name="P4">
Publisher: 英国《金融时报》</text:p>
      <text:p text:style-name="P4">
Time: 2023-06-29T23:50:42+00:00</text:p>
      <text:p text:style-name="P4">
Published Time: 2023-06-29T12:00:99+08:00</text:p>
      <text:p text:style-name="P4">
Modified Time: 2023-06-29T19:59:99+08:00</text:p>
      <text:p text:style-name="P4">
Description: Ningwen: In this exhibition that emphasizes the relationship between works and space, five artists try to discover rich vitality in the "silent nature" from their perspectives and experiences.</text:p>
      <text:p text:style-name="P4">
Images: ["<text:a xlink:type="simple" xlink:href="https://thumbor.ftacademy.cn/unsafe/picture/7/000185977_piclink.jpg" text:style-name="Internet_20_link" text:visited-style-name="Visited_20_Internet_20_Link">
000185977_pic...</text:a>
", "<text:a xlink:type="simple" xlink:href="https://thumbor.ftacademy.cn/unsafe/picture/2/000185872_piclink.jpg" text:style-name="Internet_20_link" text:visited-style-name="Visited_20_Internet_20_Link">
000185872_pic...</text:a>
", "<text:a xlink:type="simple" xlink:href="https://thumbor.ftacademy.cn/unsafe/picture/8/000185978_piclink.jpg" text:style-name="Internet_20_link" text:visited-style-name="Visited_20_Internet_20_Link">
000185978_pic...</text:a>
", "<text:a xlink:type="simple" xlink:href="https://thumbor.ftacademy.cn/unsafe/picture/6/000185826_piclink.jpg" text:style-name="Internet_20_link" text:visited-style-name="Visited_20_Internet_20_Link">
000185826_pic...</text:a>
", "<text:a xlink:type="simple" xlink:href="https://thumbor.ftacademy.cn/unsafe/picture/1/000185891_piclink.jpg" text:style-name="Internet_20_link" text:visited-style-name="Visited_20_Internet_20_Link">
000185891_pic...</text:a>
", "<text:a xlink:type="simple" xlink:href="https://thumbor.ftacademy.cn/unsafe/picture/8/000185828_piclink.jpg" text:style-name="Internet_20_link" text:visited-style-name="Visited_20_Internet_20_Link">
000185828_pic...</text:a>
", "<text:a xlink:type="simple" xlink:href="https://thumbor.ftacademy.cn/unsafe/picture/9/000185829_piclink.jpg" text:style-name="Internet_20_link" text:visited-style-name="Visited_20_Internet_20_Link">
000185829_pic...</text:a>
", "<text:a xlink:type="simple" xlink:href="https://thumbor.ftacademy.cn/unsafe/picture/0/000185830_piclink.jpg" text:style-name="Internet_20_link" text:visited-style-name="Visited_20_Internet_20_Link">
000185830_pic...</text:a>
", "<text:a xlink:type="simple" xlink:href="https://thumbor.ftacademy.cn/unsafe/picture/1/000185831_piclink.jpg" text:style-name="Internet_20_link" text:visited-style-name="Visited_20_Internet_20_Link">
000185831_pic...</text:a>
", "<text:a xlink:type="simple" xlink:href="https://thumbor.ftacademy.cn/unsafe/picture/2/000185832_piclink.jpg" text:style-name="Internet_20_link" text:visited-style-name="Visited_20_Internet_20_Link">
000185832_pic...</text:a>
", "<text:a xlink:type="simple" xlink:href="https://thumbor.ftacademy.cn/unsafe/picture/3/000185833_piclink.jpg" text:style-name="Internet_20_link" text:visited-style-name="Visited_20_Internet_20_Link">
000185833_pic...</text:a>
", "<text:a xlink:type="simple" xlink:href="https://thumbor.ftacademy.cn/unsafe/picture/4/000185834_piclink.jpg" text:style-name="Internet_20_link" text:visited-style-name="Visited_20_Internet_20_Link">
000185834_pic...</text:a>
", "<text:a xlink:type="simple" xlink:href="https://thumbor.ftacademy.cn/unsafe/picture/5/000185835_piclink.jpg" text:style-name="Internet_20_link" text:visited-style-name="Visited_20_Internet_20_Link">
000185835_pic...</text:a>
", "<text:a xlink:type="simple" xlink:href="https://thumbor.ftacademy.cn/unsafe/picture/7/000185837_piclink.jpg" text:style-name="Internet_20_link" text:visited-style-name="Visited_20_Internet_20_Link">
000185837_pic...</text:a>
", "<text:a xlink:type="simple" xlink:href="https://thumbor.ftacademy.cn/unsafe/picture/8/000185838_piclink.jpg" text:style-name="Internet_20_link" text:visited-style-name="Visited_20_Internet_20_Link">
000185838_pic...</text:a>
"]</text:p>
      <text:p text:style-name="P4">
Themes: ['艺术', '关注']</text:p>
      <text:p text:style-name="P4">
Keywords: ['艺术', '展览']</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At the beginning of the summer, "Disappearing Exhibition | Act 4: Natural Determination" officially opened in the Museum of Museum of Art. In the convergence of nature and art, find the spirit of all things, the voice of life, and the deep connections that invisible to the natural world.</text:p>
      <text:p text:style-name="P4">
The "disappearing exhibition" inspired by Taoist philosophy is intended to echo the "disappearing building" of Fearoshi's concept. This is a small exhibition with a large number of works, a small number of works, but a large tension between the connotation of the work and the art museum building. The main purpose of the curatorial is to hope that the exhibition is centered on the architectural and design concepts of Yosanu. Each period invites different contemporary young artists -especially conceptual art, installation art and sound artists to participate in the exhibition. And look forward to letting more people understand these young artists through the platform of the art museum; at the same time, I also hope that the viewer will understand the architectural concept of Huyanura through artistic works, re -watch and experience the space of the art museum, and change from an angle to think about people. The relationship with architecture and nature.</text:p>
      <text:p text:style-name="P4">
<text:span text:style-name="T4">
 Regardless of human nature, or nature of nature, its original sound and vitality are extremely rich. Why is it a silent state now? Is it a person's participation and intervention? In a broad sense, people are actually a part of nature. </text:span>
 "Disappearing Exhibition | Act Fourth Act" invited five artists of Jing Ao, Ma Laurentttré, Li Shun, and Xue Ruzhe from their different perspectives and experiences to discover and realize pure and original nature; Go to feel the hyperlink between humans and nature, the integration of human original power and the power of nature.</text:p>
      <text:p text:style-name="P4">
Will the forest think? Canadian anthropologist Eduardokohn's book "How Forests Think -Human Science" that humans can think like forests. Cohen proposes, "<text:span text:style-name="T4">
 We 'to survive in the Anthropocene -the uncertain era that is increasingly occupied by the world that belongs to us beyond human beings is increasingly occupied by" too human "things-- - We will have to take the initiative to cultivate these ways to think like the forest and think like a forest. </text:span>
 "</text:p>
      <text:p text:style-name="P4">
<text:span text:style-name="T4">
 "Delo" Morning Dew </text:span>
</text:p>
      <text:p text:style-name="P4">
<draw:frame draw:style-name="fr1" draw:name="Image47" text:anchor-type="as-char" svg:width="6.9236in" svg:height="4.607692in" draw:z-index="0">
<draw:image xlink:href="../Images/FT Chinese Free Version/2023-06-29T23-50-42-00-00/000185977_piclink.jpg" xlink:type="simple" xlink:show="embed" xlink:actuate="onLoad" draw:mime-type="image/jpeg"/>
</draw:frame>
"Chao Lulu" works partially</text:p>
      <text:p text:style-name="P4">
The "Dulu" created in 2021 is a concise work of ethereal and artistic language. The weightlifting is light. It sounds like the sound of "repeated" impacts, each impact is like a reincarnation and a rise. For the artist, "no interpretation" is the original intention of this work -when the viewer sees the ball in and out of the circle orbit, the sound of spinning on the glass randomly hit the sound, the cleanest rhythm and sound will be filled in The conscious space of the viewer.</text:p>
      <text:p text:style-name="P4">
<draw:frame draw:style-name="fr1" draw:name="Image48" text:anchor-type="as-char" svg:width="6.653846in" svg:height="10.0in" draw:z-index="0">
<draw:image xlink:href="../Images/FT Chinese Free Version/2023-06-29T23-50-42-00-00/000185872_piclink.jpg" xlink:type="simple" xlink:show="embed" xlink:actuate="onLoad" draw:mime-type="image/jpeg"/>
</draw:frame>
"Chao Lulu" works partially</text:p>
      <text:p text:style-name="P4">
In this exhibition, the exhibitors deliberately presented the work of "Dulu" alone in the "tea room" space of Zhizhi Art Museum. The tea room itself has a special meditation architectural language. A rectangular glass structure with a steel frame looks like a minimalist work that can enter from the outside. The room is completely transparent, and people's activities inside are unobstructed. In this way, the viewer has both the user of the building and is also part of the building; it is not only a feeling of the work and part of the work. Because the "tea room" is surrounded by water, there is a calm psychological effect from the inside out.</text:p>
      <text:p text:style-name="P4">
Showing "Dulu" in such a space makes the sound of the work collide with the sound of the heart; let the sound and nature, meet with space, integrate with space, and feel the life of the work itself. "<text:span text:style-name="T4">
 I care about how individuals and works grow in the creation process. Starting in a random and primitive way, human original motivation and natural power links. </text:span>
"</text:p>
      <text:p text:style-name="P4">
<draw:frame draw:style-name="fr1" draw:name="Image49" text:anchor-type="as-char" svg:width="6.9236in" svg:height="4.60804in" draw:z-index="0">
<draw:image xlink:href="../Images/FT Chinese Free Version/2023-06-29T23-50-42-00-00/000185978_piclink.jpg" xlink:type="simple" xlink:show="embed" xlink:actuate="onLoad" draw:mime-type="image/jpeg"/>
</draw:frame>
"Dulu", Scripture, 2021, glass, iron, motor, wood, 55 × 150 × 150cm, thanks to the Golden Stone Gallery, knowing the art museum "Disappearing Exhibition | Act 4" scene.</text:p>
      <text:p text:style-name="P4">
Jing Ao's personal creation mainly focuses on sound. In the process of exploring different sounds, a series of sculptures, behaviors, and images of different materials and new artistic styles are used as sound materials, which should be born from different environments. In the context of non -binary opposition, explore the relationship between "material" and "intangible material", and "unconsciousness" and "unconsciousness". Compared with the current artistic production model led by dialectical thinking, the creation of Scripture is more inclined to narrative literature. By telling a story, it is constantly raising questions and walking in doubt. In the process, the attitude and choice of life are honestly presented in the work.</text:p>
      <text:p text:style-name="P4">
<text:span text:style-name="T4">
 "Matrix-NO. 6 </text:span>
 matrix-no. 6 **</text:p>
      <text:p text:style-name="P4">
<draw:frame draw:style-name="fr1" draw:name="Image50" text:anchor-type="as-char" svg:width="6.9236in" svg:height="5.764671in" draw:z-index="0">
<draw:image xlink:href="../Images/FT Chinese Free Version/2023-06-29T23-50-42-00-00/000185826_piclink.jpg" xlink:type="simple" xlink:show="embed" xlink:actuate="onLoad" draw:mime-type="image/jpeg"/>
</draw:frame>
"Body No.6", Ma Liyu, 2023, cloth surface, 100 × 120 cm than Xie Dong gallery, knowing the "disappearing exhibition" of the art museum</text:p>
      <text:p text:style-name="P4">
Similar to the focus on the creation of Jing Ao art, Ma Lizheng "<text:span text:style-name="T4">
 has always been concerned about the complex spiritual connection between man and nature beyond the flesh and time and space." The artificial plant garden she portrayed from the artificial and plastic "Central Garden" from the city to the latest "MATRIX" plant series in 2022, which triggers people to real nature and between people and nature Thinking of hyperlinks. "Matrix" opened the new creative journey of Ma Liyu. The artist </text:span>
 regards the world as a perceived substrate, focusing on discovering the hidden interaction between human subconscious and nature, and doing structured, figurative and abstract staggered. The visual presentation of raw is **. The artist believes that when a person returns to the body, and removes the identity mark given by all the acquired days, and the emotional links that transcend the differences and disputes can be widely established. This is the way the artist responds to the political and historical direction of the current turn to the confrontation.</text:p>
      <text:p text:style-name="P4">
The "Matrix-NO.6" exhibited in this "Disappearing Exhibition" appeared in the appearance of the river-this is also the "The Dead and the Dust" inspired by the Thames in London in London in 2015 After and the dust, the artist created the second time the theme of the river. In "Matrix-NO.6", the artist did not depict a specific river, but she recently visited a perceptual integration of various waters. Ma Lizhen has always used the habit of recording water flow, and often watch these recorded images repeatedly in the fast -paced working life, which makes her feel wrapped in a gentle power. Feel."So I focused on the texture and flashing of the water -like silk satin that flickered, and the branches are always accompanied by the waters. They often rush into the field of vision. Complex emotional connection. The grid in the picture is inspired by the comic narrative method. Each grid opens a different time and space door. Because in the face of the water, we always cannot observe every vortex at the same time, and when we are our View jump, the previous second has become a past. "</text:p>
      <text:p text:style-name="P4">
<text:span text:style-name="T4">
 The power of water is very special, gentle and powerful; water can change various forms, regardless of rain, ice, fog ... but the kernel has never changed </text:span>
. From the new work of Ma Liyu, I felt the gradual maturity of the artist's creation and the pursuit of deeper spiritual exploration.</text:p>
      <text:p text:style-name="P4">
<draw:frame draw:style-name="fr1" draw:name="Image51" text:anchor-type="as-char" svg:width="6.9236in" svg:height="4.615733in" draw:z-index="0">
<draw:image xlink:href="../Images/FT Chinese Free Version/2023-06-29T23-50-42-00-00/000185828_piclink.jpg" xlink:type="simple" xlink:show="embed" xlink:actuate="onLoad" draw:mime-type="image/jpeg"/>
</draw:frame>
"Legacy NO.6", Ma Liyu, 2023, Zhi Museum of Art "Disappearing Exhibition | Act 4" scene</text:p>
      <text:p text:style-name="P4">
The work is presented on the corridor of the top of the art museum. On one side of the corridor is a white wall, and on the other side is the glass curtain wall. Daily and night, the sun and lights of the sun and lights are reflected on the tiles and glass outside the art museum, and the light and shadow are reflected on the work, so that the water pattern with a strong structure and layering in the picture moves. Nature's accidental joining seems to have once again created "Matrix-NO.6".</text:p>
      <text:p text:style-name="P4">
<text:span text:style-name="T4">
 "Three Plant Solutions" 3 Plants Solution </text:span>
</text:p>
      <text:p text:style-name="P4">
<draw:frame draw:style-name="fr1" draw:name="Image52" text:anchor-type="as-char" svg:width="6.9236in" svg:height="4.615733in" draw:z-index="0">
<draw:image xlink:href="../Images/FT Chinese Free Version/2023-06-29T23-50-42-00-00/000185829_piclink.jpg" xlink:type="simple" xlink:show="embed" xlink:actuate="onLoad" draw:mime-type="image/jpeg"/>
</draw:frame>
"Three Plant Solutions" works part of the work</text:p>
      <text:p text:style-name="P4">
"As an artist, my mission is to convey a sense of universal sense to the audience, which aims to evoke the memory of sleeping, which is forgotten by the forgotten past 5000 years ago. It is an era that is closely connected to nature and is closely linked and has a sense of liquidity. *. "This time, Laurent Lettrée, a famous French sound artist, specially created an interactive sound installation work" Three Plancies "for the" Disappearing Exhibition ": Plant composition (in fact, you can trigger the biological response and activate the plant's sound).</text:p>
      <text:p text:style-name="P4">
<draw:frame draw:style-name="fr1" draw:name="Image53" text:anchor-type="as-char" svg:width="6.9236in" svg:height="4.615733in" draw:z-index="0">
<draw:image xlink:href="../Images/FT Chinese Free Version/2023-06-29T23-50-42-00-00/000185830_piclink.jpg" xlink:type="simple" xlink:show="embed" xlink:actuate="onLoad" draw:mime-type="image/jpeg"/>
</draw:frame>
Artistlettrée and work "Three Plant Solutions", the "Disappearing Exhibition | Act 4" on the art museum</text:p>
      <text:p text:style-name="P4">
The exhibition team of the Museum of Art has assisted the artists to select turtle back bamboo, puppets and iron trees that are more distinctive in southern China. These three plants are arranged into a star -believe that there is a relationship between macro and micro "<text:span text:style-name="T4">
 I firmly believe that the harmonious movement of planets in the solar system and the harmonious creation of life and nature can be manifested in precise geometric shapes such as plants, trees, sunflowers and nodes. Deep concepts. </text:span>
 Through interaction with these plants, viewers can create sounds and participate in the device through their interaction. "</text:p>
      <text:p text:style-name="P4">
<draw:frame draw:style-name="fr1" draw:name="Image54" text:anchor-type="as-char" svg:width="6.9236in" svg:height="4.615733in" draw:z-index="0">
<draw:image xlink:href="../Images/FT Chinese Free Version/2023-06-29T23-50-42-00-00/000185831_piclink.jpg" xlink:type="simple" xlink:show="embed" xlink:actuate="onLoad" draw:mime-type="image/jpeg"/>
</draw:frame>
"Three Plants Solutions", Laurentlettrée, 2023, plant, capacitor sensor, laser -cut metal board, computer, custom audio software, speaker, variable size, "disappearing exhibition | Act 4" exhibition entrustment creation entrustment creation</text:p>
      <text:p text:style-name="P4">
I was fascinated by my voice since childhood. Since the age of five, he has often moved around with his headphones, carrying his mother with his mother to seize his favorite sound with her mother -whether it is going to the forest adventure or exploring in the city. He hopes that people can feel joy and laughter when facing the mysteries of nature, and wake up their curiosity about wonderful things. As the artist says: "Nature and plants are not just beautiful existence. Each plant has its own personality, characteristics, and sensitivity. We can speak some warm words to plants and make them grow more. There are more common points between plants and humans, exceeding our imagination ... "</text:p>
      <text:p text:style-name="P4">
"<text:span text:style-name="T4">
 Through my artistic expression, I humblely contribute to the transition to a new era. I hope that this era is characterized by improving awareness. This means integrating the current nature, science and technical knowledge to benefit humans. </text:span>
 "Solidate believes:" <text:span text:style-name="T4">
 training intuition, promoting innovation and creativity, and recognizing that in -depth understanding and contact with nature can help discover human potential. "</text:span>
" In this installation art involved in plants, In, he gave nature to make it humanized, while retaining his inherent beauty and chaos. "In addition, I use the plant as the instrument of my live music performance and concert. I feel happy and inspired by the unexpected tone and rhythm biological combination. As a natural resonance in the musicians and life ","</text:p>
      <text:p text:style-name="P4">
<text:span text:style-name="T4">
 "Matto Zhizhi-Prajna Paramita Duori"/Study on the nature of Things-the Heart of Prajna Paramitasutra </text:span>
</text:p>
      <text:p text:style-name="P4">
<draw:frame draw:style-name="fr1" draw:name="Image55" text:anchor-type="as-char" svg:width="6.9236in" svg:height="2.697506in" draw:z-index="0">
<draw:image xlink:href="../Images/FT Chinese Free Version/2023-06-29T23-50-42-00-00/000185832_piclink.jpg" xlink:type="simple" xlink:show="embed" xlink:actuate="onLoad" draw:mime-type="image/jpeg"/>
</draw:frame>
"Gexi Zhizhi-Prajna Paramita Duo Sutra", Li Shun, 2014 photography, handmade rice paper art micro-spray, 220 × 80 cm thanksing artist</text:p>
      <text:p text:style-name="P4">
The series "Ge Zhizhi" began in 2009. At night, Li Shun drove through the streets of the city, while exposing various light sources with the camera in his hand for a long time, and then from tens of thousands of pictures, selected thousands of unconventional lines, and used it to imitate the dictionary as a dictionary. In the form of the head of Chinese, refer to the characters of the word to form the image of Chinese characters or Chinese characters. This is a difficult process and an interesting process. The final result turned out to be a kind of "light calligraphy". One approach.</text:p>
      <text:p text:style-name="P4">
<draw:frame draw:style-name="fr1" draw:name="Image56" text:anchor-type="as-char" svg:width="6.9236in" svg:height="4.615733in" draw:z-index="0">
<draw:image xlink:href="../Images/FT Chinese Free Version/2023-06-29T23-50-42-00-00/000185833_piclink.jpg" xlink:type="simple" xlink:show="embed" xlink:actuate="onLoad" draw:mime-type="image/jpeg"/>
</draw:frame>
"Gedu Zhizhi-Prajna Paramita Duori" Works: Li Shun picked out irregular lines and used it to make a dictionary into a form of Chinese biased.</text:p>
      <text:p text:style-name="P4">
<draw:frame draw:style-name="fr1" draw:name="Image57" text:anchor-type="as-char" svg:width="6.9236in" svg:height="4.615733in" draw:z-index="0">
<draw:image xlink:href="../Images/FT Chinese Free Version/2023-06-29T23-50-42-00-00/000185834_piclink.jpg" xlink:type="simple" xlink:show="embed" xlink:actuate="onLoad" draw:mime-type="image/jpeg"/>
</draw:frame>
"Gedu Zhizhi-Prajna Paramita Duorian Sutra" works partially</text:p>
      <text:p text:style-name="P4">
<text:span text:style-name="T4">
 "YYYY-MM-DD" </text:span>
</text:p>
      <text:p text:style-name="P4">
<draw:frame draw:style-name="fr1" draw:name="Image58" text:anchor-type="as-char" svg:width="6.9236in" svg:height="8.661993in" draw:z-index="0">
<draw:image xlink:href="../Images/FT Chinese Free Version/2023-06-29T23-50-42-00-00/000185835_piclink.jpg" xlink:type="simple" xlink:show="embed" xlink:actuate="onLoad" draw:mime-type="image/jpeg"/>
</draw:frame>
"YYYY-MM-DD", Xue Ruoshe, 2022, linse cloth propylene, 50 × 40cm, thanks to artists and Qian Plateau art space</text:p>
      <text:p text:style-name="P4">
The creation of "YYYY-MM-DD" began on January 20, 2022-the birthday of Xue Ruizhe's little daughter. This is a project related to life, and the artist will continue this project until the end of his life.</text:p>
      <text:p text:style-name="P4">
The creative process of painting is a bit like behavior, and one more time dimension. After laid the first layer of color, the artist sketch a flower daily. In this process, the flowers will change, bloom or fade. The artist truthfully draws their changes on the canvas, while the background layer retains the original, and does not cover it. "" Yyyy-MM-DD "is the anchor point for my daily life. I kept returning to the canvas and re-coloring. I set the size of the format to 50 × 40 cm in the suitcase to carry it to carry , Painting in constant migration. "</text:p>
      <text:p text:style-name="P4">
<draw:frame draw:style-name="fr1" draw:name="Image59" text:anchor-type="as-char" svg:width="6.9236in" svg:height="4.615733in" draw:z-index="0">
<draw:image xlink:href="../Images/FT Chinese Free Version/2023-06-29T23-50-42-00-00/000185837_piclink.jpg" xlink:type="simple" xlink:show="embed" xlink:actuate="onLoad" draw:mime-type="image/jpeg"/>
</draw:frame>
Each painting will use a piece of paper of the propylene color plate. When the picture is completed, Xue Ruizhe will sign the date of the day.</text:p>
      <text:p text:style-name="P4">
Xue Ruizhe's "YYYYY-MM-DD" series of works were displayed alone in the "cave space" on the negative layer of the art gallery in this exhibition. The concept of "cave" is one of the cores of thinking that Yan Reano has always runs through. Among his many architectural works, the concept of "cave" has been repeatedly reviewed by him. For Yanyanwu, "the cave is a medium connecting things on the left and right sides, so that there is a dialogue on the left and right spaces. It is not as closed as the cave, but the publicity is revealed while evoking publicity." The cave should be a place full of biological softness, and then it is implicated between people.</text:p>
      <text:p text:style-name="P4">
And Xue Ruizhe's "YYYY-MM-DD" presents different times, as well as life and death at the same time in the work-** Each work in this series presents flowers from life to death, open at different times, open at different times, open at different times, and open at different times. Status, this is also related to the artist's attention in painting.</text:p>
      <text:p text:style-name="P4">
<draw:frame draw:style-name="fr1" draw:name="Image60" text:anchor-type="as-char" svg:width="6.9236in" svg:height="8.609606in" draw:z-index="0">
<draw:image xlink:href="../Images/FT Chinese Free Version/2023-06-29T23-50-42-00-00/000185838_piclink.jpg" xlink:type="simple" xlink:show="embed" xlink:actuate="onLoad" draw:mime-type="image/jpeg"/>
</draw:frame>
"YYYY-MM-DD", Xue Ruoshe, 2022, linsen acrylic, 50 × 40 cm, thanks to artists and Qian Plateau art space</text:p>
      <text:p text:style-name="P4">
Putting things at different times and placed in the same space; there is a time difference on the same picture, forming a common picture, showing the reincarnation of life- "from her birth to me to me "Death -from the birth of the daughter to the departure of his father. This is an art project that the artist will carry out a lifetime. It is passed down from generation to generation and endlessly.</text:p>
      <text:p text:style-name="P4">
Cohen's anthropological topic involves fundamental reflection on human beings and human centralism, hoping that we can learn to "ecological" our ethics. In Avila in Ecuador, Cohen deeply inspected the Luna's survival method through a national means, and tried to understand how they and the most "Being" (Being "in the world's most dense forests in the world (Being" ) Conditioning, such as the power of medicine, the power of the elves ... Cohen has always tried to say something that is related to "common", "this 'generally' makes us feel it It ’s 'there'. Opening our thinking in this way may make us realize that a greater us — a person can We are booming. This will be a gift we gift to the future, no matter how trivial. "</text:p>
      <text:p text:style-name="P4">
In "How to Think in Forest", Cohen believes that "<text:span text:style-name="T4">
 Everything is the same self as us. Everything is spiritual, the world is full of magical and spiritual </text:span>
." Disappearing buildings, disappearing exhibitions, disappearing relationships. Those invisible are more important than visible. "Disappearing exhibition | Act 4", through the silence of nature, feel the voice of life.</text:p>
      <text:p text:style-name="P4">
(This article only represents the author's personal point of view, edit mailbox: zhen.zhu@ftchinese.com)</text:p>
      <text:p text:style-name="P4">
News Source: <text:a xlink:type="simple" xlink:href="http://www.ftchinese.com/story/001100102" text:style-name="Internet_20_link" text:visited-style-name="Visited_20_Internet_20_Link">
http://www.ftchinese.com/story/001100102</text:a>
</text:p>
      <!--NEWS-->
      <text:h text:style-name="P10" text:outline-level="1">
<text:span text:style-name="T4">
Bergen: Free Version of Magic Mountains and Arts</text:span>
</text:h>
      <text:p text:style-name="P4">
Authors: ['']</text:p>
      <text:p text:style-name="P4">
Publisher: 英国《金融时报》</text:p>
      <text:p text:style-name="P4">
Time: 2023-06-29T23:57:58+00:00</text:p>
      <text:p text:style-name="P4">
Published Time: 2023-06-29T12:00:99+08:00</text:p>
      <text:p text:style-name="P4">
Modified Time: 2023-06-29T19:59:99+08:00</text:p>
      <text:p text:style-name="P4">
Description: Zhang Lushi: I remember when I first arrived in Bergen, I couldn't help but lament that Nordic myths were obviously obvious. Like this small town around the sea, even if it is raining 256 days throughout the year.</text:p>
      <text:p text:style-name="P4">
Images: ["<text:a xlink:type="simple" xlink:href="https://thumbor.ftacademy.cn/unsafe/picture/0/000185820_piclink.jpg" text:style-name="Internet_20_link" text:visited-style-name="Visited_20_Internet_20_Link">
000185820_pic...</text:a>
", "<text:a xlink:type="simple" xlink:href="https://thumbor.ftacademy.cn/unsafe/picture/7/000185817_piclink.jpg" text:style-name="Internet_20_link" text:visited-style-name="Visited_20_Internet_20_Link">
000185817_pic...</text:a>
", "<text:a xlink:type="simple" xlink:href="https://thumbor.ftacademy.cn/unsafe/picture/5/000185815_piclink.jpg" text:style-name="Internet_20_link" text:visited-style-name="Visited_20_Internet_20_Link">
000185815_pic...</text:a>
", "<text:a xlink:type="simple" xlink:href="https://thumbor.ftacademy.cn/unsafe/picture/6/000185816_piclink.jpg" text:style-name="Internet_20_link" text:visited-style-name="Visited_20_Internet_20_Link">
000185816_pic...</text:a>
", "<text:a xlink:type="simple" xlink:href="https://thumbor.ftacademy.cn/unsafe/picture/3/000185813_piclink.jpg" text:style-name="Internet_20_link" text:visited-style-name="Visited_20_Internet_20_Link">
000185813_pic...</text:a>
"]</text:p>
      <text:p text:style-name="P4">
Themes: ['专栏', '旅行', '关注']</text:p>
      <text:p text:style-name="P4">
Keywords: ['旅行', '北欧', '挪威']</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It was the rainy winter when it arrived at Bilgen for the first time. Step out of the stations below the mountains, and then look back when you are in a small town, and feel the clearness between Tianhai.</text:p>
      <text:p text:style-name="P4">
At the edge of the Haikang, the Bryggen frame left by the Middle Ages "Hansa Alliance" is sharp and tough, and the fearing atmosphere exudes in the rain. Under the misty mountain, only two beams of lights can be seen, barely breaking the madness of the sea. The two yellow lights of Lengbuding became more and more light until they looked up, and looked up, and then I was surprised that a large boat like the top of the top directly entered the reality directly from the magic film. At that time, the Nordic legends were obviously obviously taken on the spot; myths were originally imitating realistic.</text:p>
      <text:p text:style-name="P4">
Later, I visited several times, and I went to Bergen in the early summer of this year. It was ten years since the first time. The "Northern Road" with a coastline of 100,000 kilometers (that is, the original meaning of the "Norwegian"). Essence I guess this is inseparable from the magic presented by Bolgen in the first impression.</text:p>
      <text:p text:style-name="P4">
<draw:frame draw:style-name="fr1" draw:name="Image61" text:anchor-type="as-char" svg:width="6.9236in" svg:height="4.068759in" draw:z-index="0">
<draw:image xlink:href="../Images/FT Chinese Free Version/2023-06-29T23-57-58-00-00/000185820_piclink.jpg" xlink:type="simple" xlink:show="embed" xlink:actuate="onLoad" draw:mime-type="image/jpeg"/>
</draw:frame>
Photography: Zhang Lu Shi</text:p>
      <text:p text:style-name="P4">
I often watch music festivals across Europe. In the long run, it is becoming more and more sensitive to a holiday environment. Nature or humanistic buildings will have a profound impact on the viewing experience. In the early summer of Bergen, BergenInningal Festival is held 70 years ago. This art festival, which is the protector of the protector of the King of Norwegian Hallar V, is the highest in the four Nordic countries. On the show list, you can see the premiere of many local artists, and more than 70 places in the performance venue are all over 70 inside and outside the city of Bergen. Unfortunately, this year's temperature is a little lower than the same period of previous years, and it rains every day, and the open -air stage is a bit deserted.</text:p>
      <text:p text:style-name="P4">
In the same period, a jazz festival called "Nattjazz" (Night Jazz) was held. As the name suggests, it only opened every day at night. However, the concept of "evening" has nothing to do with the sky in early Xia Belgen: it takes 23 o'clock every night to go down the mountain, and the midnight sky is still dark after the midnight sky. The Jazz's big camp is in an old seaside plant that walks more than ten minutes away from the city center. This small red brick building is formerly the largest sardine canned factory in Norway. Today, more than 10,000 square meters are separated and rebuilt into a professional art place. , Can the Foundation of the Canadian Factory and some private sponsorship jointly take care of them. Over the past year, I encountered a sunny day during the Jazz Festival. The open -air coffee on the sea was full of people. Some people called the local apple juice to start reading newspapers. Jump directly into the sea to swim, and there is a giant cruise ship passing by from time to time.</text:p>
      <text:p text:style-name="P4">
<draw:frame draw:style-name="fr1" draw:name="Image62" text:anchor-type="as-char" svg:width="6.9236in" svg:height="5.194201in" draw:z-index="0">
<draw:image xlink:href="../Images/FT Chinese Free Version/2023-06-29T23-57-58-00-00/000185817_piclink.jpg" xlink:type="simple" xlink:show="embed" xlink:actuate="onLoad" draw:mime-type="image/jpeg"/>
</draw:frame>
Photography: Zhang Lu Shi</text:p>
      <text:p text:style-name="P4">
There are several trails between the city center and the old factory building. The most pleasant street will pass the houses on the hillside. These houses have different colors and forms, but they can be reminiscent of the "Bryggen" of the houses listed in the World Heritage List. In 1070, Bilgen, which was built in the city, was the first capital city of Norway. It was monopolized with the northwestern coast of Norway. It was across the sea in the east of Oslo, the capital of the capital of the East, and shared the sweetness between the "friendly competitors". These distinctive houses in the port have been stored in the warehouse of fresh fish for hundreds of years. Bergen in the Middle Ages was a trading center between Norway and Germany, England and Baltic countries. Dried fish, cod liver oil, and catfish were the hottest export products from then on. The Bryggen is the site of the "Hansa League" that has been organized in the 13th century in Nordic and Germany in the 13th century. In addition to these bright cultural relics, the government stipulates that all national cultural relics must be applied with white paint, and the white building must not be damaged. Today, Bryggen's warehouse has become a colorful seafood restaurant and tourist shops. The unique wooden house structure has also become the most popular local attraction.</text:p>
      <text:p text:style-name="P4">
There is the oldest elementary school in Northern Europe near the wooden house area. The long queues waiting in the summer are often lined up on the street. Following the steep and narrow cliffs slowly rising to the top of the mountain, the fjord and urban scenery spread in front of the eyes. Every night at 23 o'clock, people who go up the mountain to watch the sunset are endless. The day is impermanent. I like to go to the top of the mountain for a while. The small town looks vast and mysterious. Then I take the opportunity to enter the northern European monster Troll's blocked forest for a while.</text:p>
      <text:p text:style-name="P4">
<draw:frame draw:style-name="fr1" draw:name="Image63" text:anchor-type="as-char" svg:width="6.9236in" svg:height="4.758069in" draw:z-index="0">
<draw:image xlink:href="../Images/FT Chinese Free Version/2023-06-29T23-57-58-00-00/000185815_piclink.jpg" xlink:type="simple" xlink:show="embed" xlink:actuate="onLoad" draw:mime-type="image/jpeg"/>
</draw:frame>
Photography: Zhang Lu Shi</text:p>
      <text:p text:style-name="P4">
On the other side of the harbor, which is opposed to Bryggen, stands several modern buildings with glass, including the indoor fresh fish market built on the original site of the ancient fresh fish market ten years ago. In summer, there are stalls outdoors. Many years ago, the citizens of Bergen knew that a Hong Kong girl in the market was enthusiastic about explaining and choosing seafood for Chinese tourists to see her this time. As long as it is close to the fish market, the fresh fishy smell can't linger. Each stall in the fish market is equipped with a large fish tank. It can be seen that the "swimming water" live crabs and lobster, which are rare in most European countries, lying between the various large fish lying on the ice on the glass cabinet. There will be an uncommon dark meat.</text:p>
      <text:p text:style-name="P4">
When I first saw the "Whale" on the label, I thought I had read it wrong, but in fact, hunting marine mammals was a tradition of the Norwegian Stone Age. Essence This custom is controversial internationally, but in the Belgen Fish City, many stalls will also marked the English "whale" in front of the stalls, with small paintings to attract tourists to taste new. Vladimirepak, a chef from South Korea, is now rooted in Oslo and Bergen, mentioned that the whale also brought the hometown with the custom that the whale meat was a bit like "peace". However, he also opened a restaurant in Oslo. After all, Bergen relied on the sea. Compared with Oslo, salmon, scallops, and emperor crabs and lobster from Sotra west of Bergen were much more fresh.</text:p>
      <text:p text:style-name="P4">
<draw:frame draw:style-name="fr1" draw:name="Image64" text:anchor-type="as-char" svg:width="6.9236in" svg:height="4.6663in" draw:z-index="0">
<draw:image xlink:href="../Images/FT Chinese Free Version/2023-06-29T23-57-58-00-00/000185816_piclink.jpg" xlink:type="simple" xlink:show="embed" xlink:actuate="onLoad" draw:mime-type="image/jpeg"/>
</draw:frame>
Photography: Zhang Lu ShiHowever, the 19th -century veteran stock exchange building in the center of Bergen was transformed into a more particular hotel five years ago. One year ago, the Frescohallen Hall on the first floor of this late classical building was changed to Dining room. The dome and decoration of the new Renaissance style, especially the paintings of the Norwegian 19th -century painter Axelrevold, which is covered with the four walls. A kind of smoke is filled and is very charming.</text:p>
      <text:p text:style-name="P4">
<draw:frame draw:style-name="fr1" draw:name="Image65" text:anchor-type="as-char" svg:width="6.9236in" svg:height="9.232318in" draw:z-index="0">
<draw:image xlink:href="../Images/FT Chinese Free Version/2023-06-29T23-57-58-00-00/000185813_piclink.jpg" xlink:type="simple" xlink:show="embed" xlink:actuate="onLoad" draw:mime-type="image/jpeg"/>
</draw:frame>
Photography: Zhang Lu Shi</text:p>
      <text:p text:style-name="P4">
Norway, with crude oil and fisheries as its main productive forces, has always been rich. Ten years ago, it was enough to generously provides refugees for Afghanistan and Chechen's refugees. Bergen, a city with a population of only 270,000, is still a paradise for the industry. In other words, it is not difficult to get the desired life. This is also a city that uses universities as a land center, and the youth culture is very prominent. I heard that compared to many European countries, the Norwegian government has a high investment in education. Therefore, it is circulated here: Only those who do not want to read books, but those who do not read the book: refers to the government designed by the government for the "student designed by the student -age student. "Loan", a good school can be paid by the government first, and it is not too late to find a good job in the future. Of course, this is also an adventure. Some of them are people who have not returned the tuition of college in the year. House loans can also be replaced simultaneously: 80%of young people here have bought a house as soon as they graduate, and renting a house is rare.</text:p>
      <text:p text:style-name="P4">
The small windows on the top of the heavy rain fell, and the red and yellow houses were printed outside the window. Over the years, I remember that in the 18th -century house in one of the small streets in the city center, there was a "Bergen Manufacturing" design store leased by six independent artists. The experience of Eirik, one of the masters, can be regarded as a typical history of Bergen creators: he was born in visual design. He started designing T -shirts in Oslo in the early days. Original design works of artists and students: from T -shirts, postcards to crafts. Like many designers, Eirik has another ideal work that is also related to art. There is a vinyl record shop that has been opened for many years. There is no 15 square meter shop for many years. It is full of 15 square meters of small shops. Bergen's independent music is dense and rich. This is also the space for on -site concerts. The rain was still down, reminding me of a sentence, "The moss marks are green, and the grass color is green."</text:p>
      <text:p text:style-name="P4">
(This article only represents the author's personal point of view, edit mailbox: zhen.zhu@ftchinese.com)</text:p>
      <text:p text:style-name="P4">
News Source: <text:a xlink:type="simple" xlink:href="http://www.ftchinese.com/story/001100101" text:style-name="Internet_20_link" text:visited-style-name="Visited_20_Internet_20_Link">
http://www.ftchinese.com/story/001100101</text:a>
</text:p>
      <!--NEWS-->
      <text:h text:style-name="P10" text:outline-level="1">
<text:span text:style-name="T4">
The hearing of Microsoft-Activision Blizzard's acquisition case is over, FTC tries to prevent this $ 75 billion transaction (Free Version)</text:span>
</text:h>
      <text:p text:style-name="P4">
Author: Tom Dotan</text:p>
      <text:p text:style-name="P4">
Publisher: 华尔街日报中文网</text:p>
      <text:p text:style-name="P4">
Published Time: 2023-06-30T-10:50:00.000Z</text:p>
      <text:p text:style-name="P4">
Modified Time: 2023-06-30T03:50:00.000Z</text:p>
      <text:p text:style-name="P4">
Created Time: 2023-06-30T02:39:00.000Z</text:p>
      <text:p text:style-name="P4">
Description: At a highly concerned hearing on Thursday, Microsoft and the Federal Trade Commission proposed their final arguments. This hearing may determine the fate of one of the largest acquisitions in the science and technology industry.</text:p>
      <text:p text:style-name="P4">
Images: []</text:p>
      <text:p text:style-name="P4">
Categories: ['科技']</text:p>
      <text:p text:style-name="P4">
Keywords: SYND</text:p>
      <text:p text:style-name="P4">
Type: Article</text:p>
      <!--METADATA-->
      <text:p text:style-name="P4">
At a highly watched hearing on Thursday, Microsoft(Microsoft, MSFT)And the Federal Trade Commission(Federal Trade Commission, referred to as FTC)The final argument of them, this hearing may determine the fate of one of the largest acquisitions in the science and technology industry.</text:p>
      <text:p text:style-name="P4">
News Source: <text:a xlink:type="simple" xlink:href="https://cn.wsj.com/articles/%E5%BE%AE%E8%BD%AF-%E5%8A%A8%E8%A7%86%E6%9A%B4%E9%9B%AA%E6%94%B6%E8%B4%AD%E6%A1%88%E7%9A%84%E5%90%AC%E8%AF%81%E4%BC%9A%E7%BB%93%E6%9D%9F-ftc%E5%8A%9B%E5%9B%BE%E9%98%BB%E6%AD%A2%E8%BF%99%E9%A1%B9750%E4%BA%BF%E7%BE%8E%E5%85%83%E7%9A%84%E4%BA%A4%E6%98%93-44a3217a" text:style-name="Internet_20_link" text:visited-style-name="Visited_20_Internet_20_Link">
https://cn.wsj.com/articles/%E5%BE%AE%E8%BD%AF-%E5%8A%A8%E8%A7%86%E6%9A%B4%E9%9B%AA%E6%94%B6%E8%B4%AD%E6%A1%88%E7%9A%84%E5%90%AC%E8%AF%81%E4%BC%9A%E7%BB%93%E6%9D%9F-ftc%E5%8A%9B%E5%9B%BE%E9%98%BB%E6%AD%A2%E8%BF%99%E9%A1%B9750%E4%BA%BF%E7%BE%8E%E5%85%83%E7%9A%84%E4%BA%A4%E6%98%93-44a3217a</text:a>
</text:p>
      <!--NEWS-->
      <text:h text:style-name="P10" text:outline-level="1">
<text:span text:style-name="T4">
Back injuries Simmons missed the World Cup men's basketball team in Australia</text:span>
</text:h>
      <text:p text:style-name="P4">
Publisher: 法新社</text:p>
      <text:p text:style-name="P4">
Published Time: 2023-06-30T-16:32:09+00:00</text:p>
      <text:p text:style-name="P4">
Modified Time: 2023-06-30T06:20:01+00:00</text:p>
      <text:p text:style-name="P4">
Description: (Agence France -Presse, Sydney, 30th) Ben Simmons, NBA Brooklyn Nets, is determined that it is impossible to conquer this year's World Cup for the Australian men's basketball team to concentrate on nourishing injuri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6" text:anchor-type="as-char" svg:width="6.9236in" svg:height="3.617581in" draw:z-index="0">
<draw:image xlink:href="../Images/rficn/2023-06-30T-16-32-09-00-00/000000.png" xlink:type="simple" xlink:show="embed" xlink:actuate="onLoad" draw:mime-type="image/png"/>
</draw:frame>
Simmons, who has been selected for 3 NBA All -Star Games, became the beads selected by the Australian team in May this year.</text:p>
      <text:p text:style-name="P4">
Simmons is the best rookie of the NBA in 2018. He hoped to be selected to the World Cup because he missed the Tokyo Olympics before, but this time he lost his arms due to back injuries.</text:p>
      <text:p text:style-name="P4">
The Australian Basketball Association tweets: "Simmons needs more time to concentrate on nourishing the injury, he also looks forward to play for the national team in the future. I wish him early recovery."</text:p>
      <text:p text:style-name="P4">
This year's World Cup men's basketball team is co -organized by Japan, Indonesia and the Philippines. It will be held from August 25th to September 10th. Australia is the same group as Japan, Finland, and Germany.</text:p>
      <text:p text:style-name="P4">
News Source: <text:a xlink:type="simple" xlink:href="https://www.rfi.fr/cn/%E8%BF%90%E5%8A%A8%E5%A4%A9%E5%9C%B0/20230630-%E8%83%8C%E4%BC%A4%E4%BD%9C%E6%A2%97-%E8%A5%BF%E8%92%99%E6%96%AF%E6%97%A0%E7%BC%98%E4%B8%BA%E6%BE%B3%E6%B4%B2%E6%89%93%E4%B8%96%E7%95%8C%E6%9D%AF%E7%94%B7%E7%AF%AE" text:style-name="Internet_20_link" text:visited-style-name="Visited_20_Internet_20_Link">
https://www.rfi.fr/cn/%E8%BF%90%E5%8A%A8%E5%A4%A9%E5%9C%B0/20230630-%E8%83%8C%E4%BC%A4%E4%BD%9C%E6%A2%97-%E8%A5%BF%E8%92%99%E6%96%AF%E6%97%A0%E7%BC%98%E4%B8%BA%E6%BE%B3%E6%B4%B2%E6%89%93%E4%B8%96%E7%95%8C%E6%9D%AF%E7%94%B7%E7%AF%AE</text:a>
</text:p>
      <!--NEWS-->
      <text:h text:style-name="P10" text:outline-level="1">
<text:span text:style-name="T4">
The United Nations has established independent organizations to investigate Syria's war and miss thousands of people wherever they fall.</text:span>
</text:h>
      <text:p text:style-name="P4">
Publisher: 法新社</text:p>
      <text:p text:style-name="P4">
Published Time: 2023-06-30T-21:32:08+00:00</text:p>
      <text:p text:style-name="P4">
Modified Time: 2023-06-30T05:20:04+00:00</text:p>
      <text:p text:style-name="P4">
Description: (Agence France -Presse, New York, New York headquarters 29th) Even if Syria opposed it, the UN General Assembly still decided to establish an independent organization today to "clarify" the whereabouts of thousands of missing people in Syria since the outbreak of the war in 2011.</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7" text:anchor-type="as-char" svg:width="6.9236in" svg:height="3.617581in" draw:z-index="0">
<draw:image xlink:href="../Images/rficn/2023-06-30T-21-32-08-00-00/000000.png" xlink:type="simple" xlink:show="embed" xlink:actuate="onLoad" draw:mime-type="image/png"/>
</draw:frame>
According to non -governmental organizations, about 100,000 people have been unknown since Syria began to cruelly suppress anti -government protests, and more than 500,000 people have been killed.</text:p>
      <text:p text:style-name="P4">
The resolution passed with 82 votes in favor, 11 votes opposed, and 62 votes abstained from the "Syrian Arabrepublic) after 12 years of conflict and violence in the Syrian Arabrepublic. Family members are in pain, and their progress is very limited. "</text:p>
      <text:p text:style-name="P4">
The independent investigation agency of the disappearance of the Syrian Republic of Syria will "clarify the fate and whereabouts of all the missing population in Syrian" and "provide sufficient support for the victims, survivors, and family members of the missing."</text:p>
      <text:p text:style-name="P4">
But Syria, with Russia, China, and Iran, they opposed the establishment of the organization, saying that the agreement had not obtained their consent.</text:p>
      <text:p text:style-name="P4">
The Syrian Ambassador to the United Nations BassAmsabbag specifically said to the United States: "This draft clearly shows the situation of intervention in my country's domestic affairs and provides new evidence of hostile approach to Syria in some Western countries."</text:p>
      <text:p text:style-name="P4">
He refused to accept this strange mysterious mechanism of "no clear definition of the concept of missing population, this mechanism is not limited by time and geography" and warned that it may be used to be used for the United Nations member states, especially developing countries.</text:p>
      <text:p text:style-name="P4">
The resolution called on the United Nations Secretary -General of the United Nations, senior commissioners of the United Nations Human Rights Affairs, and other related parties to determine the responsibilities of the new organization within 80 days.</text:p>
      <text:p text:style-name="P4">
The United Nations Human Rightsofice said in Twitter, "This is a very necessary initiative. Those families who can't find loved ones have the right to know the fate and where they love."</text:p>
      <text:p text:style-name="P4">
International non -governmental organizations "Human Rights Watch" said that new organizations need appropriate tools to complete their duties.</text:p>
      <text:p text:style-name="P4">
Human Rights Observation LouisCharbonneau, director of the United Nations, said in a statement: "The United Nations member states should ensure that this new organization has enough manpower and resources to clarify what happened in Syria's 12 -year conflict. ","</text:p>
      <text:p text:style-name="P4">
"The Syrian people should be treated like this."</text:p>
      <text:p text:style-name="P4">
News Source: <text:a xlink:type="simple" xlink:href="https://www.rfi.fr/cn/%E5%9B%BD%E9%99%85%E6%8A%A5%E9%81%93/20230630-%E8%81%94%E5%90%88%E5%9B%BD%E6%88%90%E7%AB%8B%E7%8B%AC%E7%AB%8B%E7%BB%84%E7%BB%87-%E6%9F%A5%E5%8F%99%E5%88%A9%E4%BA%9A%E6%88%98%E4%B9%B1%E5%A4%B1%E8%B8%AA%E6%95%B0%E5%8D%83%E4%BA%BA%E4%B8%8B%E8%90%BD" text:style-name="Internet_20_link" text:visited-style-name="Visited_20_Internet_20_Link">
https://www.rfi.fr/cn/%E5%9B%BD%E9%99%85%E6%8A%A5%E9%81%93/20230630-%E8%81%94%E5%90%88%E5%9B%BD%E6%88%90%E7%AB%8B%E7%8B%AC%E7%AB%8B%E7%BB%84%E7%BB%87-%E6%9F%A5%E5%8F%99%E5%88%A9%E4%BA%9A%E6%88%98%E4%B9%B1%E5%A4%B1%E8%B8%AA%E6%95%B0%E5%8D%83%E4%BA%BA%E4%B8%8B%E8%90%BD</text:a>
</text:p>
      <!--NEWS-->
      <text:h text:style-name="P10" text:outline-level="1">
<text:span text:style-name="T4">
U.S. tourism stock</text:span>
</text:h>
      <text:p text:style-name="P4">
Author: Charley Grant</text:p>
      <text:p text:style-name="P4">
Publisher: 华尔街日报中文网</text:p>
      <text:p text:style-name="P4">
Published Time: 2023-06-30T-3:00:00.000Z</text:p>
      <text:p text:style-name="P4">
Modified Time: 2023-06-30T06:00:00.000Z</text:p>
      <text:p text:style-name="P4">
Created Time: 2023-06-30T04:37:00.000Z</text:p>
      <text:p text:style-name="P4">
Description: Tourism recovery promotes the recovery of industries such as airlines, hotels, and gaming, and drives relevant stock prices to rise. Some executives are expected to continue.</text:p>
      <text:p text:style-name="P4">
Images: []</text:p>
      <text:p text:style-name="P4">
Categories: ['金融市场', '股市']</text:p>
      <text:p text:style-name="P4">
Keywords: SYND,LINK:EN|WP-WSJ-0001016139</text:p>
      <text:p text:style-name="P4">
Type: Article</text:p>
      <!--METADATA-->
      <text:p text:style-name="P4">
The American tourism industry has recovered from the influence of the new crown epidemic. But the recovery of tourism stocks continues.</text:p>
      <text:p text:style-name="P4">
News Source: <text:a xlink:type="simple" xlink:href="https://cn.wsj.com/articles/%E7%BE%8E%E5%9B%BD%E6%97%85%E6%B8%B8%E8%82%A1%E5%9C%A8%E5%87%BA%E8%A1%8C%E6%97%BA%E5%AD%A3%E5%88%B0%E6%9D%A5%E5%89%8D%E8%B5%B0%E9%AB%98-d21068ae" text:style-name="Internet_20_link" text:visited-style-name="Visited_20_Internet_20_Link">
https://cn.wsj.com/articles/%E7%BE%8E%E5%9B%BD%E6%97%85%E6%B8%B8%E8%82%A1%E5%9C%A8%E5%87%BA%E8%A1%8C%E6%97%BA%E5%AD%A3%E5%88%B0%E6%9D%A5%E5%89%8D%E8%B5%B0%E9%AB%98-d21068ae</text:a>
</text:p>
      <!--NEWS-->
      <text:h text:style-name="P10" text:outline-level="1">
<text:span text:style-name="T4">
UN officials invited 5.2 million people for Haiti to be rescued</text:span>
</text:h>
      <text:p text:style-name="P4">
Publisher: 法新社</text:p>
      <text:p text:style-name="P4">
Published Time: 2023-06-30T-4:02:08+00:00</text:p>
      <text:p text:style-name="P4">
Modified Time: 2023-06-30T08:50:01+00:00</text:p>
      <text:p text:style-name="P4">
Description: (Agence France -Presse, New York, 29th) The head of the United Nations Children's Foundation hurts today. Children are absorbed by the gangs, the houses were burned, and the young girls were raped. A country that is violen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8" text:anchor-type="as-char" svg:width="6.9236in" svg:height="3.617581in" draw:z-index="0">
<draw:image xlink:href="../Images/rficn/2023-06-30T-4-02-08-00-00/000000.png" xlink:type="simple" xlink:show="embed" xlink:actuate="onLoad" draw:mime-type="image/png"/>
</draw:frame>
Catherinerussell, head of the United Nations Children's Foundation (UNICEF), returned a few days later from Prince Edward Port, the capital of Haiti. This poor Caribbean country "has indeed become an forgotten crisis."</text:p>
      <text:p text:style-name="P4">
Russell said that the nearly half of Haiti's population is 5.2 million unprecedented people, which urgently requires humanitarian assistance, including nearly 3 million children.</text:p>
      <text:p text:style-name="P4">
Russell said in the briefing that violent armed gangsters controlled more than 60%of the capital and large rural areas in the capital.</text:p>
      <text:p text:style-name="P4">
She said, "Our team told me there that the situation has never been as bad as it is now."</text:p>
      <text:p text:style-name="P4">
Russell pointed out: "Unprecedented hunger and malnutrition, extreme poverty, economic paralysis, cholera resurrection, and severe unsafe situation that causes fatal violence."</text:p>
      <text:p text:style-name="P4">
She said that what exacerbates the crisis is that the flood and earthquake that ravaged the sea "continues to remind us how fragile the sea is in the face of climate change and natural disasters." She then reported that the gang used rape as the "intimidation and control weapon". The witness of the victim is shocking.</text:p>
      <text:p text:style-name="P4">
Russell said that at the survivor asylum center of Prince Port, "1 11 -year -old girl told me with the weakest voice that 5 men caught her on the street."</text:p>
      <text:p text:style-name="P4">
"Three of them raped her. When we talked, she had been pregnant for 8 months and gave birth to a child a few days later."</text:p>
      <text:p text:style-name="P4">
Russell said that a woman told her, "The militants broke into her house and raped her. Her 20 -year -old sister resisted, they set fire to burn her, and then burned the house."</text:p>
      <text:p text:style-name="P4">
She said that in ruthless violence, schools and public areas should be a safe space, but this is not actually the case.</text:p>
      <text:p text:style-name="P4">
Russell accuses the international community of standing stand by.</text:p>
      <text:p text:style-name="P4">
She said, "The whole world has disappeared the people of Haiti. Unless we take action immediately, it is difficult to imagine that the people of Haiti will have a good future." She said that the Haiti government asked the international community to provide assistance and has not yet received a response.</text:p>
      <text:p text:style-name="P4">
News Source: <text:a xlink:type="simple" xlink:href="https://www.rfi.fr/cn/%E5%9B%BD%E9%99%85%E6%8A%A5%E9%81%93/20230630-%E8%81%94%E5%90%88%E5%9B%BD%E5%AE%98%E5%91%98%E4%B8%BA%E6%B5%B7%E5%9C%B0%E8%AF%B7%E5%91%BD-520%E4%B8%87%E4%BA%BA%E6%80%A5%E9%9C%80%E6%95%91%E6%8F%B4" text:style-name="Internet_20_link" text:visited-style-name="Visited_20_Internet_20_Link">
https://www.rfi.fr/cn/%E5%9B%BD%E9%99%85%E6%8A%A5%E9%81%93/20230630-%E8%81%94%E5%90%88%E5%9B%BD%E5%AE%98%E5%91%98%E4%B8%BA%E6%B5%B7%E5%9C%B0%E8%AF%B7%E5%91%BD-520%E4%B8%87%E4%BA%BA%E6%80%A5%E9%9C%80%E6%95%91%E6%8F%B4</text:a>
</text:p>
      <!--NEWS-->
      <text:h text:style-name="P10" text:outline-level="1">
<text:span text:style-name="T4">
Space travel comes with Virgin galaxy passengers: really a beautiful journey</text:span>
</text:h>
      <text:p text:style-name="P4">
Publisher: 法新社</text:p>
      <text:p text:style-name="P4">
Published Time: 2023-06-30T-8:02:08+00:00</text:p>
      <text:p text:style-name="P4">
Modified Time: 2023-06-30T07:35:04+00:00</text:p>
      <text:p text:style-name="P4">
Description: (Agence France -Presse, Washington, 29th) The Space Tourism Corporation Virgin Galaxy successfully sent the first paid passengers to the edge of the space today. After a series of frustrations, this long -awaited major milestone from all walks of life brought the space commercial flight service of Virgin Galaxy back to the right track.</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9" text:anchor-type="as-char" svg:width="6.9236in" svg:height="3.617581in" draw:z-index="0">
<draw:image xlink:href="../Images/rficn/2023-06-30T-8-02-08-00-00/000000.png" xlink:type="simple" xlink:show="embed" xlink:actuate="onLoad" draw:mime-type="image/png"/>
</draw:frame>
The Italian Air Force officer started the Italian flag, stared at the arc outside the window, and enjoyed a few minutes of weightless state at a high altitude at an altitude of 85 kilometers.</text:p>
      <text:p text:style-name="P4">
"Walter Villadei) said at a press conference:" It's a beautiful journey. "He added that his favorite moment was the contrast between the black space and the earth below the earth.</text:p>
      <text:p text:style-name="P4">
This space commercial flight task called "Galactic01" (Galactic01) was 90 minutes at 14:30 at Greenwich (22:30 on the evening of 29th at Taipei time) from New Mexico Space port (SpacePortamerica )take off.</text:p>
      <text:p text:style-name="P4">
Virgin Galactic uses a large -scale transport aircraft to take off from the traditional runway. After reaching a certain height, Rockets power planes are released. After entering the space at a speed of nearly 3 Mach (Mach3), they return to the earth.</text:p>
      <text:p text:style-name="P4">
Although the Karmanline at the junction of atmosphere and space is generally defined at a height of 100 kilometers above sea level, the National Aviation and Space Administration (NASA) and the US Air Force define the border between 80 kilometers altitude.</text:p>
      <text:p text:style-name="P4">
In addition to Colonel Veraid, the people participating in this flight mission include the Italian Air Force's Angelo Landolfi and the PantaleoneCarlucci of the National Research Institute of Italy, and the Virgin Galaxy engineer Bennit (Colin Bennett).</text:p>
      <text:p text:style-name="P4">
In addition, it also includes the "carrier" and two driving on the space aircraft.</text:p>
      <text:p text:style-name="P4">
The live broadcast shows that the "Unity" spacecraft of Virgin Galaxy has returned to the earth safely.</text:p>
      <text:p text:style-name="P4">
About two years ago, British billionaire Richard Branson was taken to space in the first load of Virgin Galaxy, and it seemed to start a new era of profitable space tourism.</text:p>
      <text:p text:style-name="P4">
However, Virgin Galaxy faced frustration next, including being ordered by the Federal Aviation Administration (FAA) for a time. Faa found that Spirin's space voyage deviated from the designated airspace and did not notify FAA in accordance with regulations.</text:p>
      <text:p text:style-name="P4">
After that, the laboratory test results found that some materials of the Virgin Milky Way have not met the requirements of the strength, and the fleet must be upgraded.</text:p>
      <text:p text:style-name="P4">
Virgin Galaxy was successful in May, paving the way for today's commercial flight tasks. Before today's commercial flight, the Virgin Galaxy carried out a total</text:p>
      <text:p text:style-name="P4">
News Source: <text:a xlink:type="simple" xlink:href="https://www.rfi.fr/cn/%E7%A7%91%E5%AD%A6%E6%96%B0%E7%9F%A5/20230630-%E5%A4%AA%E7%A9%BA%E6%97%85%E6%B8%B8%E6%9D%A5%E4%BA%86-%E7%BB%B4%E7%8F%8D%E9%93%B6%E6%B2%B3%E4%B9%98%E5%AE%A2-%E7%9C%9F%E6%98%AF%E4%B8%80%E8%B6%9F%E7%BE%8E%E4%B8%BD%E6%97%85%E7%A8%8B" text:style-name="Internet_20_link" text:visited-style-name="Visited_20_Internet_20_Link">
https://www.rfi.fr/cn/%E7%A7%91%E5%AD%A6%E6%96%B0%E7%9F%A5/20230630-%E5%A4%AA%E7%A9%BA%E6%97%85%E6%B8%B8%E6%9D%A5%E4%BA%86-%E7%BB%B4%E7%8F%8D%E9%93%B6%E6%B2%B3%E4%B9%98%E5%AE%A2-%E7%9C%9F%E6%98%AF%E4%B8%80%E8%B6%9F%E7%BE%8E%E4%B8%BD%E6%97%85%E7%A8%8B</text:a>
</text:p>
      <!--NEWS-->
      <text:h text:style-name="P10" text:outline-level="1">
<text:span text:style-name="T4">
Can Cadrov and Chechen soldiers replace Wagner? (Free version)</text:span>
</text:h>
      <text:p text:style-name="P4">
Authors: ['柯特妮•韦弗']</text:p>
      <text:p text:style-name="P4">
Publisher: 英国《金融时报》</text:p>
      <text:p text:style-name="P4">
Time: 2023-06-30T00:21:36+00:00</text:p>
      <text:p text:style-name="P4">
Published Time: 2023-06-29T12:00:99+08:00</text:p>
      <text:p text:style-name="P4">
Modified Time: 2023-06-29T20:22:99+08:00</text:p>
      <text:p text:style-name="P4">
Description: After Russia's attempted soldiers, Chechen leader Kadrov was anxious to express loyalty to Putin. But analysts point out that his troops prefer to show the posture on social media.</text:p>
      <text:p text:style-name="P4">
Images: ["<text:a xlink:type="simple" xlink:href="https://thumbor.ftacademy.cn/unsafe/picture/1/000186071_piclink.jpg" text:style-name="Internet_20_link" text:visited-style-name="Visited_20_Internet_20_Link">
000186071_pic...</text:a>
"]</text:p>
      <text:p text:style-name="P4">
Themes: ['乌克兰战争', '关注']</text:p>
      <text:p text:style-name="P4">
Keywords: ['乌克兰战争', '普京', '叶夫根尼•普里戈任', '美国就业']</text:p>
      <text:p text:style-name="P4">
Type: Article</text:p>
      <!--METADATA-->
      <text:p text:style-name="P4">
<draw:frame draw:style-name="fr1" draw:name="Image70" text:anchor-type="as-char" svg:width="6.9236in" svg:height="4.604464in" draw:z-index="0">
<draw:image xlink:href="../Images/FT Chinese Free Version/2023-06-30T00-21-36-00-00/000186071_piclink.jpg" xlink:type="simple" xlink:show="embed" xlink:actuate="onLoad" draw:mime-type="image/jpeg"/>
</draw:frame>
After the attempted soldiers in Russia, Chechen leader Ramzan Cadrov(Ramzan Kadyrov)Positioning himself as a preparation for Vladimir Putin(Vladimir Putin)Warlords on the battlefield.</text:p>
      <text:p text:style-name="P4">
However, the quasi -military organization, which is currently seeking to dissolve with Moscow(Wagner)Different, Chechen's troops are famous for "Tiktok Warriors". These people are more concerned about their image on social media, rather than their achievements on the battlefield.</text:p>
      <text:p text:style-name="P4">
News Source: <text:a xlink:type="simple" xlink:href="http://www.ftchinese.com/story/001100123" text:style-name="Internet_20_link" text:visited-style-name="Visited_20_Internet_20_Link">
http://www.ftchinese.com/story/001100123</text:a>
</text:p>
      <!--NEWS-->
      <text:h text:style-name="P10" text:outline-level="1">
<text:span text:style-name="T4">
As the generated AI booming, Inflection AI raised $ 1.3 billion (Free Version)</text:span>
</text:h>
      <text:p text:style-name="P4">
Author: Angus Loten</text:p>
      <text:p text:style-name="P4">
Publisher: 华尔街日报中文网</text:p>
      <text:p text:style-name="P4">
Published Time: 2023-06-30T02:10:00.000Z</text:p>
      <text:p text:style-name="P4">
Modified Time: 2023-06-30T02:10:00.000Z</text:p>
      <text:p text:style-name="P4">
Created Time: 2023-06-30T00:56:00.000Z</text:p>
      <text:p text:style-name="P4">
Description: The establishment of only one -year -old AI company Inflection AI has raised $ 1.3 billion of funds from Bill Gates, Eric Schmidt, Ridhhffman, etc., and Microsoft and Nvidia. The company's total funding has exceeded $ 1.5 billion.</text:p>
      <text:p text:style-name="P4">
Images: []</text:p>
      <text:p text:style-name="P4">
Categories: ['商业']</text:p>
      <text:p text:style-name="P4">
Keywords: SYND,LINK:EN|WP-WSJ-0001020767</text:p>
      <text:p text:style-name="P4">
Type: Article</text:p>
      <!--METADATA-->
      <text:p text:style-name="P4">
Inflection AI from Bill Gates(Bill Gates), Eric Schmidt(Eric Schmidt), Ride Hoffman(Reid Hoffman)Wait for a group of senior people in the technology industry and Microsoft(Microsoft, MSFT)Hynedia(NVIDIA, NVDA)There were $ 1.3 billion in funds there, and the total amount of fundraising of the generation AI company that was established in just one year was more than $ 1.5 billion.</text:p>
      <text:p text:style-name="P4">
News Source: <text:a xlink:type="simple" xlink:href="https://cn.wsj.com/articles/inflection-ai%E5%9C%A8%E7%94%9F%E6%88%90%E5%BC%8Fai%E8%93%AC%E5%8B%83%E5%8F%91%E5%B1%95%E4%B9%8B%E9%99%85%E7%AD%B9%E5%BE%9713%E4%BA%BF%E7%BE%8E%E5%85%83-da002b9c" text:style-name="Internet_20_link" text:visited-style-name="Visited_20_Internet_20_Link">
https://cn.wsj.com/articles/inflection-ai%E5%9C%A8%E7%94%9F%E6%88%90%E5%BC%8Fai%E8%93%AC%E5%8B%83%E5%8F%91%E5%B1%95%E4%B9%8B%E9%99%85%E7%AD%B9%E5%BE%9713%E4%BA%BF%E7%BE%8E%E5%85%83-da002b9c</text:a>
</text:p>
      <!--NEWS-->
      <text:h text:style-name="P10" text:outline-level="1">
<text:span text:style-name="T4">
Belarus Repair military bases to accept the Dima of the Russian country to reveal the details between the dispute between the Wagner and the Ministry of Defense</text:span>
</text:h>
      <text:p text:style-name="P4">
Author: 半岛电视台, 美国媒体</text:p>
      <text:p text:style-name="P4">
Publisher: Al Jazeera</text:p>
      <text:p text:style-name="P4">
Published Time: 2023-06-30T02:12:15</text:p>
      <text:p text:style-name="P4">
Modified Time: 2023-06-30T02:12:15</text:p>
      <text:p text:style-name="P4">
Description: Satellite images show the repair of an abandoned military base in Belarus. The base is suspected to be the new residence of the Wagner forces. Russia Duma revealed the details of the mercenary organization with the Russian Ministry of Defense on the 29th.</text:p>
      <text:p text:style-name="P4">
Images: ["<text:a xlink:type="simple" xlink:href="https://chinese.aljazeera.net/wp-content/uploads/2023/06/image-468-1688090489.jpg" text:style-name="Internet_20_link" text:visited-style-name="Visited_20_Internet_20_Link">
image-468-168...</text:a>
", "<text:a xlink:type="simple" xlink:href="https://chinese.aljazeera.net/wp-content/uploads/2023/06/image-1688090610.jpg" text:style-name="Internet_20_link" text:visited-style-name="Visited_20_Internet_20_Link">
image-1688090...</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71" text:anchor-type="as-char" svg:width="6.9236in" svg:height="3.886021in" draw:z-index="0">
<draw:image xlink:href="../Images/Aljazeera Chinese/2023-06-30T02-12-15/image-468-1688090489.jpg" xlink:type="simple" xlink:show="embed" xlink:actuate="onLoad" draw:mime-type="image/jpeg"/>
</draw:frame>
Wagner Army Commander Yofgen Ni Pleigo is appointed(news agency)Satellite images show the repair of an abandoned military base in Belarus. The base is suspected to be the new residence of the Wagner forces. Russia Duma revealed the details of the mercenary organization with the Russian Ministry of Defense on the 29th.</text:p>
      <text:p text:style-name="P4">
In the past week, Wagner's troops rebelled against the Russian military leadership. In the end, the two sides reached an agreement and agreed to transfer these troops to Belarus.</text:p>
      <text:p text:style-name="P4">
The New York Times reported that satellite images show that Belarusan authorities are rapidly repairing an abandoned military base in Western Iso in the city of Asxovich.</text:p>
      <text:p text:style-name="P4">
The newspaper hinted that the base would become a new residence of the Wagner armed personnel.</text:p>
      <text:p text:style-name="P4">
At the same time, Andre Caltaplov, chairman of the Russian National Duma National Defense Commission, said that Wagner's commander Eveni Porigeo has been informed of his troops after refusing to sign a contract with the Russian Ministry of Defense It will no longer participate in military operations in Ukraine.</text:p>
      <text:p text:style-name="P4">
Caltapolov said that the Russian Ministry of Defense has informed Wagner's founder Porigen. If he refuses to sign a contract with him, he will stop providing funds to him. He also added that Pritigen refused to comply with the decision.</text:p>
      <text:h text:style-name="P13" text:outline-level="4">
<text:span text:style-name="T4">
Two generals died</text:span>
</text:h>
      <text:p text:style-name="P4">
On the other hand, the Russian Ministry of Defense announced that in an air strike launched by the Russian army on June 27, two Ukraine Generals who were participating in the 56th Brigade died.</text:p>
      <text:p text:style-name="P4">
According to the "Russian Russia" website, the progress report on Russia's "special military operations" in Ukraine shows that the Russian army took the Temporary deployment point of the 56th independent mechanization brigade of the Ukrainian army as the target. Two Ukrainian Generals were attending a meeting there. In addition, the attack also eliminated 50 Ukrainian soldiers and 20 foreign mercenaries and military consultants.</text:p>
      <text:p text:style-name="P4">
The report of the Russian Ministry of Defense continued to point out that the Ukrainian armed forces have launched offensive operations in the direction of southern Donetzk, Krasnovmanki and Donetsk in the past 24 hours.</text:p>
      <text:p text:style-name="P4">
<draw:frame draw:style-name="fr1" draw:name="Image72" text:anchor-type="as-char" svg:width="6.9236in" svg:height="3.894525in" draw:z-index="0">
<draw:image xlink:href="../Images/Aljazeera Chinese/2023-06-30T02-12-15/image-1688090610.jpg" xlink:type="simple" xlink:show="embed" xlink:actuate="onLoad" draw:mime-type="image/jpeg"/>
</draw:frame>
What impact will Wagner's rebellion affect Russia(news agency)</text:p>
      <text:h text:style-name="P13" text:outline-level="4">
<text:span text:style-name="T4">
rumors and guess</text:span>
</text:h>
      <text:p text:style-name="P4">
Related to this, sources of the Russian Ministry of Defense denied the report of Russia's arrest of Russia's deputy commander of Ukraine Military Action, and called on the media to refer to official news.</text:p>
      <text:p text:style-name="P4">
The Kremlin said that it had nothing to replenish on the current situation of Russia on the current situation of Russia's deputy commander of Ukraine. It also pointed out that it should consult the Russian Ministry of Defense.</text:p>
      <text:p text:style-name="P4">
The Kremlin emphasized that for Russia, the most important thing is to achieve the goal of its special military operations, and Russia will work for it.</text:p>
      <text:p text:style-name="P4">
Earlier, a spokesman for the Kremlin claimed that Western media had reported on the rebellion plan beforehand of the Western media, just "rumors and guessing."</text:p>
      <text:p text:style-name="P4">
The Kremlin also pointed out in a statement that the Russian leadership did not have the news about the whereabouts of Wagner's founder Yavigani Porigo.</text:p>
      <text:p text:style-name="P4">
In response, NATO Secretary -General Stoltenberg responded that he still did not know the final number of Wagner troops stationed in Belarus.</text:p>
      <text:p text:style-name="P4">
Stoltenberg added that "Wagner's rebellion shows the cracks within the Russian system, but these problems are still Russia's internal affairs."</text:p>
      <text:p text:style-name="P4">
News Source: <text:a xlink:type="simple" xlink:href="https://chinese.aljazeera.net/news/war-in-ukraine/2023/6/30/%e7%99%bd%e4%bf%84%e7%bd%97%e6%96%af%e4%bf%ae%e7%bc%ae%e5%86%9b%e4%ba%8b%e5%9f%ba%e5%9c%b0%e4%bb%a5%e6%8e%a5%e7%ba%b3%e7%93%a6%e6%a0%bc%e7%ba%b3%e9%83%a8%e9%98%9f" text:style-name="Internet_20_link" text:visited-style-name="Visited_20_Internet_20_Link">
https://chinese.aljazeera.net/news/war-in-ukraine/2023/6/30/%e7%99%bd%e4%bf%84%e7%bd%97%e6%96%af%e4%bf%ae%e7%bc%ae%e5%86%9b%e4%ba%8b%e5%9f%ba%e5%9c%b0%e4%bb%a5%e6%8e%a5%e7%ba%b3%e7%93%a6%e6%a0%bc%e7%ba%b3%e9%83%a8%e9%98%9f</text:a>
</text:p>
      <!--NEWS-->
      <text:h text:style-name="P10" text:outline-level="1">
<text:span text:style-name="T4">
What impact does this impact on the Russian and Ukrainian war with Kiev with a long -term military guarantee?</text:span>
</text:h>
      <text:p text:style-name="P4">
Author: 半岛电视台</text:p>
      <text:p text:style-name="P4">
Publisher: Al Jazeera</text:p>
      <text:p text:style-name="P4">
Published Time: 2023-06-30T02:19:01</text:p>
      <text:p text:style-name="P4">
Modified Time: 2023-06-30T02:19:01</text:p>
      <text:p text:style-name="P4">
Description: Military and strategic experts Major General Fayz Dulvari said that Europe provided a long -term military guarantee to Kiev to clearly show that in the tendency of fighting against the Russian war, no matter how long this conflict lasted, Ukraine would not be defeated by the West.</text:p>
      <text:p text:style-name="P4">
Images: ["<text:a xlink:type="simple" xlink:href="https://chinese.aljazeera.net/wp-content/uploads/2023/06/1-1688090968.jpg" text:style-name="Internet_20_link" text:visited-style-name="Visited_20_Internet_20_Link">
1-1688090968.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73" text:anchor-type="as-char" svg:width="6.9236in" svg:height="3.888597in" draw:z-index="0">
<draw:image xlink:href="../Images/Aljazeera Chinese/2023-06-30T02-19-01/1-1688090968.jpg" xlink:type="simple" xlink:show="embed" xlink:actuate="onLoad" draw:mime-type="image/jpeg"/>
</draw:frame>
The long -term military guarantee of Europe to Kiev</text:p>
      <text:p text:style-name="P4">
Military and strategic experts Major General Fayz Dulvari said that Europe provided a long -term military guarantee to Kiev to clearly show that in the tendency of fighting against the Russian war, no matter how long this conflict lasted, Ukraine would not be defeated by the West.</text:p>
      <text:p text:style-name="P4">
Fayz Dulvari explained that these guarantees are the main chips in the West, and West is concerned that the victory of Russia will bring changes in regional geographical strategies. The goal of the war, both or part, finally achieved political solutions.</text:p>
      <text:p text:style-name="P4">
In an interview with the Peninsula TV station, Fayz Dulvari said that the EU leaders discussed a package of long -term military guarantees to provide Kiev with military assistance such as weapons, equipment, ammunition, and training.</text:p>
      <text:p text:style-name="P4">
Prior to the development of the above situation, Switzerland announced that it refused to export 96 Leopard 1 tanks to Ukraine, thinking that this violated the country's laws and neutral policies. Dome defense system.</text:p>
      <text:p text:style-name="P4">
Peninsula TV provides a background of long -term military support letter to Europe on Europe, the development of the Ukrainian war, the reason for Europe on this issue, the reason why Switzerland refuses to provide specific weapons such as tanks to Ukraine, as well as whether its position represents the European position cracks and so on. Problems on the matter.</text:p>
      <text:h text:style-name="P13" text:outline-level="4">
<text:span text:style-name="T4">
non-stop upgradin</text:span>
</text:h>
      <text:p text:style-name="P4">
In an interview with the Peninsula TV station, Fayz Dulvari said that after talking about medium -sized weapons and light weapons in the early days of the war, the supply of weapons in Ukraine was continuously upgraded. With the intensification and extension of the battle, the military reserve continued to upgrade according to its requirements. Extend to air defense systems, tanks, missiles and aircraft.</text:p>
      <text:p text:style-name="P4">
For Switzerland's refusal to participate in the upgrade of the weapon supply, the military and strategic expert believes that the West has not expected that Switzerland's commitment to neutrality since 1515 will not be different.</text:p>
      <text:p text:style-name="P4">
Neitaniah blamed Washington's reasons for the refusal to provide the iron dome system to Ukraine. Israel was worried that Russia would start the S-330 missile system that it provided to Syria but has not yet been allowed. The secrets related to the dome system were transferred to Iran, and Washington understood it.</text:p>
      <text:p text:style-name="P4">
Former EU consultant James Molan believes that EU leaders are expected to make long -term military guarantees to Ukraine, which confirms that the West will continue to support Kiev, although Europe has affected the inflation in the past year, but there is no sign to indicate The European public's views have changed.</text:p>
      <text:p text:style-name="P4">
James Moran said in an interview with the Peninsula TV station that this expected huge aid will have a significant impact on the war. He also added that European military analysts expect Ukraine to win a huge victory in the future. Yu has promised to provide the weapons provided to Kiev.</text:p>
      <text:h text:style-name="P13" text:outline-level="4">
<text:span text:style-name="T4">
Self -defense</text:span>
</text:h>
      <text:p text:style-name="P4">
In this context, James Molan pointed out that the military assistance and equipment provided to Ukraine reached $ 77 billion. In view of the promise to provide other batches of advanced weapons, this cost is expected to rise. In the context of supporting Ukraine defense Russia's invasion, Western countries promise to provide these weapons support.</text:p>
      <text:p text:style-name="P4">
Regarding Switzerland's refusal to participate in raising the position of the upper limit of Kiev's military support, Moran did not think that this was condemned by European countries, because Switzerland has long adhered to a neutral position for a long time, and the EU respects this. This.</text:p>
      <text:p text:style-name="P4">
"Swiss Military Review" editor Dr. Alexander Watlafus confirmed this. He emphasized in the text that Switzerland is famous for maintaining a neutral position in various conflicts. Member of the Convention Organization (NATO).</text:p>
      <text:p text:style-name="P4">
In an interview with Alexander Watlafus, Switzerland played an important role at the humanitarian level because it opened the door to refugees and provided various assistance to Ukraine in various cases.</text:p>
      <text:p text:style-name="P4">
Waterlafus said that despite Switzer's adherence to a neutral position, it clearly condemned Russia to invade Ukraine territory in the early days of the war, and stated its commitment to legal world order and support for peaceful resolution of this crisis.</text:p>
      <text:p text:style-name="P4">
News Source: <text:a xlink:type="simple" xlink:href="https://chinese.aljazeera.net/news/war-in-ukraine/2023/6/30/%e6%ac%a7%e6%b4%b2%e5%90%91%e5%9f%ba%e8%be%85%e6%8f%90%e4%be%9b%e9%95%bf%e6%9c%9f%e5%86%9b%e4%ba%8b%e4%bf%9d%e9%9a%9c%e8%bf%99%e5%af%b9%e4%bf%84%e4%b9%8c%e6%88%98%e4%ba%89%e6%9c%89%e4%bd%95%e5%bd%b1" text:style-name="Internet_20_link" text:visited-style-name="Visited_20_Internet_20_Link">
https://chinese.aljazeera.net/news/war-in-ukraine/2023/6/30/%e6%ac%a7%e6%b4%b2%e5%90%91%e5%9f%ba%e8%be%85%e6%8f%90%e4%be%9b%e9%95%bf%e6%9c%9f%e5%86%9b%e4%ba%8b%e4%bf%9d%e9%9a%9c%e8%bf%99%e5%af%b9%e4%bf%84%e4%b9%8c%e6%88%98%e4%ba%89%e6%9c%89%e4%bd%95%e5%bd%b1</text:a>
</text:p>
      <!--NEWS-->
      <text:h text:style-name="P10" text:outline-level="1">
<text:span text:style-name="T4">
China -made C919 Shanghai Fei Chengdu has not returned to Airbus to fly back</text:span>
</text:h>
      <text:p text:style-name="P4">
Author: None</text:p>
      <text:p text:style-name="P4">
Publisher: Radio Free Asia (Organization)</text:p>
      <text:p text:style-name="P4">
Published Time: 2023-06-30T02:28:00-04:00</text:p>
      <text:p text:style-name="P4">
Modified Time: 2023-06-30T12:29:16-04:00</text:p>
      <text:p text:style-name="P4">
Description: None</text:p>
      <text:p text:style-name="P4">
Videos: []</text:p>
      <text:p text:style-name="P4">
Audios: ["<text:a xlink:type="simple" xlink:href="https://www.rfa.org/mandarin/yataibaodao/kejiaowen/gt-0630202302272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4" text:anchor-type="as-char" svg:width="6.9236in" svg:height="4.50034in" draw:z-index="0">
<draw:image xlink:href="../Images/rfamandarin/2023-06-30T02-28-00-04-00/000000.png" xlink:type="simple" xlink:show="embed" xlink:actuate="onLoad" draw:mime-type="image/png"/>
</draw:frame>
Chinese domestic C919 passenger aircraft <text:a xlink:type="simple" xlink:href="https://www.rfa.org/mandarin/yataibaodao/kejiaowen/gt-06302023022722.html/@@images/image" text:style-name="Internet_20_link" text:visited-style-name="Visited_20_Internet_20_Link">
</text:a>
Associated Press picture <text:a xlink:type="simple" xlink:href="https://www.rfa.org/mandarin/yataibaodao/kejiaowen/gt-06302023022722.html/@@stream" text:style-name="Internet_20_link" text:visited-style-name="Visited_20_Internet_20_Link">
Audio-Link: https://www.rfa.org/mandarin/yatabaodao/kejiaowen/gt -GT -GT -GT -GT -GT -GT -GT -GT -GT -GT -GT -GT -GT -GT -GT -GT -GT -GT -GT -GT -GT -GT -Gt -Html/@stream</text:a>
China's domestic C919 passenger aircraft cancels the range again. On Thursday (29th), the C919 passenger aircraft of Shanghai Oriental Airlines Flight MU9197 failed to return normally after flying to Chengdu. The return flight MU9198 was changed to Airbus A320. This unusual normal phenomenon attracted the attention of flight enthusiasts. The reporter inquired on the 30th flight software and found that on Friday, the same flight was still switched to the Airbus A320 (narrow -body passenger aircraft), indicating that the C919 passenger aircraft is currently grounded.</text:p>
      <text:p text:style-name="P4">
<text:span text:style-name="T4">
<text:span text:style-name="T5">
 <text:a xlink:type="simple" xlink:href="https://www.rfa.org/mandarin/Xinwen/6-05262023141117.html" text:style-name="Internet_20_link" text:visited-style-name="Visited_20_Internet_20_Link">
China C919 passenger plane announced the first flight this Sunday</text:a>
</text:span>
* </text:span>
<text:span text:style-name="T5">
 <text:a xlink:type="simple" xlink:href="https://www.rfa.org/mandarin/yataibaodao/zhengzhi/bx-10032022131631.html" text:style-name="Internet_20_link" text:visited-style-name="Visited_20_Internet_20_Link">
How far is the Chinese large aircraft C919 collection model qualification certificate safe? </text:a>
</text:span>
**<text:a xlink:type="simple" xlink:href="https://www.rfa.org/mandarin/Xinwen/wul0-08012022015641.html" text:style-name="Internet_20_link" text:visited-style-name="Visited_20_Internet_20_Link">
<text:span text:style-name="T4">
 Chinese -made large passenger aircraft C919 completes evidence collection test flight domestic sales, few international buyers </text:span>
</text:a>
China's first domestic civil aviation passenger aircraft C919 was put into operation on May 28 this year. On June 29, the only C919 flight to Shanghai Oriental Airlines arrived in Chengdu as scheduled, but failed to carry passengers. The public account of China Civil Aviation Dynamic "Yunzhong Time" (original Teacherw) posted a post that night: Flying Friends News, Eastern Airlines Flight MU9197 returned to Shanghai Hongqiao normally after arriving at Chengdu Tianfu Airport today (June 29) at 11:06. According to the flight plan, its return flight number is MU9198, the take -off time is 12:30, but it is delayed until 14:16, and the model is replaced for Airbus A320.</text:p>
      <text:p text:style-name="P4">
Zhou Hao, a mechanical engineering scholar living in Japan, said in an interview with this station on the same time that when the aircraft had problems, the airline would terminate the flight mission of the aircraft. He said: "C919 is mainly an electronic system. The mechanical control system is okay. The electronic control system and the mechanical system need to run in and cooperate. Among them, there are European products and American products. The problem that cannot be solved, the problem of machinery is not big. "</text:p>
      <text:p text:style-name="P4">
<text:span text:style-name="T4">
 China Eastern Airlines A320 executes C919 flight task </text:span>
</text:p>
      <text:p text:style-name="P4">
The reporter from this station called Chengdu Tianfu International Airport and the airport Eastern Airlines counters on Friday, but could not be connected. The reporter learned through flight software inquiries that Eastern Airlines MU9197 and MU9198 Shanghai and Chengdu round -trip flights use A320 (narrow body aircraft), including the same flight on July 1, and no longer C919 passenger aircraft.</text:p>
      <text:p text:style-name="P4">
Figure: On June 29, China Eastern Airlines currently has the only C919 passenger plane. Flight MU9197 flew from Shanghai to Chengdu. Right: On June 29, China Eastern MU9198 returned mission and was completed by Airbus A320. (Screenshot of Flight Software/Reporter Gu Ting) <text:a xlink:type="simple" xlink:href="https://www.rfa.org/mandarin/yataibaodao/kejiaowen/gt-06302023022722.html/m0630-gtp12.jpg" text:style-name="Internet_20_link" text:visited-style-name="Visited_20_Internet_20_Link">
</text:a>
China ’s first large aircraft number was B-919A. It was delivered to China Eastern Airlines on December 9 last year. On February 1 this year, a 100-hour verification flight was officially started. After flying from Shanghai Hongqiao Airport to Beijing Daxing Airport the next day, the left engine disappeared. Subsequently, the aircraft canceled the next verification flight. Until the start of the first flight on May 28, from Shanghai Hongqiao Airport to Chengdu Tianfu Airport daily, the passenger flight mission was performed, and it was operated for one month on June 28.</text:p>
      <text:p text:style-name="P4">
For the C919 passenger aircraft, the current affairs commentator Mr. Li said in an interview with this station that the current Chinese civil aviation passenger planes are mainly two categories: American Boeing and European Airbus. The domestic aircraft is the only one. If it is falling, it is amazing. The official does not explain the reason. As outsiders, we can only make some reasonable guessing and judgment. Many of the countries in this country are not transparent and uninterrupted. The aircraft is still in the test flight stage, so the official is more cautious. "</text:p>
      <text:p text:style-name="P4">
<text:span text:style-name="T4">
 The fuzzyness and parameters of the parts of the aircraft assembly are important </text:span>
</text:p>
      <text:p text:style-name="P4">
Former Chinese Naval Command Lieutenant General Staff living in the United States, Yao Cheng, a military commentator, told this station that the C919 passenger plane has not returned to Shanghai as scheduled, and it can be judged that there has Safe can fly, but once the C919 has a big blow to the manufacturing of Chinese aircraft once the accident. The main components of the C919 come from abroad. If the parts of which are not connected well, there will be problems. , It also has the problem of parts matching. "</text:p>
      <text:p text:style-name="P4">
Yao Cheng said that the assembly technology of aircraft and some technical parameters are extremely important, and any mistakes can cause flight disasters. Many netizens hoped to take the C919 passenger plane to return to Shanghai on Friday, but the Eastern Airlines passenger plane from Chengdu flying to Shanghai that day has been transferred to A320.</text:p>
      <text:p text:style-name="P4">
At present, China Eastern Airlines has only one C919 passenger aircraft. According to Chinese flight enthusiasts, the second C919 passenger aircraft purchased by China Eastern Airlines was originally scheduled to be delivered on June 18, but the plan was delayed, the reason is unknown.Reporter: Ancient Pavilion Editor: Chen Meihua Xu Shuting, Editor: Ruizhe</text:p>
      <text:p text:style-name="P4">
News Source: <text:a xlink:type="simple" xlink:href="https://www.rfa.org/mandarin/yataibaodao/kejiaowen/gt-06302023022722.html" text:style-name="Internet_20_link" text:visited-style-name="Visited_20_Internet_20_Link">
https://www.rfa.org/mandarin/yataibaodao/kejiaowen/gt-06302023022722.html</text:a>
</text:p>
      <!--NEWS-->
      <text:h text:style-name="P10" text:outline-level="1">
<text:span text:style-name="T4">
Pentagon Building: Chinese reconnaissance balloons fly over the beauty of the more beautiful funds over the beauty</text:span>
</text:h>
      <text:p text:style-name="P4">
Publisher: 法新社</text:p>
      <text:p text:style-name="P4">
Published Time: 2023-06-30T02:32:09+00:00</text:p>
      <text:p text:style-name="P4">
Modified Time: 2023-06-30T02:05:02+00:00</text:p>
      <text:p text:style-name="P4">
Description: (Agence France -Presse, Washington, 29th) The US fighter fighter shot down a Chinese reconnaissance balloon over the Atlantic in February this year. The US Department of Defense said today that the reconnaissance balloon flying over the United States without collecting information informa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8" text:anchor-type="as-char" svg:width="6.9236in" svg:height="3.617581in" draw:z-index="0">
<draw:image xlink:href="../Images/rficn/2023-06-30T02-32-09-00-00/000000.png" xlink:type="simple" xlink:show="embed" xlink:actuate="onLoad" draw:mime-type="image/png"/>
</draw:frame>
Pat Ryder, a spokesman for the US Department of Defense, said: "This is our current assessment. When this balloon or fly over the United States, it is not collected (emotional)."</text:p>
      <text:p text:style-name="P4">
Lai De said that the United States "take measures to alleviate" the emotional collection of balloons. "Of course, our efforts will help this", but he has not further explained.</text:p>
      <text:p text:style-name="P4">
From the end of January to early February this year, the giant balloon of this device flew from Alaska in northwestern United States to South Carolina in the east. It passed through the sensitive military facilities, which was worried that Beijing was seizing important information.</text:p>
      <text:p text:style-name="P4">
On February 4th, the US military shot down the balloon empty on the sea outside South Carolina, and then salvaged ashore in the Atlantic Ocean. Since then, it has been studied and analyzed.</text:p>
      <text:p text:style-name="P4">
This incident triggered a new wave of tensions between Beijing and Washington. US Secretary of State AntonyBlinken canceled the long -established China visits in February, and the purpose of this China trip was to improve bilateral relations.</text:p>
      <text:p text:style-name="P4">
China Yokou denied that the balloon was to collect emotion, and said it deviated from the route when entering the United States.</text:p>
      <text:p text:style-name="P4">
At the time, a US official said that the balloon had multiple antennas, including a group of configurations that could be used to collect communication and geographical positioning. The official said: "This balloon is equipped with a large enough solar panel, which can generate necessary power to run multiple sensors that actively collect information."</text:p>
      <text:p text:style-name="P4">
Earlier this month, before Brinton re -arranged for visiting Beijing, the White House deliberately diluted the impact of the entire reconnaissance balloon event.</text:p>
      <text:p text:style-name="P4">
President Biden said: "I think the leadership of the (China) does not know where it is, what is inside, and what happened ... I think it is more embarrassing than intentional." (Translator: Xu Ruicheng /Calculate: Zeng Yixuan)</text:p>
      <text:p text:style-name="P4">
News Source: <text:a xlink:type="simple" xlink:href="https://www.rfi.fr/cn/%E5%9B%BD%E9%99%85%E6%8A%A5%E9%81%93/20230630-%E4%BA%94%E8%A7%92%E5%A4%A7%E5%8E%A6-%E4%B8%AD%E5%9B%BD%E4%BE%A6%E5%AF%9F%E6%B0%94%E7%90%83%E9%A3%9E%E8%B6%8A%E7%BE%8E%E4%B8%8A%E7%A9%BA%E6%9C%AA%E6%90%9C%E9%9B%86%E5%88%B0%E6%83%85%E8%B5%84" text:style-name="Internet_20_link" text:visited-style-name="Visited_20_Internet_20_Link">
https://www.rfi.fr/cn/%E5%9B%BD%E9%99%85%E6%8A%A5%E9%81%93/20230630-%E4%BA%94%E8%A7%92%E5%A4%A7%E5%8E%A6-%E4%B8%AD%E5%9B%BD%E4%BE%A6%E5%AF%9F%E6%B0%94%E7%90%83%E9%A3%9E%E8%B6%8A%E7%BE%8E%E4%B8%8A%E7%A9%BA%E6%9C%AA%E6%90%9C%E9%9B%86%E5%88%B0%E6%83%85%E8%B5%84</text:a>
</text:p>
      <!--NEWS-->
      <text:h text:style-name="P10" text:outline-level="1">
<text:span text:style-name="T4">
"Admissions considerations race" The Supreme Court of the Supreme Court of the United States' Rulings will be lined up</text:span>
</text:h>
      <text:p text:style-name="P4">
Author: None (Language: zh)</text:p>
      <text:p text:style-name="P4">
Publisher: None</text:p>
      <text:p text:style-name="P4">
Time: 2023-06-30T02:33:00Z</text:p>
      <text:p text:style-name="P4">
Description: The enrollment policy of "equal rights" in the United States Higher School has been overturned by the Supreme Court with a 6-3 vote on the 29th. Conservatives believe that equal rights operations are "discriminatory", while liberals advocate that this promotes racial diversity on campus.</text:p>
      <text:p text:style-name="P4">
Videos: []</text:p>
      <text:p text:style-name="P4">
Images: []</text:p>
      <text:p text:style-name="P4">
Subject: 时政风云</text:p>
      <text:p text:style-name="P4">
Subjects: ['奥巴马', '同性恋', '美国']</text:p>
      <text:p text:style-name="P4">
Keywords: ['美国', '种族', '歧视', '非裔', '亚裔', '招生']</text:p>
      <text:p text:style-name="P4">
Id: 66077369</text:p>
      <!--METADATA-->
      <text:p text:style-name="P4">
<text:a xlink:type="simple" xlink:href="https://www.dw.com/zh/overlay/image/article/66077369/66073735" text:style-name="Internet_20_link" text:visited-style-name="Visited_20_Internet_20_Link">
 </text:a>
The picture shows the student group demonstrated outside the court outside the court outside the High Court in October last year to conduct verbal debate on the recruitment policy of equal rights action.</text:p>
      <text:p text:style-name="P4">
(Voice of Germany in Chinese) The Supreme Court of the United States overthrew a precedent for many years on Thursday (June 29), and ruled that universities and universities could no longer incorporate race or ethnic groups into consideration factors.</text:p>
      <text:p text:style-name="P4">
Six in the court <text:a xlink:type="simple" xlink:href="https://www.dw.com/zh/zh/遭爆私下表決廢止墮胎權-美最高法院下令徹查/a-61680580" text:style-name="Internet_20_link" text:visited-style-name="Visited_20_Internet_20_Link">
Conservative Judge</text:a>
—— John Roberts, Clarent Thomas, Samuel Alito, Neilgorsuch, Brett Kavanaugy, and <text:a xlink:type="simple" xlink:href="https://www.dw.com/zh/zh/美国大选倒数一周-巴雷特宣誓就职大法官/a-55406033" text:style-name="Internet_20_link" text:visited-style-name="Visited_20_Internet_20_Link">
Barrett</text:a>
(Amy Coneybarrett) and others, voting in favor of canceling the race -based enrollment considerations. Elena Kagan, Soniasotomayor, and Ketanji Brown Jackson, voted to support these considerations.</text:p>
      <text:p text:style-name="P4">
In the end, the Supreme Court was discriminated against with a 6-3 votes that identified equal rights action (Affirmative Action, also known as preferential differences), not used to ensure diversity, and improve African, Spanish and other minorities Tools for group education opportunities.</text:p>
      <text:p text:style-name="P4">
This ruling is for the oldest private universities and public universities in the United States: Harvard University and North Carolina University. Chief Justice Roberts wrote in most opinions: "You must treat him / her according to the student's personal experience, not based on the race."</text:p>
      <text:h text:style-name="P12" text:outline-level="3">
<text:span text:style-name="T4">
Who submits this case to the Supreme Court?</text:span>
</text:h>
      <text:p text:style-name="P4">
This case was mentioned by a group claiming to be a group of Students for Fairadmissions, and the founder was Edwardblum, an initiator against equal rights. Blum advocates that race as admission factor is unfair to white and Asian American students and discrimination.</text:p>
      <text:p text:style-name="P4">
The group claims that the practice of the University of North Carolina violates the 14th amendment of the US Constitution, which is the principle of equality protection; Harvard University's practice violates the provisions of Chapter 6 of the Civil Rightsact in 1964, that is, <text:a xlink:type="simple" xlink:href="https://www.dw.com/zh/zh/小美人魚中國票房差-種族歧視作祟/a-65804107" text:style-name="Internet_20_link" text:visited-style-name="Visited_20_Internet_20_Link">
 Forbidden discrimination based on race, skin color and nationality</text:a>
Essence</text:p>
      <text:p text:style-name="P4">
In the case on Thursday, the group asked the court to overthrow the 2003 Grutter V. Bollinger, which allowed the school to use race as admission factor in a very narrow situation.</text:p>
      <text:p text:style-name="P4">
The Supreme Court of some states has overturned the equal rights action of some universities, but those who support equal rights operations believe that the diversity of the campus is hit; the decision on Thursday may also affect the recruitment of the workplace.</text:p>
      <text:p text:style-name="P4">
The picture shows the two Harvard students who learned that the Supreme Court ruling was hugged at the protest site.</text:p>
      <text:h text:style-name="P12" text:outline-level="3">
<text:span text:style-name="T4">
response of American politics</text:span>
</text:h>
      <text:p text:style-name="P4">
Chuckschume, the leader of the Democratic Senate, said that the ruling was "judged by mistake." He said: "On the road to racial justice in our country, the Supreme Court's ruling set up huge roadblocks. The nation will immediately feel the consequences of this ruling, because in the enrollment procedure of next year Compared with their parents and sisters, there will be fewer opportunities for the same college or university. "</text:p>
      <text:p text:style-name="P4">
Former US Vice President Mikepence, who intends to compete for the Republican presidential candidate, said: "In the United States, there is no room for racial discrimination. I am very happy that the Supreme Court has ended this kind of serious violations of citizens and constitutions during the enrollment process. The practice of power will only continue racism. "</text:p>
      <text:p text:style-name="P4">
<text:a xlink:type="simple" xlink:href="https://www.dw.com/zh/zh/美国华人-我选特朗普是出于无奈/a-36341953" text:style-name="Internet_20_link" text:visited-style-name="Visited_20_Internet_20_Link">
Former President Donald Trump</text:a>
The Barack Obama also expressed their support and opposition on the ruling.</text:p>
      <text:p text:style-name="P4">
There were three conservative judges appointed by the Supreme Court. Trump said that the ruling was "surprising" and said that on Thursday, it was a "beautiful day" for the United States on Thursday.</text:p>
      <text:p text:style-name="P4">
Obama said that although the actions of equal rights are "never a complete answer" for a more fair social process, it still brings opportunities for those who were excluded in the past and proved that these people "fully worthy of possession of a place is a place. "".</text:p>
      <text:p text:style-name="P4">
The Supreme Court of the United States decided to overthrow the enrollment policy of equal rights, and US President Biden delivered a speech on the 29th to respond to the incident.</text:p>
      <text:h text:style-name="P12" text:outline-level="3">
<text:span text:style-name="T4">
What do you say?</text:span>
</text:h>
      <text:p text:style-name="P4">
A few hours after the Supreme Court announced a few hours after the decision, US President Joebiden made a brief and exciting speech in the White House. He strongly opposed the majority of the court's opinions, but supported the claim of the opposition, saying that the ruling "made decades of precedent for decades."</text:p>
      <text:p text:style-name="P4">
Biden said that over the past 45 years, colleges and universities have been able to independently decide how to enrich the student group, and racial diversification will make schools and even the entire country stronger.</text:p>
      <text:p text:style-name="P4">
Biden encouraged colleges and universities to consider the adversity that individual students overcome in order to win the qualifications for admission. Considering that some people live in poor communities, study in vulnerable schools, and grew up in low -income families. He said: "Disclosure still exists in the United States, and today's ruling has not changed this."</text:p>
      <text:p text:style-name="P4">
Biden also tried to resolve the criticism point of "racial factors to enroll enough students to be accepted", and further criticized the more favorable admission policy for those who had the same school in the same school in the same school. He said that this traditional policy "expanded privileges rather than opportunities" and sighed: "It has been too bad for workers for a long time."</text:p>
      <text:p text:style-name="P4">
"Remember, diversity is our power." Biden finally said, "We can't let this ruling be determined."</text:p>
      <text:p text:style-name="P4">
(Agence France -Presse, Reuters, Associated Press)</text:p>
      <text:p text:style-name="P4">
News Source: <text:a xlink:type="simple" xlink:href="https://www.dw.com/zh/「招生考量種族」違憲-美最高法院裁決掀議/a-66077369" text:style-name="Internet_20_link" text:visited-style-name="Visited_20_Internet_20_Link">
https://www.dw.com/zh/「招生考量種族」違憲-美最高法院裁決掀議/a-66077369?maca=chi-rss-chi-all-1127-rdf</text:a>
</text:p>
      <!--NEWS-->
      <text:h text:style-name="P10" text:outline-level="1">
<text:span text:style-name="T4">
The implementation of the Hong Kong National Security Law for three years: The Hong Kong Government finally sets the timetable of Article 23 of the Basic Law. What is the difference between the National Security Law?</text:span>
</text:h>
      <text:p text:style-name="P4">
Author: https://www.facebook.com/bbcworldservice/</text:p>
      <text:p text:style-name="P4">
Publisher: BBC News 中文</text:p>
      <text:p text:style-name="P4">
Published Time: 2023-06-30T02:43:26.000Z</text:p>
      <text:p text:style-name="P4">
Modified Time: 2023-06-30T02:43:26.000Z</text:p>
      <text:p text:style-name="P4">
Description: The Hong Kong Chief Executive Li Jiachao made a clear preview on the eve of July 1st. Article 23 of the Hong Kong Basic Law, which involved national security, "must legislate this year or at the latest next year." Will 23 wider and stricter than the National Security Law? How to reflect the changes in the political situation of China and Hong Kong?</text:p>
      <text:p text:style-name="P4">
Images: ["<text:a xlink:type="simple" xlink:href="https://ichef.bbci.co.uk/news/640/cpsprodpb/10918/production/_130246876_gettyimages-1043956054.jpg" text:style-name="Internet_20_link" text:visited-style-name="Visited_20_Internet_20_Link">
_130246876_ge...</text:a>
"]</text:p>
      <text:p text:style-name="P4">
Videos: ["<text:a xlink:type="simple" xlink:href="https://www.bbc.com/ws/av-embeds/cps/zhongwen/simp/chinese-news-66051256/p0fw0qbx/zh-hans" text:style-name="Internet_20_link" text:visited-style-name="Visited_20_Internet_20_Link">
zh-hans</text:a>
"]</text:p>
      <text:p text:style-name="P4">
Tags: ['英国', '香港版国安法', '逃犯条例', '中國', '人权', '香港', '法律']</text:p>
      <text:p text:style-name="P4">
Type: Article</text:p>
      <!--METADATA-->
      <text:h text:style-name="P12" text:outline-level="3">
<text:span text:style-name="T4">
The implementation of the Hong Kong National Security Law for three years: The Hong Kong Government finally sets the timetable of Article 23 of the Basic Law, which is different from the National Security Law.</text:span>
</text:h>
      <ul>
        <li>
Li Chengxin * BBC Chinese reporter</li>
      </ul>
      <text:p text:style-name="P4">
At 2:43 am on June 30, 2023<draw:frame draw:style-name="fr1" draw:name="Image82" text:anchor-type="as-char" svg:width="6.9236in" svg:height="3.894525in" draw:z-index="0">
<draw:image xlink:href="../Images/BBC Chinese/2023-06-30T02-43-26.000Z/_130246876_gettyimages-1043956054.jpg" xlink:type="simple" xlink:show="embed" xlink:actuate="onLoad" draw:mime-type="image/jpeg"/>
</draw:frame>
Image source, getty images</text:p>
      <text:p text:style-name="P4">
Image adding text,</text:p>
      <text:p text:style-name="P4">
Article 23 has always been a political "hot potato" (information photo).</text:p>
      <text:p text:style-name="P4">
<text:span text:style-name="T4">
 The "Hong Kong National Security Law" has been implemented for three years, and this official claims to be "Dinghai God Needle" and "only a group of people" laws. As of now, the crime rate is 100 %, which has been accused of causing a cold effect in Hong Kong society. </text:span>
</text:p>
      <text:p text:style-name="P4">
The Beijing and Hong Kong Government stated that Hong Kong has "from chaos, governing and promising", but still to beware of "soft confrontation" and national security risks. Hong Kong Chief Executive Li Jiachao's preview on the eve of July 1st has a timetable for Article 23 of the Basic Law involving national security.</text:p>
      <text:p text:style-name="P4">
The authorities have not yet announced the content of the draft, but the analysis believes that the 23 articles compared to the National Security Law as "symbolic significance than reality", and at the same time marked Beijing to further tighten the ideological work of Hong Kong.</text:p>
      <text:p text:style-name="P4">
<text:a xlink:type="simple" xlink:href="https://www.bbc.com/zhongwen/simp/chinese-news-53080438" text:style-name="Internet_20_link" text:visited-style-name="Visited_20_Internet_20_Link">
"Constitutional Responsibility" to "Hot Tarloma": Looking back at Article 23 Legislative Law of the Hong Kong Basic Law</text:a>
<text:span text:style-name="T5">
 <text:a xlink:type="simple" xlink:href="https://www.bbc.com/zhongwen/simp/chinese-news-53250603" text:style-name="Internet_20_link" text:visited-style-name="Visited_20_Internet_20_Link">
BBC detailed sorting out the five major controversies of the National Security Law in Hong Kong</text:a>
</text:span>
 <text:a xlink:type="simple" xlink:href="https://www.bbc.com/zhongwen/simp/chinese-news-65842285" text:style-name="Internet_20_link" text:visited-style-name="Visited_20_Internet_20_Link">
Hong Kong's "Counterfeit Middle" 4th Anniversary: Forbidden Books, Forbidden language, self -examination, and Hong Kong people are "re -educated"</text:a>
<text:span text:style-name="T5">
 <text:a xlink:type="simple" xlink:href="https://www.bbc.com/zhongwen/simp/64734536" text:style-name="Internet_20_link" text:visited-style-name="Visited_20_Internet_20_Link">
Hong Kong promotes the TV broadcast programs "to increase national security and reduce English", the outside world will be weakened by the "internationalization" of its "internationalization"</text:a>
</text:span>
 <text:a xlink:type="simple" xlink:href="https://www.bbc.com/zhongwen/simp/chinese-news-65338390" text:style-name="Internet_20_link" text:visited-style-name="Visited_20_Internet_20_Link">
Xia Baolong visited Hong Kong on the sixth day of "inspection" to make a political signal passed by</text:a>
### "23"?</text:p>
      <text:p text:style-name="P4">
Image source, getty images</text:p>
      <text:p text:style-name="P4">
Image adding text,</text:p>
      <text:p text:style-name="P4">
In 2003, the number of Hong Kong citizens went to the streets to demonstrate, opposing 23 legislation and request, then Chief Executive Dong Jianhua's steps down (information photo).</text:p>
      <text:p text:style-name="P4">
Article 23 of the "Basic Law" in Hong Kong is the terms of national security. It stipulates that the SAR government shall prohibit the seven categories of acts that endanger the national security.</text:p>
      <text:p text:style-name="P4">
The "seven sins" of Article 23 include: rebellion, division of the country, inciting rebellion, subverting the Central People's Government, stealing national secrets, foreign political organizations or groups to carry out political activities in Hong Kong, and Hong Kong's political organizations or groups and groups and groups and groups and groups and groups and groups and groups and groups and groups and groups. Foreign political organizations or groups have been established.</text:p>
      <text:p text:style-name="P4">
In 2002, Dong Jianhua, the first Chief Executive of Hong Kong, launched local legislation, but the consultation period was insufficient, and the draft of the regulations was accused of blurring and harshness. The public worried about the freedom of speech and human rights. Later, the institutional liberal party, which represented the interests of the business community, made the government fail to obtain sufficient votes in the Legislative Council, and eventually withdrew the draft.</text:p>
      <text:p text:style-name="P4">
Since then, 23 have become political "hot potato", and the four special capitals have failed to complete the "constitutional responsibility."</text:p>
      <text:p text:style-name="P4">
However, Professor Chen Wenmin, Dean of the School of Law, the University of Hong Kong, publicly refuted the statement that has not fulfilled the "constitutional responsibility", saying that 23 articles did not explain what the way to use, but only said "self -legislation", and the country required by Article 23, and 23 countries required to require Security law has always existed in the current laws of Hong Kong, but it is scattered in different provisions.</text:p>
      <text:p text:style-name="P4">
He pointed out that on July 1, 1997, the Interim Legislative Council passed the "Hong Kong Return Regulations" and changed the "Emperor" and "United Kingdom" and other places to "the Central People's Government of the People's Republic of China".</text:p>
      <text:p text:style-name="P4">
The current "Criminal Crime Regulations", "Official Confidential Regulations", and "Association Regulations" all have crimes such as incitement, rebellion, and spies, which have already covered 23 requirements.</text:p>
      <text:h text:style-name="P12" text:outline-level="3">
<text:span text:style-name="T4">
23 What is the difference between the crimes of the National Security Law?</text:span>
</text:h>
      <text:p text:style-name="P4">
Image source, reuters</text:p>
      <text:p text:style-name="P4">
Image adding text,</text:p>
      <text:p text:style-name="P4">
The Li Zhiying case is one of the iconic cases of the Hong Kong National Security Law, and the details of the use terms and procedure rules have always received much attention (information photos).</text:p>
      <text:p text:style-name="P4">
<text:a xlink:type="simple" xlink:href="https://www.bbc.com/zhongwen/simp/chinese-news-55976986" text:style-name="Internet_20_link" text:visited-style-name="Visited_20_Internet_20_Link">
Li Zhiying Hong Kong Guoan Act: The Court of Final Appeal refused to apply for bail</text:a>
<text:span text:style-name="T5">
 <text:a xlink:type="simple" xlink:href="https://www.bbc.com/zhongwen/simp/chinese-news-55270796" text:style-name="Internet_20_link" text:visited-style-name="Visited_20_Internet_20_Link">
Hong Kong National Security Law: Li Zhiying charged the crime of "collusion with foreign forces", Zhong Hanlin's insulting national flag was guilty</text:a>
</text:span>
 <text:a xlink:type="simple" xlink:href="https://www.bbc.com/zhongwen/simp/chinese-news-55465189" text:style-name="Internet_20_link" text:visited-style-name="Visited_20_Internet_20_Link">
Li Zhiying: Why did the first case of bail after being sued by the National Security Law caused controversy</text:a>
<text:span text:style-name="T5">
 <text:a xlink:type="simple" xlink:href="https://www.bbc.com/zhongwen/simp/chinese-news-53332916" text:style-name="Internet_20_link" text:visited-style-name="Visited_20_Internet_20_Link">
Hong Kong's "National Security Law": Five pictures are in detail to explain the legal focus</text:a>
</text:span>
 <text:a xlink:type="simple" xlink:href="https://www.bbc.com/zhongwen/simp/chinese-news-54566737" text:style-name="Internet_20_link" text:visited-style-name="Visited_20_Internet_20_Link">
Hong Kong's "National Security Law": How to get along the criminal judicial process of Britain? </text:a>
"(Hong Kong) National Security Law is aimed at the crimes and situations that occurred in 2019, not a comprehensive national security law, and not included 23 seven crimes." Chinese said.</text:p>
      <text:p text:style-name="P4">
In 2019, Hong Kong broke out for the "anti -sends" campaign due to the revision of the "Fugfeng Regulations". Beijing was regarded as "anti -China -China chaos" and "color revolution". In order to split the country, subvert the state power, organize terrorist activities, and intervention in foreign forces, the first two overlap with 23 parts.Song Xiaozhuang, director of the National Hong Kong and Macau Research Association, wrote in the "Bauhinia" magazine in the "Bauhinia" magazine that 23 legislation does not have to repeat the two crimes that the "National Security Law" has covered, and can be concentrated in the remaining five sins.</text:p>
      <text:p text:style-name="P4">
It is worth noting that the definition of 23 articles on the crime of "subversion" is different from the National Security Law.</text:p>
      <text:h text:style-name="P12" text:outline-level="3">
<text:span text:style-name="T4">
With the "National Security Law", is there still an urgency of 23?</text:span>
</text:h>
      <text:p text:style-name="P4">
Image source, getty images</text:p>
      <text:p text:style-name="P4">
Image adding text,</text:p>
      <text:p text:style-name="P4">
The June Fourth Candlelight Gala, which has a history of more than 30 years, was also unable to hold it after the implementation of the National Security Law. The picture shows the Hong Kong police stationed in Victoria (data photo) on June 4, 2022.</text:p>
      <text:p text:style-name="P4">
Hong Kong's current laws have included 23 requirements to a certain extent, but some laws have been accused of outdated.</text:p>
      <text:p text:style-name="P4">
For example, the "Official Secret Regulations" covering the crime of spy are localized the laws entered into the United Kingdom in 1919, and the rebellion under the Criminal Crime Regulations still retain the words "Her Majesty of the Queen".</text:p>
      <text:p text:style-name="P4">
Guild member Tang Jiazheng said in an interview with BBC that the laws passed by these Hong Kong -British governments have been more than 30 years or even 50 years. " "Inconsistent, so now there is a very urgent need to modernize these laws into the needs of 23 articles."</text:p>
      <text:p text:style-name="P4">
Professor Chen Wenmin of the former School of Law of the University of Hong Kong has pointed out that the existing legislation needs to be reform and time to advance, and it can be discussed by the Legal Reform Commission. It is not necessary to force 23 legislation for political convenience.</text:p>
      <text:p text:style-name="P4">
He also said that the current law is not only insufficient, but is too harsh. For example, there are three people in the past cases that have been placed in bombs, which have been regarded as a war against the Emperor (Chinese government). Today's Basic Law and the guarantee of human rights.</text:p>
      <text:p text:style-name="P4">
Dr. Li Enzhen, a visiting researcher at the Law School of the University of London, also told BBC in Chinese that the annual outdated legislation has its necessity. "The problem is, now want to update to more stringent and infringement of human rights, or is it more in line with human rights protection? "</text:p>
      <text:p text:style-name="P4">
Li pointed out that the "National Security Law" is currently a legal weapon to control society. There is a long -term influence that has achieved great deterrent effects. He questioned the urgency of 23 legislation.</text:p>
      <text:p text:style-name="P4">
"Is it an objective and reality, or the urgency of political propaganda, and slogan? From a government perspective, constantly establishing new national security laws, further extending the power of the national security system in Hong Kong society, are more beneficial to the government's tough governance. ","</text:p>
      <text:h text:style-name="P12" text:outline-level="3">
<text:span text:style-name="T4">
23 "Political Task" is imperative?</text:span>
</text:h>
      <text:p text:style-name="P4">
Image source, getty images</text:p>
      <text:p text:style-name="P4">
Image adding text,</text:p>
      <text:p text:style-name="P4">
Analysis means that national security has become the core idea of Xi Jinping, so that 23 legislations in Hong Kong have more important political symbolic meaning</text:p>
      <text:p text:style-name="P4">
Hong Kong Chief Executive Li Jiachao recently stated that 23 legislations are priority work, emphasizing "faster the better" and "not a mess".</text:p>
      <text:p text:style-name="P4">
Current affairs commentator Lin He Li pointed out to the BBC in Chinese that the current "National Security Law" is enough to maintain the "stability" needed by Beijing. Two times. "</text:p>
      <text:p text:style-name="P4">
Chen Jingxiang, a senior media person, previously wrote in the Ming Pao and analyzed that the previous government in Hong Kong several times has "unmoved", but this time it is bound to complete the legislation during the first term of Li Jiachao, because Hong Kong is now by the Party Central Committee of the Party Central Committee. Leading directly, maintaining national security is the core idea of Xi Jinping's era.</text:p>
      <text:p text:style-name="P4">
He pointed out that after Xi Jinping came to power in 2012, he established the National Security Council and proposed the "overall national security outlook" for the first time. The 20th National Congress also said that "national security is the foundation of national rejuvenation." In this context, the 23rd legislation in Hong Kong is no longer as simple as the "constitutional responsibility" that was said to be in the early stage of return, but the primary concern and major political tasks of Zhongnanhai.</text:p>
      <text:p text:style-name="P4">
He cited the precedent of Macau. Even if the local national security law version of the "mild" national security law was established in the early years, more than ten years later, they must catch up with Beijing's political situation and revise the provisions more. National ", there is no" two systems ", related laws must be aligned with mainland China.</text:p>
      <text:p text:style-name="P4">
Zhong Jianhua, a Hong Kong social policy and public administrative scholar who has moved to the United Kingdom, said that Hong Kong's sovereign transfer has been transferred for 26 years. Article 45 and Article 68 The political system reform, that is, the Chief Executive and the Legislative Council have a method based on universal selection.</text:p>
      <text:p text:style-name="P4">
"After the legislation in 2003 is unsuccessful, the general understanding is to wait for the third chief executive election method in 2007, and then promote a more reasonable election before 23 legislation is carried out. This (implementation of general elections) is actually constitutional responsibility. Now Beijing Speaking of part of it does not talk about part, no one can stop him from castrating the Basic Law and the breakdown. The SAR government seems to want to use this (23) to express loyalty to Beijing. "</text:p>
      <text:h text:style-name="P12" text:outline-level="3">
<text:span text:style-name="T4">
23 Is there a conflict with the National Security Law?</text:span>
</text:h>
      <text:p text:style-name="P4">
Image source, getty images</text:p>
      <text:p text:style-name="P4">
Image adding text,</text:p>
      <text:p text:style-name="P4">
The National Security Law has a driving position and is accused of infringing human rights and freedom (data photo) that guarantees the Basic Law.</text:p>
      <text:p text:style-name="P4">
Article 23 is local legislation. The National Security Law is a national law that implements in Hong Kong. The Security Director Deng Bingqiang described it earlier that the two were "complementary."</text:p>
      <text:p text:style-name="P4">
In 2020, the number of overwhelming votes of the National People's Congress of China with 2878 votes, 1 vote against, and 6 votes abstaining passed "the decision and enforcement mechanism (draft) of the establishment and improvement of the Hong Kong Special Administrative Region to maintain national security." Chang Wang Chen mentioned at the time that 23 people with ulterior motives were seriously stigmatized and demonized, and it was difficult to approve at the Hong Kong Legislative Council. Therefore, it was necessary to "establish a legal system from the national level.</text:p>
      <text:p text:style-name="P4">
Beijing directly includes the National Security Law into the Annex III of the "Basic Law" in Hong Kong and announced its implementation in Hong Kong. This is regarded by the outside world as an bypassing local legislative procedures in Hong Kong, which is equivalent to "illegal legislation" to destroy the Hong Kong and two systems, two systems and high autonomy.</text:p>
      <text:p text:style-name="P4">
According to the official explanation, although Article 23 of the Basic Law stipulates that the Hong Kong Government should "legislate" on national security, it does not rule out that the central government has legislative to maintain national security, but also refers to the national security surpassing the scope of autonomy of Hong Kong. Article 18 of the Basic Law "National Defense, Diplomacy, and Other Laws in accordance with the Basic Law that does not belong to the scope of the autonomy of the Special Administrative Region in Hong Kong."</text:p>
      <text:p text:style-name="P4">
Public administrative scholar Zhong Jianhua said that because the "Hong Kong National Security Law" has been criticized in the international community, many countries and international institutions require the cancellation of relevant laws. After the Hong Kong Government is expected to complete 23 legislation, it will reduce the use of the "National Security Law". Shangfang Sword ".<text:a xlink:type="simple" xlink:href="https://www.bbc.com/zhongwen/simp/chinese-news-62967330" text:style-name="Internet_20_link" text:visited-style-name="Visited_20_Internet_20_Link">
Hong Kong police arrested a mourning Queen Men in the United Kingdom with inciting crimes</text:a>
<text:span text:style-name="T5">
 <text:a xlink:type="simple" xlink:href="https://www.bbc.com/zhongwen/simp/chinese-news-65163723" text:style-name="Internet_20_link" text:visited-style-name="Visited_20_Internet_20_Link">
Hong Kong rally demonstration has also been restored, but the "lane rope parade" has become a new normal</text:a>
</text:span>
 <text:a xlink:type="simple" xlink:href="https://www.bbc.com/zhongwen/simp/chinese-news-61743434" text:style-name="Internet_20_link" text:visited-style-name="Visited_20_Internet_20_Link">
China and Hong Kong issued bounty encourages reports of people's space may be further squeezed</text:a>
* <text:a xlink:type="simple" xlink:href="https://www.bbc.com/zhongwen/simp/chinese-news-65704881" text:style-name="Internet_20_link" text:visited-style-name="Visited_20_Internet_20_Link">
Lenovo of Hong Kong organ donation disputes with China National Security issues</text:a>
</text:p>
      <text:h text:style-name="P12" text:outline-level="3">
<text:span text:style-name="T4">
Restarting 23 will arouse the dispute again?</text:span>
</text:h>
      <text:p text:style-name="P4">
Image source, getty images</text:p>
      <text:p text:style-name="P4">
Hong Kong Chief Executive Li Jiachao said in an interview with the official News Agency that the National Security Law and the 23rds of Article 23 plus "even if it is not overlapping, it is 11". See the big witch. "</text:p>
      <text:p text:style-name="P4">
The guild member Tang Jiazheng also told BBC in Chinese that the most controversial crimes have been handled in the National Security Law, and the remaining five sins believe that the controversy is not great. "The remaining, such as the crime of betrayal, how can there be controversy in the crime of betrayal? There are crimes in the world in the world.</text:p>
      <text:p text:style-name="P4">
Legal scholar Li Enzhen pointed out whether there are 23 disputes in addition to seeing the legal provisions "how spicy it is", but also depending on the procedure regulations, such as "whether the Hong Kong court has the right to review whether 23 is unconstitutional."</text:p>
      <text:p text:style-name="P4">
Li said that if the criminal procedures of Article 23 are aligned with the National Security Law, for example, there are chief executives designated judges, no jury, and bail arrangements for the National Security Law, etc., will still be regarded as destroying the principles of general law and judicial independence "At that time, the international community will believe that now it is the credibility of the Hong Kong government to destroy the judicial system by hand."</text:p>
      <text:p text:style-name="P4">
<text:a xlink:type="simple" xlink:href="https://www.bbc.com/zhongwen/simp/chinese-news-53209530" text:style-name="Internet_20_link" text:visited-style-name="Visited_20_Internet_20_Link">
How to influence Hong Kong's legal system in the "National Security Law"</text:a>
<text:span text:style-name="T5">
 <text:a xlink:type="simple" xlink:href="https://www.bbc.com/zhongwen/simp/chinese-news-65069676" text:style-name="Internet_20_link" text:visited-style-name="Visited_20_Internet_20_Link">
Hong Kong repair restrictions to hire overseas lawyers to handle the impact of national security cases</text:a>
</text:span>
 <text:a xlink:type="simple" xlink:href="https://www.bbc.com/zhongwen/simp/world-65385367" text:style-name="Internet_20_link" text:visited-style-name="Visited_20_Internet_20_Link">
Many details of the "Outside of the Domain for the National Security Law of the Hong Kong National Security Law" in Japan</text:a>
* <text:a xlink:type="simple" xlink:href="https://www.bbc.com/zhongwen/simp/world-53244505" text:style-name="Internet_20_link" text:visited-style-name="Visited_20_Internet_20_Link">
International legal scholars interpret Hong Kong's "National Security Law": seamless "wedding cake" in Tianyi</text:a>
</text:p>
      <text:h text:style-name="P12" text:outline-level="3">
<text:span text:style-name="T4">
and ideology?</text:span>
</text:h>
      <text:p text:style-name="P4">
Image source, getty images</text:p>
      <text:p text:style-name="P4">
Image adding text,</text:p>
      <text:p text:style-name="P4">
Hong Kong is currently strengthening national security education (information photos).</text:p>
      <text:p text:style-name="P4">
The Hong Kong Government has not announced the draft regulations on 23 articles, but the chief executive Li Jiachao told the official China News Agency that preventing the risk of national security must "be vigilant of the influence of ideology", and 23 legislation must take into account the "new method of appearing on the Internet world."</text:p>
      <text:p text:style-name="P4">
Public policy scholar Zhong Jianhua estimates that 23 articles may be added to the control network, and the provisions may be more widely written than the National Security Law, and it can be explained at will.</text:p>
      <text:p text:style-name="P4">
Hong Kong current affairs commentator Liu Ruishao, who is familiar with Chinese affairs, also expects that 23 will strengthen norms in terms of speech, publishing, and popular culture.</text:p>
      <text:p text:style-name="P4">
The Standing Committee of the National People's Congress of China recently reviewed the "Draft Patriotic Education Law". For the first time, it was mentioned that it was necessary to strengthen the recognition of "Hong Kong, Macao and Taiwan", and "consciously maintaining the unity of the motherland and national unity."</text:p>
      <text:p text:style-name="P4">
Liu Ruishao pointed out that although the National Security Law has been abnormal in the past three years in Hong Kong's implementation, Beijing still feels that the situation is not as ideal. "His ideal is that everyone is actively patriotic, not passively obey." He continued that the CCP had a long -term consciousness of struggle and the devil of foreign forces.</text:p>
      <text:p text:style-name="P4">
"Even if Hong Kong has set up 23 articles, it is difficult for the demon to be unlocked, because this is their natural psychology and response, and they are also their needs and strategies -only in this way can we continue to create political tension."</text:p>
      <text:p text:style-name="P4">
<text:a xlink:type="simple" xlink:href="https://www.bbc.com/ws/av-embeds/cps/zhongwen/simp/chinese-news-66051256/p0fw0qbx/zh-hans" text:style-name="Internet_20_link" text:visited-style-name="Visited_20_Internet_20_Link">
Video-1-Link:/WS/AV-EMBEDS/CPS/ZHONGWEN/SIMP/Chinese-News-66051256/P0FW0QBX/ZH-HansS</text:a>
<text:span text:style-name="T4">
 Your equipment does not support playing multimedia materials </text:span>
 video plus injection text,</text:p>
      <text:p text:style-name="P4">
The fourth anniversary of the demonstration of anti -repair example: What kind of social change has Hong Kong experienced?</text:p>
      <text:p text:style-name="P4">
News Source: <text:a xlink:type="simple" xlink:href="https://www.bbc.com/zhongwen/simp/chinese-news-66051256" text:style-name="Internet_20_link" text:visited-style-name="Visited_20_Internet_20_Link">
https://www.bbc.com/zhongwen/simp/chinese-news-66051256</text:a>
</text:p>
      <!--NEWS-->
      <text:h text:style-name="P10" text:outline-level="1">
<text:span text:style-name="T4">
Chip war extended media: UShew for new export control of China</text:span>
</text:h>
      <text:p text:style-name="P4">
Author: None (Language: zh)</text:p>
      <text:p text:style-name="P4">
Publisher: None</text:p>
      <text:p text:style-name="P4">
Time: 2023-06-30T02:56:00Z</text:p>
      <text:p text:style-name="P4">
Description: Reuters reports that in order to limit the development of China's chip industry, the United States and the Netherlands will join forces again, asking enterprises to export high -end chip equipment to apply for licenses in China. What measures will the two countries take? What do the industry think about the recent export control?</text:p>
      <text:p text:style-name="P4">
Videos: []</text:p>
      <text:p text:style-name="P4">
Images: []</text:p>
      <text:p text:style-name="P4">
Subject: 经济纵横</text:p>
      <text:p text:style-name="P4">
Subjects: ['南希·佩洛西', '奥巴马', '专题报道：习近平访美', '美国']</text:p>
      <text:p text:style-name="P4">
Keywords: ['荷兰', '美国', '中美关系', '人工智能', '芯片', '半导体']</text:p>
      <text:p text:style-name="P4">
Id: 66077370</text:p>
      <!--METADATA-->
      <text:p text:style-name="P4">
<text:a xlink:type="simple" xlink:href="https://www.dw.com/zh/overlay/image/article/66077370/65393218" text:style-name="Internet_20_link" text:visited-style-name="Visited_20_Internet_20_Link">
 </text:a>
According to reports, the United States and the Netherlands will do further export control (data photo) for advanced semiconductor equipment for ASML.</text:p>
      <text:p text:style-name="P4">
(Voice of Germany Chinese) Reuters reported on Thursday (June 29) that <text:a xlink:type="simple" xlink:href="https://www.dw.com/zh/zh/美国对华芯片政策再收紧-特供之路恐走到头/a-66053763" text:style-name="Internet_20_link" text:visited-style-name="Visited_20_Internet_20_Link">
United States</text:a>
In order to prevent its technology from being used by China to enhance military strength, this summer will play "combination boxing" together and further <text:a xlink:type="simple" xlink:href="https://www.dw.com/zh/zh/中国会被美国的芯片制裁卡脖子吗/a-65925528" text:style-name="Internet_20_link" text:visited-style-name="Visited_20_Internet_20_Link">
sales of Chinese chip manufacturers to restrict related equipment</text:a>
Essence</text:p>
      <text:p text:style-name="P4">
It is reported that the Netherlands intends to control some equipment from companies such as ASML, and the United States will use its influence to further restrict specific Chinese manufacturers' semiconductor equipment.</text:p>
      <text:p text:style-name="P4">
A source who are familiar with the United States plan explained that the new specifications will require enterprises to apply for a license in order to reach about 6 Chinese factory export equipment from a SMIC semiconductor factory, and these applications may be rejected.</text:p>
      <text:p text:style-name="P4">
<text:a xlink:type="simple" xlink:href="https://www.dw.com/zh/zh/荷蘭跟進美國-祭半導體技術出口管制/a-64926059" text:style-name="Internet_20_link" text:visited-style-name="Visited_20_Internet_20_Link">
 Netherlands </text:a>
The government plans to announce the new regulations on the 30th of this month, requiring the export permit for the export of top products in the ASML "Deep Ultraviolet Light" (DUV) semiconductor equipment. DUV is the second advanced instrument of ASML, and the most advanced "Euv" light carved machine has been restricted and never shipped to China before.</text:p>
      <text:p text:style-name="P4">
Sources said that the new regulations in the Netherlands are expected to take effect in September; the United States stipulates that it may be announced at the end of July that it is expected to apply to ASML because its products contain American parts. In July, the United States is also expected to make other updates on comprehensive rules announced in October last year.</text:p>
      <text:p text:style-name="P4">
It is reported that the United States has also had a case that revised the proposal before approval. Therefore, the sources described only the plan of the United States in late June, and the time and restrictions of the case may still change. ASMINTERNATIONAL, a Dutch semiconductor equipment company, may also be affected by the new regulations of the Netherlands; the company's spokesman refused to comment before the official release.</text:p>
      <text:p text:style-name="P4">
The Dutch government and ASML rejected Reuters' comment requests, and the US Department of Commerce, responsible for supervising export control, also refused to comment.</text:p>
      <text:p text:style-name="P4">
Chinese Foreign Ministry spokesman Mao Ning responded at a regular press conference on June 30: "China resolutely opposes the concept of the United States generalized national security, abuses export control, and uses various excuses to use various excuses Administrative means interfere with normal economic and trade exchanges between enterprises, seriously destroy market rules and international economic and trade order, and impact the stability of the global supply chain and do not meet the interests of any party. China will closely pay attention to the relevant trends and resolutely safeguard their legitimate rights and interests. "</text:p>
      <text:p text:style-name="P4">
SMIC's wafer fab may be further impacted by the US export control (data photo).</text:p>
      <text:h text:style-name="P12" text:outline-level="3">
<text:span text:style-name="T4">
What export controls are the recent sacrifice of the United States and its allies?</text:span>
</text:h>
      <text:p text:style-name="P4">
<text:a xlink:type="simple" xlink:href="https://www.dw.com/zh/zh/美国全面加码限制芯片对华出口-台湾表示会配合/a-63379257" text:style-name="Internet_20_link" text:visited-style-name="Visited_20_Internet_20_Link">
October last year</text:a>
On the grounds of national security, the US companies such as Lam Research, Lam Research (also translated) and Appliedmateria, and other American companies exported equipment to Chinese export chips, <text:a xlink:type="simple" xlink:href="https://www.dw.com/zh/zh/美日荷協議限制芯片出口中國要求澄清/a-65232052" text:style-name="Internet_20_link" text:visited-style-name="Visited_20_Internet_20_Link">
lobbying other countries with important suppliers adopted Similar measures</text:a>
Essence</text:p>
      <text:p text:style-name="P4">
This move was condemned by Liu Pengyu, a spokesman for the Chinese Embassy in Washington, as "deliberately blocking, restraining Chinese enterprises, forcibly relocating industries, and promoting decoupling."</text:p>
      <text:p text:style-name="P4">
The Dutch Minister of Trade, LiesjeschreineMacher, said in March to Congress to Congress: "Dutch is based on national security considerations, and it is necessary to supervise this (semiconductor) technology as soon as possible."</text:p>
      <text:p text:style-name="P4">
Japan has chip equipment manufacturers Nikon and Tokyo Electron (also translated Tokyo Power Science and Technology), and also passed <text:a xlink:type="simple" xlink:href="https://www.dw.com/zh/zh/跟進美國-日本限制半導體設備出口/a-65190882" text:style-name="Internet_20_link" text:visited-style-name="Visited_20_Internet_20_Link">
23 export restrictions on the export of 23 semiconductor manufacturing equipment</text:a>
It is scheduled to take effect on July 23.</text:p>
      <text:p text:style-name="P4">
Nvidia Financial Chief Cresters said that the export restrictions of the United States may cause the US industry to lose opportunities (data photos).</text:p>
      <text:h text:style-name="P12" text:outline-level="3">
<text:span text:style-name="T4">
What do you think of the US export control?</text:span>
</text:h>
      <text:p text:style-name="P4">
For many measures to restrict the export of chip equipment in the near future, Nvidia (Nvidia (and Huida) COLETTEKRESS said on the 28th that this approach will cause the US industry to lose the opportunity to compete and lead in the Chinese market.</text:p>
      <text:p text:style-name="P4">
Chen Nanxiang, chairman of the Chinese chip manufacturer "Yangtze River Storage" (YMTC), said on the 29th that the security concerns of geopolitics and some countries are threatening the globalization of the chip industry and its future growth; It reached a sales of $ 1 trillion in 2030.</text:p>
      <text:p text:style-name="P4">
Chen Nanxiang said that the chip industry is facing many government interventions, and many political contents are also miscellaneous. He completely agreed that Zhang Zhongmou, the founder of TSMC (TSMC), speeches in March, arguing that "chip globalization is dead." He did not point out what countries he said from the "government".</text:p>
      <text:p text:style-name="P4">
He said that the relevant industry has entered a period of turmoil: "Our industry itself is periodic, and every practitioner has its own way of responding to cycles. But the high uncertainty we face is exactly the destruction of globalization. What caused. "</text:p>
      <text:p text:style-name="P4">
The Yangtze River Storage was one of the 10 Chinese artificial intelligent chip companies facing the US export control last year. The reason for the United States is to worry that the Yangtze River Storage may transfer American technology to a Chinese technology company that is included in the blacklist.</text:p>
      <text:h text:style-name="P12" text:outline-level="3">
<text:span text:style-name="T4">
What is the future of the chip industry?</text:span>
</text:h>
      <text:p text:style-name="P4">
(Comprehensive report)</text:p>
      <text:p text:style-name="P4">
News Source: <text:a xlink:type="simple" xlink:href="https://www.dw.com/zh/晶片戰延燒-媒體：美荷對中國祭新出口管制/a-66077370" text:style-name="Internet_20_link" text:visited-style-name="Visited_20_Internet_20_Link">
https://www.dw.com/zh/晶片戰延燒-媒體：美荷對中國祭新出口管制/a-66077370?maca=chi-rss-chi-all-1127-rdf</text:a>
</text:p>
      <!--NEWS-->
      <text:h text:style-name="P10" text:outline-level="1">
<text:span text:style-name="T4">
FBI: Chinese balloon is equipped with FREE Version</text:span>
</text:h>
      <text:p text:style-name="P4">
Authors: ['迪米']</text:p>
      <text:p text:style-name="P4">
Publisher: 英国《金融时报》</text:p>
      <text:p text:style-name="P4">
Time: 2023-06-30T03:09:51+00:00</text:p>
      <text:p text:style-name="P4">
Published Time: 2023-06-29T12:00:99+08:00</text:p>
      <text:p text:style-name="P4">
Modified Time: 2023-06-29T23:10:99+08:00</text:p>
      <text:p text:style-name="P4">
Description: In March this year, the Federal Investigation Agency shared the preliminary analysis of Chinese balloons with some members.</text:p>
      <text:p text:style-name="P4">
Images: []</text:p>
      <text:p text:style-name="P4">
Themes: ['中美关系', '关注']</text:p>
      <text:p text:style-name="P4">
Keywords: ['中美关系', '中国政治与政策', '美国外交政策', '新兴市场', '美国政治与政策', '拜登', 'FBI', '高端专享']</text:p>
      <text:p text:style-name="P4">
Type: Article</text:p>
      <!--METADATA-->
      <text:p text:style-name="P4">
According to the Federal Investigation Bureau(FBI)Preliminary analysis, the flying objects that were shot down in the United States earlier this year used some American technology.</text:p>
      <text:p text:style-name="P4">
According to a person familiar with the matter, the Federal Investigation Bureau shared the discovery from some members in March this year that the spy balloon was equipped with some US monitoring technologies. The balloon incident caused a diplomatic confrontation and disrupted the efforts to stabilize the United States and China.</text:p>
      <text:p text:style-name="P4">
News Source: <text:a xlink:type="simple" xlink:href="http://www.ftchinese.com/story/001100124" text:style-name="Internet_20_link" text:visited-style-name="Visited_20_Internet_20_Link">
http://www.ftchinese.com/story/001100124</text:a>
</text:p>
      <!--NEWS-->
      <text:h text:style-name="P10" text:outline-level="1">
<text:span text:style-name="T4">
How do men wear the most sexy? The results of the survey may surprise you</text:span>
</text:h>
      <text:p text:style-name="P4">
Author: Katharine K. Zarrella</text:p>
      <text:p text:style-name="P4">
Publisher: 华尔街日报中文网</text:p>
      <text:p text:style-name="P4">
Published Time: 2023-06-30T03:20:00.000Z</text:p>
      <text:p text:style-name="P4">
Modified Time: 2023-06-30T03:20:00.000Z</text:p>
      <text:p text:style-name="P4">
Created Time: 2023-06-29T23:02:00.000Z</text:p>
      <text:p text:style-name="P4">
Description: Is it sexy? How ideal to unbutton the shirt button to unbutton? We invited more than 2,000 American adults to participate in the investigation to understand the impression of common men's dress.</text:p>
      <text:p text:style-name="P4">
Images: []</text:p>
      <text:p text:style-name="P4">
Categories: ['派', '生活']</text:p>
      <text:p text:style-name="P4">
Keywords: SYND,LINK:EN|WP-WSJ-0000988793</text:p>
      <text:p text:style-name="P4">
Type: Article</text:p>
      <!--METADATA-->
      <text:p text:style-name="P4">
When we talk about dressing, "sexy" is a subjective thing. The same style is like aphrodisiac for someone, but it may disgusting another person. Is it possible for people to reach a consensus on some key issues: for example, <text:a xlink:type="simple" xlink:href="https://cn.wsj.com/articles/CN-LIF-20230419082401" text:style-name="Internet_20_link" text:visited-style-name="Visited_20_Internet_20_Link">
men should unbutton a few buckles of shirts</text:a>
Intersection Is it more attractive to leave no beard or how much beard? And, can we wear birkenstock sandals in dew? (Spoiler Tips: No, not.)</text:p>
      <text:p text:style-name="P4">
News Source: <text:a xlink:type="simple" xlink:href="https://cn.wsj.com/articles/%E7%94%B7%E4%BA%BA%E6%80%8E%E4%B9%88%E7%A9%BF%E6%9C%80%E6%80%A7%E6%84%9F-%E8%B0%83%E6%9F%A5%E7%BB%93%E6%9E%9C%E5%8F%AF%E8%83%BD%E8%AE%A9%E4%BD%A0%E5%A4%A7%E5%90%83%E4%B8%80%E6%83%8A-6191c431" text:style-name="Internet_20_link" text:visited-style-name="Visited_20_Internet_20_Link">
https://cn.wsj.com/articles/%E7%94%B7%E4%BA%BA%E6%80%8E%E4%B9%88%E7%A9%BF%E6%9C%80%E6%80%A7%E6%84%9F-%E8%B0%83%E6%9F%A5%E7%BB%93%E6%9E%9C%E5%8F%AF%E8%83%BD%E8%AE%A9%E4%BD%A0%E5%A4%A7%E5%90%83%E4%B8%80%E6%83%8A-6191c431</text:a>
</text:p>
      <!--NEWS-->
      <text:h text:style-name="P10" text:outline-level="1">
<text:span text:style-name="T4">
The U.S. Department of Council approves 440 million to sell ammunition and spare parts of Taiwan military sales cases</text:span>
</text:h>
      <text:p text:style-name="P4">
Author: None</text:p>
      <text:p text:style-name="P4">
Publisher: Radio Free Asia (Organization)</text:p>
      <text:p text:style-name="P4">
Published Time: 2023-06-30T03:44:00-04:00</text:p>
      <text:p text:style-name="P4">
Modified Time: 2023-06-30T14:53:0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4" text:anchor-type="as-char" svg:width="6.9236in" svg:height="4.612011in" draw:z-index="0">
<draw:image xlink:href="../Images/rfamandarin/2023-06-30T03-44-00-04-00/000000.png" xlink:type="simple" xlink:show="embed" xlink:actuate="onLoad" draw:mime-type="image/png"/>
</draw:frame>
The United States has once again sale against Taiwan. The picture shows the exercise of the Taiwan forces in early 2023. <text:a xlink:type="simple" xlink:href="https://www.rfa.org/mandarin/Xinwen/st-06302023034424.html/@@images/image" text:style-name="Internet_20_link" text:visited-style-name="Visited_20_Internet_20_Link">
</text:a>
Reuters information.</text:p>
      <text:p text:style-name="P4">
The U.S. Defense Security Cooperation Agency (DSCA) issued a statement stating that the US State Department has approved the sales of two batches of military sales to the Taiwan representative office in the United States, one of which is worth 332.2 million US dollars, including 30 mm high -explosive burning trace bombs, multi -functional ammunition And training bombs, etc.; Another $ 18 million, including spare and maintenance parts of wheeled vehicles, weapons and other related components.</text:p>
      <text:p text:style-name="P4">
This is the 10th degree of military sales in Taiwan since the US President Biden took office in January 2021, and it is also the second military sales case this year.</text:p>
      <text:p text:style-name="P4">
DSCA said that the military sales case is in line with the Taiwan Relations Law. By supporting Taiwan's continuous realization of military modernization and maintaining reliable defense capabilities, it will promote US foreign policy and national security goals. Economic progress.</text:p>
      <text:p text:style-name="P4">
The Taiwan Department of Defense said on the 30th that the U.S. government has conducted two cases of "30 mm and ammunition and ammunition and ammunition and ammunition and ammunition and ammunition and ammunition of vehicle materials", with a total of 440.2 million US dollars in Taiwan's military sales case to conduct the "Congress Congress Congress "The procedure is expected to take effect after 1 month.</text:p>
      <text:p text:style-name="P4">
The Taiwan Department of Defense pointed out that the United States has continued to provide defensive weapons based on the "Taiwan Relations Law" and "six guarantees". Among them, the "30mm machine artillery and ammunition" case contains three ammunition such as high explosion bombs, armor -piercing bombs and practice bombs, which requires the storage of ammunition for storage and storage to maintain the basis of regional stability.</text:p>
      <text:p text:style-name="P4">
The Taiwan Ministry of Foreign Affairs expressed high welcome to this and thanked the US government for continued to implement a security commitment to Taiwan based on the Taiwan Relations Law and the "six guarantees".</text:p>
      <text:p text:style-name="P4">
The Ministry of National Defense of Taiwan said that at around 8 o'clock on the 30th, 24 aircraft such as the Communist Party of China J -10, J -16, and Boom 8 were detected, of which 11 were over the Taiwan Strait midline. Editor Xu Shuting</text:p>
      <text:p text:style-name="P4">
News Source: <text:a xlink:type="simple" xlink:href="https://www.rfa.org/mandarin/Xinwen/st-06302023034424.html" text:style-name="Internet_20_link" text:visited-style-name="Visited_20_Internet_20_Link">
https://www.rfa.org/mandarin/Xinwen/st-06302023034424.html</text:a>
</text:p>
      <!--NEWS-->
      <text:h text:style-name="P10" text:outline-level="1">
<text:span text:style-name="T4">
OPENAI CEO vowed to improve its AI tool (Free Version) after the world tour</text:span>
</text:h>
      <text:p text:style-name="P4">
Author: Keach Hagey 发自纽约 / Mike Cherney 发自墨尔本</text:p>
      <text:p text:style-name="P4">
Publisher: 华尔街日报中文网</text:p>
      <text:p text:style-name="P4">
Published Time: 2023-06-30T03:50:00.000Z</text:p>
      <text:p text:style-name="P4">
Modified Time: 2023-06-30T03:50:00.000Z</text:p>
      <text:p text:style-name="P4">
Created Time: 2023-06-30T02:09:00.000Z</text:p>
      <text:p text:style-name="P4">
Description: On the occasion of the supervision of artificial intelligence, OPENAI CEO Aldman launched a charming offensive globally.</text:p>
      <text:p text:style-name="P4">
Images: []</text:p>
      <text:p text:style-name="P4">
Categories: ['商业']</text:p>
      <text:p text:style-name="P4">
Keywords: SYND,LINK:EN|WP-WSJ-0001017327</text:p>
      <text:p text:style-name="P4">
Type: Article</text:p>
      <!--METADATA-->
      <text:p text:style-name="P4">
Earlier this month, OPENAI CEO Aldman(Sam altman)Before the last stop of his global tour, Australia, asked the audience under the stage whether he knew how many countries he had visited in the past few weeks.</text:p>
      <text:p text:style-name="P4">
News Source: <text:a xlink:type="simple" xlink:href="https://cn.wsj.com/articles/openai-ceo%E5%9C%A8%E4%B8%96%E7%95%8C%E5%B7%A1%E8%AE%B2%E5%90%8E%E8%AA%93%E8%A8%80%E8%A6%81%E6%94%B9%E8%BF%9B%E5%85%B6ai%E5%B7%A5%E5%85%B7-31ee932d" text:style-name="Internet_20_link" text:visited-style-name="Visited_20_Internet_20_Link">
https://cn.wsj.com/articles/openai-ceo%E5%9C%A8%E4%B8%96%E7%95%8C%E5%B7%A1%E8%AE%B2%E5%90%8E%E8%AA%93%E8%A8%80%E8%A6%81%E6%94%B9%E8%BF%9B%E5%85%B6ai%E5%B7%A5%E5%85%B7-31ee932d</text:a>
</text:p>
      <!--NEWS-->
      <text:h text:style-name="P10" text:outline-level="1">
<text:span text:style-name="T4">
French protesters have continued to conflict with the police and more than 250 people were detained to apologize to the family members of the deceased</text:span>
</text:h>
      <text:p text:style-name="P4">
Author: 半岛电视台＋通讯社</text:p>
      <text:p text:style-name="P4">
Publisher: Al Jazeera</text:p>
      <text:p text:style-name="P4">
Published Time: 2023-06-30T03:57:20</text:p>
      <text:p text:style-name="P4">
Modified Time: 2023-06-30T03:57:20</text:p>
      <text:p text:style-name="P4">
Description: A reporter from the Peninsula TV reported that the protests caused by a police officer in Paris, the capital of France, caused a protests caused by a police officer to shoot a 17 -year -old teenager. On the evening of the 29th, 255 people were detained. At the same time, the small protesters in France and the police were Large -scale conflicts are still continuing.</text:p>
      <text:p text:style-name="P4">
Images: ["<text:a xlink:type="simple" xlink:href="https://chinese.aljazeera.net/wp-content/uploads/2023/06/image-482-1688096509.jpg" text:style-name="Internet_20_link" text:visited-style-name="Visited_20_Internet_20_Link">
image-482-168...</text:a>
", "<text:a xlink:type="simple" xlink:href="https://chinese.aljazeera.net/wp-content/uploads/2023/06/RC2AT1AOP723-1688080862.jpg" text:style-name="Internet_20_link" text:visited-style-name="Visited_20_Internet_20_Link">
RC2AT1AOP723-...</text:a>
", "<text:a xlink:type="simple" xlink:href="https://chinese.aljazeera.net/wp-content/uploads/2023/06/RC2AT1A8RG7S-1688080869.jpg" text:style-name="Internet_20_link" text:visited-style-name="Visited_20_Internet_20_Link">
RC2AT1A8RG7S-...</text:a>
"]</text:p>
      <text:p text:style-name="P4">
Topics: ['政治', '新闻']</text:p>
      <text:p text:style-name="P4">
Keywords: ['政治', '新闻', '法国']</text:p>
      <text:p text:style-name="P4">
Type: Article</text:p>
      <!--METADATA-->
      <text:p text:style-name="P4">
<draw:frame draw:style-name="fr1" draw:name="Image96" text:anchor-type="as-char" svg:width="6.9236in" svg:height="3.883463in" draw:z-index="0">
<draw:image xlink:href="../Images/Aljazeera Chinese/2023-06-30T03-57-20/image-482-1688096509.jpg" xlink:type="simple" xlink:show="embed" xlink:actuate="onLoad" draw:mime-type="image/jpeg"/>
</draw:frame>
Violent protests broke out in many places in France(news agency)A reporter from the Peninsula TV reported that the protests caused by a police officer in Paris, the capital of France, caused a protests caused by a police officer to shoot a 17 -year -old teenager. On the evening of the 29th, 255 people were detained. At the same time, the small protesters in France and the police were Large -scale conflicts are still continuing. French Minister of Home Affairs Dalmarin emphasized that the police have instructed the police to intervene on the protests regularly.</text:p>
      <text:p text:style-name="P4">
In the suburbs of Nantel, western capital, the angry crowd burned a bank arson, and destroyed the automatic withdrawal machine and smashed the glass window. It should be pointed out that the 17 -year -old teenager Nachr was killed in the suburbs of Nanta.</text:p>
      <text:p text:style-name="P4">
There are also small -scale conflicts between demonstrators and security forces in northern and southern France. After the Algerian teenager was shot to death by the police this Tuesday, in view of violent protests, the French authorities had deployed 40,000 security personnel in this third night.</text:p>
      <text:p text:style-name="P4">
A reporter from the Peninsula TV reported that arson and small -scale conflict occurred in Cities and other cities such as Lier and south in northern France, and these conflicts were also spread to Nanda, southwestern France, and many facilities were arson.</text:p>
      <text:p text:style-name="P4">
The reporter added that a small -scale conflict also occurred in Lyon -a small -scale conflict between the local protesters and the police broke out, a train on the southeast of the city was burned out.</text:p>
      <text:p text:style-name="P4">
<draw:frame draw:style-name="fr1" draw:name="Image97" text:anchor-type="as-char" svg:width="6.9236in" svg:height="4.615074in" draw:z-index="0">
<draw:image xlink:href="../Images/Aljazeera Chinese/2023-06-30T03-57-20/RC2AT1AOP723-1688080862.jpg" xlink:type="simple" xlink:show="embed" xlink:actuate="onLoad" draw:mime-type="image/jpeg"/>
</draw:frame>
Some vehicles in the suburbs of Paris were burned and protested by police shot shooting Algerian teenagers (Reuters)</text:p>
      <text:p text:style-name="P4">
In the suburbs of Nantel near Paris, people held demonstrations called "White Paradise" to protest Nahr's shot. During this period, the security forces and protests broke out.</text:p>
      <text:p text:style-name="P4">
Under the appeal of the victim Nahr's mother, Munaia, the parade starts with the headquarters of the police station in the suburbs of Nantel to protest the death of Nahr. Hundreds of participants held up the slogans and demanded that they are just right for Nahr. In addition, they also accused the police of killing Nahel's slogans.</text:p>
      <text:p text:style-name="P4">
The French authorities announced that the suspension of the rail trams and night bus services in Paris was worried that the "destruction" was worried.</text:p>
      <text:p text:style-name="P4">
Pascal Blash, prosecutor of Nantail, accused the police officer of committing murder and extended his seizure after the detention before the trial. It should be pointed out that the policeman had admitted a few days ago to shoot and kill Nach.</text:p>
      <text:p text:style-name="P4">
Prosecutors added that the accused police will be interrogated by two judges to complete the relevant investigation because the situation at that time has not yet met the conditions required to shoot.</text:p>
      <text:p text:style-name="P4">
He also said that a preliminary investigation conducted on the case of Nachr's death in a policeman shot showed that the situation did not meet the legal conditions required by the police at that time. The route, and the policeman shot at him said that the shot was because he was worried about his car escape and hurt others.</text:p>
      <text:p text:style-name="P4">
On the other hand, French President Macron said that after the teenager was shot by the police, it was unreasonable to perform violence against the Republic.</text:p>
      <text:p text:style-name="P4">
Macron made the above remarks during the emergency meeting of the crisis group. Earlier, in the background of the capital of the capital Paris and other cities, the protesters conflicted with the police for the second night in a row.</text:p>
      <text:p text:style-name="P4">
<draw:frame draw:style-name="fr1" draw:name="Image98" text:anchor-type="as-char" svg:width="6.9236in" svg:height="4.615074in" draw:z-index="0">
<draw:image xlink:href="../Images/Aljazeera Chinese/2023-06-30T03-57-20/RC2AT1A8RG7S-1688080869.jpg" xlink:type="simple" xlink:show="embed" xlink:actuate="onLoad" draw:mime-type="image/jpeg"/>
</draw:frame>
The protesters set fire in many locations in Paris and other cities in the capital of France to protest the murder of Nahr (Reuters)</text:p>
      <text:h text:style-name="P13" text:outline-level="4">
<text:span text:style-name="T4">
Apology of racism motivation and police</text:span>
</text:h>
      <text:p text:style-name="P4">
The deceased Nachr's mother, Munia, said on the 29th that she believed that the incident had racist motivation. She told the French media in an interview with the media for the first time after a shooting incident on Tuesday morning that "I don't blame the police, I am, I am, I am Just blame one person: the person who kills my son ".</text:p>
      <text:p text:style-name="P4">
She added, "I have many police friends. They fully support me. They don't agree with what happened."</text:p>
      <text:p text:style-name="P4">
She also believes that the 38 -year -old policeman who was murdered could have taken other measures to control her unlicensed son.</text:p>
      <text:p text:style-name="P4">
Mi Nia said with tears, "He doesn't have to kill my son. A bullet? Entering his chest from such a close distance? No, no!" She believed that the police "" saw an Arabian " Human face saw a child and wanted to kill him. "</text:p>
      <text:p text:style-name="P4">
On the other hand, according to the defendant's defense lawyer, the French police then apologized to Nachr's family.</text:p>
      <text:p text:style-name="P4">
Lawyer Loron Frank Lenal told the French media, "The first sentence he said was sorry, and the last sentence was to apologize to his family."</text:p>
      <text:p text:style-name="P4">
He also added, "My client was deeply shocked by the violence in this video ... The first time he saw this video during the detention of the police." After obeying the command to stop the vehicle he was driving, he fired a bullet and caused Nach's death.</text:p>
      <text:p text:style-name="P4">
The policeman was charged with the crime of murder and extended the time of his trial detention on the 29th, but lawyer Leonal announced that he would appeal to the decision on the morning of the 30th.</text:p>
      <text:p text:style-name="P4">
News Source: <text:a xlink:type="simple" xlink:href="https://chinese.aljazeera.net/news/political/2023/6/30/%e6%b3%95%e5%9b%bd%e5%a4%9a%e5%9c%b0%e6%8a%97%e8%ae%ae%e8%80%85%e4%b8%8e%e8%ad%a6%e5%af%9f%e6%8c%81%e7%bb%ad%e7%88%86%e5%8f%91%e5%86%b2%e7%aa%81%e5%b9%b6%e6%9c%89250%e4%bd%99%e4%ba%ba%e8%a2%ab" text:style-name="Internet_20_link" text:visited-style-name="Visited_20_Internet_20_Link">
https://chinese.aljazeera.net/news/political/2023/6/30/%e6%b3%95%e5%9b%bd%e5%a4%9a%e5%9c%b0%e6%8a%97%e8%ae%ae%e8%80%85%e4%b8%8e%e8%ad%a6%e5%af%9f%e6%8c%81%e7%bb%ad%e7%88%86%e5%8f%91%e5%86%b2%e7%aa%81%e5%b9%b6%e6%9c%89250%e4%bd%99%e4%ba%ba%e8%a2%ab</text:a>
</text:p>
      <!--NEWS-->
      <text:h text:style-name="P10" text:outline-level="1">
<text:span text:style-name="T4">
The US approval of 13.8 billion yuan in Taiwan military sales contains ammunition and spare parts</text:span>
</text:h>
      <text:p text:style-name="P4">
Publisher: 法新社</text:p>
      <text:p text:style-name="P4">
Published Time: 2023-06-30T04:32:07+00:00</text:p>
      <text:p text:style-name="P4">
Modified Time: 2023-06-30T04:20:02+00:00</text:p>
      <text:p text:style-name="P4">
Description: (Agence France -Presse Washington, 30th) The United States said today that it plans to sell ammunition and parts with a total of 440 million US dollars (about NT $ 13.8 billion) to Taiwan. Measur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9" text:anchor-type="as-char" svg:width="6.9236in" svg:height="3.617581in" draw:z-index="0">
<draw:image xlink:href="../Images/rficn/2023-06-30T04-32-07-00-00/000000.png" xlink:type="simple" xlink:show="embed" xlink:actuate="onLoad" draw:mime-type="image/png"/>
</draw:frame>
The scale of this military sales was relatively small and did not expand the weapon scope of the United States for sale to Taiwan, but it took a subtle action in the United States and China to announce the stability of the tension.</text:p>
      <text:p text:style-name="P4">
The U.S. State Department notified Congress that it would sell 332.2 million US dollars of 30 mm ammunition and related equipment, as well as $ 18 million of wheeled vehicles and weapons.</text:p>
      <text:p text:style-name="P4">
The State Council stated that these military sales cases will assist Taiwan to "maintain reliable defense capabilities", but "will not change the basic military balance in the region."</text:p>
      <text:p text:style-name="P4">
The State Council pointed out that the military sales case "will help improve the security of the receiver and also help maintain regional political stability, military balance and economic progress."</text:p>
      <text:p text:style-name="P4">
News Source: <text:a xlink:type="simple" xlink:href="https://www.rfi.fr/cn/%E5%9B%BD%E9%99%85%E6%8A%A5%E9%81%93/20230630-%E7%BE%8E%E6%89%B9%E5%87%86138%E4%BA%BF%E5%85%83%E5%AF%B9%E5%8F%B0%E5%86%9B%E5%94%AE%E6%A1%88-%E5%8C%85%E5%90%AB%E5%BC%B9%E8%8D%AF%E4%B8%8E%E5%A4%87%E7%94%A8%E9%9B%B6%E4%BB%B6" text:style-name="Internet_20_link" text:visited-style-name="Visited_20_Internet_20_Link">
https://www.rfi.fr/cn/%E5%9B%BD%E9%99%85%E6%8A%A5%E9%81%93/20230630-%E7%BE%8E%E6%89%B9%E5%87%86138%E4%BA%BF%E5%85%83%E5%AF%B9%E5%8F%B0%E5%86%9B%E5%94%AE%E6%A1%88-%E5%8C%85%E5%90%AB%E5%BC%B9%E8%8D%AF%E4%B8%8E%E5%A4%87%E7%94%A8%E9%9B%B6%E4%BB%B6</text:a>
</text:p>
      <!--NEWS-->
      <text:h text:style-name="P10" text:outline-level="1">
<text:span text:style-name="T4">
The continuous decline in the RMB exchange rate is expected to be pessimistic leading to investment</text:span>
</text:h>
      <text:p text:style-name="P4">
Author: None</text:p>
      <text:p text:style-name="P4">
Publisher: Radio Free Asia (Organization)</text:p>
      <text:p text:style-name="P4">
Published Time: 2023-06-30T04:56:00-04:00</text:p>
      <text:p text:style-name="P4">
Modified Time: 2023-06-30T11:20:59-04:00</text:p>
      <text:p text:style-name="P4">
Description: None</text:p>
      <text:p text:style-name="P4">
Videos: []</text:p>
      <text:p text:style-name="P4">
Audios: ["<text:a xlink:type="simple" xlink:href="https://www.rfa.org/mandarin/yataibaodao/jingmao/hcm1-0630202304563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00" text:anchor-type="as-char" svg:width="6.9236in" svg:height="4.489173in" draw:z-index="0">
<draw:image xlink:href="../Images/rfamandarin/2023-06-30T04-56-00-04-00/000000.png" xlink:type="simple" xlink:show="embed" xlink:actuate="onLoad" draw:mime-type="image/png"/>
</draw:frame>
The exchange rate of the RMB to the US dollar has continued to fall. The picture shows a bank in Hefei. <text:a xlink:type="simple" xlink:href="https://www.rfa.org/mandarin/yataibaodao/jingmao/hcm1-06302023045634.html/@@images/image" text:style-name="Internet_20_link" text:visited-style-name="Visited_20_Internet_20_Link">
</text:a>
Reuters information. <text:a xlink:type="simple" xlink:href="https://www.rfa.org/mandarin/yataibaodao/jingmao/hcm1-06302023045634.html/@@stream" text:style-name="Internet_20_link" text:visited-style-name="Visited_20_Internet_20_Link">
Audio-Link: https: //www.rfa.org/mandarin/yataibao/jingmao/hcm1-06302023045634.html/@stream</text:a>
In the past few days, the exchange rate of the RMB against the US dollar has fallen sharply, once the lowest point since November 2021. Some scholars believe that the market's pessimistic expectations for the Chinese economy have led investors to discourage.</text:p>
      <text:p text:style-name="P4">
<text:span text:style-name="T4">
<text:span text:style-name="T5">
 <text:a xlink:type="simple" xlink:href="https://www.rfa.org/mandarin/yataibaodao/jingmao/tj-09282022112210.html" text:style-name="Internet_20_link" text:visited-style-name="Visited_20_Internet_20_Link">
Renminbi degrades Chinese senior officials to shout and stabilize the people's hearts</text:a>
</text:span>
</text:span>
<text:a xlink:type="simple" xlink:href="https://www.rfa.org/mandarin/Xinwen/2-09152022103223.html" text:style-name="Internet_20_link" text:visited-style-name="Visited_20_Internet_20_Link">
<text:span text:style-name="T4">
 The exchange rate of the RMB against the US dollar after a lapse of two years broke through 7 </text:span>
</text:a>
The exchange rate of the RMB against the US dollar fell below the 7.24 mark on June 28, and the exchange rate of the offshore RMB against the US dollar fell below the 7.25 mark. According to Sources quoted by Reuters, Chinese state -owned banks sold the US dollar in the future foreign exchange market, trying to prevent the decline in the RMB.</text:p>
      <text:p text:style-name="P4">
Zhang Dinghuan, an associate professor of the Department of Finance and Finance of Taiwan Hiravity University of Science and Technology, said in an interview with this station that the Fed did not rule out continuous interest rate hikes, and the US dollar still has a trend of continuous appreciation. In addition, China is affected by geopolitical politics, and the United States has formed a lot of pressure on Chinese semiconductor sanctions. In addition, the Chinese housing market has obvious signs of foaming, and the attraction of foreign capital is also declining: "The economic prospects of mainland China are not very clear. It is now at a turning point in economic development, and its demand for RMB is not so strong. The following is the key to the depreciation of the renminbi. "</text:p>
      <text:p text:style-name="P4">
<text:span text:style-name="T4">
 The advantages and disadvantages of the RMB depreciation </text:span>
</text:p>
      <text:p text:style-name="P4">
Zhang Dinghuan further analyzed the advantages and disadvantages of the depreciation of the RMB that the current supply chain in China moved to the south to move south. Although the authorities shouted a dual cycle in response to the disadvantages of the external environment and moved by domestic large -cycle internal demand, China still manufactured by manufacturing The main production base, depreciation is conducive to its competition with other Southeast Asian countries. However, depreciation of depreciation and exacerbation of foreign capital escape and domestic assets have shrunk sharply.</text:p>
      <text:p text:style-name="P4">
"The most afraid of economics is 'expectations'. If everyone expects to go pessimistic today, many investments will stagnate. The People's Bank of China will continue to create a possible future policy, so that investment funds will not be discouraged."</text:p>
      <text:p text:style-name="P4">
China's "Daily Economic News" quoted the point of view of Wang Qing, the chief macro analyst of Dongfang Jincheng, and also echoed the saying "steady expectations". He believes that "it is not necessary to keep a certain point, but to control the speed of depreciation and avoid market sentiment aside and extreme."</text:p>
      <text:p text:style-name="P4">
"Shangguan News" is "the RMB exchange rate" is "falling"? The article pointed out that according to logic reasoning, the RMB exchange rate depreciates, and the US dollar can buy more Chinese products, which is conducive to export. However, Manager Xia, who has been engaged in the foreign trade industry for more than 10 years, believes that "because the current global economic and demand is still low, foreign customers are more cautious, and the orders have not risen due to changes in exchange rates." The person in charge of the head of a large -scale service trade enterprise in China revealed that "in the face of the downward trend of the RMB exchange rate, some strong foreign companies often require enterprises to make additional benefits from export products to offset this additional exchange rate income." The person in charge said, "The decline of the RMB against the US dollar is not necessarily conducive to export."</text:p>
      <text:p text:style-name="P4">
"First Finance" quotes the "China Macroeconomic Forum" of Renmin University of China(CMF)Recently released the "China Macroeconomic Analysis and Forecast Report" related to monetary policy content, which mentioned that the core is to increase interest rate cuts and restrictives. " At the critical moment, we must increase the courage and courage of action, so as to break the pessimistic expectations. "</text:p>
      <text:p text:style-name="P4">
In the shore, the US dollar fell below the 7.24 mark on the 28th, and the offshore RMB fell below the 7.25 mark against the US dollar. (Reuters information picture) <text:a xlink:type="simple" xlink:href="https://www.rfa.org/mandarin/yataibaodao/jingmao/hcm1-06302023045634.html/2016-01-22t120000z_94582252_gf20000103059_rtrmadp_3_china-economy.jpg" text:style-name="Internet_20_link" text:visited-style-name="Visited_20_Internet_20_Link">
</text:a>
<text:span text:style-name="T4">
 Can the market be rescued by the market? </text:span>
</text:p>
      <text:p text:style-name="P4">
In a pessimistic atmosphere, the Chinese official media "CCTV Finance" gave the "big news" about the renminbi on the 30th: on the 29th local time, the Central Bank of Argentina issued an announcement saying that the RMB was included in the Argentine banking system to access coins. The species approves the domestic banking institutions of Argentina to open RMB savings and current deposit account business.</text:p>
      <text:p text:style-name="P4">
Liu Yuanchun, president of Shanghai University of Finance and Economics, wrote that China does face huge challenges in the future, but at the same time, it also faces many opportunities, so it still has to have full confidence in the rise of the nation. He said that the so -called big change is to break the pattern of "the United States". "Those who get emerging markets to win the world", "Win the Asia -Pacific to win the world", China should transfer the focus from developed countries to emerging countries, rather than simply anchor the US market.</text:p>
      <text:p text:style-name="P4">
"Although China engages in the 'Belt and Road Initiative', actively attracts those developing countries, and wants to push the Chinese economy, the RMB internationalization, etc., but the results are not good. Many countries regret that after these countries are close to China, the economy has not improved to improve. It also owed huge liabilities and even forced to debt with important ports, causing the next election to lose. "Lai Rongwei, assistant professor of the General Education Center of the Longhua University of Science and Technology in Taiwan, made the above interpretation.Reporter: Huang Chunmei Responsible: Chen Meihua Xu Shuting He Ping.com Edited: Ruizhe</text:p>
      <text:p text:style-name="P4">
News Source: <text:a xlink:type="simple" xlink:href="https://www.rfa.org/mandarin/yataibaodao/jingmao/hcm1-06302023045634.html" text:style-name="Internet_20_link" text:visited-style-name="Visited_20_Internet_20_Link">
https://www.rfa.org/mandarin/yataibaodao/jingmao/hcm1-06302023045634.html</text:a>
</text:p>
      <!--NEWS-->
      <text:h text:style-name="P10" text:outline-level="1">
<text:span text:style-name="T4">
Mexico was attacked by heat waves more than a hundred people in June</text:span>
</text:h>
      <text:p text:style-name="P4">
Publisher: 法新社</text:p>
      <text:p text:style-name="P4">
Published Time: 2023-06-30T05:32:08+00:00</text:p>
      <text:p text:style-name="P4">
Modified Time: 2023-06-30T05:05:02+00:00</text:p>
      <text:p text:style-name="P4">
Description: (Agence France -Presse Mexico City, 29th) The Mexican government said that Mexico was attacked by a series of heat waves, and more than 100 people died of extreme high temperature in Jun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4" text:anchor-type="as-char" svg:width="6.9236in" svg:height="3.617581in" draw:z-index="0">
<draw:image xlink:href="../Images/rficn/2023-06-30T05-32-08-00-00/000000.png" xlink:type="simple" xlink:show="embed" xlink:actuate="onLoad" draw:mime-type="image/png"/>
</draw:frame>
Scientists say that global warming has exacerbated severe weather, and the temperature in many countries has soared to record a record high.</text:p>
      <text:p text:style-name="P4">
According to data released by the Ministry of Health yesterday, Mexico reported more than 1,000 emergency incidents related to high temperature from June 12th to 25th, and 104 of them died.</text:p>
      <text:p text:style-name="P4">
The Mexican authorities have notified 8 people from April 14th to May 31st, causing the total number of high temperature deaths to 112 people. The Mexican Ministry of Health stated that their main cause is heat stroke, followed by dehydration.</text:p>
      <text:p text:style-name="P4">
The number of deaths notified in northern Mexico, 64 people died in Nuevoleon, Northeast, and 19 people were killed in Tamaulipas, Tamaulipas, which were border with Texas, USA. Texas in the United States is also affected by extreme high temperatures.</text:p>
      <text:p text:style-name="P4">
The Ministry of Health said that in Mexico, the highest temperature recorded in Sonora this week in Sonora was 49 degrees Celsius; during the summer, the average temperature in Mexico was between 30 and 45 degrees Celsius.</text:p>
      <text:p text:style-name="P4">
The relevant authorities warned that from July 1, another wave of heat may affect this country with a population of 127 million.</text:p>
      <text:p text:style-name="P4">
The United Nations warned that in May this year, as the temperature of the greenhouse gas and the El Nino phenomenon (EL NINO), the temperature rose, and almost definitely the hottest five years since 2023 to 2027.</text:p>
      <text:p text:style-name="P4">
News Source: <text:a xlink:type="simple" xlink:href="https://www.rfi.fr/cn/%E7%BC%A4%E7%BA%B7%E4%B8%96%E7%95%8C/20230630-%E5%A2%A8%E8%A5%BF%E5%93%A5%E9%81%AD%E7%83%AD%E6%B5%AA%E4%BE%B5%E8%A2%AD-6%E6%9C%88%E9%80%BE%E7%99%BE%E4%BA%BA%E7%83%AD%E6%AD%BB" text:style-name="Internet_20_link" text:visited-style-name="Visited_20_Internet_20_Link">
https://www.rfi.fr/cn/%E7%BC%A4%E7%BA%B7%E4%B8%96%E7%95%8C/20230630-%E5%A2%A8%E8%A5%BF%E5%93%A5%E9%81%AD%E7%83%AD%E6%B5%AA%E4%BE%B5%E8%A2%AD-6%E6%9C%88%E9%80%BE%E7%99%BE%E4%BA%BA%E7%83%AD%E6%AD%BB</text:a>
</text:p>
      <!--NEWS-->
      <text:h text:style-name="P10" text:outline-level="1">
<text:span text:style-name="T4">
China's real estate market has entered a difficult new stage (Free Version)</text:span>
</text:h>
      <text:p text:style-name="P4">
Author: Stella Yifan Xie</text:p>
      <text:p text:style-name="P4">
Publisher: 华尔街日报中文网</text:p>
      <text:p text:style-name="P4">
Published Time: 2023-06-30T05:45:00.000Z</text:p>
      <text:p text:style-name="P4">
Modified Time: 2023-06-30T05:45:00.000Z</text:p>
      <text:p text:style-name="P4">
Created Time: 2023-06-30T00:29:00.000Z</text:p>
      <text:p text:style-name="P4">
Description: The long -term action of China's long -term action for stable real estate market seems to be entering a tricky new stage. Data show that the demand for house purchase is weakening, and the number of second -hand housing listings is surging.</text:p>
      <text:p text:style-name="P4">
Images: []</text:p>
      <text:p text:style-name="P4">
Categories: ['国际', '中国']</text:p>
      <text:p text:style-name="P4">
Keywords: SYND,LINK:EN|WP-WSJ-0001018408</text:p>
      <text:p text:style-name="P4">
Type: Article</text:p>
      <!--METADATA-->
      <text:p text:style-name="P4">
China is stable <text:a xlink:type="simple" xlink:href="https://cn.wsj.com/articles/CN-BIZ-20220831114018" text:style-name="Internet_20_link" text:visited-style-name="Visited_20_Internet_20_Link">
a crumbling real estate market</text:a>
The long -term action of conducting seems to be in a difficult new stage: data shows that the demand for house purchase is weakening, and the number of second -hand housing listings is surging.</text:p>
      <text:p text:style-name="P4">
News Source: <text:a xlink:type="simple" xlink:href="https://cn.wsj.com/articles/%E4%B8%AD%E5%9B%BD%E6%88%BF%E5%9C%B0%E4%BA%A7%E5%B8%82%E5%9C%BA%E8%BF%9B%E5%85%A5%E6%A3%98%E6%89%8B%E7%9A%84%E6%96%B0%E9%98%B6%E6%AE%B5-a9afde24" text:style-name="Internet_20_link" text:visited-style-name="Visited_20_Internet_20_Link">
https://cn.wsj.com/articles/%E4%B8%AD%E5%9B%BD%E6%88%BF%E5%9C%B0%E4%BA%A7%E5%B8%82%E5%9C%BA%E8%BF%9B%E5%85%A5%E6%A3%98%E6%89%8B%E7%9A%84%E6%96%B0%E9%98%B6%E6%AE%B5-a9afde24</text:a>
</text:p>
      <!--NEWS-->
      <text:h text:style-name="P10" text:outline-level="1">
<text:span text:style-name="T4">
How does British elementary school change my concept of competition? (Free version)</text:span>
</text:h>
      <text:p text:style-name="P4">
Authors: ['']</text:p>
      <text:p text:style-name="P4">
Publisher: 英国《金融时报》</text:p>
      <text:p text:style-name="P4">
Time: 2023-06-30T05:49:27+00:00</text:p>
      <text:p text:style-name="P4">
Published Time: 2023-06-29T12:00:99+08:00</text:p>
      <text:p text:style-name="P4">
Modified Time: 2023-06-30T01:46:99+08:00</text:p>
      <text:p text:style-name="P4">
Description: He Yue: In the past ten years, my educational thoughts have gradually changed. The Chinese mothers who have never lost their starting lines. Chinese mothers who are anxious about the success of their future successful paths have transformed into mothers who "don't care about children and don't worry about their future".</text:p>
      <text:p text:style-name="P4">
Images: ["<text:a xlink:type="simple" xlink:href="https://thumbor.ftacademy.cn/unsafe/picture/2/000186102_piclink.jpg" text:style-name="Internet_20_link" text:visited-style-name="Visited_20_Internet_20_Link">
000186102_pic...</text:a>
"]</text:p>
      <text:p text:style-name="P4">
Themes: ['专栏', '教育', '关注']</text:p>
      <text:p text:style-name="P4">
Keywords: ['教育', '英国', '越陌度阡']</text:p>
      <text:p text:style-name="P4">
Type: Article</text:p>
      <!--METADATA-->
      <text:p text:style-name="P4">
<draw:frame draw:style-name="fr1" draw:name="Image105" text:anchor-type="as-char" svg:width="6.9236in" svg:height="4.617987in" draw:z-index="0">
<draw:image xlink:href="../Images/FT Chinese Free Version/2023-06-30T05-49-27-00-00/000186102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Ten years ago, when I first sent the boss to elementary school, the day of picking up the child to the child was so far away. When I went to study in the UK in 2004, the part -time job of a Chinese doctoral student at that time was to help British families pick up and drop children to school. At that time, how could I think this was so important? Unexpectedly, I became a full -time mother, and this became my daily life in the past ten years.</text:p>
      <text:p text:style-name="P4">
The reasons worth recording in the past ten years are because my educational thoughts have gradually begun to change. The Chinese mothers who have never lost on the starting line. Mom -because I gradually got rid of the life of being held in responsibility, I entered a new life that enjoyed personal rights. Please note that this is not selfish. At the same time, British Primary School is more helpful for the writing of British society's fairness and justice in the past. Because the elementary school itself is a social institution full of love, especially care for disadvantaged groups, and equality.</text:p>
      <text:p text:style-name="P4">
When the boss entered the elementary school at the age of four, I was in the UK, but my head was Chinese -style. Those who are full of brains cannot be lost on the starting line, Wang Zilong, and the unsuccessful child is their biggest failure. Looking back now, such thinking is scary and torture parents and children. But at that time, my parenting behavior was completely dominated by such a strange discussion.</text:p>
      <text:p text:style-name="P4">
At that time, I thought that there were many associations in the British primary school as China. As a result, I did not see the drumming schoolbags, because the schoolbags were usually only aquarius, and the lunch was free for lunch in the second grade. When I found that the boss had no textbooks, I did n’t do homework when I went home. I think the school teacher is too lazy, and I do n’t even want to change my homework. Later, I found that there was no homework in the entire elementary school (from Reception to Sixth Grade), and at most, parents accompanied their children to read a few English children's stories. Now that I have received such an educational method -why do I need to force my child to enter the race early, it is not necessary in the UK!Ordinary life is the choice of most British people, because this is equal to fairness and justice, everyone has dignity, and everyone has medical protection. If a British can't eat, it will definitely be British news and government scandals. What British society is proud is not the rich who earns a lot of money, but a person who has contributed to the fairness of society; politicians are even more unlikely to be loved by the British. On the contrary, judging from the recent British elections I have participated in, England's town -level members are not what the British like to do. Officials at this level are usually volunteers, mostly retirees. In some small towns, you can be an official without a campaign. It can be seen that being an official in the UK is not a career to be looked up. When the official salary is low or even, the opportunity for corruption has been basically eliminated, and it is supervised and criticized all over the weather. Because the development trend of British society is to allow the people to have more and more rights and allow politicians to accept more supervision.</text:p>
      <text:p text:style-name="P4">
At that time, I thought British Primary School encouraged competition and only liked to study good students. It was found that the boss was always divided into a group with the stupid students. The boss always needs to help other students, but the school does not praise students with good academic students and does not praise. Instead, I always praise the poor students. In competition, public schools help middle -class children to help poor students, so that everyone is as stupid, rather than let middle -class children chase private school students?!"Of course I accepted the equal view of the UK because even private schools It is also impossible to escape this full -bleaching movement -private schools provide scholarships for outstanding students who cannot afford tuition fees. They need to share campus resources with public school students, but enjoy tax -free treatment at the same time (because private schools have won welfare in history to win benefits in history Institutional treatment, the Labor Party has always canceled its tax -free benefits, because the Labor Party generally opposes the existence of private schools). The spirit of the equal rights movement has also been accepted by Niu Jian. The admission rate of public school students has been increasing, and even the saying that "the background of private schools will become the resistance of Niu Jian." My children are not interested in politics, but if they will follow politics in the future, unless they enter the Conservative Party, the background of the private school will not add points to them.</text:p>
      <text:p text:style-name="P4">
Regarding the relationship between parents and students, I once naturally believe that parents must care about their children's homework, otherwise they are irresponsible. At that time, a parent complained that the school asked the parents to help their children's homework. The reason was that "the homework should be completed in the school. How can I take it home?" I thought she was really a lazy mother at that time, so she shirk responsibility. Later, I realized that the homework of students (actually where is the homework?), The school and parents have a consensus -this is the responsibility of the school, and parents can ignore it. When I attended the Conservative Annual Meeting in 2016, a person in charge of a trade union said in the Education Forum: "Many parents return home after get off work. If you still have to control your children's homework, it is unfair to rest." It is unfair. "</text:p>
      <text:p text:style-name="P4">
I have grown up in a society full of responsibilities: to sacrifice personal interests for the country, to raise children to become beams, and to support my parents and so on. In the UK, these responsibilities are all countries and governments; the government dare not ask British citizens to take on what responsibilities. On the contrary, the sense of responsibility comes from social traditions, especially religious social traditions. As for whether you love your family and patriotism, it is the free choice of citizens. If you love it, you do n’t love if you do n’t love. It is pure feelings. Unlike the social contracts of family members set by Confucianism like China. Gradually, I unloaded the parent responsibility I once thought of of course. At first I blamed myself and thought I was selfish. Looking back at the kind of tangled mentality, it is an inevitable psychological response from the responsible personality to enjoying the right of rights. Few people can embark on this transformation, and most people spend their lives in their lives. My parents' experience in the past completed the transformation on this road, and gradually increased the consciousness of enjoying my rights as a person. That is not selfish, but the basic right to live.</text:p>
      <text:p text:style-name="P4">
Although British parents are very comfortable, they do not lack a sense of responsibility, such as participating in various charitable activities of the school. Participating in social charity in the form of volunteers, in my opinion, is the super popular behavior of the British popularity circulating in Christian civilization. In fact, citizens are responsible for social responsibilities. I went to school several times to help sell cakes to raise funds (very common primary school charity activities). Recently, the volunteers I have done are to cooperate with teachers to take 90 students to visit middle schools, and pay for nearly seven hours before and after. After learning to enjoy the high degree of rights given me to society, I have learned to express my sense of responsibility for society in the way of Britain.</text:p>
      <text:p text:style-name="P4">
_ (Note: This article only represents the author's personal point of view. Responsible for the mailbox bo.liu@ftchinese.com) _</text:p>
      <text:p text:style-name="P4">
News Source: <text:a xlink:type="simple" xlink:href="http://www.ftchinese.com/story/001100125" text:style-name="Internet_20_link" text:visited-style-name="Visited_20_Internet_20_Link">
http://www.ftchinese.com/story/001100125</text:a>
</text:p>
      <!--NEWS-->
      <text:h text:style-name="P10" text:outline-level="1">
<text:span text:style-name="T4">
The road of Micron's long rejuvenation encountered "Free Version" in China</text:span>
</text:h>
      <text:p text:style-name="P4">
Author: Dan Gallagher</text:p>
      <text:p text:style-name="P4">
Publisher: 华尔街日报中文网</text:p>
      <text:p text:style-name="P4">
Published Time: 2023-06-30T06:00:00.000Z</text:p>
      <text:p text:style-name="P4">
Modified Time: 2023-06-30T06:00:00.000Z</text:p>
      <text:p text:style-name="P4">
Created Time: 2023-06-30T03:18:00.000Z</text:p>
      <text:p text:style-name="P4">
Description: The chip manufacturer said that the storage chip business has turned in danger, but a ban in China adds thorns to the company's rejuvenation.</text:p>
      <text:p text:style-name="P4">
Images: []</text:p>
      <text:p text:style-name="P4">
Categories: ['金融市场', '股闻天下']</text:p>
      <text:p text:style-name="P4">
Keywords: SYND,LINK:EN|WP-WSJ-0001019069</text:p>
      <text:p text:style-name="P4">
Type: Article</text:p>
      <!--METADATA-->
      <text:p text:style-name="P4">
Micron Technology Company(Micron Technology, MU)It is no stranger to the power that you can't control. But as a political chess piece, it brought a series of new complex problems to Meiguo.</text:p>
      <text:p text:style-name="P4">
News Source: <text:a xlink:type="simple" xlink:href="https://cn.wsj.com/articles/%E7%BE%8E%E5%85%89%E7%9A%84%E6%BC%AB%E6%BC%AB%E9%87%8D%E6%8C%AF%E4%B9%8B%E8%B7%AF%E5%9C%A8%E4%B8%AD%E5%9B%BD%E9%81%AD%E9%81%87-%E6%8B%A6%E8%B7%AF%E8%99%8E-a7bd912a" text:style-name="Internet_20_link" text:visited-style-name="Visited_20_Internet_20_Link">
https://cn.wsj.com/articles/%E7%BE%8E%E5%85%89%E7%9A%84%E6%BC%AB%E6%BC%AB%E9%87%8D%E6%8C%AF%E4%B9%8B%E8%B7%AF%E5%9C%A8%E4%B8%AD%E5%9B%BD%E9%81%AD%E9%81%87-%E6%8B%A6%E8%B7%AF%E8%99%8E-a7bd912a</text:a>
</text:p>
      <!--NEWS-->
      <text:h text:style-name="P10" text:outline-level="1">
<text:span text:style-name="T4">
The price of fertilizers soared in Japan to regain feces</text:span>
</text:h>
      <text:p text:style-name="P4">
Publisher: 法新社</text:p>
      <text:p text:style-name="P4">
Published Time: 2023-06-30T06:02:08+00:00</text:p>
      <text:p text:style-name="P4">
Modified Time: 2023-06-30T05:35:02+00:00</text:p>
      <text:p text:style-name="P4">
Description: (Agence France -Presse, Japan, Miura, 30th) The Russian and Ukraine War caused the prices of chemical fertilizers to soar, allowing Japan to re -become cheap and reused "lower fertilizer" (fertilizer fertiliz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6" text:anchor-type="as-char" svg:width="6.9236in" svg:height="3.617581in" draw:z-index="0">
<draw:image xlink:href="../Images/rficn/2023-06-30T06-02-08-00-00/000000.png" xlink:type="simple" xlink:show="embed" xlink:actuate="onLoad" draw:mime-type="image/png"/>
</draw:frame>
In the early years of Japan, it was the same as some places in the world. It would take "night incense" as agricultural fertilizers. In the 18th century, the Edo period of Japan was more important sources of fertilizer. However, the improvement of the improvement of the sub -channel system and the sewage treatment plant and the rise of chemical fertilizers, "lower fertilizer" lacks people to ask.</text:p>
      <text:p text:style-name="P4">
Because the septic tank sludge treatment is not expensive and the process is likely to destroy the environment, about 10 years ago, the sewage factory in Japan wanted to evoke people to re -use the "lower fertilizer", but it could never bring the trend until Russia invaded Ukraine at the end of February last year. As a result, the price of global fertilizers soared, and finally ushered in a turnaround.</text:p>
      <text:p text:style-name="P4">
A lower fertilizer factory in Dengmi City, Japan. The sales performance in March this year was 160%of the same period last year. It really made an unexpected financial fortune.</text:p>
      <text:p text:style-name="P4">
Toshiakikato (transliteration) said that the reason for the increase in demand is very simple. "Our fertilizer is popular because it is cheap, which can help farmers significantly reduce costs and be friendly to the environment."</text:p>
      <text:p text:style-name="P4">
The "lower fertilizer" made by the septic tank excrement is about 160 yen per kilogram (about NT $ 34), and the price is only 1/10 of the chemical fertilizer made of imported raw materials.</text:p>
      <text:p text:style-name="P4">
In Kyushu Saga in the south, local officials said that the sales of fertilizers were 2 to 3 times in the past, and dozens of inspection groups from all over Japan visited the future.</text:p>
      <text:p text:style-name="P4">
In Miura in the periphery of Tokyo, the water and fertilizer car continuously load the sewage tank sewage to the treatment plant. After removing the water in the processing tank, the solid is fermented. Finally, it is used as a soil -like powder to pour the farmland. The occurrence of methane is used for heating water and power generation in the plant.</text:p>
      <text:p text:style-name="P4">
Miura Biomass Center pointed out that they have 500 tons of fertilizer per year, and this fertilizer is particularly suitable for leafy dishes such as cabbage.</text:p>
      <text:p text:style-name="P4">
News Source: <text:a xlink:type="simple" xlink:href="https://www.rfi.fr/cn/%E5%9B%BD%E9%99%85%E6%8A%A5%E9%81%93/20230630-%E5%8C%96%E8%82%A5%E4%BB%B7%E6%A0%BC%E9%A3%99%E6%B6%A8-%E6%97%A5%E6%9C%AC%E9%87%8D%E6%8B%BE%E7%B2%AA%E8%82%A5" text:style-name="Internet_20_link" text:visited-style-name="Visited_20_Internet_20_Link">
https://www.rfi.fr/cn/%E5%9B%BD%E9%99%85%E6%8A%A5%E9%81%93/20230630-%E5%8C%96%E8%82%A5%E4%BB%B7%E6%A0%BC%E9%A3%99%E6%B6%A8-%E6%97%A5%E6%9C%AC%E9%87%8D%E6%8B%BE%E7%B2%AA%E8%82%A5</text:a>
</text:p>
      <!--NEWS-->
      <text:h text:style-name="P10" text:outline-level="1">
<text:span text:style-name="T4">
The survey showed that the American balloon used to use American technology to monitor Americans (Free Version)</text:span>
</text:h>
      <text:p text:style-name="P4">
Author: Nancy A. Youssef</text:p>
      <text:p text:style-name="P4">
Publisher: 华尔街日报中文网</text:p>
      <text:p text:style-name="P4">
Published Time: 2023-06-30T06:10:00.000Z</text:p>
      <text:p text:style-name="P4">
Modified Time: 2023-06-30T06:10:00.000Z</text:p>
      <text:p text:style-name="P4">
Created Time: 2023-06-29T02:34:00.000Z</text:p>
      <text:p text:style-name="P4">
Description: U.S. officials quoted a preliminary result of a rigorous investigation saying that the Chinese spy balloon flying over the United States earlier this year loaded the equipment made in the United States to help it collect photos, videos and other information.</text:p>
      <text:p text:style-name="P4">
Images: []</text:p>
      <text:p text:style-name="P4">
Categories: ['国际']</text:p>
      <text:p text:style-name="P4">
Keywords: SYND,LINK:EN|WP-WSJ-0001016226</text:p>
      <text:p text:style-name="P4">
Type: Article</text:p>
      <!--METADATA-->
      <text:p text:style-name="P4">
U.S. officials quoted a preliminary result of a rigorous investigation that they flew over the United States at the beginning of this year <text:a xlink:type="simple" xlink:href="https://cn.wsj.com/articles/CN-BGH-20230203093722" text:style-name="Internet_20_link" text:visited-style-name="Visited_20_Internet_20_Link">
Chinese Spy Balloon</text:a>
Make a US -made device to help it collect photos, videos and other information.</text:p>
      <text:p text:style-name="P4">
News Source: <text:a xlink:type="simple" xlink:href="https://cn.wsj.com/articles/%E8%B0%83%E6%9F%A5%E6%98%BE%E7%A4%BA%E8%A2%AB%E5%87%BB%E8%90%BD%E7%9A%84%E4%B8%AD%E5%9B%BD%E6%B0%94%E7%90%83%E4%BD%BF%E7%94%A8%E7%BE%8E%E5%9B%BD%E6%8A%80%E6%9C%AF%E6%9D%A5%E7%9B%91%E6%8E%A7%E7%BE%8E%E5%9B%BD%E4%BA%BA-3c0e0861" text:style-name="Internet_20_link" text:visited-style-name="Visited_20_Internet_20_Link">
https://cn.wsj.com/articles/%E8%B0%83%E6%9F%A5%E6%98%BE%E7%A4%BA%E8%A2%AB%E5%87%BB%E8%90%BD%E7%9A%84%E4%B8%AD%E5%9B%BD%E6%B0%94%E7%90%83%E4%BD%BF%E7%94%A8%E7%BE%8E%E5%9B%BD%E6%8A%80%E6%9C%AF%E6%9D%A5%E7%9B%91%E6%8E%A7%E7%BE%8E%E5%9B%BD%E4%BA%BA-3c0e0861</text:a>
</text:p>
      <!--NEWS-->
      <text:h text:style-name="P10" text:outline-level="1">
<text:span text:style-name="T4">
America Golden Cup Football defeats Haiti Jinjin Tournament in advance</text:span>
</text:h>
      <text:p text:style-name="P4">
Publisher: 法新社</text:p>
      <text:p text:style-name="P4">
Published Time: 2023-06-30T06:32:09+00:00</text:p>
      <text:p text:style-name="P4">
Modified Time: 2023-06-30T06:05:02+00:00</text:p>
      <text:p text:style-name="P4">
Description: (Agence France -Presse Miami, 29th) The CONCACAF GOLD CUP football game, Mexico defeated Haiti 3-1 today and advanced to the knockout in adva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7" text:anchor-type="as-char" svg:width="6.9236in" svg:height="3.617581in" draw:z-index="0">
<draw:image xlink:href="../Images/rficn/2023-06-30T06-32-09-00-00/000000.png" xlink:type="simple" xlink:show="embed" xlink:actuate="onLoad" draw:mime-type="image/png"/>
</draw:frame>
All the goals in the battle between Mexico and Haiti were in the second half. After winning Mexico, Mexico won the two points and two points in Group B and scored 6 points to advance in advance. Hongduras each.</text:p>
      <text:p text:style-name="P4">
Qatar and Hongdulas kicked at 1-1 earlier.</text:p>
      <text:p text:style-name="P4">
The Concacaf Goldcup is an international football championship held by the CONCACAF every two years by the CONCACAF. The first game was held in the United States in 1991. It was formerly known as the Central and North American and the Caribbean Football Championships in the United States. Essence The competition originally only stipulated that members of the North America and the Caribbean Sea participated. Later, in order to increase the considerable game of the event and relax the participation of the team's qualifications, many other continent teams were invited to participate.</text:p>
      <text:p text:style-name="P4">
News Source: <text:a xlink:type="simple" xlink:href="https://www.rfi.fr/cn/%E8%BF%90%E5%8A%A8%E5%A4%A9%E5%9C%B0/20230630-%E7%BE%8E%E6%B4%B2%E9%87%91%E6%9D%AF%E8%B6%B3%E8%B5%9B-%E5%A2%A8%E8%A5%BF%E5%93%A5%E5%87%BB%E8%B4%A5%E6%B5%B7%E5%9C%B0%E6%8F%90%E5%89%8D%E6%99%8B%E6%B7%98%E6%B1%B0%E8%B5%9B" text:style-name="Internet_20_link" text:visited-style-name="Visited_20_Internet_20_Link">
https://www.rfi.fr/cn/%E8%BF%90%E5%8A%A8%E5%A4%A9%E5%9C%B0/20230630-%E7%BE%8E%E6%B4%B2%E9%87%91%E6%9D%AF%E8%B6%B3%E8%B5%9B-%E5%A2%A8%E8%A5%BF%E5%93%A5%E5%87%BB%E8%B4%A5%E6%B5%B7%E5%9C%B0%E6%8F%90%E5%89%8D%E6%99%8B%E6%B7%98%E6%B1%B0%E8%B5%9B</text:a>
</text:p>
      <!--NEWS-->
      <text:h text:style-name="P10" text:outline-level="1">
<text:span text:style-name="T4">
AI sales robot to make money</text:span>
</text:h>
      <text:p text:style-name="P4">
Authors: ['布鲁克•马斯特斯']</text:p>
      <text:p text:style-name="P4">
Publisher: 英国《金融时报》</text:p>
      <text:p text:style-name="P4">
Time: 2023-06-30T06:46:51+00:00</text:p>
      <text:p text:style-name="P4">
Published Time: 2023-06-29T12:00:99+08:00</text:p>
      <text:p text:style-name="P4">
Modified Time: 2023-06-30T02:44:99+08:00</text:p>
      <text:p text:style-name="P4">
Description: Some websites provide a confusing choice menu to maximize your expenditure to prevent you from canceling the service. Amazon was accused of "deceiving people to seduce people repeatedly" Prime services.</text:p>
      <text:p text:style-name="P4">
Images: ["<text:a xlink:type="simple" xlink:href="https://thumbor.ftacademy.cn/unsafe/picture/4/000186114_piclink.jpg" text:style-name="Internet_20_link" text:visited-style-name="Visited_20_Internet_20_Link">
000186114_pic...</text:a>
"]</text:p>
      <text:p text:style-name="P4">
Themes: ['观点', '人工智能', '关注']</text:p>
      <text:p text:style-name="P4">
Keywords: ['人工智能', '订阅', '亚马逊']</text:p>
      <text:p text:style-name="P4">
Type: Article</text:p>
      <!--METADATA-->
      <text:p text:style-name="P4">
<draw:frame draw:style-name="fr1" draw:name="Image108" text:anchor-type="as-char" svg:width="6.9236in" svg:height="4.543613in" draw:z-index="0">
<draw:image xlink:href="../Images/FT Chinese Free Version/2023-06-30T06-46-51-00-00/000186114_piclink.jpg" xlink:type="simple" xlink:show="embed" xlink:actuate="onLoad" draw:mime-type="image/jpeg"/>
</draw:frame>
If you have recently checked the credit card billing and found that there is an inexplicable subscription fee, you don't remember to subscribe to this service, then please raise your hand.</text:p>
      <text:p text:style-name="P4">
You are not alone. The average number of new subscriptions for each American consumer reached its peak last year, and now the number of subscriptions exceeds the number of new subscriptions. But as far as many services are concerned, cancellation is much more complicated than registered -I try to cancel the monthly paid Amazon audiobudo(Amazon’Audible)I noticed this when it was a member.</text:p>
      <text:p text:style-name="P4">
News Source: <text:a xlink:type="simple" xlink:href="http://www.ftchinese.com/story/001100126" text:style-name="Internet_20_link" text:visited-style-name="Visited_20_Internet_20_Link">
http://www.ftchinese.com/story/001100126</text:a>
</text:p>
      <!--NEWS-->
      <text:h text:style-name="P10" text:outline-level="1">
<text:span text:style-name="T4">
Russian invasion of ecological extinction Childli: The international community does not do it</text:span>
</text:h>
      <text:p text:style-name="P4">
Publisher: 法新社</text:p>
      <text:p text:style-name="P4">
Published Time: 2023-06-30T07:02:08+00:00</text:p>
      <text:p text:style-name="P4">
Modified Time: 2023-06-30T06:50:02+00:00</text:p>
      <text:p text:style-name="P4">
Description: (AFP, Kiev, 29th) Greta Thunberg, a Swedish environmentally friendly girl, condemned Russia's invasion of Ukraine to cause ecological damage and the international community's inaction with the disast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9" text:anchor-type="as-char" svg:width="6.9236in" svg:height="3.617581in" draw:z-index="0">
<draw:image xlink:href="../Images/rficn/2023-06-30T07-02-08-00-00/000000.png" xlink:type="simple" xlink:show="embed" xlink:actuate="onLoad" draw:mime-type="image/png"/>
</draw:frame>
In order to investigate the members of the Russian and Ukraine War, one of the international delegations of the Russian and Ukraine war. When she visited Kiev, she said: "Ecological catastrophe and environmental destruction are a form of war ... This point of Ukraine has a pain of cutting skin, and Russia is also very clear. "</text:p>
      <text:p text:style-name="P4">
"This is why they deliberately destroyed their lives with the environment, people's livelihood and homeland as the target ..."</text:p>
      <text:p text:style-name="P4">
Tong Bali and Ukrainian Presidential Aid, Andriy Yermak, delivered a speech at a press conference. She and other members of the delegation also met with Volodymyrzlenskyy, President of Ukraine.</text:p>
      <text:p text:style-name="P4">
Kakhovkadam, Kakhovkadam, southern Ukraine, was destroyed on the 6th, and the large area of Herusong was flooded. The disaster killed dozens of people and forced thousands of people to escape from their homes.</text:p>
      <text:p text:style-name="P4">
The mount is under Moscow's control. Ukraine accused Russia bombing the dam, and the Kremlin insisted that Kiev launched a shell to destroy the water conservancy construction of this Soviet era. Both Russia and Ukraine blamed the disaster on each other.</text:p>
      <text:p text:style-name="P4">
Zerrence has criticized the international community to respond properly on the disaster.</text:p>
      <text:p text:style-name="P4">
Tong Beili said: "I think the world's response to this ecological catastrophe is not strong enough, and I think any response is not enough. So I think we must give these disaster victims more space, let them tell their stories, and share their stories, and share their stories and share them. Related information that is happening in the local area. "</text:p>
      <text:p text:style-name="P4">
News Source: <text:a xlink:type="simple" xlink:href="https://www.rfi.fr/cn/%E5%9B%BD%E9%99%85%E6%8A%A5%E9%81%93/20230630-%E4%BF%84%E4%BE%B5%E4%B9%8C%E9%80%A0%E6%88%90%E7%94%9F%E6%80%81%E7%81%AD%E7%BB%9D-%E7%AB%A5%E8%B4%9D%E9%87%8C-%E5%9B%BD%E9%99%85%E7%A4%BE%E4%BC%9A%E6%AF%AB%E6%97%A0%E4%BD%9C%E4%B8%BA" text:style-name="Internet_20_link" text:visited-style-name="Visited_20_Internet_20_Link">
https://www.rfi.fr/cn/%E5%9B%BD%E9%99%85%E6%8A%A5%E9%81%93/20230630-%E4%BF%84%E4%BE%B5%E4%B9%8C%E9%80%A0%E6%88%90%E7%94%9F%E6%80%81%E7%81%AD%E7%BB%9D-%E7%AB%A5%E8%B4%9D%E9%87%8C-%E5%9B%BD%E9%99%85%E7%A4%BE%E4%BC%9A%E6%AF%AB%E6%97%A0%E4%BD%9C%E4%B8%BA</text:a>
</text:p>
      <!--NEWS-->
      <text:h text:style-name="P10" text:outline-level="1">
<text:span text:style-name="T4">
The Supreme Court of the United States ruled that the racial factors were considering the racial factors during enrollment.</text:span>
</text:h>
      <text:p text:style-name="P4">
Author: Jess Bravin</text:p>
      <text:p text:style-name="P4">
Publisher: 华尔街日报中文网</text:p>
      <text:p text:style-name="P4">
Published Time: 2023-06-30T07:10:00.000Z</text:p>
      <text:p text:style-name="P4">
Modified Time: 2023-06-30T07:10:00.000Z</text:p>
      <text:p text:style-name="P4">
Created Time: 2023-06-29T22:19:00.000Z</text:p>
      <text:p text:style-name="P4">
Description: The Supreme Court of the United States ruled that racial factors were considering in university enrollment, which eliminated the main tools used by the most elite universities in the United States to achieve the diversification of campus.</text:p>
      <text:p text:style-name="P4">
Images: []</text:p>
      <text:p text:style-name="P4">
Categories: ['国际']</text:p>
      <text:p text:style-name="P4">
Keywords: SYND</text:p>
      <text:p text:style-name="P4">
Type: Article</text:p>
      <!--METADATA-->
      <text:p text:style-name="P4">
The Supreme Court of the United States ruled that racial factors were considering in university enrollment, which eliminated the main tools used by the most elite universities in the United States to achieve the diversification of campus.</text:p>
      <text:p text:style-name="P4">
News Source: <text:a xlink:type="simple" xlink:href="https://cn.wsj.com/articles/%E7%BE%8E%E5%9B%BD%E6%9C%80%E9%AB%98%E6%B3%95%E9%99%A2%E8%A3%81%E5%AE%9A%E5%A4%A7%E5%AD%A6%E6%8B%9B%E7%94%9F%E4%B8%AD%E7%9A%84%E5%B9%B3%E6%9D%83%E8%A1%8C%E5%8A%A8%E8%BF%9D%E5%AE%AA-7e94a44f" text:style-name="Internet_20_link" text:visited-style-name="Visited_20_Internet_20_Link">
https://cn.wsj.com/articles/%E7%BE%8E%E5%9B%BD%E6%9C%80%E9%AB%98%E6%B3%95%E9%99%A2%E8%A3%81%E5%AE%9A%E5%A4%A7%E5%AD%A6%E6%8B%9B%E7%94%9F%E4%B8%AD%E7%9A%84%E5%B9%B3%E6%9D%83%E8%A1%8C%E5%8A%A8%E8%BF%9D%E5%AE%AA-7e94a44f</text:a>
</text:p>
      <!--NEWS-->
      <text:h text:style-name="P10" text:outline-level="1">
<text:span text:style-name="T4">
The American economy is amazing in the first half of this year (Free Version)</text:span>
</text:h>
      <text:p text:style-name="P4">
Author: Christian Robles / Sarah Chaney Cambon</text:p>
      <text:p text:style-name="P4">
Publisher: 华尔街日报中文网</text:p>
      <text:p text:style-name="P4">
Published Time: 2023-06-30T07:15:00.000Z</text:p>
      <text:p text:style-name="P4">
Modified Time: 2023-06-30T07:15:00.000Z</text:p>
      <text:p text:style-name="P4">
Created Time: 2023-06-30T02:30:00.000Z</text:p>
      <text:p text:style-name="P4">
Description: According to data released on Thursday, the number of layoffs in the United States decreased last week, and the economic growth rate in the first quarter was better than the initial value. And other data recently released, pre -sale house sales, durable goods orders and consumer confidence are rising.</text:p>
      <text:p text:style-name="P4">
Images: []</text:p>
      <text:p text:style-name="P4">
Categories: ['经济']</text:p>
      <text:p text:style-name="P4">
Keywords: SYND,LINK:EN|WP-WSJ-0001018551</text:p>
      <text:p text:style-name="P4">
Type: Article</text:p>
      <!--METADATA-->
      <text:p text:style-name="P4">
The new signs of strengthening the labor market in the United States further showed that despite rising interest rates, economic development momentum is generally better.</text:p>
      <text:p text:style-name="P4">
News Source: <text:a xlink:type="simple" xlink:href="https://cn.wsj.com/articles/%E7%BE%8E%E5%9B%BD%E7%BB%8F%E6%B5%8E%E4%BB%8A%E5%B9%B4%E4%B8%8A%E5%8D%8A%E5%B9%B4%E6%B4%BB%E5%8A%9B%E6%83%8A%E4%BA%BA-5fe7d53b" text:style-name="Internet_20_link" text:visited-style-name="Visited_20_Internet_20_Link">
https://cn.wsj.com/articles/%E7%BE%8E%E5%9B%BD%E7%BB%8F%E6%B5%8E%E4%BB%8A%E5%B9%B4%E4%B8%8A%E5%8D%8A%E5%B9%B4%E6%B4%BB%E5%8A%9B%E6%83%8A%E4%BA%BA-5fe7d53b</text:a>
</text:p>
      <!--NEWS-->
      <text:h text:style-name="P10" text:outline-level="1">
<text:span text:style-name="T4">
Hong Kong Director Zhou Guanwei: From the documentary "The Revolution of the Time" to the love film "1 Man Wedding"</text:span>
</text:h>
      <text:p text:style-name="P4">
Author: https://www.facebook.com/bbcworldservice/</text:p>
      <text:p text:style-name="P4">
Publisher: BBC News 中文</text:p>
      <text:p text:style-name="P4">
Published Time: 2023-06-30T07:15:15.000Z</text:p>
      <text:p text:style-name="P4">
Modified Time: 2023-06-30T07:15:15.000Z</text:p>
      <text:p text:style-name="P4">
Description: Hong Kong director Zhou Guanwei won the 58th Golden Horse Award for the documentary "The Revolution of the Times" filmed at the anti -repair campaign. However, after that, he experienced investors withdrawing capital and needed to use a new financing to complete the new film "1 Wedding Wedding".</text:p>
      <text:p text:style-name="P4">
Images: []</text:p>
      <text:p text:style-name="P4">
Videos: ["<text:a xlink:type="simple" xlink:href="https://www.bbc.com/ws/av-embeds/cps/zhongwen/simp/chinese-news-66063818/p0fy5m8g/zh-hans" text:style-name="Internet_20_link" text:visited-style-name="Visited_20_Internet_20_Link">
zh-hans</text:a>
"]</text:p>
      <text:p text:style-name="P4">
Tags: ['电影', '香港版国安法', '逃犯条例', '香港']</text:p>
      <text:p text:style-name="P4">
Type: Article</text:p>
      <!--METADATA-->
      <text:h text:style-name="P12" text:outline-level="3">
<text:span text:style-name="T4">
Hong Kong Director Zhou Guanwei: From the documentary "The Revolution of the Times" to the love film "1 Man Wedding"</text:span>
</text:h>
      <text:p text:style-name="P4">
<text:a xlink:type="simple" xlink:href="https://www.bbc.com/ws/av-embeds/cps/zhongwen/simp/chinese-news-66063818/p0fy5m8g/zh-hans" text:style-name="Internet_20_link" text:visited-style-name="Visited_20_Internet_20_Link">
Video-1-Link:/WS/AV-EMBEDS/CPS/ZHONGWEN/SIMP/Chinese-News-66063818/P0FY5M8g/ZH-HansS</text:a>
<text:span text:style-name="T4">
 Your equipment does not support the playback multimedia materials </text:span>
<text:span text:style-name="T4">
 Hong Kong director Zhou Guanwei: From the documentary "Times Revolution" to the love film "1 person wedding", </text:span>
 June 30, 2023</text:p>
      <text:p text:style-name="P4">
Hong Kong director Zhou Guanwei, the documentary "Revolution of the Times" filmed when the Chinese Movement broke out, was welcomed at the Cannes Film Festival (Cannes Film Festival, Kangcheng Film Festival) and won the 58th Golden Horse Award for Best Documentary Award. However, the political risks brought by this have caused many investors to withdraw money. Zhou Guanwei had to use a new financing to complete the new film "1 Wedding".</text:p>
      <text:p text:style-name="P4">
Since 2021, the Hong Kong government has injected a total of 1.54 billion Hong Kong dollars to the Film Development Fund. In February 2023, the Hong Kong Cultural and Sports and Tourism Bureau emphasized that if the film violates the National Security Law of the Hong Kong District, the government will not allocate funding.</text:p>
      <text:p text:style-name="P4">
Zhou Guanwei believes that this situation makes actors and investors afraid that they will cross the "red line" that involves the national security law but not clearly. "This is its terrible thing. It has made everyone afraid. "</text:p>
      <text:p text:style-name="P4">
News Source: <text:a xlink:type="simple" xlink:href="https://www.bbc.com/zhongwen/simp/chinese-news-66063818" text:style-name="Internet_20_link" text:visited-style-name="Visited_20_Internet_20_Link">
https://www.bbc.com/zhongwen/simp/chinese-news-66063818</text:a>
</text:p>
      <!--NEWS-->
      <text:h text:style-name="P10" text:outline-level="1">
<text:span text:style-name="T4">
American Supreme Court overthrowing the "Equal Rights Action" enrollment plan</text:span>
</text:h>
      <text:p text:style-name="P4">
Author: 联合早报 (Person)</text:p>
      <text:p text:style-name="P4">
Publisher: 联合早报 (Organization)</text:p>
      <text:p text:style-name="P4">
Published Time: 2023-06-30T07:17</text:p>
      <text:p text:style-name="P4">
Modified Time: 2023-06-30T15:28</text:p>
      <text:p text:style-name="P4">
Description: The Supreme Court of the United States has made a decisive ruling, and races are no longer considered considered to be considered by universities. This landmark ruling has subverted the policy of equal rights action implemented in the United States for decades, and caused the efforts of increasing the education opportunities of African Americans and other ethnic minorities ...</text:p>
      <text:p text:style-name="P4">
Videos: []</text:p>
      <text:p text:style-name="P4">
Audios: []</text:p>
      <text:p text:style-name="P4">
Images: []</text:p>
      <text:p text:style-name="P4">
Type: NewsArticle</text:p>
      <text:p text:style-name="P4">
Breadcrumbs: ['即时', '国际']</text:p>
      <text:p text:style-name="P4">
Keywords: ['美国最高法院', '哈佛大学', '种族', '拜登']</text:p>
      <!--METADATA-->
      <text:p text:style-name="P4">
The Supreme Court of the United States has made a decisive ruling, and races are no longer considered considered to be considered by universities. This landmark ruling has subverted the policy of equal rights action implemented in the United States for decades, and has caused a major blow to increasing the efforts of African Americans and other ethnic ethnic ethnic groups.</text:p>
      <text:p text:style-name="P4">
Comprehensive BBC and Reuters reported that the US Supreme Court of the United States on Thursday (June 29) ruled that Harvard University and the University of North Carolina (UNC) were in favor of 6 votes and 3 votes opposed to voting results on Thursday (June 29). (AFFIRMATIVEACTION) The enrollment plan is unconstitutional. These two universities are the oldest private and public universities in the United States.</text:p>
      <text:p text:style-name="P4">
The ruling written by Chief Justice Roberts said: "For a long time, many universities have missed a conclusion that the testing of the golden stones that believe that personal identity is not overcome challenges, cultivated skills or experience lessons, but their skin tone. Our constitutional history capacity Don't have this choice. "</text:p>
      <text:p text:style-name="P4">
Actival operation was launched in the 1960s to actively improve a series of compensation measures for employment, education and other opportunities of discriminatory group members, and a measure to increase diversity.</text:p>
      <text:p text:style-name="P4">
US President Biden said he "strongly" opposed the decision of the Supreme Court, saying that the United States needs "a new way in line with the law."</text:p>
      <text:p text:style-name="P4">
He pointed out that the Supreme Court consisting of six conservatives and three liberal judges was not a "normal" court. "We cannot make this decision a final decision, and there is still discrimination in the United States."</text:p>
      <text:p text:style-name="P4">
However, Biden believes that adding judges in the Supreme Court will be a "error". In the interview with Microsoft-National Broadcasting Corporation (MSNBC) on the same day, Biden said that the Supreme Court overthrowing the university's enrollment equal rights "may cause great harm, but if we start trying to expand the size of the court, we may always make it politically. This is unhealthy. "</text:p>
      <text:p text:style-name="P4">
Harvard University issued a statement saying that it will abide by the ruling of the Supreme Court of the United States and abolish the enrollment plan with racial consciousness to maintain the values of its higher education diversity and opportunities.</text:p>
      <text:p text:style-name="P4">
News Source: <text:a xlink:type="simple" xlink:href="https://www.zaobao.com.sg/realtime/world/story20230630-1409184" text:style-name="Internet_20_link" text:visited-style-name="Visited_20_Internet_20_Link">
https://www.zaobao.com.sg/realtime/world/story20230630-1409184</text:a>
</text:p>
      <!--NEWS-->
      <text:h text:style-name="P10" text:outline-level="1">
<text:span text:style-name="T4">
U.S. Equalist Act: The High Court overthrows the advanced cause of racial factors for admission to university enrollment</text:span>
</text:h>
      <text:p text:style-name="P4">
Author: https://www.facebook.com/bbcworldservice/</text:p>
      <text:p text:style-name="P4">
Publisher: BBC News 中文</text:p>
      <text:p text:style-name="P4">
Published Time: 2023-06-30T07:20:53.000Z</text:p>
      <text:p text:style-name="P4">
Modified Time: 2023-06-30T07:20:53.000Z</text:p>
      <text:p text:style-name="P4">
Description: The US Supreme Court ruled that the Constitution banned universities from considering the applicant's racial factors during the enrollment process. This ruling has a milestone significance and subverts the "equal rights bill" that has been practiced in the United States for decades.</text:p>
      <text:p text:style-name="P4">
Images: ["<text:a xlink:type="simple" xlink:href="https://ichef.bbci.co.uk/news/640/cpsprodpb/16A8/production/_130200850_gettyimages-1504468742.jpg" text:style-name="Internet_20_link" text:visited-style-name="Visited_20_Internet_20_Link">
_130200850_ge...</text:a>
"]</text:p>
      <text:p text:style-name="P4">
Videos: []</text:p>
      <text:p text:style-name="P4">
Tags: ['高等教育', '学生生活', '教育概況', '美国', '孩子', '亚洲']</text:p>
      <text:p text:style-name="P4">
Type: Article</text:p>
      <!--METADATA-->
      <text:h text:style-name="P12" text:outline-level="3">
<text:span text:style-name="T4">
U.S. equal rights bill: High court overthrowing the university's enrollment considerations of the cause of racial factors</text:span>
</text:h>
      <text:p text:style-name="P4">
At 7:20 am on June 30, 2023![] <text:a xlink:type="simple" xlink:href="Images/BBC Chinese/2023-06-30T07-20-53.000Z/_130200850_gettyimages-1504468742.jpg" text:style-name="Internet_20_link" text:visited-style-name="Visited_20_Internet_20_Link">
</text:a>
Image source, getty images</text:p>
      <text:p text:style-name="P4">
<text:span text:style-name="T4">
 The US Supreme Court ruled that the Constitution banned universities from considering the applicant's racial factors during the enrollment process. This ruling has a milestone significance and has subverted the "Affirmative Act" (AFFIRMATIVEACTION, also known as support). </text:span>
</text:p>
      <text:p text:style-name="P4">
This is one of the most controversial issues in the American education community. The Pingquanity Act was first included in the policy in the 1960s and was considered a measure to improve diversification.</text:p>
      <text:p text:style-name="P4">
The ruling of the High Court is suitable for all public and private universities in the United States. However, the most affected may be the famous Ivy League schools such as Harvard University, and tens of thousands of applicants are competing for hundreds of admission places each year.</text:p>
      <text:p text:style-name="P4">
The Supreme Court did not directly say that this ruling has overturned the legal rules of 20 years -that is, universities can consider racial factors in the overall efforts of establishing a diversified student group. But the impact may be very significant.</text:p>
      <text:p text:style-name="P4">
"The impact of this decision is much greater than the court's ruling." Stevevladeck, a professor of law at the University of Texas, said, "In terms of all intentions and purposes It is impossible to consider racial factors. "</text:p>
      <text:p text:style-name="P4">
<text:a xlink:type="simple" xlink:href="https://www.bbc.com/zhongwen/simp/world-45930984" text:style-name="Internet_20_link" text:visited-style-name="Visited_20_Internet_20_Link">
Support or against Chinese people who are struggling to face Harvard's "discrimination against Asians"</text:a>
* <text:a xlink:type="simple" xlink:href="https://www.bbc.com/zhongwen/simp/world-53775146" text:style-name="Internet_20_link" text:visited-style-name="Visited_20_Internet_20_Link">
The game of Yale University and the Ministry of Justice of the United States: Passion for enrollment and "reverse discrimination"</text:a>
</text:p>
      <text:h text:style-name="P12" text:outline-level="3">
<text:span text:style-name="T4">
Why do Asian people disagree with college enrollment?</text:span>
</text:h>
      <text:p text:style-name="P4">
Image source, getty images</text:p>
      <text:p text:style-name="P4">
Image adding text,</text:p>
      <text:p text:style-name="P4">
Harvard's admission data in 2018 shows that 22.9%of the freshmen are Asian students, and the proportion has increased year by year.</text:p>
      <text:p text:style-name="P4">
The two cases targeted at the US High School involved the recruitment of Harvard University and the University of North Carolina. These two universities considers the racial proportion when enrollment. There is fairness. But opponents believe that this is a reverse racial discrimination.</text:p>
      <text:p text:style-name="P4">
The lawsuit of Harvard University was filed by a group of Asian American students. They claimed that Harvard's enrollment policy discriminated against Asians and underestimated their academic achievements and high scores.</text:p>
      <text:p text:style-name="P4">
Among the Asian groups in the United States, the "Equation Act" is one of the most controversial topics for a long time. Especially among the Chinese Americans who value the next generation of education, they often become their debate.</text:p>
      <text:p text:style-name="P4">
Supporters believe that the "Equation Act" can ensure that schools and companies avoid discrimination against minorities during the admission process, and Asians are also the beneficiaries of them. However, the opponents said that when Asians and African -American, Latin America and other ethnic minorities entered the candidate list at the same time, the bill tended to support the admission of other ethnic minorities such as African descent. However, many young generations of Asians believe that even so, the bill is to ensure the diversification of the student group, because Asian families generally only pay attention to children's scores, not diversified development.</text:p>
      <text:p text:style-name="P4">
Zhao Yukong, chairman of the Asian American Education Alliance, told BBC that he welcomed the high court's ruling. His organization believes that the equality bill has a negative impact on the probability of Asian and American students entering the elite school. "This decision will retain elite politics, which is the cornerstone of the American dream."</text:p>
      <text:p text:style-name="P4">
Judy Chu, a member of the California House of Representatives and chairman of the Asia -Pacific core group of Congress, said the cancellation of the equality bill "not victory."</text:p>
      <text:p text:style-name="P4">
She said: "For a few communities such as Asians, the admission of racial consciousness is unlikely to change the net number of Asians and Americans admitted to elite colleges, but from low -income, refugee or indigenous Asian students It will encounter more admission obstacles. This is why most Asians in the United States expressed support for racial consciousness. "</text:p>
      <text:p text:style-name="P4">
According to the study released by the research institution Pew Researchcenter on June 8, most (53%) Asians and Americans recognize the concept of "equal rights". But at the same time, the vast majority (76%) Asian people oppose colleges and universities in the process of enrollment as a consideration factors. Another study released on the same day showed that 50%of Americans opposed universities to consider race when enrollment. But 47%of African -American support this policy, and only 29%of white people also expressed support.</text:p>
      <text:h text:style-name="P12" text:outline-level="3">
<text:span text:style-name="T4">
Why is the US High Court ruled that the "equal rights bill" involved in race discrimination?</text:span>
</text:h>
      <text:p text:style-name="P4">
Image source, reuters</text:p>
      <text:p text:style-name="P4">
Image adding text,</text:p>
      <text:p text:style-name="P4">
The ruling of the US High Court follows the ideological route, and a few liberal judges have different opinions.</text:p>
      <text:p text:style-name="P4">
The Supreme Court once again appeared sharp differences in ideology. The six conservative judges announced that this decision has taken a step towards a societyless society, and the quality of students will be measured by their achievements rather than race. The three liberal judges believed that this ruling ignored the discrimination of the United States for a long time.</text:p>
      <text:p text:style-name="P4">
In most opinions, John Roberts, the chief judge, will be directly linked to the university admission opinion in 1954 with a milematic Brown V Board Office. The case of Brown Education ended the racial isolation in the field of education.</text:p>
      <text:p text:style-name="P4">
"Elimination of racial discrimination means eliminating discrimination with racial factors," the Chief Justice wrote.</text:p>
      <text:p text:style-name="P4">
He said that universities cannot formulate an indefinite timetable for solving the problem of discrimination in the past. He refuted the explanation of Harvard University and North Carolina University to defend its policy. related.</text:p>
      <text:p text:style-name="P4">
Chief Justice wrote that the admission decision of university must be based on the applicant's personal experience and qualifications. But for a long time, many universities have the opposite.</text:p>
      <text:p text:style-name="P4">
"They mistakenly believe that it is not to defeat challenges, master skills or learn lessons, but their skin tone. Our constitutional history does not allow this choice."</text:p>
      <text:p text:style-name="P4">
The ruling once again reflected that the Supreme Court was exerting its strength to major social and political issues dealing with previous courts. Last year, the Supreme Court overthrew the protection of abortion and environment for a long time. Now, conservative judges have targeted the goal of college enrollment.</text:p>
      <text:h text:style-name="P12" text:outline-level="3">
<text:span text:style-name="T4">
In Liberal Judge, what reason does it oppose?Image source, getty images</text:span>
</text:h>
      <text:p text:style-name="P4">
Image adding text,</text:p>
      <text:p text:style-name="P4">
Judge Ketanji Brown Jackson published a harsh word.</text:p>
      <text:p text:style-name="P4">
The three judges appointed by the Democratic President condemned these rulings in the opinion, with a total of nearly 100 pages.</text:p>
      <text:p text:style-name="P4">
Soniasotomayor, a judge, wrote that this ruling "has always been important and continued to have an important impact, consolidate the superficial racial discrimination rules as the principles of the Constitution." She warned that this "the rules and major progress have been overturned for decades."</text:p>
      <text:p text:style-name="P4">
In history, Ketanji Brownjackson, Ketanji Brownjackson, the first black female judge in history. Regardless of race, it does not mean that the same is true in life. "</text:p>
      <text:p text:style-name="P4">
She also said: "Because the court and the country's actual experience are disconnected in the past and current experience, the court is now seduced to interfere (North Carolina University) and other colleges and universities to solve the problem of the real world of the United States."</text:p>
      <text:p text:style-name="P4">
After the High Court announced its ruling, US President Biden said "strong" opposition. "We can't make this decision a final conclusion," he said, "discrimination still exists in the United States."</text:p>
      <text:h text:style-name="P12" text:outline-level="3">
<text:span text:style-name="T4">
What will happen to American education?</text:span>
</text:h>
      <text:p text:style-name="P4">
Image source, reuters</text:p>
      <text:p text:style-name="P4">
Image adding text,</text:p>
      <text:p text:style-name="P4">
Harvard University in the world is one of the most competitive schools in the United States. Of the more than 40,000 applicants each year, only about 2,000 lucky children are admitted.</text:p>
      <text:p text:style-name="P4">
Although the court's decision is applicable to universities across the United States, nine states have taken measures to prohibit racial factors from considering the enrollment process of public universities. This may indicate the upcoming changes.</text:p>
      <text:p text:style-name="P4">
For example, California prohibits race -based "preferential treatment" in all government projects including public education 25 years ago.</text:p>
      <text:p text:style-name="P4">
Throughout the University of California, the number of representatives of ethnic minorities has declined, but the efforts of increasing diversity in other ways are still effective. The proportion of African -American and Spanish students currently recruited by the University of California Los Angeles is higher than that of the equal rights bill.</text:p>
      <text:p text:style-name="P4">
The Supreme Court stated in his opinion that applicants can still quote their race and discuss how the race "affects his/her life, whether it is discrimination, incentives, or other ways." Universities can find ethnic alternatives -such as economic disadvantages or geographical origin -to build a diversified student group.</text:p>
      <text:p text:style-name="P4">
However, how universities do this may be different from the state, depending on the conservative laws that the local politics and Republican "Red State" are passing, these laws prohibit the diversified promotion and participation projects of universities.</text:p>
      <text:p text:style-name="P4">
News Source: <text:a xlink:type="simple" xlink:href="https://www.bbc.com/zhongwen/simp/world-66063739" text:style-name="Internet_20_link" text:visited-style-name="Visited_20_Internet_20_Link">
https://www.bbc.com/zhongwen/simp/world-66063739</text:a>
</text:p>
      <!--NEWS-->
      <text:h text:style-name="P10" text:outline-level="1">
<text:span text:style-name="T4">
Australia's money -resistant anti -layout space satellite development plan has been given up</text:span>
</text:h>
      <text:p text:style-name="P4">
Publisher: 法新社</text:p>
      <text:p text:style-name="P4">
Published Time: 2023-06-30T07:32:07+00:00</text:p>
      <text:p text:style-name="P4">
Modified Time: 2023-06-30T07:20:04+00:00</text:p>
      <text:p text:style-name="P4">
Description: (Agence France -Presse Sydney, 30th) The plan to develop a series of satellites in Australia spent more than 1 billion Australian dollars, but the country's economic slowdown and rising living costs. Said that the satellite development plan will be abandon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4" text:anchor-type="as-char" svg:width="6.9236in" svg:height="3.617581in" draw:z-index="0">
<draw:image xlink:href="../Images/rficn/2023-06-30T07-32-07-00-00/000000.png" xlink:type="simple" xlink:show="embed" xlink:actuate="onLoad" draw:mime-type="image/png"/>
</draw:frame>
Australia said today that due to the economic slowdown and rising living costs, the country tried to reduce expenses, so it would cancel more than 1 billion Australian dollars and a series of satellite plans.</text:p>
      <text:p text:style-name="P4">
The National Space Mission for Earth Observation, which costs 1.2 billion AUD 1.2 billion (about NT $ 25.2 billion), just started last year, known as the key architecture of the Australian space industry.</text:p>
      <text:p text:style-name="P4">
The goal of the plan is to design, build, and run 4 satellites. Those satellites are scheduled to be launched from 2028 to 2033 to collect earth observation data.</text:p>
      <text:p text:style-name="P4">
Those information helps the authorities to predict weather, responding to natural disasters and management environments.</text:p>
      <text:p text:style-name="P4">
However, the Australian government in the middle said that the plan would be canceled due to the "budget correction". This allows Australia to rely on foreign partners to provide data on the earth.</text:p>
      <text:p text:style-name="P4">
Australia's Minister of Industry and Science Ed Husic told the Australian Broadcasting Corporation (ABC) today that at the time of hard work with inflation, priority consider "broader environmental factors", which means "make difficult decisions" Essence</text:p>
      <text:p text:style-name="P4">
He said, "If I don't cut 1 billion A $ 1 billion here, then I have to squeeze out 1 billion Australian dollars in other places."</text:p>
      <text:p text:style-name="P4">
Despite the slow growth and the steady national defense expenditure, the Australian government has promised to balance the Treasury's revenue and expenditure this year.</text:p>
      <text:p text:style-name="P4">
The Space Industry Association of Australia said the cancellation of the satellite plan is "short -sighted and close."</text:p>
      <text:p text:style-name="P4">
News Source: <text:a xlink:type="simple" xlink:href="https://www.rfi.fr/cn/%E5%9B%BD%E9%99%85%E6%8A%A5%E9%81%93/20230630-%E6%BE%B3%E6%B4%B2%E7%9C%81%E9%92%B1%E6%8A%97%E9%80%9A%E8%86%A8-%E5%A4%AA%E7%A9%BA%E5%8D%AB%E6%98%9F%E5%8F%91%E5%B1%95%E8%AE%A1%E7%94%BB%E9%81%AD%E8%88%8D" text:style-name="Internet_20_link" text:visited-style-name="Visited_20_Internet_20_Link">
https://www.rfi.fr/cn/%E5%9B%BD%E9%99%85%E6%8A%A5%E9%81%93/20230630-%E6%BE%B3%E6%B4%B2%E7%9C%81%E9%92%B1%E6%8A%97%E9%80%9A%E8%86%A8-%E5%A4%AA%E7%A9%BA%E5%8D%AB%E6%98%9F%E5%8F%91%E5%B1%95%E8%AE%A1%E7%94%BB%E9%81%AD%E8%88%8D</text:a>
</text:p>
      <!--NEWS-->
      <text:h text:style-name="P10" text:outline-level="1">
<text:span text:style-name="T4">
Meihe intends to open a bow to further restrict China Enterprise Garment of the chip equipment</text:span>
</text:h>
      <text:p text:style-name="P4">
Author: 联合早报 (Person)</text:p>
      <text:p text:style-name="P4">
Publisher: 联合早报 (Organization)</text:p>
      <text:p text:style-name="P4">
Published Time: 2023-06-30T07:41</text:p>
      <text:p text:style-name="P4">
Modified Time: 2023-06-30T07:41</text:p>
      <text:p text:style-name="P4">
Description: The United States and the Netherlands expected to increase the sales of chip manufacturing equipment in this summer. This is part of the United States and Dutch to prevent technology from being used to enhance Chinese military forces. Reuters reports that although the Netherlands has plans to restrict the Dutch optical technical leader, ASML (ASML) and other public ...</text:p>
      <text:p text:style-name="P4">
Videos: []</text:p>
      <text:p text:style-name="P4">
Audios: []</text:p>
      <text:p text:style-name="P4">
Images: []</text:p>
      <text:p text:style-name="P4">
Type: NewsArticle</text:p>
      <text:p text:style-name="P4">
Breadcrumbs: ['即时', '国际']</text:p>
      <text:p text:style-name="P4">
Keywords: ['美国', '荷兰', '晶片', '中国']</text:p>
      <!--METADATA-->
      <text:p text:style-name="P4">
The United States and the Netherlands expected to increase the sales of chip manufacturing equipment in this summer. This is part of the United States and Dutch to prevent technology from being used to enhance Chinese military forces.</text:p>
      <text:p text:style-name="P4">
Reuters reports that although the Netherlands has plans to restrict the exports of some devices of Dutch optical technology leaders, ASML (ASML) and other companies, the United States is expected to go further to use its long -term influence More Dutch equipment.</text:p>
      <text:p text:style-name="P4">
The Dutch government and Asmi refused to comment on the report, and the US Department of Commerce, responsible for supervising export control, also refused to respond.</text:p>
      <text:p text:style-name="P4">
In October last year, the United States restricted American companies such as Lam Research and Appliedmaticia, such as Lam Research, and exported American chip manufacturing tools to China, and lobby other countries with major chip suppliers to adopt similar. Restricted measures.</text:p>
      <text:p text:style-name="P4">
Liu Pengyu, a spokesman for the Chinese Embassy in Washington, condemned this, saying that the United States "deliberately blocks, restraints Chinese companies, forcibly relocates industries, and promotes decoupling." The Chinese side will "closely focus on the development of the situation and firmly safeguard their own interests."</text:p>
      <text:p text:style-name="P4">
News Source: <text:a xlink:type="simple" xlink:href="https://www.zaobao.com.sg/realtime/world/story20230630-1409186" text:style-name="Internet_20_link" text:visited-style-name="Visited_20_Internet_20_Link">
https://www.zaobao.com.sg/realtime/world/story20230630-1409186</text:a>
</text:p>
      <!--NEWS-->
      <text:h text:style-name="P10" text:outline-level="1">
<text:span text:style-name="T4">
The United States considers the approval of providing remote missile system Atacms (Free Version) to Ukraine</text:span>
</text:h>
      <text:p text:style-name="P4">
Author: Vivian Salama</text:p>
      <text:p text:style-name="P4">
Publisher: 华尔街日报中文网</text:p>
      <text:p text:style-name="P4">
Published Time: 2023-06-30T07:50:00.000Z</text:p>
      <text:p text:style-name="P4">
Modified Time: 2023-06-30T07:50:00.000Z</text:p>
      <text:p text:style-name="P4">
Created Time: 2023-06-29T22:35:00.000Z</text:p>
      <text:p text:style-name="P4">
Description: Officials in the United States and Europe saw that White House officials who had not been willing to provide a long -range missile system ATACMS had realized an urgent demand for Ukrainian battles in the coming weeks.</text:p>
      <text:p text:style-name="P4">
Images: []</text:p>
      <text:p text:style-name="P4">
Categories: ['国际']</text:p>
      <text:p text:style-name="P4">
Keywords: SYND,LINK:EN|WP-WSJ-0001019144</text:p>
      <text:p text:style-name="P4">
Type: Article</text:p>
      <!--METADATA-->
      <text:p text:style-name="P4">
US and European officials said the United States has been considering approving providing a remote missile system to Ukraine. Russia is working hard to deal with its <text:a xlink:type="simple" xlink:href="https://cn.wsj.com/articles/CN-BGH-20230628162832" text:style-name="Internet_20_link" text:visited-style-name="Visited_20_Internet_20_Link">
the turmoil of the military leadership</text:a>
And uncertainty on the Ukrainian battlefield.</text:p>
      <text:p text:style-name="P4">
News Source: <text:a xlink:type="simple" xlink:href="https://cn.wsj.com/articles/%E7%BE%8E%E5%9B%BD%E6%8E%A5%E8%BF%91%E6%89%B9%E5%87%86%E6%8F%90%E4%BE%9B%E8%BF%9C%E7%A8%8Batacms%E5%AF%BC%E5%BC%B9%E4%BB%A5%E6%94%AF%E6%8C%81%E4%B9%8C%E5%85%8B%E5%85%B0%E5%8F%8D%E6%94%BB-fbb7c6a9" text:style-name="Internet_20_link" text:visited-style-name="Visited_20_Internet_20_Link">
https://cn.wsj.com/articles/%E7%BE%8E%E5%9B%BD%E6%8E%A5%E8%BF%91%E6%89%B9%E5%87%86%E6%8F%90%E4%BE%9B%E8%BF%9C%E7%A8%8Batacms%E5%AF%BC%E5%BC%B9%E4%BB%A5%E6%94%AF%E6%8C%81%E4%B9%8C%E5%85%8B%E5%85%B0%E5%8F%8D%E6%94%BB-fbb7c6a9</text:a>
</text:p>
      <!--NEWS-->
      <text:h text:style-name="P10" text:outline-level="1">
<text:span text:style-name="T4">
IMF is willing to provide a $ 3 billion loan to help Bakistan to alleviate the crisis of foreign debt</text:span>
</text:h>
      <text:p text:style-name="P4">
Publisher: 法新社</text:p>
      <text:p text:style-name="P4">
Published Time: 2023-06-30T08:02:07+00:00</text:p>
      <text:p text:style-name="P4">
Modified Time: 2023-06-30T07:35:02+00:00</text:p>
      <text:p text:style-name="P4">
Description: (AFP, Islamic Marbad, 29th) International Monetary Fund (IMF) announced in Washington today that a new "Stand-By ArrangeMent" (Stand-By Arrangement) is expected to assist Pakistan to temporarily relieve continuous expansion. Foreign deb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5" text:anchor-type="as-char" svg:width="6.9236in" svg:height="3.617581in" draw:z-index="0">
<draw:image xlink:href="../Images/rficn/2023-06-30T08-02-07-00-00/000000.png" xlink:type="simple" xlink:show="embed" xlink:actuate="onLoad" draw:mime-type="image/png"/>
</draw:frame>
The Pakistani economy is in a deep predicament. While trying to repay high debt, it is also affected by the international income and expenditure crisis. The long -term political confusion also scared away potential foreign investment.</text:p>
      <text:p text:style-name="P4">
Pakistan's inflation has soared, the rupee plummeted, and the country has no longer imported, resulting in a serious decline in industrial output.</text:p>
      <text:p text:style-name="P4">
IMF official Nathanporter said in a statement: "I am glad to announce that the International Monetary Fund has reached a staff level agreement with the Pakistani authorities for a 9 -month spare financing mechanism, with a issuance value of about $ 3 billion Special withdrawal (SDR). "This number is equivalent to 111%of Pakistan's IMF quota.</text:p>
      <text:p text:style-name="P4">
Porter said the transaction must be approved by the IMF Executive Board by mid -July.</text:p>
      <text:p text:style-name="P4">
Pakistan and IMF reached an agreement on a bailout plan in 2019. However, the two parties negotiated with the latest financing installments of $ 6.5 billion, and have fallen into stagnation since November last year. Agreement requirements.</text:p>
      <text:p text:style-name="P4">
Porter said that the relevant plans will expire tomorrow, and the new agreement is based on the efforts made by the IMF based on the previous agreement. (Translator: Liu Wenyu/Calculating Draft: Zeng Yixuan)</text:p>
      <text:p text:style-name="P4">
News Source: <text:a xlink:type="simple" xlink:href="https://www.rfi.fr/cn/%E8%B4%A2%E7%BB%8F%E5%BF%AB%E8%AE%AF/20230630-imf%E6%84%BF%E6%8F%90%E4%BE%9B30%E4%BA%BF%E7%BE%8E%E5%85%83%E8%B4%B7%E6%AC%BE-%E5%8A%A9%E5%B7%B4%E5%9F%BA%E6%96%AF%E5%9D%A6%E7%BC%93%E8%A7%A3%E5%A4%96%E5%80%BA%E5%8D%B1%E6%9C%BA" text:style-name="Internet_20_link" text:visited-style-name="Visited_20_Internet_20_Link">
https://www.rfi.fr/cn/%E8%B4%A2%E7%BB%8F%E5%BF%AB%E8%AE%AF/20230630-imf%E6%84%BF%E6%8F%90%E4%BE%9B30%E4%BA%BF%E7%BE%8E%E5%85%83%E8%B4%B7%E6%AC%BE-%E5%8A%A9%E5%B7%B4%E5%9F%BA%E6%96%AF%E5%9D%A6%E7%BC%93%E8%A7%A3%E5%A4%96%E5%80%BA%E5%8D%B1%E6%9C%BA</text:a>
</text:p>
      <!--NEWS-->
      <text:h text:style-name="P10" text:outline-level="1">
<text:span text:style-name="T4">
In response to the Canadian media, Google announced the blockade of local news</text:span>
</text:h>
      <text:p text:style-name="P4">
Publisher: 法新社</text:p>
      <text:p text:style-name="P4">
Published Time: 2023-06-30T08:02:08+00:00</text:p>
      <text:p text:style-name="P4">
Modified Time: 2023-06-30T07:35:03+00:00</text:p>
      <text:p text:style-name="P4">
Description: (AFP, 29th)) The Canadian Congress passed the "Online News Law" and requested that the online technology industry must spend money to buy news from the media. Silicon Valley Giant Google follows Meta's approach today. Canadian users will not be able to see local news on the Google platform.</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6" text:anchor-type="as-char" svg:width="6.9236in" svg:height="3.617581in" draw:z-index="0">
<draw:image xlink:href="../Images/rficn/2023-06-30T08-02-08-00-00/000000.png" xlink:type="simple" xlink:show="embed" xlink:actuate="onLoad" draw:mime-type="image/png"/>
</draw:frame>
The "Online News Law" aims to support the Canadian journalist in trouble. Hundreds of publishers have closed down in Canada in the past 10 years.</text:p>
      <text:p text:style-name="P4">
The New Law requires digital giants to negotiate reasonable business agreements with Canadian media and pay the news content of the media, otherwise it will face binding arbitration.</text:p>
      <text:p text:style-name="P4">
Google stated in the statement that the new law "obstructs difficulty to do", and the government has no reason to believe that "the structural problems of law" can be solved after the law can be solved after the law is on the road.</text:p>
      <text:p text:style-name="P4">
Google pointed out in the blog post that "Canadian people search for news on the Internet" and "reporters contact the audience" will be more difficult.</text:p>
      <text:p text:style-name="P4">
However, the Canadian people can still enter the Canadian website directly in the browser or browse the Canadian website through the app.</text:p>
      <text:p text:style-name="P4">
Before Google announced the news, the Canadian government tried to persuade Google to cooperate with relevant policies, but the last negotiations between the two parties still ended in failure.</text:p>
      <text:p text:style-name="P4">
The social media "Facebook" parent company Meta Platforms announced on the 22nd of this month that it would block Canadian news on Facebook and Instagram.</text:p>
      <text:p text:style-name="P4">
These two companies with online advertising are often charged with media content but do not pay, which is equivalent to squeezing cash from traditional news agencies.</text:p>
      <text:p text:style-name="P4">
News Source: <text:a xlink:type="simple" xlink:href="https://www.rfi.fr/cn/%E7%BC%A4%E7%BA%B7%E4%B8%96%E7%95%8C/20230630-%E5%9B%A0%E5%BA%94%E5%8A%A0%E6%8B%BF%E5%A4%A7%E5%AA%92%E4%BD%93%E6%96%B0%E6%B3%95-google%E5%AE%A3%E5%B8%83%E5%B0%81%E9%94%81%E5%BD%93%E5%9C%B0%E6%96%B0%E9%97%BB" text:style-name="Internet_20_link" text:visited-style-name="Visited_20_Internet_20_Link">
https://www.rfi.fr/cn/%E7%BC%A4%E7%BA%B7%E4%B8%96%E7%95%8C/20230630-%E5%9B%A0%E5%BA%94%E5%8A%A0%E6%8B%BF%E5%A4%A7%E5%AA%92%E4%BD%93%E6%96%B0%E6%B3%95-google%E5%AE%A3%E5%B8%83%E5%B0%81%E9%94%81%E5%BD%93%E5%9C%B0%E6%96%B0%E9%97%BB</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6-30T08:04:37</text:p>
      <text:p text:style-name="P4">
Modified Time: 2023-06-30T13:02:39</text:p>
      <text:p text:style-name="P4">
Description: The Human Rights Observation Organization said it discovered the new evidence of the Ukraine army abused by the prohibited killer land mines.</text:p>
      <text:p text:style-name="P4">
Images: ["<text:a xlink:type="simple" xlink:href="https://chinese.aljazeera.net/wp-content/uploads/2023/06/1-1688130102.png" text:style-name="Internet_20_link" text:visited-style-name="Visited_20_Internet_20_Link">
1-1688130102.pn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17" text:anchor-type="as-char" svg:width="6.9236in" svg:height="4.615733in" draw:z-index="0">
<draw:image xlink:href="../Images/Aljazeera Chinese/2023-06-30T08-04-37/1-1688130102.png" xlink:type="simple" xlink:show="embed" xlink:actuate="onLoad" draw:mime-type="image/png"/>
</draw:frame>
Ukrainian soldiers opened to the Russian position in the front line of the Zhaparlo -Zapoli area in Ukraine (Associated Press)</text:p>
      <ul>
        <li>
Human Rights Observation Organization said that it discovered the new evidence of the Ukrainian army abuse of prohibited killers. * Former US President Donald Trump said that Russian President has "weakened" because of rebellion and is now a time for peaceful negotiations.</li>
      </ul>
      <text:p text:style-name="P4">
read more</text:p>
      <text:p text:style-name="P4">
News Source: <text:a xlink:type="simple" xlink:href="https://chinese.aljazeera.net/news/war-in-ukraine/liveblog/2023/6/30/%e4%bf%84%e7%bd%97%e6%96%af%e5%af%b9%e4%b9%8c%e5%85%8b%e5%85%b0%e6%88%98%e4%ba%89%e7%9a%84%e4%bb%8a%e6%97%a5%e5%8f%91%e5%b1%95-372" text:style-name="Internet_20_link" text:visited-style-name="Visited_20_Internet_20_Link">
https://chinese.aljazeera.net/news/war-in-ukraine/liveblog/2023/6/30/%e4%bf%84%e7%bd%97%e6%96%af%e5%af%b9%e4%b9%8c%e5%85%8b%e5%85%b0%e6%88%98%e4%ba%89%e7%9a%84%e4%bb%8a%e6%97%a5%e5%8f%91%e5%b1%95-372</text:a>
</text:p>
      <!--NEWS-->
      <text:h text:style-name="P10" text:outline-level="1">
<text:span text:style-name="T4">
Trump may not participate in the first debate</text:span>
</text:h>
      <text:p text:style-name="P4">
Author: 联合早报 (Person)</text:p>
      <text:p text:style-name="P4">
Publisher: 联合早报 (Organization)</text:p>
      <text:p text:style-name="P4">
Published Time: 2023-06-30T08:15</text:p>
      <text:p text:style-name="P4">
Modified Time: 2023-06-30T08:15</text:p>
      <text:p text:style-name="P4">
Description: Former US President Trump, a lawsuit, said that he might not participate in the first debate of the Presidential Primary Election held by the Republican Party in August, because he led in polls and claimed to have prejudiced to him. Fox is determined on August 23, in Milwa (MIL ...</text:p>
      <text:p text:style-name="P4">
Videos: []</text:p>
      <text:p text:style-name="P4">
Audios: []</text:p>
      <text:p text:style-name="P4">
Images: []</text:p>
      <text:p text:style-name="P4">
Type: NewsArticle</text:p>
      <text:p text:style-name="P4">
Breadcrumbs: ['即时', '国际']</text:p>
      <text:p text:style-name="P4">
Keywords: ['共和党', '特朗普', '美国总统大选', '民调']</text:p>
      <!--METADATA-->
      <text:p text:style-name="P4">
Former President of the United States <text:a xlink:type="simple" xlink:href="https://www.zaobao.com/keywords/te-lang-pu" text:style-name="Internet_20_link" text:visited-style-name="Visited_20_Internet_20_Link">
Trump</text:a>
He said that he may not participate in the first debate of the Presidential primary election held by the Republican Party in August, on the grounds that he was leading in public opinion surveys and claimed that the TV station that organized the debate had prejudice against him.</text:p>
      <text:p text:style-name="P4">
Fox was determined on August 23, holding the first debate of the Republican primaries at Milwaukee, which will be the first time that voters have seen Republican presidential candidates face -to -face debates.</text:p>
      <text:p text:style-name="P4">
When Trump was interviewed by Reuters on Thursday (June 29), he was asked if he would participate in the debate, and he said "may not". He may hold an alternative.</text:p>
      <text:p text:style-name="P4">
Trump refers to Fox News as a "hostile television", saying that and polls far behind his former New Jersey Governor Christie and others debate, it is not good.</text:p>
      <text:p text:style-name="P4">
Trump had previously bombarded Fox News and did not report his campaign.</text:p>
      <text:p text:style-name="P4">
"Why do I give them time? When I lead them 50 or 60 percentage points, why should I do this?"</text:p>
      <text:p text:style-name="P4">
The results of the national polls unanimously showed that Trump led other candidates with a significant advantage in the Republican primaries.</text:p>
      <text:p text:style-name="P4">
According to a polls earlier in June in June, about 43%of the respondents of Republicans said that Trump was their preferred presidential candidate. Those who choose Florida Governor Desandis, Christie's support is only 2%.</text:p>
      <text:p text:style-name="P4">
News Source: <text:a xlink:type="simple" xlink:href="https://www.zaobao.com.sg/realtime/world/story20230630-1409188" text:style-name="Internet_20_link" text:visited-style-name="Visited_20_Internet_20_Link">
https://www.zaobao.com.sg/realtime/world/story20230630-1409188</text:a>
</text:p>
      <!--NEWS-->
      <text:h text:style-name="P10" text:outline-level="1">
<text:span text:style-name="T4">
Japanese media: Japan, South Korea, Australia and New Zealand will meet at the NATO Summit</text:span>
</text:h>
      <text:p text:style-name="P4">
Author: 联合早报 (Person)</text:p>
      <text:p text:style-name="P4">
Publisher: 联合早报 (Organization)</text:p>
      <text:p text:style-name="P4">
Published Time: 2023-06-30T08:35</text:p>
      <text:p text:style-name="P4">
Modified Time: 2023-06-30T08:35</text:p>
      <text:p text:style-name="P4">
Description: Japan's "Yomiuri Shimbun" reported on Friday (June 30) that leaders of Japan, South Korea, Australia and New Zealand will hold a meeting during the NATO Summit in Lithuania. It is reported that these four countries are the Asia -Pacific partners of the United States -led military treaty.</text:p>
      <text:p text:style-name="P4">
Videos: []</text:p>
      <text:p text:style-name="P4">
Audios: []</text:p>
      <text:p text:style-name="P4">
Images: []</text:p>
      <text:p text:style-name="P4">
Type: NewsArticle</text:p>
      <text:p text:style-name="P4">
Breadcrumbs: ['即时', '国际']</text:p>
      <text:p text:style-name="P4">
Keywords: ['北约', '日本', '韩国', '澳大利亚', '新西兰']</text:p>
      <!--METADATA-->
      <text:p text:style-name="P4">
Japan's "Yomiuri Shimbun" reported on Friday (June 30) that leaders of Japan, South Korea, Australia and New Zealand will hold a meeting during the NATO Summit in Lithuania.</text:p>
      <text:p text:style-name="P4">
It is reported that these four countries are the Asia -Pacific partners of the United States -led military treaty, and Japan, South Korea, Australia and New also are arranging meetings on the NATO Summit.</text:p>
      <text:p text:style-name="P4">
The NATO Summit is scheduled to be held on July 11 and 12 in Vernis, the capital of Lithuania. The last NATO Summit was held in Spain last June.</text:p>
      <text:p text:style-name="P4">
News Source: <text:a xlink:type="simple" xlink:href="https://www.zaobao.com.sg/realtime/world/story20230630-1409192" text:style-name="Internet_20_link" text:visited-style-name="Visited_20_Internet_20_Link">
https://www.zaobao.com.sg/realtime/world/story20230630-1409192</text:a>
</text:p>
      <!--NEWS-->
      <text:h text:style-name="P10" text:outline-level="1">
<text:span text:style-name="T4">
EU officials are worried about the Russian threat brought by "weakened Putin"</text:span>
</text:h>
      <text:p text:style-name="P4">
Author: 半岛电视台＋通讯社</text:p>
      <text:p text:style-name="P4">
Publisher: Al Jazeera</text:p>
      <text:p text:style-name="P4">
Published Time: 2023-06-30T08:40:40</text:p>
      <text:p text:style-name="P4">
Modified Time: 2023-06-30T08:41:08</text:p>
      <text:p text:style-name="P4">
Description: EU officials warned that the brief rebellion of the Russian Wagner mercenaries in last weekend exposed Russian President Putin more vulnerable politically than before, and the country became more dangerous.</text:p>
      <text:p text:style-name="P4">
Images: ["<text:a xlink:type="simple" xlink:href="https://chinese.aljazeera.net/wp-content/uploads/2023/06/2023-06-28T193351Z_1987418106_RC2JS1A9RMRG_RTRMADP_3_RUSSIA-PUTIN-1688095251-1688113406.jpg" text:style-name="Internet_20_link" text:visited-style-name="Visited_20_Internet_20_Link">
2023-06-28T19...</text:a>
", "<text:a xlink:type="simple" xlink:href="https://chinese.aljazeera.net/wp-content/uploads/2023/06/image-1688024202.jpg" text:style-name="Internet_20_link" text:visited-style-name="Visited_20_Internet_20_Link">
image-1688024...</text:a>
", "<text:a xlink:type="simple" xlink:href="https://chinese.aljazeera.net/wp-content/uploads/2023/06/image-1-1687872809.jpg" text:style-name="Internet_20_link" text:visited-style-name="Visited_20_Internet_20_Link">
image-1-16878...</text:a>
", "<text:a xlink:type="simple" xlink:href="https://chinese.aljazeera.net/wp-content/uploads/2023/06/image-2-1688113611.jpg" text:style-name="Internet_20_link" text:visited-style-name="Visited_20_Internet_20_Link">
image-2-16881...</text:a>
", "<text:a xlink:type="simple" xlink:href="https://chinese.aljazeera.net/wp-content/uploads/2023/06/image-3-1688113756.jpg" text:style-name="Internet_20_link" text:visited-style-name="Visited_20_Internet_20_Link">
image-3-16881...</text:a>
", "<text:a xlink:type="simple" xlink:href="https://chinese.aljazeera.net/wp-content/uploads/2023/06/image-4-1688113813.jpg" text:style-name="Internet_20_link" text:visited-style-name="Visited_20_Internet_20_Link">
image-4-16881...</text:a>
"]</text:p>
      <text:p text:style-name="P4">
Topics: ['乌克兰战争', '政治', '新闻']</text:p>
      <text:p text:style-name="P4">
Keywords: ['乌克兰战争', '政治', '新闻', '乌克兰', '俄罗斯', '欧洲']</text:p>
      <text:p text:style-name="P4">
Type: Article</text:p>
      <!--METADATA-->
      <text:p text:style-name="P4">
<draw:frame draw:style-name="fr1" draw:name="Image118" text:anchor-type="as-char" svg:width="6.9236in" svg:height="4.611822in" draw:z-index="0">
<draw:image xlink:href="../Images/Aljazeera Chinese/2023-06-30T08-40-40/2023-06-28T193351Z_1987418106_RC2JS1A9RMRG_RTRMADP_3_RUSSIA-PUTIN-1688095251-1688113406.jpg" xlink:type="simple" xlink:show="embed" xlink:actuate="onLoad" draw:mime-type="image/jpeg"/>
</draw:frame>
On June 28, 2023, Russian President Putin visited the Naron Cara Fortress of Jerbinte in the southern part of Russia(Reuters)EU officials warned that the brief rebellion of the Russian Wagner mercenaries in last weekend exposed Russian President Putin more vulnerable politically than before, and the country became more dangerous.</text:p>
      <text:p text:style-name="P4">
EU senior officials reiterated when attending the EU summit on the 29th that the recent chaos in Russia -Wagner mercenaries entered a area within 200 kilometers from Moscow last Saturday -it was their internal problems. Their government did not play any play in it. Fitting, but the weakened Putin will become a concern for Europe.</text:p>
      <text:p text:style-name="P4">
In the meeting arrived on the 29th, the EU foreign policy leader, Hesep Berry, said that "the weakened Putin will be a greater danger."</text:p>
      <text:p text:style-name="P4">
Berrely said, "Putin has lost its monopoly on force." He also added that after the rebellion of the Wagner militants revealed the threat of Putin's power, Putin was expected to enter the internal cleaning mode and would adopt more self. "Mode".</text:p>
      <text:p text:style-name="P4">
Berrely said that the Intelligence Department of EU member states is analyzing the relevant scenarios. "In view of its internal instability, we must now consider Russia as a risk."</text:p>
      <text:p text:style-name="P4">
<draw:frame draw:style-name="fr1" draw:name="Image119" text:anchor-type="as-char" svg:width="6.9236in" svg:height="3.894525in" draw:z-index="0">
<draw:image xlink:href="../Images/Aljazeera Chinese/2023-06-30T08-40-40/image-1688024202.jpg" xlink:type="simple" xlink:show="embed" xlink:actuate="onLoad" draw:mime-type="image/jpeg"/>
</draw:frame>
Wagner rebellion: Putin delivered a speech to its national defense and security officials(Peninsula TV Station)NATO Secretary -General Stoltenberg said that although the conclusions of the recent incident are "too early", the rebellion of the Wagner Group on the weekend exposed Russia's "cracks and differences".</text:p>
      <text:p text:style-name="P4">
Stoltenberg pointed out, "The rebellion we saw last weekend shows that there are cracks and differences within the Russian system. At the same time, it is also important to emphasize that these are Russia's internal affairs."</text:p>
      <text:p text:style-name="P4">
German Prime Minister Schultz said that "Russia's regime change" is not a goal.</text:p>
      <text:p text:style-name="P4">
However, Ukraine President Zelezki delivered a speech at the EU summit on the 29th through a video connection, and to those who claimed that Putin was weakened would make him more unpredictable and dangerous, and sent a blunt information.</text:p>
      <text:p text:style-name="P4">
"We see their weaknesses, this is what we need."</text:p>
      <text:p text:style-name="P4">
He also said, "the weaker Russia, the more afraid of its leaders and the uprising, the more they will be afraid to anger us. Russia's weaknesses will make it safe for others. Its failure will resolve this war. The problem."</text:p>
      <text:p text:style-name="P4">
<draw:frame draw:style-name="fr1" draw:name="Image120" text:anchor-type="as-char" svg:width="6.9236in" svg:height="3.894525in" draw:z-index="0">
<draw:image xlink:href="../Images/Aljazeera Chinese/2023-06-30T08-40-40/image-1-1687872809.jpg" xlink:type="simple" xlink:show="embed" xlink:actuate="onLoad" draw:mime-type="image/jpeg"/>
</draw:frame>
Russian authorities have revoked criminal allegations against Wagner Group(Peninsula TV Station)#### "Deep cracks of the Putin system"</text:p>
      <text:p text:style-name="P4">
EU leaders agreed that the Wagner incident had a blow to Putin's authority.</text:p>
      <text:p text:style-name="P4">
Lithuanian President Sata is one of the EU countries bordering Russia. He insisted that the chaos caused by the rebellion of Wagner provided more reasons for Putin's tough attitude.</text:p>
      <text:p text:style-name="P4">
Natasa pointed out, "Some people say that strong Putin is more dangerous than vulnerable Putin. I don't agree with this view. We must move forward and take decisive actions because it is the critical moment of history."</text:p>
      <text:p text:style-name="P4">
The European Commission Chairman Usula von Delin said, "This indicates that there is a deep crack in Putin's system. We will also see the aftershocks brought by the rebellion last weekend."</text:p>
      <text:p text:style-name="P4">
<draw:frame draw:style-name="fr1" draw:name="Image121" text:anchor-type="as-char" svg:width="6.9236in" svg:height="3.894067in" draw:z-index="0">
<draw:image xlink:href="../Images/Aljazeera Chinese/2023-06-30T08-40-40/image-2-1688113611.jpg" xlink:type="simple" xlink:show="embed" xlink:actuate="onLoad" draw:mime-type="image/jpeg"/>
</draw:frame>
How can Russian media report Wagner's advancement(Peninsula TV Station)Officials from many EU institutions and member states said that the chaos and instability caused by this rebellion will not only force the EU to increase their support for Ukraine and commitment to provide more ammunition, but also ensure that the fighting and violence will not spread to The EU itself, especially after the Wagner army was allowed to leave Russia and go to Belarus in neighboring countries.</text:p>
      <text:p text:style-name="P4">
Estonian Prime Minister Karas said, "We have no room for hesitation." "We must continue to increase the price of Russian aggression."</text:p>
      <text:p text:style-name="P4">
Many EU countries are also members of NATO. These countries seek more security guarantee to Ukraine at the NATO Summit at the NATO summit from July 11th to 12th -if they do not provide it with qualifications for member states.</text:p>
      <text:p text:style-name="P4">
It is expected that at the end of this two -day NATO summit, this approach to more support will be fully recognized.</text:p>
      <text:p text:style-name="P4">
Since the rebellion of the Wagner Group, Putin has taken action to regain control, but the Kremlin has remained silent to Russia's absence of Russia's deputy commander of Ukraine's military operations and other Russian senior military figures.</text:p>
      <text:p text:style-name="P4">
<draw:frame draw:style-name="fr1" draw:name="Image122" text:anchor-type="as-char" svg:width="6.9236in" svg:height="3.825118in" draw:z-index="0">
<draw:image xlink:href="../Images/Aljazeera Chinese/2023-06-30T08-40-40/image-3-1688113756.jpg" xlink:type="simple" xlink:show="embed" xlink:actuate="onLoad" draw:mime-type="image/jpeg"/>
</draw:frame>
Russia denied some military generals that disappeared after the rebellion of the Wagner Group(Peninsula TV Station)</text:p>
      <text:h text:style-name="P13" text:outline-level="4">
<text:span text:style-name="T4">
missing Russian general</text:span>
</text:h>
      <text:p text:style-name="P4">
After the rebellion of the Wagner armed forces failed last weekend, Russian general Surovijin faded out of the public vision, and it was reported that he had a sympathetic position on the goal of the mercenary organization.</text:p>
      <text:p text:style-name="P4">
The Kremlin spokesman Dimitri Peskov told Russia's International Telecommunications Agency on the 29th that although many media claimed that Surovin had been detained, the whereabouts of the general should consult the Ministry of Defense.</text:p>
      <text:p text:style-name="P4">
The "Institute of War", a think tank headquarters in Washington, DC, said on the 29th that Peskov was deeply meaningful to the answer to the disappearance of the general.</text:p>
      <text:p text:style-name="P4">
The Institute of War pointed out, "If there is no survey against Surovin, Peskov can completely deny these guess about him."</text:p>
      <text:p text:style-name="P4">
The statement pointed out that "Peskov's rejection answer shows that Russian officials may be investigating Surovijin because Russian officials usually refuse to make any comments on investigations."</text:p>
      <text:p text:style-name="P4">
The Institute of War also pointed out that Russian sources gave mutual contradictory statements to the possible situation of Surovitin, including his contact with the security department due to his contact with the Wagner Group, and was later released.</text:p>
      <text:p text:style-name="P4">
The think tank pointed out that "after the Wagner organized the armed rebellion, Russian officials questioned Surovin or any other military officials who contacted Pricig's arbitrarily. This is completely logical."</text:p>
      <text:p text:style-name="P4">
When asked if Putin would continue to trust Surovin, Peskov only said that the president is working with the Chief of Staff of the Army Gracimov with the Chief of Staff of the Army.</text:p>
      <text:p text:style-name="P4">
Surovin is considered to be the allies of Pryigo, but while the Wagner troops entered Moscow last Saturday, he stood on the side of Moscow.</text:p>
      <text:p text:style-name="P4">
<draw:frame draw:style-name="fr1" draw:name="Image123" text:anchor-type="as-char" svg:width="6.9236in" svg:height="3.894525in" draw:z-index="0">
<draw:image xlink:href="../Images/Aljazeera Chinese/2023-06-30T08-40-40/image-4-1688113813.jpg" xlink:type="simple" xlink:show="embed" xlink:actuate="onLoad" draw:mime-type="image/jpeg"/>
</draw:frame>
Controversial Russian general Surovijin(Peninsula TV Station)</text:p>
      <text:p text:style-name="P4">
News Source: <text:a xlink:type="simple" xlink:href="https://chinese.aljazeera.net/news/political/2023/6/30/%e6%ac%a7%e7%9b%9f%e5%ae%98%e5%91%98%e6%8b%85%e5%bf%83%e8%a2%ab%e5%89%8a%e5%bc%b1%e7%9a%84%e6%99%ae%e4%ba%ac%e6%89%80%e5%b8%a6%e6%9d%a5%e7%9a%84%e4%bf%84%e7%bd%97%e6%96%af%e5%a8%81" text:style-name="Internet_20_link" text:visited-style-name="Visited_20_Internet_20_Link">
https://chinese.aljazeera.net/news/political/2023/6/30/%e6%ac%a7%e7%9b%9f%e5%ae%98%e5%91%98%e6%8b%85%e5%bf%83%e8%a2%ab%e5%89%8a%e5%bc%b1%e7%9a%84%e6%99%ae%e4%ba%ac%e6%89%80%e5%b8%a6%e6%9d%a5%e7%9a%84%e4%bf%84%e7%bd%97%e6%96%af%e5%a8%81</text:a>
</text:p>
      <!--NEWS-->
      <text:h text:style-name="P10" text:outline-level="1">
<text:span text:style-name="T4">
Pentagon: Chinese Spy Balloon has not collected American intelligence</text:span>
</text:h>
      <text:p text:style-name="P4">
Author: 联合早报 (Person)</text:p>
      <text:p text:style-name="P4">
Publisher: 联合早报 (Organization)</text:p>
      <text:p text:style-name="P4">
Published Time: 2023-06-30T08:56</text:p>
      <text:p text:style-name="P4">
Modified Time: 2023-06-30T09:08</text:p>
      <text:p text:style-name="P4">
Description: The Pentagon of the United States said that in February this year, the Chinese spy balloon, which was shot by the American fighter aircraft over the Atlantic Ocean this year, did not collect American intelligence. Agence France -Presse reported that the Pentagon spokesman Ryudee, on Thursday (June 29), said: "Our assessment is, it is in the United States or fly over ...</text:p>
      <text:p text:style-name="P4">
Videos: []</text:p>
      <text:p text:style-name="P4">
Audios: []</text:p>
      <text:p text:style-name="P4">
Images: []</text:p>
      <text:p text:style-name="P4">
Type: NewsArticle</text:p>
      <text:p text:style-name="P4">
Breadcrumbs: ['即时', '国际']</text:p>
      <text:p text:style-name="P4">
Keywords: ['五角大楼', '中国', '情报', '美国', '间谍', '中美关系']</text:p>
      <!--METADATA-->
      <text:p text:style-name="P4">
The Pentagon of the United States said that <text:a xlink:type="simple" xlink:href="https://www.zaobao.com.sg/realtime/world/story20230205-1359873" text:style-name="Internet_20_link" text:visited-style-name="Visited_20_Internet_20_Link">
in February this year, it was shot down by the US fighter aircraft over the Atlantic Ocean</text:a>
Chinese spy balloons have not collected American intelligence.</text:p>
      <text:p text:style-name="P4">
Agence France -Presse reported that Laude, a Pentagon spokesman, said on Thursday (June 29), "Our assessment is that it has not collected data when it is transit or flying over the United States."</text:p>
      <text:p text:style-name="P4">
Ryder also said that the United States has collected "responding measures" for the collection of balloons and "this is our efforts", but he did not explain further.</text:p>
      <text:p text:style-name="P4">
The Wall Street Journal quoted U.S. officials who did not name on Wednesday, and the analysis of US defense and intelligence agencies found that there are American commercial equipment on Chinese balloon, as well as more professional Chinese sensors and other equipment, which are used to collect photos, videos and other other equipment. Information and transmit it to China. This confirms that the use of Chinese balloon is to conduct spy activities, not as known as China for weather monitoring.</text:p>
      <text:p text:style-name="P4">
However, the preliminary conclusion of the survey states that although Chinese balloon collected photos, videos, and other information within eight days of flying over the United States and some Canadian airspace, it does not seem to transmit any data back to China.</text:p>
      <text:p text:style-name="P4">
News Source: <text:a xlink:type="simple" xlink:href="https://www.zaobao.com.sg/realtime/world/story20230630-1409197" text:style-name="Internet_20_link" text:visited-style-name="Visited_20_Internet_20_Link">
https://www.zaobao.com.sg/realtime/world/story20230630-1409197</text:a>
</text:p>
      <!--NEWS-->
      <text:h text:style-name="P10" text:outline-level="1">
<text:span text:style-name="T4">
According to Manchester United's purchase of England midfielder Mengte from Chelsea</text:span>
</text:h>
      <text:p text:style-name="P4">
Publisher: 法新社</text:p>
      <text:p text:style-name="P4">
Published Time: 2023-06-30T09:02:08+00:00</text:p>
      <text:p text:style-name="P4">
Modified Time: 2023-06-30T08:50:02+00:00</text:p>
      <text:p text:style-name="P4">
Description: (Agence France -Presse London, 29th) According to the latest reports today, the Premier League Manchester United has agreed to sign the £ 55 million (about NT $ 2.16 billion), Mason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4" text:anchor-type="as-char" svg:width="6.9236in" svg:height="3.617581in" draw:z-index="0">
<draw:image xlink:href="../Images/rficn/2023-06-30T09-02-08-00-00/000000.png" xlink:type="simple" xlink:show="embed" xlink:actuate="onLoad" draw:mime-type="image/png"/>
</draw:frame>
As long as Mengte's appearance and performance can meet the threshold of the team, the Manchester United will provide an additional 5 million pound incentive bonus.</text:p>
      <text:p text:style-name="P4">
The contract between the 24 -year -old Mengte and Chelsea will only expire next year, but it is understood that he has agreed to sign with Manchester United for 5 years, and attach another one -year option.</text:p>
      <text:p text:style-name="P4">
Signing Mengte will let Manchester United coach Erik Ten HAG's midfielder more available.</text:p>
      <text:p text:style-name="P4">
Mengte shined in Chelsea, played 27 goals for the Blue Shirts for 129 Premier League games, gave 22 assists, and won the Champions League championship with Chelsea in 2021. Mengte currently played 36 games for England. The 2020 European Cup finals were also starting with Italy. Unfortunately, they lost to Italy.</text:p>
      <text:p text:style-name="P4">
However, Mente, who attacked the midfielder, was not in the Premier League last season and suffered due to injuries. Only 3 goals were left.</text:p>
      <text:p text:style-name="P4">
News Source: <text:a xlink:type="simple" xlink:href="https://www.rfi.fr/cn/%E8%BF%90%E5%8A%A8%E5%A4%A9%E5%9C%B0/20230630-%E6%8D%AE%E6%8A%A5%E6%9B%BC%E8%81%94%E4%BB%8E%E5%88%87%E5%B0%94%E8%A5%BF%E4%B9%B0%E4%B8%8B%E8%8B%B1%E6%A0%BC%E5%85%B0%E4%B8%AD%E5%9C%BA%E5%AD%9F%E7%89%B9" text:style-name="Internet_20_link" text:visited-style-name="Visited_20_Internet_20_Link">
https://www.rfi.fr/cn/%E8%BF%90%E5%8A%A8%E5%A4%A9%E5%9C%B0/20230630-%E6%8D%AE%E6%8A%A5%E6%9B%BC%E8%81%94%E4%BB%8E%E5%88%87%E5%B0%94%E8%A5%BF%E4%B9%B0%E4%B8%8B%E8%8B%B1%E6%A0%BC%E5%85%B0%E4%B8%AD%E5%9C%BA%E5%AD%9F%E7%89%B9</text:a>
</text:p>
      <!--NEWS-->
      <text:h text:style-name="P10" text:outline-level="1">
<text:span text:style-name="T4">
German media: How do China use the UN grain and agricultural organization?</text:span>
</text:h>
      <text:p text:style-name="P4">
Author: None (Language: zh)</text:p>
      <text:p text:style-name="P4">
Publisher: None</text:p>
      <text:p text:style-name="P4">
Time: 2023-06-30T09:37:00Z</text:p>
      <text:p text:style-name="P4">
Description: The United Nations Food and Agriculture Organization will choose a new director this weekend. The current director of the current director is Qu Dongyu, who has served as the deputy minister of the Ministry of Agriculture of China. A survey report of Deguanglian's investigation team found that Qu Dongyu reorganized the grain and agricultural organization during his four -year term to make it more in line with China's interests.</text:p>
      <text:p text:style-name="P4">
Videos: []</text:p>
      <text:p text:style-name="P4">
Images: []</text:p>
      <text:p text:style-name="P4">
Subject: 时政风云</text:p>
      <text:p text:style-name="P4">
Subjects: ['联合国', '人权']</text:p>
      <text:p text:style-name="P4">
Keywords: ['联合国', '粮农组织', 'FAO', '屈冬玉', '一带一路', '农药', '杀虫剂']</text:p>
      <text:p text:style-name="P4">
Id: 66080298</text:p>
      <!--METADATA-->
      <text:p text:style-name="P4">
<text:a xlink:type="simple" xlink:href="https://www.dw.com/zh/overlay/image/article/66080298/49320586" text:style-name="Internet_20_link" text:visited-style-name="Visited_20_Internet_20_Link">
 </text:a>
In July, in the new election of the United Nations Food and Agriculture Organization, Qu Dongyu was the only nominated person.</text:p>
      <text:p text:style-name="P4">
(Voice of Germany Chinese) The teams composed of investigation reporters composed of Bavaria Broadcasting and Television, Sino-German Broadcasting and Television, Berlin-Brandon Broadcasting and Television, and Southwest Germany Broadcasting Television. Qu Dongyu, Director of Food Organization (FAO) <text:a xlink:type="simple" xlink:href="https://www.dw.com/zh/zh/美媒中国潜心10年逐步扩大在国际组织体系影响力/a-55106091" text:style-name="Internet_20_link" text:visited-style-name="Visited_20_Internet_20_Link">
According to the interests of China</text:a>
Adjust the organization. According to the results of the investigation team's research, the current director of the general director turned food and agricultural organizations into a tool for Beijing's interests. Docking and so on.</text:p>
      <text:p text:style-name="P4">
This investigation lasted for a total of one month and was conducted on four continents. Investigation reporters collected internal data and internal documents provided by the liners, and conducted a lot of interviews with the former staff of the food and agriculture organization, the current staff, and the domestic and international experts in Germany and international experts.</text:p>
      <text:p text:style-name="P4">
According to the United Nations statistics, in 2021, Germany paid more than 100 million euros to the Food and Agriculture Organization, which is the second largest capital capital after the United States.</text:p>
      <text:p text:style-name="P4">
The investigation report published on the Daily News of the German public law and media revealed that in the election of the Food and Agriculture Organization Director -General election held in 2019, Medimoungui, which represents Africa participating in the campaign, was originally nominated for food and agricultural organizations. One of the five candidates. But he announced his refund after canceling Cameroon's nearly $ 80 million in debt.</text:p>
      <text:p text:style-name="P4">
Juliaklöckner, then Minister of Federal Food and Agriculture, recalled the situation on the day of voting: "It was reported that African countries were required to take pictures of their votes during the voting before voting. "Food and Agricultural Organizations believe that China may reach a transaction with African countries before voting.</text:p>
      <text:p text:style-name="P4">
In the end, Qu Dongyu obtained 108 votes of 191 votes in the first round of voting, so as to get the results of most votes.</text:p>
      <text:h text:style-name="P12" text:outline-level="3">
<text:span text:style-name="T4">
Global Food Crisis: Can you expect China to provide solutions?</text:span>
</text:h>
      <text:h text:style-name="P12" text:outline-level="3">
<text:span text:style-name="T4">
</text:span>
</text:h>
      <text:p text:style-name="P4">
The investigation team of Deguanglian's investigation team found that after Qu Dongyu took office, many of the food and agricultural organizations <text:a xlink:type="simple" xlink:href="https://www.dw.com/zh/zh/德语媒体联合国里的中国人/a-49432480" text:style-name="Internet_20_link" text:visited-style-name="Visited_20_Internet_20_Link">
important positions are held by the Chinese</text:a>
Essence At the beginning of his office, there were only two senior managers in the grain and agricultural organization, but it had developed into 6 people here. The report pointed out that many of these executives have the right to dominate the budget.</text:p>
      <text:p text:style-name="P4">
The survey reported that Chinese official resumes showed that they had to undergo "strict political ideology" review. They also need to report to the Chinese embassy in Roman regularly. Insiders of the Grain Organization revealed that Chinese officials were called "spy" inside the food and agricultural organization.</text:p>
      <text:h text:style-name="P12" text:outline-level="3">
<text:span text:style-name="T4">
A lot of controversial pesticides</text:span>
</text:h>
      <text:p text:style-name="P4">
The internal documents from 2020 to 2023 obtained by the investigation team showed that the food and agricultural organizations provided controversial pesticides to Africa, Asia and Oceania. These pesticides are prohibited from use in Europe because of their toxicity. A large part of these pesticides comes from Syngentaag Group. The company was acquired by Chinese Chemical in 2017. On June 16, 2023, Xianzhengda's IPO application on the Shanghai Stock Exchange was approved. This company has been controversial due to the impact of chemicals produced on the environment.</text:p>
      <text:p text:style-name="P4">
The pesticides produced by Xianzhengda are not controversial.</text:p>
      <text:h text:style-name="P12" text:outline-level="3">
<text:span text:style-name="T4">
and "Belt and Road" docking</text:span>
</text:h>
      <text:p text:style-name="P4">
In addition, some of the projects of food and agricultural organizations also serve China's "Belt and Road" initiative. For example, a press release mentioned in a press release that China helps neighbors Laos through the food and agricultural organization to give a cow to vaccine exported to China. An internal project description of the Food and Nong Organization wrote that the project "conforms to the [...] priority of China", that is, "support the 'Belt and Road' regional trade initiative."</text:p>
      <text:p text:style-name="P4">
The grain organization did not respond to the content of the question list submitted by the investigation team. An interview agreed with the chief economist of the organization was also canceled after the interview was submitted.</text:p>
      <text:p text:style-name="P4">
An article published by the Italian "Formiche" magazine at the end of May revealed that in March and April this year, Iraq and Tagikistan have withdrawn the nominated person who should have competed with the heads of the general officer in July. Both countries have joined the "Belt and Road" initiative. Qu Dongyu became the only nominated person in the new director of the Food and Agriculture Organization.</text:p>
      <text:p text:style-name="P4">
News Source: <text:a xlink:type="simple" xlink:href="https://www.dw.com/zh/德媒：中国如何将联合国粮农组织工具化？/a-66080298" text:style-name="Internet_20_link" text:visited-style-name="Visited_20_Internet_20_Link">
https://www.dw.com/zh/德媒：中国如何将联合国粮农组织工具化？/a-66080298?maca=chi-rss-chi-all-1127-rdf</text:a>
</text:p>
      <!--NEWS-->
      <text:h text:style-name="P10" text:outline-level="1">
<text:span text:style-name="T4">
The Supreme Court of the United States ruled that the enrollment of universities considers racial factors of racial factors</text:span>
</text:h>
      <text:p text:style-name="P4">
Creator: 《纽约时报》</text:p>
      <text:p text:style-name="P4">
Publisher: https://www.facebook.com/nytimeschinese</text:p>
      <text:p text:style-name="P4">
Published Time: 2023-06-30T09:40:37+08:00</text:p>
      <text:p text:style-name="P4">
Description: The court made a ruling with the results of six to three. The judgment means that elite universities that seek to increase students' diversity may reduce the number of blacks and Latin students. Conservative groups welcomed this and Biden criticized the ruling. Kenny Holston/The New York Times people demonstrate outside the Supreme Court.</text:p>
      <text:p text:style-name="P4">
Images: ["<text:a xlink:type="simple" xlink:href="https://static01.nyt.com/images/2023/06/29/multimedia/30ambriefing-asia-nl-scotus/30ambriefing-asia-nl-scotus-master1050.jpg" text:style-name="Internet_20_link" text:visited-style-name="Visited_20_Internet_20_Link">
30ambriefing-...</text:a>
"]</text:p>
      <text:p text:style-name="P4">
Category: 美国</text:p>
      <text:p text:style-name="P4">
Type: Article</text:p>
      <!--METADATA-->
      <text:p text:style-name="P4">
<draw:frame draw:style-name="fr1" draw:name="Image127" text:anchor-type="as-char" svg:width="6.9236in" svg:height="5.894951in" draw:z-index="0">
<draw:image xlink:href="../Images/cnnytimes/2023-06-30T09-40-37-08-00/30ambriefing-asia-nl-scotus-master1050.jpg" xlink:type="simple" xlink:show="embed" xlink:actuate="onLoad" draw:mime-type="image/jpeg"/>
</draw:frame>
The Supreme Court ruled on Thursday that Harvard University and North Carolina University have racially conscious enrollment programs. The latest ruling made by the Supreme Court, which is an absolute majority of conservatives, means that American elite universities that seek to increase student diversity <text:a xlink:type="simple" xlink:href="https://www.nytimes.com/2023/06/29/us/politics/affirmative-action-college-students-black-latino.html" text:style-name="Internet_20_link" text:visited-style-name="Visited_20_Internet_20_Link">
may reduce black and Latin people</text:a>
The number of students.</text:p>
      <text:p text:style-name="P4">
The court made a ruling with the results of six to three. Chief Justice John G. G. Roberts wrote in most opinions that these two projects "inevitably use racial factors in a negative manner" and "involve racial prejudice" violated the Constitution.</text:p>
      <text:p text:style-name="P4">
Universities can consider how the race influences the student's life -for example, students may write this topic in applying for the paper -but he warns the school that this consideration should not be used as a hidden means based on race -based choices. "Universities cannot simply establish a system that we think today's illegal is established through application papers or other means," he wrote.</text:p>
      <text:p text:style-name="P4">
Unlike the court's opinion, Judge Sonia Sodomar summarized her objection -this is a rare move, indicating that the judge and the final ruling have serious differences. She said that the ruling "further exacerbated racial inequality in the field of education."</text:p>
      <text:p text:style-name="P4">
advertise</text:p>
      <text:p text:style-name="P4">
"How to emphasize this decision is not too much," she wrote.</text:p>
      <text:p text:style-name="P4">
The enrollment of Asian Americans has always been the core of this debate. For many years, the applicant has been <text:a xlink:type="simple" xlink:href="https://www.nytimes.com/live/2023/06/29/us/affirmative-action-supreme-court" text:style-name="Internet_20_link" text:visited-style-name="Visited_20_Internet_20_Link">
to dilute his identity,</text:a>
Make yourself "not so Asian." The plaintiff in this case has accused Harvard University accused of using subjective standards to measure personal characteristics for many years, and systematically discriminates against Asians and Americans.</text:p>
      <text:p text:style-name="P4">
Many Americans welcomes this decision of the Supreme Court, especially conservative groups and Republican leaders. Several recent public opinion surveys show that most Americans do not support race as a factor for admission.</text:p>
      <text:p text:style-name="P4">
Matt Schrap, chairman of the American Conservative Alliance, one of the largest conservative groups in the United States, said that the court's ruling and the decision to terminate the constitution of abortion right last year "is a trusteter horn that restores our dilated constitution."</text:p>
      <text:p text:style-name="P4">
President Biden criticized the ruling in a TV speech a few hours after his ruling, saying that the state cannot allow this ruling to become a "final decision" for the issue of equal rights action.</text:p>
      <text:p text:style-name="P4">
He said, "discrimination still exists in the United States." He repeated his words to emphasize. "Today's decision has not changed this."</text:p>
      <text:p text:style-name="P4">
News Source: <text:a xlink:type="simple" xlink:href="https://cn.nytimes.com/usa/20230630/affirmative-action-us-college-admissions/" text:style-name="Internet_20_link" text:visited-style-name="Visited_20_Internet_20_Link">
https://cn.nytimes.com/usa/20230630/affirmative-action-us-college-admissions/</text:a>
</text:p>
      <!--NEWS-->
      <text:h text:style-name="P10" text:outline-level="1">
<text:span text:style-name="T4">
Column | Labor Communication: Shougang Industrial Park Cultural and Creative Building Project Wage disputes in Fengtai District, Fengtai District, Beijing (1)</text:span>
</text:h>
      <text:p text:style-name="P4">
Author: None</text:p>
      <text:p text:style-name="P4">
Publisher: Radio Free Asia (Organization)</text:p>
      <text:p text:style-name="P4">
Published Time: 2023-06-30T09:48:54-04:00</text:p>
      <text:p text:style-name="P4">
Modified Time: 2023-06-30T09:48:54-04:00</text:p>
      <text:p text:style-name="P4">
Description: None</text:p>
      <text:p text:style-name="P4">
Videos: []</text:p>
      <text:p text:style-name="P4">
Audios: ["<text:a xlink:type="simple" xlink:href="https://www.rfa.org/mandarin/zhuanlan/laogongtongxun/hdf-0630202309173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8" text:anchor-type="as-char" svg:width="6.9236in" svg:height="4.645512in" draw:z-index="0">
<draw:image xlink:href="../Images/rfamandarin/2023-06-30T09-48-54-04-00/000000.png" xlink:type="simple" xlink:show="embed" xlink:actuate="onLoad" draw:mime-type="image/png"/>
</draw:frame>
 <text:a xlink:type="simple" xlink:href="https://www.rfa.org/mandarin/zhuanlan/laogongtongxun/hdf-06302023091739.html/@@images/image" text:style-name="Internet_20_link" text:visited-style-name="Visited_20_Internet_20_Link">
</text:a>
Photo: RFA <text:a xlink:type="simple" xlink:href="https://www.rfa.org/mandarin/zhuanlan/laogongtongxun/hdf-06302023091739.html/@@stream" text:style-name="Internet_20_link" text:visited-style-name="Visited_20_Internet_20_Link">
AUDIO-LINK: https: // Woohoo. Hair dye .org/mandarin/column/labor communication/good place -06302023091739.html/@@ stream</text:a>
From the end of December last year to early May this year, more than 30 construction carpenters from different provinces, in the project support of the Cultural and Creative Building of Shougang Industrial Park, Shougang Construction Group, Fengtai District, Beijing. However, until the project was completed on May 5, the salary was still not settled, and it was still owed to more than 300,000 yuan.</text:p>
      <text:p text:style-name="P4">
Migrant workers' salary representative Ye Xiangming went online <text:a xlink:type="simple" xlink:href="https://weibo.com/3068651823/N3ri1BAxD" text:style-name="Internet_20_link" text:visited-style-name="Visited_20_Internet_20_Link">
Post for help</text:a>
Said, they "find Shougang Construction Group for working money, Shougang lets the labor service company ask for, the person in charge of the labor service company calls not to answer, send text messages, and go to the labor supervision team of Huaxiang Fengtai District to complain. There can be results in a month. " I called Zhang Rui, the person in charge of the project department left by the worker's salary post to express the attention of the media, and said with a sneer and said: Ha, then you pay attention!</text:p>
      <text:p text:style-name="P4">
Shougang Erzhong Industrial Park Creative Building Project, December 2018 was the Beijing Development and Reform Commission <text:a xlink:type="simple" xlink:href="http://fgw.beijing.gov.cn/fzggzl/yfxz/xzxk_sgs/201912/t20191226_1504840.htm" text:style-name="Internet_20_link" text:visited-style-name="Visited_20_Internet_20_Link">
approval of projects</text:a>
, Construction Unit is Shougang Construction Investment Co., Ltd., <text:a xlink:type="simple" xlink:href="http://m.gxfin.com/article/finance/default/default/2023-01-29/5933683.html" text:style-name="Internet_20_link" text:visited-style-name="Visited_20_Internet_20_Link">
General Contracting Unit</text:a>
It is Shougang Construction Group Co., Ltd..</text:p>
      <text:p text:style-name="P4">
According to information on the website of Fengtai District Government, Shougang Erlette Industrial Park Cultural and Creative Building Project site construction site in June last year, a death worker injury accident occurred. Accident Investigation Report](http://www.bjft.gov.cn/ftq/c100014/202212/bc27ae2621184a46811f95bb6b78ee7b.shtml)The responsibilities that the general contracting project department should bear only the word. As a result, half a year later, the Beijing Housing and Construction Commission went to the construction site safety inspection, <text:a xlink:type="simple" xlink:href="http://m.gxfin.com/article/finance/default/default/2023-01-29/5933683.html" text:style-name="Internet_20_link" text:visited-style-name="Visited_20_Internet_20_Link">
also found a number of serious safety hazards</text:a>
Essence</text:p>
      <text:p text:style-name="P4">
As the head of the project department of Shougang Construction Company, Zhang Rui can be exempted from being held accountable after death. Secretary Jin Wei was promoted to Beijing Deputy Mayor two years ago](http://district.ce.cn/newarea/sddy/202011/28/t20201128_36058987.shtml)We don't know.</text:p>
      <text:p text:style-name="P4">
In addition, in February this year, the Workers' Daily issued a report with the title "<text:a xlink:type="simple" xlink:href="https://www.acftu.org/ghjj/srtjcygrdwjsgg/gzdt_13659/202305/t20230509_828988.html" text:style-name="Internet_20_link" text:visited-style-name="Visited_20_Internet_20_Link">
Beijing Fengtai Trade Union fully improves the sense of happiness of industrial workers</text:a>
"The report quoted Wang Zhenhua, the chairman of Fengtai District Federation of Trade Unions, said," To enhance the sense of gain and happiness of industrial workers, the first is to establish the owner of the industrial workers in the system. " The Federation of Trade Unions specially hired a professional law firm. In 2022, 101 legal aid cases were accepted by the union, 100 lectures on law publicity lectures were carried out, and 25 enterprises also carried out free medical examination services for the rule of law to effectively safeguard employees' rights and interests.</text:p>
      <text:p text:style-name="P4">
In addition, according to Qianlong.com, in order to achieve "where the migrant workers are friends, where they have their warm home", Fengtai District has established 7 "[Home of Migrant Workers] who moved with the construction site of the construction site.(http://society.yunnan.cn/system/2022/08/26/032249445.shtml)"There are 173 such homes in Beijing.</text:p>
      <text:p text:style-name="P4">
Wang Zhenhua, chairman of the Fengtai District Federation of Trade Unions, said that "Beijing Fengtai Trade Union is fully improved to improve the sense of happiness in industrial workers." There are their warm home ", and the money of taxpayers has established so many homes." So, the union claims that these work and achievements they have done have nothing to do with industrial workers who have owed wages in the construction site of Fengtai District? In other words, these are the slogans that must be shouted, and have nothing to do with the rights and interests of the construction industry workers?</text:p>
      <text:p text:style-name="P4">
Please listen to the workers' salary representative Ye Xiangming's conversation with me.</text:p>
      <text:p text:style-name="P4">
Does the union go to the union to know this?</text:p>
      <text:p text:style-name="P4">
Please listen to these questions and talk to the Changzhen community staff.</text:p>
      <text:p text:style-name="P4">
News Source: <text:a xlink:type="simple" xlink:href="https://www.rfa.org/mandarin/zhuanlan/laogongtongxun/hdf-06302023091739.html" text:style-name="Internet_20_link" text:visited-style-name="Visited_20_Internet_20_Link">
https://www.rfa.org/mandarin/zhuanlan/laogongtongxun/hdf-06302023091739.html</text:a>
</text:p>
      <!--NEWS-->
      <text:h text:style-name="P10" text:outline-level="1">
<text:span text:style-name="T4">
Prime Minister's visit to China to avoid human rights? New Zealand Foreign Minister: Carefully deal with relations with China</text:span>
</text:h>
      <text:p text:style-name="P4">
Author: None (Language: zh)</text:p>
      <text:p text:style-name="P4">
Publisher: None</text:p>
      <text:p text:style-name="P4">
Time: 2023-06-30T10:03:00Z</text:p>
      <text:p text:style-name="P4">
Description: New Zealand Premier Hipkins did not mention human rights issues or the Taiwan Strait crisis in a statement issued after meeting with Xi Jinping. New Zealand Foreign Minister Mahota said that New Zealand is "very cautious" to deal with relations with China and must avoid left and right in the Sino -US strategic competition.</text:p>
      <text:p text:style-name="P4">
Videos: []</text:p>
      <text:p text:style-name="P4">
Images: []</text:p>
      <text:p text:style-name="P4">
Subject: 时政风云</text:p>
      <text:p text:style-name="P4">
Subjects: ['德中关系', '岛屿主权争端', '马英九', '专题报道：全景观看“习马会”', '移民难民', '专题报道：2016年台湾大选', '中国', '新西兰', '台湾', '中共十九大']</text:p>
      <text:p text:style-name="P4">
Keywords: ['新西兰', '中国', '台湾', '台海危机', '人权', '马塔胡', '希普金斯', '五眼联盟']</text:p>
      <text:p text:style-name="P4">
Id: 66080742</text:p>
      <!--METADATA-->
      <text:p text:style-name="P4">
<text:a xlink:type="simple" xlink:href="https://www.dw.com/zh/overlay/image/article/66080742/65120393" text:style-name="Internet_20_link" text:visited-style-name="Visited_20_Internet_20_Link">
 </text:a>
New Zealand Foreign Minister Nanaia Mahuta visited Beijing's information picture in March 2023</text:p>
      <text:p text:style-name="P4">
(Voice of Germany Chinese) New Zealand Foreign Minister Nanaia Mahuta said on June 30 that New Zealand is dealing with the relationship with China with caution. <text:a xlink:type="simple" xlink:href="https://www.dw.com/zh/zh/新西蘭總理會習近平-貿易之外還談了什麼/a-66050678" text:style-name="Internet_20_link" text:visited-style-name="Visited_20_Internet_20_Link">
At this time, New Zealand Prime Minister Hipkins is about to end his trading delegation to visit China for six days</text:a>
Among them, they met with Chinese President Xi Jinping and Premier Li Qiang of the State Council, focusing on discussing economic partnership and trade issues of the two countries.</text:p>
      <text:p text:style-name="P4">
Hipkins faced domestic criticism because of not spending more time to propose New Zealand's concerns about China's infringement of human rights in Xinjiang during the visit.</text:p>
      <text:p text:style-name="P4">
Malhota said in an interview with Reuters that the relationship between China is very complicated and "we are very careful." She said that Hipkins' attention to trade did not change the foreign policy of New Zealand, but showed that there was a series of interests in New Zealand and China.</text:p>
      <text:p text:style-name="P4">
The statement issued by Hipkins and Xi Jinping did not mention human rights issues or the Taiwan Strait crisis. For the notification issued by former New Zealand Prime Minister Adon and Xi Jinping after meeting in November 2022, these two points were mentioned.</text:p>
      <text:p text:style-name="P4">
"I do not doubt that the discussion involves trade and economic issues, human rights issues and the issue of Ukrainian war."</text:p>
      <text:p text:style-name="P4">
The Chinese Ministry of Foreign Affairs did not immediately respond to Reuters' comment requests. A spokesman for the Chinese Embassy in New Zealand stated last week that in the past 50 years, "through joint efforts, on the basis of mutual respect and seeking common ground while depositing differences", relations between the two countries have made great development.</text:p>
      <text:p text:style-name="P4">
For a long time, New Zealand has been regarded as a mild or even absence of China in the Five -Eyes Intelligence Alliance. However, last year <text:a xlink:type="simple" xlink:href="https://www.dw.com/zh/zh/所羅門群島證實-王毅本週到訪簽多项双边协议/a-61910783" text:style-name="Internet_20_link" text:visited-style-name="Visited_20_Internet_20_Link">
China and Solomon Islands reached a security agreement</text:a>
Later, New Zealand's attitudes in security issues and China's increasing influence in the South Pacific were tough.</text:p>
      <text:p text:style-name="P4">
The Australian media reported that when Malhota visited China in March, he was "lesson" with the latter's "long discussion" when he talks with Chinese foreign ministers Qin Gang. Malhota responded that it was a "straightforward" discussion</text:p>
      <text:p text:style-name="P4">
Malhota said that following her visit to China in March, Hipkins visited China again this time, strengthening the subtle nature of relations between the two countries.</text:p>
      <text:p text:style-name="P4">
According to the Australian News, during the quoting people familiar with the matter, Malhota visited Beijing in March this year and met with Chinese Foreign Minister Qin Gang in March this year. ](https://www.dw.com/zh/zh/被秦刚教训新西兰外长直面讨论/a-66042442)Malhota described the talks "very powerful". She said that in the talks, <text:a xlink:type="simple" xlink:href="https://www.dw.com/zh/zh/新西兰外长与秦刚见面-提及人权台湾议题/a-65120221" text:style-name="Internet_20_link" text:visited-style-name="Visited_20_Internet_20_Link">
she pointed out the deep attention of the human rights status of Xinjiang and Hong Kong's rights and freedom to erode. " </text:a>
Matahu told Reuters that China and New Zealand may have difficult dialogues on different problems. "In some periods of difficult times, we have always maintained a diplomatic dialogue with China," said Malhota, but did not explain it in detail.</text:p>
      <text:p text:style-name="P4">
From a wider perspective, she has become more and more complicated by foreign policy and geopolitical challenges, including the impact of climate change on countries, the Ukrainian war, and a large number of refugees that need to be resettled.</text:p>
      <text:p text:style-name="P4">
"As far as the strategic competition between the two big powers is concerned, we are facing challenges in the Pacific region." She said, "The situation in New Zealand is that we want to ensure that we will not be left and right. Relationship.</text:p>
      <text:p text:style-name="P4">
Malhota also said: "We are a democratic country. We believe in the principles of openness, transparency, and democracy. We will continue to be consistent with countries with the same values."</text:p>
      <text:p text:style-name="P4">
(Reuters)</text:p>
      <text:p text:style-name="P4">
News Source: <text:a xlink:type="simple" xlink:href="https://www.dw.com/zh/总理访华避谈人权？新西兰外长：正谨慎处理对华关系/a-66080742" text:style-name="Internet_20_link" text:visited-style-name="Visited_20_Internet_20_Link">
https://www.dw.com/zh/总理访华避谈人权？新西兰外长：正谨慎处理对华关系/a-66080742?maca=chi-rss-chi-all-1127-rdf</text:a>
</text:p>
      <!--NEWS-->
      <text:h text:style-name="P10" text:outline-level="1">
<text:span text:style-name="T4">
Comments | Jiang Qisheng: Midsummer Small and Smile Laughing See Goose and Goose</text:span>
</text:h>
      <text:p text:style-name="P4">
Author: None</text:p>
      <text:p text:style-name="P4">
Publisher: Radio Free Asia (Organization)</text:p>
      <text:p text:style-name="P4">
Published Time: 2023-06-30T10:05:00-04:00</text:p>
      <text:p text:style-name="P4">
Modified Time: 2023-06-30T12:52:12-04:00</text:p>
      <text:p text:style-name="P4">
Description: None</text:p>
      <text:p text:style-name="P4">
Videos: []</text:p>
      <text:p text:style-name="P4">
Audios: ["<text:a xlink:type="simple" xlink:href="https://www.rfa.org/mandarin/pinglun/jiangqisheng/jqs-0630202309060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2" text:anchor-type="as-char" svg:width="6.9236in" svg:height="4.612011in" draw:z-index="0">
<draw:image xlink:href="../Images/rfamandarin/2023-06-30T10-05-00-04-00/000000.png" xlink:type="simple" xlink:show="embed" xlink:actuate="onLoad" draw:mime-type="image/png"/>
</draw:frame>
On June 23, 2023, the leader of the Russian mercenaries Wagner Group Poligon Pinpin's video speech before the soldiers. <text:a xlink:type="simple" xlink:href="https://www.rfa.org/mandarin/pinglun/jiangqisheng/jqs-06302023090609.html/@@images/image" text:style-name="Internet_20_link" text:visited-style-name="Visited_20_Internet_20_Link">
</text:a>
Pri Go can only press service via AP, File <text:a xlink:type="simple" xlink:href="https://www.rfa.org/mandarin/pinglun/jiangqisheng/jqs-06302023090609.html/@@stream" text:style-name="Internet_20_link" text:visited-style-name="Visited_20_Internet_20_Link">
Audio-1-Link: https: // Woohoo. Dyeing .org/Mandarin/Comment/Rope/Essence-06302023060609.html/@@ STREAM</text:a>
In late June this year, Beijing Qi Hot. In the summer solstice of June 21, the highest temperature reached 38 0 C; on the Dragon Boat Festival on June 22, the highest temperature was another floor, 39 0 C; on June 23, the highest temperature soared to 400 C. In the summer of the summer, the air conditioner was turned on, and a bit of rice dumplings could not be done.</text:p>
      <text:p text:style-name="P4">
Unexpectedly, the soldiers of the Wagner Group on June 24 suddenly stirred the world and hung my spirit. Since then, despite the scorching sun and high temperature, my little life has been moisturizing. What is the moisturizing method? In a word, I was so idle in Midsummer, and laughed at the goose and goose.</text:p>
      <text:p text:style-name="P4">
Both Putin and Pleigo are not good birds. The two fights, many people call it a dog bite dog; I find the word: goose and goose. The two geese are different, there are dramas to watch, there are secrets to peep, emotional can be expressed, there are questions to think ... So, is it pleasant?</text:p>
      <text:p text:style-name="P4">
On June 24, I was happy. It is not to be happy, but to be happy. "A Garden" author Lao Dao, the "Dongli Handmade Beer" commissioned by Mei Mei, came home on the day of the Dragon Boat Festival. Since the 24th, I am happy every day and enjoy three cups. On June 27, under the sincerity of singers in the community, I went to the opening ceremony of an art festival. Zhang Hong brought Jiaxing meat dumplings and Lingnan litchi to visit Teacher Ding Zilin, an 87 -year -old. For many years, Teacher Ding has always lived deeply; in addition, her family has not opened WiFi, so she neither turns over the wall nor WeChat. When I was out of the door, I told Zhang Hong that I must tell the ups and downs of the ups and downs of the goose and goose in the past few days.</text:p>
      <text:p text:style-name="P4">
Needless to say, after joy, I also move my mind. These days, good articles about the two popular fighting have made me dizzy. And the live broadcast of Mr. Dakang, New Zealand on Youbutu (oil pipe), I also patronized according to time and did not fall for a day. In this essay, I want to talk about my two viewing experiences of "laughing and watching goose and goose".</text:p>
      <text:p text:style-name="P4">
The first experience is: the two -Paponal incident makes Putin's "tough guy" internal background exposure.</text:p>
      <text:p text:style-name="P4">
In the past few days, the world has witnessed the following scene: Even his home and dogs dare to call him publicly; he asked Lukashenko to get rid of his embarrassing situation; The hat of the "tradition of the country" was blowing the wind the next day ...</text:p>
      <text:p text:style-name="P4">
Putin has been lying on the pinnacle of power for more than 20 years, and it seems that he can control and control everything. To be honest, the "tough guy" image he carefully created has really bluffed many people. Now, the buns are exposed, and the background is exposed. Even a host of the Russian National Television had to admit that this incident "is a serious blow to the external image of the country and a serious blow to the authority of the president. What, but the results, if you have seen it, it is not, everything is not shaken. "</text:p>
      <text:p text:style-name="P4">
The second experience is: Pryojin vomited the truth, and torn out the painting of the "justice and reasonableness" of the Whard War.</text:p>
      <text:p text:style-name="P4">
On June 22, Porigoin, who had decided to petition, released a video speech. In the speech, Pricigo vomited the truth in his speech; I think that the most hit Putin's weakness and dead acupoints is the following words: "In the past eight years, Ukraine has not bombed Donetsk, but it is just a bombing of the Russian army position. Just; Ukrainian armed forces have no intention of attacking Russia with NATO soldiers. The Russian Ministry of Defense is deceiving the people and presidents. " Exchange Medvekkak. The real reason is that the Russian rule group who is not satisfied with Donbas hopes to appoint Modwauch as President Ukraine.</text:p>
      <text:p text:style-name="P4">
It can be imagined that the above -mentioned mantra of Pricigin will make Putin extremely annoyed and make goose powder uncomfortable. Putin's pro -soldiers, the anti -Ge's hit, made the Russian invasion of the Ukraine War's despicable intentions and exposed it completely; the hammer and tingling caused by Putin and goose powder, from some kind of In a sense, it even exceeded the relevant resolutions on the Russia and Ukraine War made by the UN General Assembly. According to my observation, since the outbreak of the Russia -Ukraine War on February 24, 2022, the fans of the goose fans are lost, depressed, and mood low, especially these days.</text:p>
      <text:p text:style-name="P4">
The two geese are each other, no matter how many goose feathers falling, the Ukrainian military and civilians and the world anti -aggression camps against the Russian defenders are a great benefit. On May 24, a whole month ago, Wagner's convergence, I said in the article "Humans will usher in a milestone civilization new victory": "In fifteen months, Russia's military strength has been proven, and the killing is decided to decide The timing is coming. "It should not be foreseeable: As Ukraine's anti -attack stabilized and stabilized, Ukraine will eventually recover all the territories including the Crimean Peninsula, thereby winning the glorious victory of the Patriotic War. At that time, people would see the tragedy situation of goose feathers and goose feathers in the defeated middle school.</text:p>
      <text:p text:style-name="P4">
After a goose feathers, is Russia reborn or fall apart? Obviously, it is difficult to conclude that it can only be seen. However, for me, one thing is to do what I want to do, that is: before you watch the situation and wait and see, you will get together with the friends of "A Garden". Not return.</text:p>
      <text:p text:style-name="P4">
June 29, 2023 at the home in Beijing</text:p>
      <text:p text:style-name="P4">
(The article only represents the personal position and point of view of the special commentator)</text:p>
      <text:p text:style-name="P4">
News Source: <text:a xlink:type="simple" xlink:href="https://www.rfa.org/mandarin/pinglun/jiangqisheng/jqs-06302023090609.html" text:style-name="Internet_20_link" text:visited-style-name="Visited_20_Internet_20_Link">
https://www.rfa.org/mandarin/pinglun/jiangqisheng/jqs-06302023090609.html</text:a>
</text:p>
      <!--NEWS-->
      <text:h text:style-name="P10" text:outline-level="1">
<text:span text:style-name="T4">
French shooting: Police are charged with a murder of a teenager, and large -scale riots have lasted for three nights</text:span>
</text:h>
      <text:p text:style-name="P4">
Author: https://www.facebook.com/bbcworldservice/</text:p>
      <text:p text:style-name="P4">
Publisher: BBC News 中文</text:p>
      <text:p text:style-name="P4">
Published Time: 2023-06-30T10:05:09.000Z</text:p>
      <text:p text:style-name="P4">
Modified Time: 2023-06-30T10:05:09.000Z</text:p>
      <text:p text:style-name="P4">
Description: After a northern African -American teenager was shot and killed by a policeman in the suburbs of Paris, the third night of France broke out of violence. President Macron was trying to calm the public's anger.</text:p>
      <text:p text:style-name="P4">
Images: []</text:p>
      <text:p text:style-name="P4">
Videos: ["<text:a xlink:type="simple" xlink:href="https://www.bbc.com/ws/av-embeds/cps/zhongwen/simp/world-66065761/p0fy6354/zh-hans" text:style-name="Internet_20_link" text:visited-style-name="Visited_20_Internet_20_Link">
zh-hans</text:a>
"]</text:p>
      <text:p text:style-name="P4">
Tags: ['抗议', '法国']</text:p>
      <text:p text:style-name="P4">
Type: Article</text:p>
      <!--METADATA-->
      <text:h text:style-name="P12" text:outline-level="3">
<text:span text:style-name="T4">
French shooting: Police are charged with murdering a teenager, and large -scale riots have lasted for three nights</text:span>
</text:h>
      <text:p text:style-name="P4">
[Video-1-Link:/WS/AV-EMBEDS/CPS/ZHONGWEN/SIMP/World-66065761/P0fy6354/ZH-HansS]](https://www.bbc.com/ws/av-embeds/cps/zhongwen/simp/world-66065761/p0fy6354/zh-hans)<text:span text:style-name="T4">
 Your equipment does not support playing multimedia materials </text:span>
<text:span text:style-name="T4">
 French shooting: Police are charged with murdering a teenager, and a large -scale riots have lasted for three nights. </text:span>
 June 30, 2023</text:p>
      <text:p text:style-name="P4">
After a northern African -American teenager was shot and killed by a policeman in the suburbs of Paris, France broke out for the third consecutive night. President Macron was trying to calm the public's anger.</text:p>
      <text:p text:style-name="P4">
A police officer involved had been detained and faced the charges of deliberate killing.</text:p>
      <text:p text:style-name="P4">
On Tuesday (June 27), Nahel, 17, was shot close to kill by the police when he refused to law enforcement.</text:p>
      <text:p text:style-name="P4">
Protesting activities broke out in many places in Tuluz, Lyon, Marseille, Paris, and other places.</text:p>
      <text:p text:style-name="P4">
News Source: <text:a xlink:type="simple" xlink:href="https://www.bbc.com/zhongwen/simp/world-66065761" text:style-name="Internet_20_link" text:visited-style-name="Visited_20_Internet_20_Link">
https://www.bbc.com/zhongwen/simp/world-66065761</text:a>
</text:p>
      <!--NEWS-->
      <text:h text:style-name="P10" text:outline-level="1">
<text:span text:style-name="T4">
The conservatives of the U.S. Billionaire Koch made a spending on Trustch to get the nomination of the primary election</text:span>
</text:h>
      <text:p text:style-name="P4">
Author: 联合早报 (Person)</text:p>
      <text:p text:style-name="P4">
Publisher: 联合早报 (Organization)</text:p>
      <text:p text:style-name="P4">
Published Time: 2023-06-30T10:12</text:p>
      <text:p text:style-name="P4">
Modified Time: 2023-06-30T10:49</text:p>
      <text:p text:style-name="P4">
Description: The conservative political lobbying group led by the United States Republican Gold Lord -Billionaire Charles Koch -leadership has raised more than $ 70 million (about 94.9 million yuan) campaign funds for the Republican Party. Trump won the Republic of 2024 ...</text:p>
      <text:p text:style-name="P4">
Videos: []</text:p>
      <text:p text:style-name="P4">
Audios: []</text:p>
      <text:p text:style-name="P4">
Images: []</text:p>
      <text:p text:style-name="P4">
Type: NewsArticle</text:p>
      <text:p text:style-name="P4">
Breadcrumbs: ['即时', '国际']</text:p>
      <text:p text:style-name="P4">
Keywords: ['美国总统选举', '特朗普', '共和党', '拜登']</text:p>
      <!--METADATA-->
      <text:p text:style-name="P4">
The conservative political lobbying group led by the United States Republican Gold Lord -Billionaire Charles Koch -leadership has raised more than $ 70 million (about 94.9 million yuan) campaign funds for the Republican Party. <text:a xlink:type="simple" xlink:href="https://www.zaobao.com/keywords/te-lang-pu" text:style-name="Internet_20_link" text:visited-style-name="Visited_20_Internet_20_Link">
Trump</text:a>
Get nominated by the Republican primaries in 2024.</text:p>
      <text:p text:style-name="P4">
Reuters reports that this lobbying group, which has a 20 -year history that is committed to promoting tax cuts and reducing government supervision, will take the first time in the preliminary selection of Republican presidential candidates.</text:p>
      <text:p text:style-name="P4">
The 87 -year -old Charles Koch ranks among the global super rich. His family company Kochindustries is headquartered in Kansas, with business over fossil fuels, commodity transactions and other fields.</text:p>
      <text:p text:style-name="P4">
The "American Prosperity" initiative of the Koch Super Political Action Commission has raised $ 70 million, and it is still unclear. How many of the funds will be directly used for Trump.</text:p>
      <text:p text:style-name="P4">
However, the US prosperity initiative has clearly stated that defeating Trump in the Republican primaries is their primary task because they believe that Trump will lose to Biden again in the presidential election in November 2024. In the 2020 US presidential election, Trump was defeated by Biden.</text:p>
      <text:p text:style-name="P4">
The person in charge of the US Prosperity Initiative said: "We have a strong sense of urgency, and we must choose a candidate who can be elected president. In fact, Trump (former) President's own large supporters can also be elected for him to be elected. I feel worried and hold an open attitude towards other alternative candidates. "</text:p>
      <text:p text:style-name="P4">
This conservative lobbying group was founded by Charles and his late younger brother David Koch. David Koch died in 2019 at the age of 79.</text:p>
      <text:p text:style-name="P4">
News Source: <text:a xlink:type="simple" xlink:href="https://www.zaobao.com.sg/realtime/world/story20230630-1409209" text:style-name="Internet_20_link" text:visited-style-name="Visited_20_Internet_20_Link">
https://www.zaobao.com.sg/realtime/world/story20230630-1409209</text:a>
</text:p>
      <!--NEWS-->
      <text:h text:style-name="P10" text:outline-level="1">
<text:span text:style-name="T4">
Chinese manufacturing activities for 3 consecutive months of contraction (FREE Version)</text:span>
</text:h>
      <text:p text:style-name="P4">
Authors: ['韩乐', '威廉•兰利']</text:p>
      <text:p text:style-name="P4">
Publisher: 英国《金融时报》</text:p>
      <text:p text:style-name="P4">
Time: 2023-06-30T10:23:58+00:00</text:p>
      <text:p text:style-name="P4">
Published Time: 2023-06-29T12:00:99+08:00</text:p>
      <text:p text:style-name="P4">
Modified Time: 2023-06-30T06:19:99+08:00</text:p>
      <text:p text:style-name="P4">
Description: In June, the official manufacturing procurement manager index (PMI) was 49, which was slightly higher than 48.8 in May, but was still in a contraction state. The construction industry PMI is the lowest level of the year.</text:p>
      <text:p text:style-name="P4">
Images: ["<text:a xlink:type="simple" xlink:href="https://thumbor.ftacademy.cn/unsafe/picture/3/000186133_piclink.jpg" text:style-name="Internet_20_link" text:visited-style-name="Visited_20_Internet_20_Link">
000186133_pic...</text:a>
"]</text:p>
      <text:p text:style-name="P4">
Themes: ['中国经济', '关注']</text:p>
      <text:p text:style-name="P4">
Keywords: ['中国经济', '制造业', '房地产', '失业']</text:p>
      <text:p text:style-name="P4">
Type: Article</text:p>
      <!--METADATA-->
      <text:p text:style-name="P4">
<draw:frame draw:style-name="fr1" draw:name="Image135" text:anchor-type="as-char" svg:width="6.9236in" svg:height="4.611226in" draw:z-index="0">
<draw:image xlink:href="../Images/FT Chinese Free Version/2023-06-30T10-23-58-00-00/000186133_piclink.jpg" xlink:type="simple" xlink:show="embed" xlink:actuate="onLoad" draw:mime-type="image/jpeg"/>
</draw:frame>
The Chinese manufacturing activity has shrunk for the third consecutive month, which has increased the pressure of policy makers in the world's second largest economy in response to the overall economic slowdown.</text:p>
      <text:p text:style-name="P4">
In June, China's official manufacturing procurement manager index(PMI)It is 49, which is slightly higher than 48.8 in May, but it still shows that the manufacturing activities have shrunk from the previous month.</text:p>
      <text:p text:style-name="P4">
News Source: <text:a xlink:type="simple" xlink:href="http://www.ftchinese.com/story/001100127" text:style-name="Internet_20_link" text:visited-style-name="Visited_20_Internet_20_Link">
http://www.ftchinese.com/story/001100127</text:a>
</text:p>
      <!--NEWS-->
      <text:h text:style-name="P10" text:outline-level="1">
<text:span text:style-name="T4">
There is a new method for logging in to the RFA Mandarin Page</text:span>
</text:h>
      <text:p text:style-name="P4">
Author: None</text:p>
      <text:p text:style-name="P4">
Publisher: Radio Free Asia (Organization)</text:p>
      <text:p text:style-name="P4">
Published Time: 2023-06-30T10:29:54-04:00</text:p>
      <text:p text:style-name="P4">
Modified Time: 2023-06-30T10:29:5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6" text:anchor-type="as-char" svg:width="6.9236in" svg:height="3.271959in" draw:z-index="0">
<draw:image xlink:href="../Images/rfamandarin/2023-06-30T10-29-54-04-00/000000.png" xlink:type="simple" xlink:show="embed" xlink:actuate="onLoad" draw:mime-type="image/png"/>
</draw:frame>
NTHLINK download page screenshot <text:a xlink:type="simple" xlink:href="https://www.rfa.org/mandarin/about/powangxilie-cite/anti_blocking-06292023162319.html/@@images/image" text:style-name="Internet_20_link" text:visited-style-name="Visited_20_Internet_20_Link">
</text:a>
nthlink official website</text:p>
      <text:p text:style-name="P4">
Here I will introduce two types of breakthroughs in the Internet to visit free Asia Radio(RFA)Putonghua webpage (<text:span text:style-name="T5">
 [www.rfa.org/mandarin]](https://www.rfa.org/mandarin)</text:span>
) Method, I hope that the audience and netizens will forward these methods to friends who cannot visit the website directly. You are also welcome to share the latest Internet experience and methods with your friends:</text:p>
      <text:p text:style-name="P4">
<text:span text:style-name="T4">
* _ [https://www.nthlink.com/]](https://www.nthlink.com/)_ </text:span>
</text:p>
      <ol>
        <li>
Log in to the above website and download the Android or Window version; in addition, there are Google version and Apple version available. 2. Take installation on the phone as an example: Start the application. 3. If the main language of the user's mobile phone is set in Simplified Chinese or Traditional Chinese, the application will generate a page through the browser at this time, and the preset free Asian radio will appear.(RFA)And Voice of America(VOA)News entries. 4. If the main language of the user's mobile phone is set in English, then the application will display the preset American voice through the browser(VOA)English news entries. At this time, users can connect the Mandarin page homepage of Liberty Asia through the selected browser at this time: _ <text:a xlink:type="simple" xlink:href="https://www.rfa.org/mandarin" text:style-name="Internet_20_link" text:visited-style-name="Visited_20_Internet_20_Link">
https://www.rfa.org/mandarin</text:a>
.</li>
      </ol>
      <text:p text:style-name="P4">
This application is the voice of the United States(VOA)The design, development and promotion of radio stations. The program itself is still being optimized, so the updated version will be announced from time to time.</text:p>
      <text:p text:style-name="Horizontal_20_Line"/>
      <text:p text:style-name="P4">
If readers are willing to try more complicated methods, they can also consider using_ <text:a xlink:type="simple" xlink:href="https://www.rfa62zl6z6owmtlf.onion/mandarin/" text:style-name="Internet_20_link" text:visited-style-name="Visited_20_Internet_20_Link">
dark network</text:a>
_,:,</text:p>
      <text:p text:style-name="P4">
In order to help readers can safely obtain news that was blocked by the Chinese government, Radio Free Asia jointly opened the Open TechnologFund (Open TechnologyFund), which specially opened the dark network of ". ONION" for the Ministry of Mandarin and the Cantonese Ministry At the website, readers in mainland China can use this website to visit the station anonymously. One month after the outbreak of the new crown virus, the Chinese people's arms of their desires to bravely flip the firewall. The number of visitors on Radio Radio Asia has increased, and the number of social media fans has also achieved historic breakthroughs. Radio Free Asia currently has 3 dark web website:</text:p>
      <text:p text:style-name="P4">
English version: _ <text:a xlink:type="simple" xlink:href="https://www.rfa62zl6z6owmtlf.onion/english/" text:style-name="Internet_20_link" text:visited-style-name="Visited_20_Internet_20_Link">
https://www.rfa62zl6z6owmtlf.onion/english/</text:a>
<text:span text:style-name="T5">
 _ </text:span>
 吧 _</text:p>
      <text:p text:style-name="P4">
Mandarin Version: _ <text:a xlink:type="simple" xlink:href="https://www.rfa62zl6z6owmtlf.onion/mandarin/" text:style-name="Internet_20_link" text:visited-style-name="Visited_20_Internet_20_Link">
https://www.rfa62zl6z6owmtlf.onion/mandarin/</text:a>
<text:span text:style-name="T5">
 _ </text:span>
 吧 _</text:p>
      <text:p text:style-name="P4">
Cantonese version: _ <text:a xlink:type="simple" xlink:href="https://www.rfa62zl6z6owmtlf.onion/cantonese/" text:style-name="Internet_20_link" text:visited-style-name="Visited_20_Internet_20_Link">
https://www.rfa62zl6z6owmtlf.onion/cantonese/</text:a>
<text:span text:style-name="T5">
 _ </text:span>
 吧 _</text:p>
      <text:p text:style-name="P4">
China has been rated as the country with the worst freedom of the Internet by the US Human Rights Organization "Freedom House" for many years. In order to compete for the high -pressure blockade of the Chinese government, Radio Free Asia has also joined some other international media camps to provide the public with dark network entrances to browse the latest epidemic news and other sensitive news, including the Hong Kong democratic resistance movement, Uyghur and Tibetans, etc. The severe persecution suffered by a few groups. Readers can use Firefox -based onion browser (TOR, The Onionrouter) anonymous access to the above URL. The browser was originally designed by the U.S. Navy Research Lab. It can bypass the government's review and monitoring through multi -layer encrypted structures like onions to block the location and identity of Internet users.</text:p>
      <text:p text:style-name="Horizontal_20_Line"/>
      <text:p text:style-name="P4">
Many of the other methods of overturning walls introduced before this site depending on the hardware of the area and the hardware used, it still has to varying degrees of effectiveness. Please refer to the relevant information below:</text:p>
      <ol>
        <li>
Send the email to <text:a xlink:type="simple" xlink:href="Buy Unicom: Feedback@买 买 .orG" text:style-name="Internet_20_link" text:visited-style-name="Visited_20_Internet_20_Link">
fankui@rfa.org</text:a>
Get the latest Saifeng 3 Software Client. 2. Freedom Weibo Mirror Imagination Free Corruption Log in to free Weibo for anonymous and unlocked Sina Weibo Search <text:a xlink:type="simple" xlink:href="https://apkcombo.com/zh/zi-you-wei-bo/org.greatfire.freeweibo/" text:style-name="Internet_20_link" text:visited-style-name="Visited_20_Internet_20_Link">
https://s3.amazonaws.com/freeweibo/index.html</text:a>
Essence 3. Dynamic network download address: [http://dongtaiwang.com/loc/download.php]](http://dongtaiwang.com/loc/download.php)4. Download "Freedom Gate"(Freedle)Software: <text:a xlink:type="simple" xlink:href="http://www.dongtaiwang.com/loc/download.php" text:style-name="Internet_20_link" text:visited-style-name="Visited_20_Internet_20_Link">
http://www.dongtaiwang.com/loc/download.php</text:a>
</li>
      </ol>
      <text:p text:style-name="P4">
Please go to the following website to download the latest unbounded browse</text:p>
      <text:p text:style-name="P4">
<text:a xlink:type="simple" xlink:href="http://www.wujieliulan.com/" text:style-name="Internet_20_link" text:visited-style-name="Visited_20_Internet_20_Link">
http://www.wujieliulan.com/</text:a>
<text:a xlink:type="simple" xlink:href="http://ultrasurf.us/" text:style-name="Internet_20_link" text:visited-style-name="Visited_20_Internet_20_Link">
 http://ultrasurf.us/ </text:a>
6 . Download "Garden Gate" software: <text:a xlink:type="simple" xlink:href="http://www.gardennetworks.com/NEWS/index.html" text:style-name="Internet_20_link" text:visited-style-name="Visited_20_Internet_20_Link">
http://www.gardennetworks.com/news/index.html</text:a>
</text:p>
      <text:p text:style-name="P4">
News Source: <text:a xlink:type="simple" xlink:href="https://www.rfa.org/mandarin/about/powangxilie-cite/anti_blocking-06292023162319.html" text:style-name="Internet_20_link" text:visited-style-name="Visited_20_Internet_20_Link">
https://www.rfa.org/mandarin/about/powangxilie-cite/anti_blocking-06292023162319.html</text:a>
</text:p>
      <!--NEWS-->
      <text:h text:style-name="P10" text:outline-level="1">
<text:span text:style-name="T4">
Controlled failed to stop the campus shooting from the Campus High School Police in Florida was not guilty</text:span>
</text:h>
      <text:p text:style-name="P4">
Publisher: 法新社</text:p>
      <text:p text:style-name="P4">
Published Time: 2023-06-30T10:32:08+00:00</text:p>
      <text:p text:style-name="P4">
Modified Time: 2023-06-30T10:20:04+00:00</text:p>
      <text:p text:style-name="P4">
Description: (AFP, USA, 29th) Pittson, who was a police officer in a high school in Florida, USA in 2018. It was said that he hid in a large -scale shooting of 17 deaths in the school and was charged. The crime of neglecting children and faults, the jury today ruled that all crimes were not establish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8" text:anchor-type="as-char" svg:width="6.9236in" svg:height="3.617581in" draw:z-index="0">
<draw:image xlink:href="../Images/rficn/2023-06-30T10-32-08-00-00/000000.png" xlink:type="simple" xlink:show="embed" xlink:actuate="onLoad" draw:mime-type="image/png"/>
</draw:frame>
In this sensational social trial, the jury ruled that the 60 -year -old former deputy vice sheriff Scott Peterson had no fault in the Parkland campus shooting.</text:p>
      <text:p text:style-name="P4">
On February 14, 2018, the 19 -year -old gunner Nikolas Cruz entered the campus with a semi -automatic rifle, shot 14 students and 3 faculty members with a gun, and injured 17 people.</text:p>
      <text:p text:style-name="P4">
Although Cruz is known to have psychological diseases, he can still buy powerful weapons.</text:p>
      <text:p text:style-name="P4">
Pittson, who was the school policeman at the time, was charged with failure to enter the teaching building to hunt on Cruz. Even if he had weapons at the time, he had received training in confrontation with the gunner.</text:p>
      <text:p text:style-name="P4">
Pitterson was considered a law enforcement officer to be charged because of the failure to take action in the American campus shooting. He was charged with a number of guilty of neglecting children's felony, defeat, and one perjury.</text:p>
      <text:p text:style-name="P4">
The jury today ruled that all allegations against him were not established. Pitterson was so excited when he heard the verdict.</text:p>
      <text:p text:style-name="P4">
After four years of litigation, he said outside the court, "My life is back again."</text:p>
      <text:p text:style-name="P4">
Mark Eiglarsh, the appointed lawyer of Pitsen, said that "this is not only the victory of Pitterson, but also the victory of all law enforcement officers."</text:p>
      <text:p text:style-name="P4">
Parkland campus shooting shocked American society, and once again set off a debate on gun control. Some deceased and the family members of the wounded turned their spearheads to Pitsen, thinking that he had to be responsible for it to some extent.</text:p>
      <text:p text:style-name="P4">
Prosecutor Stevenklinger said in the trial that Pitterson, who has served in the law enforcement industry for 32 years, has received relevant training for such attacks, but at the time of the incident 48 minutes until the shooting ended.</text:p>
      <text:p text:style-name="P4">
Klinger said, "There is a gunner outside the crime. You should go to the sound of gunfire. You have received training to find the gunner, because each gunshot may be the passing of life."</text:p>
      <text:p text:style-name="P4">
Pitson's lawyer claimed that his client was just a sinful lamb and denied that he was a "coward." He argued that Pitson could not judge where the gunshot came from where the vast campus came, and said that he "has done everything with limited information."</text:p>
      <text:p text:style-name="P4">
News Source: <text:a xlink:type="simple" xlink:href="https://www.rfi.fr/cn/%E5%9B%BD%E9%99%85%E6%8A%A5%E9%81%93/20230630-%E9%81%AD%E6%8E%A7%E6%9C%AA%E8%83%BD%E9%98%BB%E6%AD%A2%E6%A0%A1%E5%9B%AD%E6%9E%AA%E5%87%BB%E6%A1%88-%E4%BD%9B%E5%B7%9E%E9%AB%98%E4%B8%AD%E6%A0%A1%E8%AD%A6%E8%8E%B7%E5%88%A4%E6%97%A0%E7%BD%AA" text:style-name="Internet_20_link" text:visited-style-name="Visited_20_Internet_20_Link">
https://www.rfi.fr/cn/%E5%9B%BD%E9%99%85%E6%8A%A5%E9%81%93/20230630-%E9%81%AD%E6%8E%A7%E6%9C%AA%E8%83%BD%E9%98%BB%E6%AD%A2%E6%A0%A1%E5%9B%AD%E6%9E%AA%E5%87%BB%E6%A1%88-%E4%BD%9B%E5%B7%9E%E9%AB%98%E4%B8%AD%E6%A0%A1%E8%AD%A6%E8%8E%B7%E5%88%A4%E6%97%A0%E7%BD%AA</text:a>
</text:p>
      <!--NEWS-->
      <text:h text:style-name="P10" text:outline-level="1">
<text:span text:style-name="T4">
The Chinese economy has revealed new fatigue, and the government's stimulus is questioned (Free Version)</text:span>
</text:h>
      <text:p text:style-name="P4">
Author: Stella Yifan Xie</text:p>
      <text:p text:style-name="P4">
Publisher: 华尔街日报中文网</text:p>
      <text:p text:style-name="P4">
Published Time: 2023-06-30T10:35:00.000Z</text:p>
      <text:p text:style-name="P4">
Modified Time: 2023-06-30T10:35:00.000Z</text:p>
      <text:p text:style-name="P4">
Created Time: 2023-06-30T06:18:00.000Z</text:p>
      <text:p text:style-name="P4">
Description: China's manufacturing industry has shrunk for the third consecutive month, the non -manufacturing industry is weak, and the shortage of employment positions is deteriorating. The new signs of these weak economic growth have questioned whether the government's action is sufficient.</text:p>
      <text:p text:style-name="P4">
Images: []</text:p>
      <text:p text:style-name="P4">
Categories: ['经济', '中国经济']</text:p>
      <text:p text:style-name="P4">
Keywords: SYND,LINK:EN|WP-WSJ-0001021506</text:p>
      <text:p text:style-name="P4">
Type: Article</text:p>
      <!--METADATA-->
      <text:p text:style-name="P4">
The evidence of weak economic growth in China has emerged, which has questioned whether the government has adopted sufficient efforts to reverse the situation.</text:p>
      <text:p text:style-name="P4">
News Source: <text:a xlink:type="simple" xlink:href="https://cn.wsj.com/articles/%E4%B8%AD%E5%9B%BD%E7%BB%8F%E6%B5%8E%E6%98%BE%E9%9C%B2%E6%96%B0%E7%96%B2%E6%80%81-%E6%94%BF%E5%BA%9C%E5%88%BA%E6%BF%80%E5%8A%9B%E5%BA%A6%E5%8F%97%E8%B4%A8%E7%96%91-3b6b1256" text:style-name="Internet_20_link" text:visited-style-name="Visited_20_Internet_20_Link">
https://cn.wsj.com/articles/%E4%B8%AD%E5%9B%BD%E7%BB%8F%E6%B5%8E%E6%98%BE%E9%9C%B2%E6%96%B0%E7%96%B2%E6%80%81-%E6%94%BF%E5%BA%9C%E5%88%BA%E6%BF%80%E5%8A%9B%E5%BA%A6%E5%8F%97%E8%B4%A8%E7%96%91-3b6b1256</text:a>
</text:p>
      <!--NEWS-->
      <text:h text:style-name="P10" text:outline-level="1">
<text:span text:style-name="T4">
New Zealand Foreign Minister: It is being carefully managed to manage relations with China</text:span>
</text:h>
      <text:p text:style-name="P4">
Author: None</text:p>
      <text:p text:style-name="P4">
Publisher: Radio Free Asia (Organization)</text:p>
      <text:p text:style-name="P4">
Published Time: 2023-06-30T10:47:13-04:00</text:p>
      <text:p text:style-name="P4">
Modified Time: 2023-06-30T10:47: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9" text:anchor-type="as-char" svg:width="6.9236in" svg:height="4.612011in" draw:z-index="0">
<draw:image xlink:href="../Images/rfamandarin/2023-06-30T10-47-13-04-00/000000.png" xlink:type="simple" xlink:show="embed" xlink:actuate="onLoad" draw:mime-type="image/png"/>
</draw:frame>
New Zealand Foreign Minister Nanaiamahuta spoke at the UN Human Rights Council's meeting on the 29th. <text:a xlink:type="simple" xlink:href="https://www.rfa.org/mandarin/Xinwen/1-06302023104232.html/@@images/image" text:style-name="Internet_20_link" text:visited-style-name="Visited_20_Internet_20_Link">
</text:a>
Reuters pictures</text:p>
      <text:p text:style-name="P4">
New Zealand Foreign Minister, Nanaiamahuta, said in an interview with Reuters on Friday (30th) that New Zealand is carefully managing the relationship with China and must avoid the situation of left and right in the United States and China in strategic competition.</text:p>
      <text:p text:style-name="P4">
At present, Chrishipkins, New Zealand, led a six -day trip to China to visit China. In this trip, he held a meeting with Chinese President Xi Jinping and Premier Li Qiang of the State Council, focusing on economic partnership and trade. However, he faced domestic criticism because he did not spend more time in the interview.</text:p>
      <text:p text:style-name="P4">
In the statement after Hipkins met with Xi Jinping, no concern for human rights or Taiwan Strait issues were not mentioned. For a long time, New Zealand has been regarded as a country that has a mild or even absence of China in the Five Eye Alliance.</text:p>
      <text:p text:style-name="P4">
Malhota told Reuters: "The relationship with China is a complex relationship that we are very cautiously managed." She said that Hipkins's attention did not change the foreign policy of New Zealand, but it shows that New Zealand and China have extensive interests Essence She has no doubt that the issue of human rights will be discussed.</text:p>
      <text:p text:style-name="P4">
In the interview, she also said: "In the Pacific region, we are facing the challenges of strategic competition between the two big powers. New Zealand hopes to ensure that we will not be controlled to manage important relationships in a way that can safeguard our own interests."</text:p>
      <text:p text:style-name="P4">
According to the Australian media recently reported, Malhota was reprimanded by the other party for an hour when he met with Chinese foreign minister Qin Gang in March. Malhota said on the 27th that the two sides did have a "very warm" discussion at the time. At the meeting, she mentioned "profound concern for the state of human rights in Xinjiang and the freedom of Hong Kong's rights."</text:p>
      <text:p text:style-name="P4">
Editor -in -chief: Kaidi</text:p>
      <text:p text:style-name="P4">
News Source: <text:a xlink:type="simple" xlink:href="https://www.rfa.org/mandarin/Xinwen/1-06302023104232.html" text:style-name="Internet_20_link" text:visited-style-name="Visited_20_Internet_20_Link">
https://www.rfa.org/mandarin/Xinwen/1-06302023104232.html</text:a>
</text:p>
      <!--NEWS-->
      <text:h text:style-name="P10" text:outline-level="1">
<text:span text:style-name="T4">
Why does Chinese cross -border e -commerce SHEIN swept the United States?</text:span>
</text:h>
      <text:p text:style-name="P4">
Creator: JESSICA TESTA</text:p>
      <text:p text:style-name="P4">
Publisher: https://www.facebook.com/nytimeschinese</text:p>
      <text:p text:style-name="P4">
Published Time: 2023-06-30T10:50:48+08:00</text:p>
      <text:p text:style-name="P4">
Description: Recently SHEIN surpassed Amazon and became the largest download application application in the United States. With the growth of user growth brought by ultra -cheap products, questioning and criticism caused by plagiarism, product leadership, sustainability and other issues have followed. COOPER Neill for the New York Times Customers lined up at 6 am in the morning just to shop at the Higin Flash Shop in Pleano, Pleenos, Texas.</text:p>
      <text:p text:style-name="P4">
Images: ["<text:a xlink:type="simple" xlink:href="https://static01.nyt.com/images/2022/09/01/fashion/0lSHEIN-3/merlin_211977327_a8914bb1-cd91-489a-8444-7ea4e03544ba-master1050.jpg" text:style-name="Internet_20_link" text:visited-style-name="Visited_20_Internet_20_Link">
merlin_211977...</text:a>
"]</text:p>
      <text:p text:style-name="P4">
Category: 风尚</text:p>
      <text:p text:style-name="P4">
Type: Article</text:p>
      <!--METADATA-->
      <text:p text:style-name="P4">
<draw:frame draw:style-name="fr1" draw:name="Image141" text:anchor-type="as-char" svg:width="6.9236in" svg:height="4.615733in" draw:z-index="0">
<draw:image xlink:href="../Images/cnnytimes/2023-06-30T10-50-48-08-00/merlin_211977327_a8914bb1-cd91-489a-8444-7ea4e03544ba-master1050.jpg" xlink:type="simple" xlink:show="embed" xlink:actuate="onLoad" draw:mime-type="image/jpeg"/>
</draw:frame>
Plaido, Texas -in Hipyin(Shein)The indoor shopping mall where a flash shop is located can smell a little bit of disregard.</text:p>
      <text:p text:style-name="P4">
The security guard standing at the entrance said that since the start of the pop -up shop for three days, he refuses about 20 bribes of about 20 people every day. He said that their offer is often $ 20, but some people bid up to $ 100.</text:p>
      <text:p text:style-name="P4">
On Sunday, the last day, the first batch of shoppers arrived around 6 am. Shein starts at noon. Throughout the morning, the team continued to expand, first began to fold, then passed through the food square, passed through the milk tea stall and the Mediterranean barbecue. Those who arrived after 12:30 noon were suggested to go home -they did not have the opportunity to enter the store to buy a daisy earrings at a price of one dollar, a four -dollar bucket hat, a $ 12 knitted navel top, a $ 13 artificial leather stick bag and the $ 13 $ 29 Neon PVC Mueller Slipper.</text:p>
      <text:p text:style-name="P4">
"We had to take the figures on the window," said the guardian Di Dixon pointed at a place where the white sticker was peeled off, where the closing time was at eight o'clock in the evening. The stock was insufficient that day, and the store closed at 4 pm.</text:p>
      <text:p text:style-name="P4">
The enthusiasm of this group of people is a remarkable scene. After all, many shopping malls have been [hard work] in the past ten years.(https://www.nytimes.com/2021/08/10/briefing/shopping-pandemic-american-malls.html)Attract such a crowd: About 700 people waited outside of a shop that was painted into a white, where it was the store of the American Eagle Brand Clothing Company, which was sandwiched between Swarovski and Bath &amp; Body Works. On Friday, the first day of the Shein pop -up store opened, a man proposed to his girlfriend in front of the entrance.</text:p>
      <text:p text:style-name="P4">
"I'm really nervous, I want to surprise her," said the 23-year-old Niimi Jamie-Vega. "She loves shein." His fiancee, 22 -year -old Michelle Alvarado nodded. "Too cheap," Saturday afternoon, she said after patronizing the flash shop for the second time. She was wearing a red lit tattoo knitted top, and she was priced at shein for $ seven dollars; she said she would buy two orders every month.</text:p>
      <text:p text:style-name="P4">
These pop -up shops are not the way most people interact with the brand. So far in 2022, SHEIN has only held five such activities in the most valuable market in the United States. However, these pop -up shops are not so mysterious to make this China Fast Fashion Company look so mysterious. According to Sensortower's analysis, shein (official pronounced "she-in", but people usually read "Sheen") -The recently surpassed Amazon, becoming the largest download application application in the United States. Herchi is a private company who refuses to disclose financial data, but according to CoreSightresearch, the company's revenue in 2020 reached US $ 10 billion.</text:p>
      <text:p text:style-name="P4">
However, with the growth of SHEIN, doubts about their practices have followed. Disputes caused by SHEIN are common in the newspaper, such as <text:a xlink:type="simple" xlink:href="https://www.cbsnews.com/news/shein-nazi-symbol-swastika-necklace/" text:style-name="Internet_20_link" text:visited-style-name="Visited_20_Internet_20_Link">
Sale</text:a>
Nazi cross necklace with a price of 2.5 US dollars or <text:a xlink:type="simple" xlink:href="https://www.npr.org/2021/07/20/1018381462/why-indie-brands-are-at-war-with-shein-and-other-fast-fashion-companies" text:style-name="Internet_20_link" text:visited-style-name="Visited_20_Internet_20_Link">
plagiarism</text:a>
Designer's work. (The company said that it seriously treats the infringement claims and requires the supplier to prove that its products have not infringed on third -party intellectual property rights.)</text:p>
      <text:p text:style-name="P4">
SHEIN is also accused of cooperating with suppliers that violate labor laws, and did not disclose the factory conditions. In response, the brand pointed out that it has "regular internal audits" and "strict" that meets legal providers. It also signed a contract with companies such as OpenView and Intertek to audit its facilities; the company said: "Once illegal behaviors are found, we will take further action, which may include termination of the contract."</text:p>
      <text:p text:style-name="P4">
Last year, a Broadcasting Corporation's "Market" column <text:a xlink:type="simple" xlink:href="https://www.cbc.ca/news/business/marketplace-fast-fashion-chemicals-1.6193385" text:style-name="Internet_20_link" text:visited-style-name="Visited_20_Internet_20_Link">
Survey</text:a>
It is found that the lead content of some Shein products exceeds the standard, including children's jackets and mini wallets. Shein said that it will regularly detect products in accordance with the standards of international regulatory agencies and "immediately revise unscayed places."</text:p>
      <text:p text:style-name="P4">
advertise</text:p>
      <text:p text:style-name="P4">
All of this has made SHEIN a typical example of a specific style of ultra -cheap clothing companies: it is the same as Fashion Nova and Boohoo.(https://www.nytimes.com/2019/12/17/style/fast-fashion-gen-z.html)The best person, but also criticized (including <text:a xlink:type="simple" xlink:href="https://www.wsj.com/articles/shein-haul-backlash-11656504321" text:style-name="Internet_20_link" text:visited-style-name="Visited_20_Internet_20_Link">
Z Generation</text:a>
) Speak accusations of <text:a xlink:type="simple" xlink:href="https://www.nytimes.com/2019/09/03/books/review/how-fast-fashion-is-destroying-the-planet.html" text:style-name="Internet_20_link" text:visited-style-name="Visited_20_Internet_20_Link">
excessive consumption and waste</text:a>
The atmosphere.</text:p>
      <text:p text:style-name="P4">
However, shein claims that its clothing production is "transformed": starting from small batch (100 to 200 pieces) clothing ordering, and collecting customers' reactions to various small batches before ordering large orders.</text:p>
      <text:p text:style-name="P4">
Nevertheless, there are many videos on SHEIN on social platforms -including those very popular "sun -order" videos, that is, it is a large number of products that people buy one by one to show the doubts of comment: How can we guarantee the durability of a four -dollar top, so as not to eventually fall into the landfill? How can workers who sew and transport this dress get fair compensation?</text:p>
      <text:p text:style-name="P4">
However, these problems do not stop the enthusiasm of Shein fans. Many of them believe that there are not enough reasons to convince them not to buy products of the brand.</text:p>
      <text:p text:style-name="P4">
25 -year -old An Taylor is a top fashion in Toronto <text:a xlink:type="simple" xlink:href="https://www.instagram.com/being.mary.jane/" text:style-name="Internet_20_link" text:visited-style-name="Visited_20_Internet_20_Link">
Internet celebrity</text:a>
She received the brand's gift card and also claimed that she saw similar comments in the video. She noticed that in most cases, these people would mention concerns about the company's violation of labor law.advertise</text:p>
      <text:p text:style-name="P4">
Taylor was not convinced. If it is reported that the company violates regulations such as child labor law, "I will definitely oppose it," she said. "But if the workers complain that the salary is too low, it is completely two -cooked with forced children to work."</text:p>
      <text:p text:style-name="P4">
32 -year -old Pittsburgh information technology professionals Steven Pruga uses they and them (they) as their own pronoun. They say that SHEIN's pricing and many large size options have allowed them to disclose their non -non -non -non -non -non -non -non -non -non -non -non -non -size options in 2020. After binary gender, you can try your personality style -in order to understand what kind of clothing is suitable for their body shape.</text:p>
      <text:p text:style-name="P4">
"You can create a pretty good wardrobe without spending a lot of money. This is really good, especially for many low -income people, those who cannot afford $ 100 a piece of skirts," Pruga said, saying, saying, saying, saying, saying, saying that They estimate that one -third of these people's wardrobes come from Shein.</text:p>
      <text:p text:style-name="P4">
Although Pruga has always been willing to resist the companies that have donated money for anti -LGBTQ organizations for anti -LGBTQ organizations for moral reasons, they still feel that "every company you consume has a lot of black history. To be honest, you, you, you, you, you, you, you, you, you, you, you, you, you, you, you, you, you, you, you It's really powerless. "</text:p>
      <text:p text:style-name="P4">
But this will not stop SHEIN to try. George Jiao, president of Higin US, said that the company plans to promote it through social media since September, allowing people to "understand" its efforts in terms of labor, sustainable development and product security. The company also vigorously "promotes the concept of approachable -shein is a easy -to -buy brand."</text:p>
      <text:p text:style-name="P4">
"Although the online allegations, rumors, and attacks are mostly false, we have some responsibility for the dissemination or continuation of these false narrations," said George Jiao, who has been working in the company since 2015. "We ignore the need to truly communicate and interact with customers and communities."</text:p>
      <text:p text:style-name="P4">
advertise</text:p>
      <text:p text:style-name="P4">
However, George Jiao believes that the negative discussions on SHEIN on the Internet are largely the result of people's "pressure by peers". He said that the Internet's debate on SHEIN is similar to that of politics.</text:p>
      <text:p text:style-name="P4">
He knew that most customers would not shake, and still focused on low prices.</text:p>
      <text:p text:style-name="P4">
"I don't even go to H &amp; M," said Jamie Vica in the Dallas couple engaged in the Shein store, because H &amp; M's price is higher. Alvarado refers to his big handbags: a variety of shoes, clothes, accessories, and beauty products in it add up to $ 100.</text:p>
      <text:p text:style-name="P4">
Melissa Okasio's Hipin Specific Store in Pleano City. Cooper Neill for the New York Times</text:p>
      <text:p text:style-name="P4">
"I can't buy so many things in H &amp; M."</text:p>
      <text:p text:style-name="P4">
News Source: <text:a xlink:type="simple" xlink:href="https://cn.nytimes.com/style/20220906/shein-clothing/" text:style-name="Internet_20_link" text:visited-style-name="Visited_20_Internet_20_Link">
https://cn.nytimes.com/style/20220906/shein-clothing/</text:a>
</text:p>
      <!--NEWS-->
      <text:h text:style-name="P10" text:outline-level="1">
<text:span text:style-name="T4">
On the eve of the party celebration, Xi Jinping mentioned "loyalty to the party" as the fundamental mission</text:span>
</text:h>
      <text:p text:style-name="P4">
Author: None</text:p>
      <text:p text:style-name="P4">
Publisher: Radio Free Asia (Organization)</text:p>
      <text:p text:style-name="P4">
Published Time: 2023-06-30T10:51:00-04:00</text:p>
      <text:p text:style-name="P4">
Modified Time: 2023-06-30T14:52: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3" text:anchor-type="as-char" svg:width="6.9236in" svg:height="4.612011in" draw:z-index="0">
<draw:image xlink:href="../Images/rfamandarin/2023-06-30T10-51-00-04-00/000000.png" xlink:type="simple" xlink:show="embed" xlink:actuate="onLoad" draw:mime-type="image/png"/>
</draw:frame>
The Chinese Communist Party celebrated in 100 years, and the huge party emblem at the Beijing Exhibition venue was taken on April 22, 2021. Reuters information picture</text:p>
      <text:p text:style-name="P4">
July 1 this year is the 102nd anniversary of the founding of the Communist Party of China. On the eve of this, Xi Jinping, General Secretary of the Central Committee of the Communist Party of China, instructed the party's construction and organizational work, requiring the entire party to take the highest principle of "adhere to and strengthen the centralized unified leadership of the Party Central Committee", and "loyalty to the party to protect the party and strengthen the party to strengthen the party and strengthen the party. "The fundamental mission is a major task with" solving the unique problems of the Great Party, improving and comprehensive and strict and strictly governing the party ", and continuously strictly" connects to and down and executes strong "organizational system.</text:p>
      <text:p text:style-name="P4">
According to the Chinese official media Xinhua News Agency, the National Organization Conference of the Chinese Communist Party of China was held in Beijing from June 28th to 29th. Xi Jinping's relevant instructions were conveyed. Cai Qi, member of the Standing Committee of the Political Bureau of the CPC Central Committee and secretary of the Central Secretariat, attended the meeting and delivered a speech.</text:p>
      <text:p text:style-name="P4">
Not long ago, Xi Jinping emphasized at the meeting of the Central National Security Council that it is necessary to adhere to the "bottom line thinking and extreme thinking" and prepare to "suffer a major test of high waves and even stormy waves". " The power of power is under tremendous pressure, and Xi Jinping is worried that the situation of internal and external difficulties is difficult to relieve.</text:p>
      <text:p text:style-name="P4">
In addition, according to the Statistics of the Communist Party of China, as of December 31, 2022, the total number of members of the Communist Party of China was 98.41 million, an increase of 13.29 million from the end of 2021, an increase of 1.4%.</text:p>
      <text:p text:style-name="P4">
Editor -in -chief: Kaidi</text:p>
      <text:p text:style-name="P4">
News Source: <text:a xlink:type="simple" xlink:href="https://www.rfa.org/mandarin/Xinwen/2-06302023104912.html" text:style-name="Internet_20_link" text:visited-style-name="Visited_20_Internet_20_Link">
https://www.rfa.org/mandarin/Xinwen/2-06302023104912.html</text:a>
</text:p>
      <!--NEWS-->
      <text:h text:style-name="P10" text:outline-level="1">
<text:span text:style-name="T4">
Please come to China to prove that there is no compulsory labor? SHEIN's failure marketing</text:span>
</text:h>
      <text:p text:style-name="P4">
Creator: JORDYN HOLMAN,SAPNA MAHESHWARI</text:p>
      <text:p text:style-name="P4">
Publisher: https://www.facebook.com/nytimeschinese</text:p>
      <text:p text:style-name="P4">
Published Time: 2023-06-30T10:53:36+08:00</text:p>
      <text:p text:style-name="P4">
Description: In response to the allegations of forced labor, SEIN arranged several Internet celebrities to come to China to visit their factories and logistics centers to shoot video promotion. This marketing method not only did not win people's hearts, but caused violent criticism on the Internet. Christophe Archambault/Age France-Presse-Getty Images Greek is a popular fast fashion retailer, but it is facing fierce criticism in business and labor practice.</text:p>
      <text:p text:style-name="P4">
Images: ["<text:a xlink:type="simple" xlink:href="https://static01.nyt.com/images/2023/06/29/multimedia/29Shein-Influencers-cgbt/29Shein-Influencers-cgbt-master1050.jpg" text:style-name="Internet_20_link" text:visited-style-name="Visited_20_Internet_20_Link">
29Shein-Influ...</text:a>
"]</text:p>
      <text:p text:style-name="P4">
Category: 商业与经济</text:p>
      <text:p text:style-name="P4">
Type: Article</text:p>
      <!--METADATA-->
      <text:p text:style-name="P4">
<draw:frame draw:style-name="fr1" draw:name="Image144" text:anchor-type="as-char" svg:width="6.9236in" svg:height="4.615733in" draw:z-index="0">
<draw:image xlink:href="../Images/cnnytimes/2023-06-30T10-53-36-08-00/29Shein-Influencers-cgbt-master1050.jpg" xlink:type="simple" xlink:show="embed" xlink:actuate="onLoad" draw:mime-type="image/jpeg"/>
</draw:frame>
Receive the super fast fashion retailer Greek Yin(Shein)The invitation and let her go to China for two weeks for two weeks, Kenya Friman was very excited. It has become a symbol of the identity symbol of the creators on Instagram and the Tiktok platform. Frima has been working for SHEIN for two and a half years.(https://www.nytimes.com/2023/05/02/business/shein-fast-fashion.html)She regards this trip as an important opportunity.</text:p>
      <text:p text:style-name="P4">
However, although the brand often arranges such a trip to promote new products or speculate on the Internet, SHEIN's publicity points are unusual. It arranged Freman and several other US Internet celebrities to visit its factories and logistics centers and meet with workers. Shein is being reviewed by more and more regulatory censorship. The company is trying to solve the allegations of the use of forced labor manufacturing products. It is hoped that creators will release some more positive content during this trip.</text:p>
      <text:p text:style-name="P4">
Shein's wish was realized: Frima made 11 posts on Instagram, including videos praise Shein and her working environment. She had 3,1600 fans on Instagram. She and other creators who participated in the Shein paid travel showed the neatly placed clean SHEIN parcels, the robots of the goods, and the rows of happy workers in their contents.</text:p>
      <text:p text:style-name="P4">
"They don't even have a drop of sweat," a creator named Desteini Su Dusi on Instagram and TIKTOK <text:a xlink:type="simple" xlink:href="https://www.instagram.com/p/CtnPlOMpO_M/" text:style-name="Internet_20_link" text:visited-style-name="Visited_20_Internet_20_Link">
Post</text:a>
explain. (Su Dusi did not reply to the reporter's comment request.)</text:p>
      <text:p text:style-name="P4">
advertise</text:p>
      <text:p text:style-name="P4">
But shein and these creators not only did not win people's hearts, but were criticized by social media users in the past week. They were doubtful about these videos. Shein was forced to issue a statement saying that seeing the creator was "sad" and performed the "physical and mental health inspection" (what Frirman said), to determine that they had suffered a bitter online attack. The situation.</text:p>
      <text:p text:style-name="P4">
These creators have been deleting negative comments under their social media account and publishing videos to defend themselves. This trip has become a negative textbook for marketers: Shein uses net red to improve their reputation's efforts instead alienated consumers and attract people's more attention to bad business behaviors.</text:p>
      <text:p text:style-name="P4">
Although the number of net celebrities on TIKTOK and Instagram has increased more and more times, "I really don't know that there are any other situations like shein have obvious intentions." Internet celebrity marketing agents <text:a xlink:type="simple" xlink:href="https://www.obvious.ly/home" text:style-name="Internet_20_link" text:visited-style-name="Visited_20_Internet_20_Link">
OBVIOUSLY</text:a>
Founder Mei Kavoski said. "This requires people to put away suspicion to a large extent, because it seems obviously a propaganda."</text:p>
      <text:p text:style-name="P4">
Shein said in a statement that the trip "reflects a way we listen to feedback."</text:p>
      <text:p text:style-name="P4">
"The videos and reviews they posted on social media are real. We respect and support each Internet celebrity's views and voices on what we have experienced," the company added.</text:p>
      <text:p text:style-name="P4">
Shein is an online retailer established in China more than ten years ago. Because of its easy -to -use applications and low -cost fashion clothing and accessories, <text:a xlink:type="simple" xlink:href="https://www.nytimes.com/2023/05/02/business/shein-fast-fashion.html" text:style-name="Internet_20_link" text:visited-style-name="Visited_20_Internet_20_Link">
quickly received by American consumers</text:a>
Especially among young people in their teens. Although most fast fashion companies have faced criticism of their production methods for a long time, SHEIN's allegations are also used in the supply chain to use forced labor, and <text:a xlink:type="simple" xlink:href="https://www.nytimes.com/2023/06/22/business/economy/shein-temu-forced-labor-china.html" text:style-name="Internet_20_link" text:visited-style-name="Visited_20_Internet_20_Link">
plagiarizing the design of other companies</text:a>
; SHEIN was also reviewed because it sent cheap products directly to the business model of the American shopkeeper's house. Shein said that the company's business method was "legal".</text:p>
      <text:p text:style-name="P4">
advertise</text:p>
      <text:p text:style-name="P4">
Although the company's current headquarters in Singapore, production is still in China. As American legislators have made a wider blow to Chinese companies such as Tiktok, shein has also received more attention.</text:p>
      <text:p text:style-name="P4">
According to reports, SHEIN has been considering the first public offering, and the company has been working hard to win the favor after maintaining relatively silent for many years. The company has established a second -hand clothing department to avoid people's unsustainable criticism of their products. Hiring independent designers designed new products for them, and invited lobbying agencies to speak in the federal government.</text:p>
      <text:p text:style-name="P4">
Shein seems to hope that this influencer travel can help it offset the negative news of one after another, including a <text:a xlink:type="simple" xlink:href="https://www.channel4.com/programmes/inside-the-shein-machine-untold/on-demand/73730-001" text:style-name="Internet_20_link" text:visited-style-name="Visited_20_Internet_20_Link">
British News</text:a>
The Channel reported last year that the survey found that in order to produce a large number of fast fashion clothing, shein violated the law for some workers to work for 18 hours a day. An article from Bloomberg News <text:a xlink:type="simple" xlink:href="https://www.bloomberg.com/news/features/2022-11-21/shein-s-cotton-clothes-tied-to-xinjiang-china-region-accused-of-forced-labor" text:style-name="Internet_20_link" text:visited-style-name="Visited_20_Internet_20_Link">
Report</text:a>
It is said that according to the detection of its commissioned laboratory, some Shein clothing uses Xinjiang cotton. Out of concerns about the infringement of Uyghur human rights dominated by Muslims, the US government has banned imports from Xinjiang.</text:p>
      <text:p text:style-name="P4">
"This activity launched by Shein is essentially to change people's views on the working conditions of these factories," said Krichina Subramanan, the founder of the Internet celebrity marketing company Captiv8. "From the perspective of Internet celebrities to change people's views, it is more effective and credible than the brand themselves."</text:p>
      <text:p text:style-name="P4">
As far as this activity is concerned, the video made by the Internet celebrities has caused resentment, because the Guangzhou factory they depicts has a strange optimism, and the company tries to make these Internet celebrities famous for designing clothing and advocating self -confidence. The role of reporter. Although <text:a xlink:type="simple" xlink:href="https://www.nytimes.com/2022/09/01/style/shein-clothing.html" text:style-name="Internet_20_link" text:visited-style-name="Visited_20_Internet_20_Link">
there seems to be no negative report on the company</text:a>
Fans of this retailer, but public praise has attracted people's attention.advertise</text:p>
      <text:p text:style-name="P4">
According to statistics from social media analysis companies TrendPop,#Sheinbrandtrip,#Shein101,#Sheinfactory, etc. The topic labels related to this trip have obtained millions of views. On TIKTOK, the video that has been deleted by the creator has gained new vitality, because other users use the editing tool of the application to add comments that they expressed suspicion and panic.</text:p>
      <text:p text:style-name="P4">
Coriman and other creators were confused about the response of users. She said that she originally thought that she showed herin factory from her own perspective, which would let people share her positive view of the company and the trip, and she thought the trip provided her with useful information. She said that because of her cooperation with Shein, she had received hate emails before, but did not expect that the intensity of this response was so great. (In the past, the Internet celebrities who were sponsored to travel to Saudi Arabia, and net reds who have recently sponsored by makeup brands Tarte to Dubai for luxury travel have also been strongly criticized.)</text:p>
      <text:p text:style-name="P4">
Friman said she asked the workers and Shein representatives to ask their working conditions, and these people told her that they operated honesty and checked the working conditions. She said that in addition, she didn't know what else could do.</text:p>
      <text:p text:style-name="P4">
"Why can't I say that this is the real situation I saw, and my experience with this company?" Friman asked. "This is what I see with my two eyes, what I see, and what I experience."</text:p>
      <text:p text:style-name="P4">
She added, "My own eyes have not seen what others are talking about."</text:p>
      <text:p text:style-name="P4">
Danni Cabina is also one of the net celebrities who participated in this trip. She used the Danidmc net name on social media, and she called herself "confident activity persons." She was particularly criticized because she called herself as "investigating journalists" in a video that she posted on Instagram. That video has been deleted, and Kabonari did not reply to the reporter's comment request.</text:p>
      <text:p text:style-name="P4">
advertise</text:p>
      <text:p text:style-name="P4">
In fact, SHEIN's travel arranged for Internet celebrities and the opportunities to contact them provided by them are in sharp contrast to China's increasingly hostile attitude in recent years. According to this year [March Report] <text:a xlink:type="simple" xlink:href="https://fccchina.org/2023/03/01/media-freedoms-report-2022-zero-covid-many-controls-covering-china-in-2022/" text:style-name="Internet_20_link" text:visited-style-name="Visited_20_Internet_20_Link">
March</text:a>
The negotiations on issuing a new visa to the US news agency in China in China have fallen into a deadlock. At least one American journalist who holds a valid visa has not been able to enter again after leaving China for a daily trip.</text:p>
      <text:p text:style-name="P4">
"This is a very obvious example that uses creators who talk about specific things such as lifestyle, fashion, and self -confidence to promote the products, and then try to use them to promote a completely different agenda." Kavasky said.</text:p>
      <text:p text:style-name="P4">
Kabonari on Tuesday on Instagram <text:a xlink:type="simple" xlink:href="https://www.instagram.com/p/Ct-TG-prC0-/" text:style-name="Internet_20_link" text:visited-style-name="Visited_20_Internet_20_Link">
posted</text:a>
A video, saying that she should have done more research. She thanked everyone about her information about Shein and said that she had used this information to do her own education.</text:p>
      <text:p text:style-name="P4">
"I hope SHEIN can be more transparent and answer all your questions," she said. "Because I can be responsible for myself and my behavior, but I can't bear responsibility for Shein."</text:p>
      <text:p text:style-name="P4">
News Source: <text:a xlink:type="simple" xlink:href="https://cn.nytimes.com/business/20230630/shein-influencers-backlash/" text:style-name="Internet_20_link" text:visited-style-name="Visited_20_Internet_20_Link">
https://cn.nytimes.com/business/20230630/shein-influencers-backlash/</text:a>
</text:p>
      <!--NEWS-->
      <text:h text:style-name="P10" text:outline-level="1">
<text:span text:style-name="T4">
Rights protection person Xiao Shujun was violently infringed outside the Supreme Court</text:span>
</text:h>
      <text:p text:style-name="P4">
Author: None</text:p>
      <text:p text:style-name="P4">
Publisher: Radio Free Asia (Organization)</text:p>
      <text:p text:style-name="P4">
Published Time: 2023-06-30T10:56:57-04:00</text:p>
      <text:p text:style-name="P4">
Modified Time: 2023-06-30T10:56: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5" text:anchor-type="as-char" svg:width="6.9236in" svg:height="3.88615in" draw:z-index="0">
<draw:image xlink:href="../Images/rfamandarin/2023-06-30T10-56-57-04-00/000000.png" xlink:type="simple" xlink:show="embed" xlink:actuate="onLoad" draw:mime-type="image/png"/>
</draw:frame>
Yin Dengzhen, a person in Hubei, was heard near Hongsi Village, the Supreme People's Court in Chaoyang District, Beijing, and was reported to be injured by the court's bailiff. <text:a xlink:type="simple" xlink:href="https://www.rfa.org/mandarin/Xinwen/3-06302023105233.html/@@images/image" text:style-name="Internet_20_link" text:visited-style-name="Visited_20_Internet_20_Link">
</text:a>
Rights protection network</text:p>
      <text:p text:style-name="P4">
According to the information from Xiao Shujun, the rights protection person in Heilongjiang Province, the rights protection network information center said that at 8 pm on June 29, Xiao Shujun and his wife Hubei Rightsman Yin Dengzhen was beaten by the Court of the Court of the Supreme People's Court in the Supreme People's Court in Chaoyang District, Beijing. The injury was sent to St. Mark Hospital in Chaoyang District for treatment due to serious injuries. However, the report did not stated the specific details.</text:p>
      <text:p text:style-name="P4">
According to reports, Yin Dengzhen petitioned for nearly 20 years due to market contractual operating rights disputes, which led to many cases. He was sentenced to sentence, labor camp, beating, and abduction. He has been detained for more than 11 years. On May 30 this year, the court corrected one of the three -year criminal case of "extortion of government cases". However, Yin Dengzhen said that the authorities have not held accountable people who have made unjust and false cases, and even created false cases. They are still in the association and harass her two children and sister -in -law relatives. Yin Dengzhen and her husband, Xiao Shujun, will continue to visit the letter.</text:p>
      <text:p text:style-name="P4">
The report pointed out that during the process of petition protection, Xiao Shujun and Yin Dengzhen had been repeatedly intercepted and violently injured this year. In particular, Xiao Shujun was the disabled and needed to take care of it. disaster.</text:p>
      <text:p text:style-name="P4">
Editor -in -chief: Kaidi</text:p>
      <text:p text:style-name="P4">
News Source: <text:a xlink:type="simple" xlink:href="https://www.rfa.org/mandarin/Xinwen/3-06302023105233.html" text:style-name="Internet_20_link" text:visited-style-name="Visited_20_Internet_20_Link">
https://www.rfa.org/mandarin/Xinwen/3-06302023105233.html</text:a>
</text:p>
      <!--NEWS-->
      <text:h text:style-name="P10" text:outline-level="1">
<text:span text:style-name="T4">
No forced labor? SHEIN Fun Miyin (Shein) Finding US Internet celebrity failed marketing</text:span>
</text:h>
      <text:p text:style-name="P4">
Author: None</text:p>
      <text:p text:style-name="P4">
Publisher: Radio Free Asia (Organization)</text:p>
      <text:p text:style-name="P4">
Published Time: 2023-06-30T11:02:00-04:00</text:p>
      <text:p text:style-name="P4">
Modified Time: 2023-06-30T11:03:2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7" text:anchor-type="as-char" svg:width="6.9236in" svg:height="4.42217in" draw:z-index="0">
<draw:image xlink:href="../Images/rfamandarin/2023-06-30T11-02-00-04-00/000000.png" xlink:type="simple" xlink:show="embed" xlink:actuate="onLoad" draw:mime-type="image/png"/>
</draw:frame>
This expression shows that Higin's trademarks, mobile phones, keyboards, and shopping cars are intertwined to depict the company's online marketing characteristics. <text:a xlink:type="simple" xlink:href="https://www.rfa.org/mandarin/Xinwen/4-06302023105750.html/@@images/image" text:style-name="Internet_20_link" text:visited-style-name="Visited_20_Internet_20_Link">
</text:a>
Reuters information picture</text:p>
      <text:p text:style-name="P4">
The fast fashion brand Shein recently invited several US Internet celebrities to travel to China, visit their factories and logistics centers, and meet with workers to eliminate the external doubts about the use of forced labor and other issues. After turning over, related audio -visuals were criticized sharply on the social media platform and attracted more attention from the outside world to bad behaviors.</text:p>
      <text:p text:style-name="P4">
According to the United States "New York Times", these Internet celebrities have made many posts, including praise of Higong's working environment, but these not only did not win people's hearts, but were suspected and criticized by social media users.</text:p>
      <text:p text:style-name="P4">
According to the statistics of social media analysis companies TrendPop, there have been millions of views of topics related to this trip. On Tiktok, the video that has been deleted by the creator has been processed by other users, adding doubts and scary comments.</text:p>
      <text:p text:style-name="P4">
Related online celebrities have to always delete negative comments under their social media account and post videos to defend themselves. Xiyin was also forced to issue a statement saying that the movies and comments that the Internet celebrities posted on the social media platform were "real". Seeing that the creators were "sad", they also conducted a "physical and mental health inspection of physical and mental health inspection ", To judge that they suffered the condition after being bullied by the sour Internet bully.</text:p>
      <text:p text:style-name="P4">
Founded in China, Higong is now welcomed by young American consumers. However, Xiyin was also accused, including the use of forced labor in the supply chain, plagiarizing the design of other companies, and was investigated for sending cheap products directly to the doorstep of American shoppers, evading import tariffs and review. However, Xiyin said that the company's business method was "legal".</text:p>
      <text:p text:style-name="P4">
Editor -in -chief: Kaidi</text:p>
      <text:p text:style-name="P4">
News Source: <text:a xlink:type="simple" xlink:href="https://www.rfa.org/mandarin/Xinwen/4-06302023105750.html" text:style-name="Internet_20_link" text:visited-style-name="Visited_20_Internet_20_Link">
https://www.rfa.org/mandarin/Xinwen/4-06302023105750.html</text:a>
</text:p>
      <!--NEWS-->
      <text:h text:style-name="P10" text:outline-level="1">
<text:span text:style-name="T4">
France moved hundreds of people to be arrested by hundreds of people to be arrested by Mark Hong to hold a meeting in response to</text:span>
</text:h>
      <text:p text:style-name="P4">
Publisher: 法新社</text:p>
      <text:p text:style-name="P4">
Published Time: 2023-06-30T11:02:08+00:00</text:p>
      <text:p text:style-name="P4">
Modified Time: 2023-06-30T10:35:01+00:00</text:p>
      <text:p text:style-name="P4">
Description: (Agence France -Presse, Paris, 30th) A African -American adolescents in France have recently caused anger for being shot and killed by police officers. Demonstration riots have occurred in the third night of the country. More than a hundred people are arrested, and President Machong will hold a crisis meeting agai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9" text:anchor-type="as-char" svg:width="6.9236in" svg:height="3.617581in" draw:z-index="0">
<draw:image xlink:href="../Images/rficn/2023-06-30T11-02-08-00-00/000000.png" xlink:type="simple" xlink:show="embed" xlink:actuate="onLoad" draw:mime-type="image/png"/>
</draw:frame>
The French people went to the streets yesterday to mourn Nahel, a 17 -year -old African -American youth in the hands of the policeman, and set off riots after entering the night.</text:p>
      <text:p text:style-name="P4">
The French Presidential Palace Elysee Palace announced earlier today that President Emmanuelmacron will shorten the trip to the Brucel to attend the European Union (EU) summit, and will hold a crisis meeting in response to the national riots. This is the past two. The second crisis meeting of heaven.</text:p>
      <text:p text:style-name="P4">
BFM TV (BFM TV) reports that the meeting will be held at 11:00 at the Standard time of Greenwich.</text:p>
      <text:p text:style-name="P4">
About 40,000 police officers and gendarmerie, as well as the Black Panther Special Police Team (RAID) and the National Gendarmerie Special Service (GIGN), were deployed in many cities in China overnight. The cities in Paris were implemented on the capital. Tourcoing is forbidden for public assembly.</text:p>
      <text:p text:style-name="P4">
Despite the French authorities take large -scale security measures, violence and damage to multiple regions still occur in multiple regions. French Minister of Home Affairs Gerald Darmanin announced that the security forces arrested 667 people from last night to the morning.</text:p>
      <text:p text:style-name="P4">
Damuman wrote in Twitter: "Our police, gendarmerie and firefighters bravely face rare violence last night. According to my firm instructions, 667 people were arrested."</text:p>
      <text:p text:style-name="P4">
French police said that there was no direct conflict between extreme violence between police and civilians, but some merchants were destroyed, plundered or even burned.</text:p>
      <text:p text:style-name="P4">
Local authorities pointed out that public buildings have also been reduced to attack targets. A police station in the south (PAU) was thrown on gasoline bombs, while a primary school and district office in Lille were arson.</text:p>
      <text:p text:style-name="P4">
Paris police mentioned that at the center of Paris, some shops of Rue de Rivoli were smashed by some shops, and a Nike Shoe Shop was broken in and several people were arrested.</text:p>
      <text:p text:style-name="P4">
The films circulating in community media show that arsonal incident occurred in many places across the country, including a bus station in the suburbs of northern Paris.</text:p>
      <text:p text:style-name="P4">
News Source: <text:a xlink:type="simple" xlink:href="https://www.rfi.fr/cn/%E5%9B%BD%E9%99%85%E6%8A%A5%E9%81%93/20230630-%E6%B3%95%E5%9B%BD%E8%BF%9E3%E6%99%9A%E6%9A%B4%E5%8A%A8%E6%95%B0%E7%99%BE%E4%BA%BA%E8%A2%AB%E6%8D%95-%E9%A9%AC%E5%85%8B%E5%AE%8F%E5%86%8D%E5%8F%AC%E5%BC%80%E4%BC%9A%E8%AE%AE%E5%9B%A0%E5%BA%94" text:style-name="Internet_20_link" text:visited-style-name="Visited_20_Internet_20_Link">
https://www.rfi.fr/cn/%E5%9B%BD%E9%99%85%E6%8A%A5%E9%81%93/20230630-%E6%B3%95%E5%9B%BD%E8%BF%9E3%E6%99%9A%E6%9A%B4%E5%8A%A8%E6%95%B0%E7%99%BE%E4%BA%BA%E8%A2%AB%E6%8D%95-%E9%A9%AC%E5%85%8B%E5%AE%8F%E5%86%8D%E5%8F%AC%E5%BC%80%E4%BC%9A%E8%AE%AE%E5%9B%A0%E5%BA%94</text:a>
</text:p>
      <!--NEWS-->
      <text:h text:style-name="P10" text:outline-level="1">
<text:span text:style-name="T4">
French deployment of 4,000 police forces to prevent riots and upgrades more than 400 people were arrested</text:span>
</text:h>
      <text:p text:style-name="P4">
Author: 联合早报 (Person)</text:p>
      <text:p text:style-name="P4">
Publisher: 联合早报 (Organization)</text:p>
      <text:p text:style-name="P4">
Published Time: 2023-06-30T11:26</text:p>
      <text:p text:style-name="P4">
Modified Time: 2023-06-30T11:32</text:p>
      <text:p text:style-name="P4">
Description: France entered the third night for the riots caused by the police shot to kill a 17 -year -old Bei -American teenager, and more than 400 people were arrested. The French government deployed 40,000 law enforcement personnel across the country, and the police involved were charged with intentional homicide. Comprehensive Reuters and Bloomberg reported that the French Minister of the Interior Darma ...</text:p>
      <text:p text:style-name="P4">
Videos: []</text:p>
      <text:p text:style-name="P4">
Audios: []</text:p>
      <text:p text:style-name="P4">
Images: []</text:p>
      <text:p text:style-name="P4">
Type: NewsArticle</text:p>
      <text:p text:style-name="P4">
Breadcrumbs: ['即时', '国际']</text:p>
      <text:p text:style-name="P4">
Keywords: ['法国', '骚乱', '警察', '宵禁']</text:p>
      <!--METADATA-->
      <text:p text:style-name="P4">
France because of the police <text:a xlink:type="simple" xlink:href="https://www.zaobao.com.sg/realtime/world/story20230628-1408801" text:style-name="Internet_20_link" text:visited-style-name="Visited_20_Internet_20_Link">
shooting a 17 -year -old North African -American boy</text:a>
The riots caused by the third night, more than 400 people were arrested. The French government deployed 40,000 law enforcement personnel across the country, and the police involved were charged with intentional homicide.</text:p>
      <text:p text:style-name="P4">
Comprehensive Reuters and Bloomberg reported that the French Minister of the Interior Darma Ning announced on Thursday (June 29) that 40,000 policemen and gendarmerie have been deployed nationwide to maintain public security. At the same time Prevent the riots caused by the police from shooting and killing juvenile incidents.</text:p>
      <text:p text:style-name="P4">
The team of the Ministry of the Interior said that as of 3 am as of Friday (9 am on Friday, Singapore time), at least 421 people across the country were arrested.</text:p>
      <text:p text:style-name="P4">
A Nike shoe store in the center of Paris was broken and 14 were arrested; another 16 people were smashed by the RUE de Rivoli store's window and the goods were stolen.</text:p>
      <text:p text:style-name="P4">
The National Police said on Thursday evening that the arson and fireworks attacks occurred in Marseille, Lyon, Bocheng, Toulouse, and Lille. Social media videos show that there are many fires across the country, including a bus station in the suburbs of northern Paris and a tram from Lyon in the east.</text:p>
      <text:p text:style-name="P4">
According to the "Provence" report, in the old port of tourism in Marseille in Marseille, France, the police conflicts with limbs with young people and fired tear bombs.</text:p>
      <text:p text:style-name="P4">
At the same time, the prosecutor said that the police involved in the Northern African -American juvenile shooting were officially investigated for the sake of killing and were also detained for prevention. According to the French legal system, the formal investigation is similar to the formal control of the British and American law system.</text:p>
      <text:p text:style-name="P4">
On June 27th, a policeman was shot after a car stopped in Nanta, Senna, Paris, France, causing the 17 -year -old Algerian teenager to die. Police shooting juvenile incidents caused public anger, and many cities in France occurred against violent attacks and arson of the city hall, police station and school.</text:p>
      <text:p text:style-name="P4">
French President Macron said in an emergency meeting of the Ministry of the Interior on the 29th that the police's shooting of the juvenile incident was "unforgivable", and the public should remain calm for the attack of public institutions.</text:p>
      <text:p text:style-name="P4">
News Source: <text:a xlink:type="simple" xlink:href="https://www.zaobao.com.sg/realtime/world/story20230630-1409218" text:style-name="Internet_20_link" text:visited-style-name="Visited_20_Internet_20_Link">
https://www.zaobao.com.sg/realtime/world/story20230630-1409218</text:a>
</text:p>
      <!--NEWS-->
      <text:h text:style-name="P10" text:outline-level="1">
<text:span text:style-name="T4">
The tenth of the Bayeng government to Taiwan for sale of the United States to establish &amp; quot; Tiger &amp; Quot; Working Group</text:span>
</text:h>
      <text:p text:style-name="P4">
Author: None</text:p>
      <text:p text:style-name="P4">
Publisher: Radio Free Asia (Organization)</text:p>
      <text:p text:style-name="P4">
Published Time: 2023-06-30T11:28:00-04:00</text:p>
      <text:p text:style-name="P4">
Modified Time: 2023-06-30T12:30:20-04:00</text:p>
      <text:p text:style-name="P4">
Description: None</text:p>
      <text:p text:style-name="P4">
Videos: []</text:p>
      <text:p text:style-name="P4">
Audios: ["<text:a xlink:type="simple" xlink:href="https://www.rfa.org/mandarin/yataibaodao/junshiwaijiao/hcm2-0630202307354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0" text:anchor-type="as-char" svg:width="6.9236in" svg:height="4.612011in" draw:z-index="0">
<draw:image xlink:href="../Images/rfamandarin/2023-06-30T11-28-00-04-00/000000.png" xlink:type="simple" xlink:show="embed" xlink:actuate="onLoad" draw:mime-type="image/png"/>
</draw:frame>
US Defense Security Cooperation (DSCA) Eastern Time announced on the 29th that the total amount of 440 million US dollars was sold in Taiwan <text:a xlink:type="simple" xlink:href="https://www.rfa.org/mandarin/yataibaodao/junshiwaijiao/hcm2-06302023073548.html/@@images/image" text:style-name="Internet_20_link" text:visited-style-name="Visited_20_Internet_20_Link">
</text:a>
Reuters information picture <text:a xlink:type="simple" xlink:href="https://www.rfa.org/mandarin/yataibaodao/junshiwaijiao/hcm2-06302023073548.html/@@stream" text:style-name="Internet_20_link" text:visited-style-name="Visited_20_Internet_20_Link">
Audio-Link: https://www.rfa.org/mandarin/yataibao/junshiwaijiao/hcm2-063023073548.html/@stream</text:a>
On June 29th, Eastern Time, the Defense Security Administration (DSCA) announced a total of $ 440 million in Taiwan -selling operations. This is also the 10th time that the US President Biden took office to Taiwan for sale to Taiwan. At the same time, Michaelmccaul, chairman of the Federal House of Representatives Foreign Affairs Commission, also said that it will establish a foreign -selling "Tiger" working group to ensure the security of the United States and Taiwan, including Taiwan.</text:p>
      <text:p text:style-name="P4">
<text:span text:style-name="T4">
<text:span text:style-name="T5">
 <text:a xlink:type="simple" xlink:href="https://www.rfa.org/mandarin/Xinwen/st-06302023034424.html" text:style-name="Internet_20_link" text:visited-style-name="Visited_20_Internet_20_Link">
The U.S. Insurance Department approves 440 million to sell ammunition and spare parts of Taiwan military sales cases</text:a>
</text:span>
* </text:span>
<text:span text:style-name="T5">
 <text:a xlink:type="simple" xlink:href="https://www.rfa.org/mandarin/Xinwen/6-06282023154905.html" text:style-name="Internet_20_link" text:visited-style-name="Visited_20_Internet_20_Link">
The House of Representatives Foreign Committee established the "Tiger" working group to speed up the military sales of Taiwan</text:a>
</text:span>
<text:span text:style-name="T5">
 </text:span>
<text:span text:style-name="T4">
 <text:a xlink:type="simple" xlink:href="https://www.rfa.org/mandarin/Xinwen/9-06052023162901.html" text:style-name="Internet_20_link" text:visited-style-name="Visited_20_Internet_20_Link">
Meitai will hold the "Monterey talks" in July to focus on military sales and Taiwan Strait's security</text:a>
</text:span>
*<text:a xlink:type="simple" xlink:href="https://www.rfa.org/mandarin/yataibaodao/gangtai/hx2-05262023041821.html" text:style-name="Internet_20_link" text:visited-style-name="Visited_20_Internet_20_Link">
<text:span text:style-name="T4">
 The United States launched the first batch of thorns and missiles in Taiwan to start 500 million US dollars of military aid </text:span>
</text:a>
According to a statement issued by the U.S. Defense Cooperation Security Agency, the US State Department has approved two arms sales cases, one of which is worth 332.2 million US dollars, including 30 mm high -explosive burning tracer, multi -functional ammunition and training ammunition, etc.; Another Items are worth $ 18 million, including spare and maintenance parts of wheeled vehicles, weapons and other related equipment.</text:p>
      <text:p text:style-name="P4">
The U.S. Defense Cooperation Security Administration stated that the military sales case is in line with the Taiwan Relations Law. By supporting Taiwan's continuous realization of the military's modernization and maintaining reliable defense capabilities, it will promote US foreign policy and national security goals. Political stability, military balance and economic progress.</text:p>
      <text:p text:style-name="P4">
The Ministry of Defense in Taiwan said on Friday that the United States continued to provide defensive weapons based on the Taiwan Relations Law and "Six guarantees". Ammunition is required for storing storage of ammunition to maintain the foundation of regional stability. This military sales case is performed in the "Congress of Congress", which is expected to officially take effect after 1 month.</text:p>
      <text:p text:style-name="P4">
The Ministry of Foreign Affairs of Taiwan also expressed high welcome to this, and thanked the US government for continued its security commitment to Taiwan based on the Taiwan Relations Law and the "six guarantees".</text:p>
      <text:p text:style-name="P4">
Recently, it has been reported that the United States currently has a delay in delivery of Taiwan's military sales as high as $ 19 billion, which has aroused attention from all parties.</text:p>
      <text:p text:style-name="P4">
<text:span text:style-name="T4">
 The US House of Representatives Foreign Committee established a "tiger" working group for foreign military sales </text:span>
</text:p>
      <text:p text:style-name="P4">
The US House of Representatives issued a press release on June 27 that the chairman of the Foreign Commission McCord announced the establishment of a foreign military sales (TIGER ". ForreadINESS) English abbreviation. Workers will be committed to modernization in the process of several key areas, so as to respond to the national security needs and the security needs of partners and allies.</text:p>
      <text:p text:style-name="Quotations">

<text:p text:style-name="P4">
Chm <text:a xlink:type="simple" xlink:href="https://twitter.com/RepMcCaul" text:style-name="Internet_20_link" text:visited-style-name="Visited_20_Internet_20_Link">
@Repmccaul</text:a>
&gt;
 announced a Foreign Military Sales(FMS)Technical, Industrial, &amp;&gt;
 Governmental Engagement for Readiness(TIGER)Task Force to modernize U.S.&gt;
 foreign military sales processes to respond to U.S. nat sec needs and those&gt;
 of our partners &amp; allies. Read his statement⬇️ <text:a xlink:type="simple" xlink:href="https://t.co/7Y74Rvd9Rv" text:style-name="Internet_20_link" text:visited-style-name="Visited_20_Internet_20_Link">
 pic.twitter.com/7Y74Rvd9Rv&gt;
 </text:a>
&gt;
&gt;
 — House Foreign Affairs Committee Majority(@HouseForeignGOP)<text:a xlink:type="simple" xlink:href="https://twitter.com/HouseForeignGOP/status/1673758293158666249" text:style-name="Internet_20_link" text:visited-style-name="Visited_20_Internet_20_Link">
 June 27,&gt;
 2023&gt;
 </text:a>
This working group is composed of cross -party members. It will be hosted by Republican Republican MP Mike Waltz. Jason Crow) served as co -convener.</text:p>

</text:p>
      <text:p text:style-name="P4">
The press release pointed out that the group will invite experts from the US State Department and the Ministry of Defense, as well as the leaders of the regional group committee of military industry experts and the House of Representatives Foreign Affairs Committee to supervise the process of foreign military sales on the US government. The working group will regularly hold a briefing and make suggestions to the leadership of the Foreign Commission for legislation for review.Walz said, "Over the years, the US military sales of the United States have been delayed, which has caused many allies and partners in the United States to be in danger." He is proud of leading this working group to investigate the delay in the delivery of military sales and cost costs. Increase, as well as the reasons for the risk of some most important allies, and simplify the military sales process through legislative methods.</text:p>
      <text:p text:style-name="P4">
"Foreign military sales are important policy tools for US diplomacy and national security. Our partners, such as Taiwan, should receive equipment as soon as possible to order military equipment from the United States." Murdon said that the working group will study how to simplify how to simplify the work group. The tedious administrative procedures and what investment in the military industry needs to solve the bottleneck currently facing, so that military sales equipment can be shipped out in time and play a role on the battlefield.</text:p>
      <text:p text:style-name="P4">
While the Foreign Committee of the House of Representatives announced the establishment of the above -mentioned special group, the chairman of the Military Commission of the Federal House of Representatives and MP Mikerogers led a group to visit Taiwan from June 27th to 29th. During his visit to Taiwan, the delegation met with Taiwan ’s president Tsai Ing -wen and Foreign Minister Wu Zhaozheng. Through these meetings, the delegation has the opportunity to exchange opinions with relevant people in Taiwan on the essential extensive issues between the United States and Taiwan.</text:p>
      <text:p text:style-name="P4">
Reporter: Huang Chunmei Responsible: Xu Shuting Chen Meihua He Ping.com Edited: Ruizhe</text:p>
      <text:p text:style-name="P4">
News Source: <text:a xlink:type="simple" xlink:href="https://www.rfa.org/mandarin/yataibaodao/junshiwaijiao/hcm2-06302023073548.html" text:style-name="Internet_20_link" text:visited-style-name="Visited_20_Internet_20_Link">
https://www.rfa.org/mandarin/yataibaodao/junshiwaijiao/hcm2-06302023073548.html</text:a>
</text:p>
      <!--NEWS-->
      <text:h text:style-name="P10" text:outline-level="1">
<text:span text:style-name="T4">
The 3rd anniversary of the "National Security Law" in Hong Kong still adheres to the post</text:span>
</text:h>
      <text:p text:style-name="P4">
Author: None</text:p>
      <text:p text:style-name="P4">
Publisher: Radio Free Asia (Organization)</text:p>
      <text:p text:style-name="P4">
Published Time: 2023-06-30T11:41:00-04:00</text:p>
      <text:p text:style-name="P4">
Modified Time: 2023-06-30T12:11:43-04:00</text:p>
      <text:p text:style-name="P4">
Description: None</text:p>
      <text:p text:style-name="P4">
Videos: []</text:p>
      <text:p text:style-name="P4">
Audios: ["<text:a xlink:type="simple" xlink:href="https://www.rfa.org/mandarin/yataibaodao/gangtai/ec-0630202308010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2" text:anchor-type="as-char" svg:width="6.9236in" svg:height="3.88615in" draw:z-index="0">
<draw:image xlink:href="../Images/rfamandarin/2023-06-30T11-41-00-04-00/000000.png" xlink:type="simple" xlink:show="embed" xlink:actuate="onLoad" draw:mime-type="image/png"/>
</draw:frame>
Chen Baoying said that after the National Security Law, the political regiment was difficult to survive, but she still insisted on acting for the public to encourage people who are still insisting. <text:a xlink:type="simple" xlink:href="https://www.rfa.org/mandarin/yataibaodao/gangtai/ec-06302023080107.html/@@images/image" text:style-name="Internet_20_link" text:visited-style-name="Visited_20_Internet_20_Link">
</text:a>
(Information picture of this station) <text:a xlink:type="simple" xlink:href="https://www.rfa.org/mandarin/yataibaodao/gangtai/ec-06302023080107.html/@@stream" text:style-name="Internet_20_link" text:visited-style-name="Visited_20_Internet_20_Link">
Audio-Link: https://www.rfa.org/mandarin/yataibao/gangtai/ec-063020230807.html/@stream</text:a>
The "National Security Law" in Hong Kong has taken effect at the 3rd anniversary. This law establishes Beijing's comprehensive governance of Hong Kong. At the same time, it has disintegrated Hong Kong's civil society and the democratic schools in parliament were forced to exit. However, there are still a group of left -behind, including members of the Democratic Political Regiment, former district councilors, and Chinese judges, hoping that under the National Security Law, they will try their best to defend the rights of Hong Kong people.</text:p>
      <text:p text:style-name="P4">
<text:span text:style-name="T4">
<text:span text:style-name="T5">
 <text:a xlink:type="simple" xlink:href="https://www.rfa.org/mandarin/yataibaodao/gangtai/al-06292023131922.html" text:style-name="Internet_20_link" text:visited-style-name="Visited_20_Internet_20_Link">
The National Security Law in the third anniversary of the British Parliament urges the government to sanction Hong Kong officials and rescue Li Zhiying</text:a>
</text:span>
* </text:span>
<text:span text:style-name="T5">
 <text:a xlink:type="simple" xlink:href="https://www.rfa.org/mandarin/zhuanlan/baodaozheshijian/mrpt-06262023104253.html" text:style-name="Internet_20_link" text:visited-style-name="Visited_20_Internet_20_Link">
Reporter Time: Can I enter Hong Kong safely? Hong Kong National Security Law 3 years later</text:a>
</text:span>
**<text:a xlink:type="simple" xlink:href="https://www.rfa.org/mandarin/yataibaodao/gangtai/jt-07272022121716.html" text:style-name="Internet_20_link" text:visited-style-name="Visited_20_Internet_20_Link">
<text:span text:style-name="T4">
 procedure is unfair, define unknown United Nations called on Hong Kong to abolish the National Security Law </text:span>
</text:a>
Chen Baoying: "We are social democratic connections." Many Hong Kong people are trapped in prison because of defending their own thoughts, speech and news freedom, and 'release all political prisoners!'"</text:p>
      <text:p text:style-name="P4">
After the "National Security Law" took effect, many political parties and political groups in Hong Kong could not escape the fate of dissolution. Chen Baoying, the chairman of the "Social Ministry", told this station that as a political group, explaining their ideas to the public is the most important job. However, the implementation of the National Security Law cannot be implemented in the past three years, and it cannot affect their development like a parade. There are many difficulties to cross the risk of "National Security Law", and there are many difficulties to cross.</text:p>
      <text:p text:style-name="P4">
Chen Baoying: "The National Security Law certainly has a great restraint. When the government thinks is a sensitive day, the 'powerful department' will have a certain degree of obstruction and persuasion; At the time, we only have 4 people 'swing streets'. There may be more than 10 plainclothes policemen next to it, or they will use some laws that have not been used in the past, such as illegal fundraising. The "Inciting Crime" sued us, and it was possible for the comments that any authorities did not like on the Internet.</text:p>
      <text:p text:style-name="P4">
<text:span text:style-name="T4">
 Chen Baoying: I don’t want to have a sound in Hong Kong society. There are still people who encourage the public to encourage people who are still insisting. </text:span>
</text:p>
      <text:p text:style-name="P4">
The "Social People's Lian" has persisted in the protests that have been returning to the day for many years, and the pressure was forced to cancel. On the June 4th anniversary of the past, Chen Baoying was holding flowers alone on the street and was taken away by the police. She acknowledged that it is difficult to continue to express their demands with action now, but no matter how difficult it is, he must do his best.</text:p>
      <text:p text:style-name="P4">
Chen Baoying: "Why should I stay in Hong Kong? Not to prove how brave we are, but when I see unreasonable things in Hong Kong, whether it is politics, economy or society, or there is ideas, we still want to express it. I hope that Hong Kong society has only one -sided sound. No matter how small the space is, the sound of the objection can be performed. Under such a big pressure, there are still people who are willing to speak. Let everyone see each other, it is a big encouragement. "</text:p>
      <text:p text:style-name="P4">
Chen Baoying said that after the "social and civilian" is mainly based on donations, the difficulty of fundraising and the termination of the bank account can only rely on members as volunteers to suspend the problem of insufficient funds.</text:p>
      <text:p text:style-name="P4">
<text:span text:style-name="T4">
 Zhao Enlai: After the "National Security Law", the regional functional gap is destroyed in the regional service gap, the democratic school is based on space </text:span>
</text:p>
      <text:p text:style-name="P4">
Zhao Enlai said that the function of the district council after the National Security Law was destroyed. The regional service gap was a space for the democratic school (the interviewee's Facebook picture) <text:a xlink:type="simple" xlink:href="https://www.rfa.org/mandarin/yataibaodao/gangtai/ec-06302023080107.html/8d75606967658868793a-300a56fd5b896cd5300b540e533a8bae4f1a529f80fd5c3d6bc1-5730533a670d52a17f3a53e3662f6c114e3b6d3e7acb8db376847a7a95f4-53d78bbf800581384e6656fe7247.jpg" text:style-name="Internet_20_link" text:visited-style-name="Visited_20_Internet_20_Link">
![] [](Images/rfamandarin/2023-06-30T11-41-00-04-00/000003.png)</text:a>
Zhao Enlai, former member of the Standing Committee of the District Councilor, was sentenced to prison for June 4th rally. After he was released from prison, he did not choose to leave Hong Kong. Instead, he returned to the community to set up an office. He said that after the "National Security Law" and "improving the election system", a large number of democrats left Parliament and Hong Kong, and the district parliament also lost its role as the government and regional bridges. Regional people's livelihood services were democratic and based on the space.</text:p>
      <text:p text:style-name="P4">
Zhao Enlai: "90 % of the working hours of district councilors have nothing to do with politics, but to play an important social service function in Hong Kong. When you destroy a system, but you cannot establish a new system replacement, you will only create more more than to create more. Social problems will slowly happen in Hong Kong. I work in a regional work to some extent. Service. "</text:p>
      <text:p text:style-name="P4">
Zhao Enlai said that the loss of seats and government support was extremely unstable by serving residents. But he said that he would not give up his faith and tried to serve Hong Kong people in his own way.</text:p>
      <text:p text:style-name="P4">
<text:span text:style-name="T4">
 Liu Ruishao: There are difficulties in politics when the National Security Law is evaluated, but there is still room for review on the issue of people's livelihood </text:span>
Liu Ruishao: "Under the" National Security Law ", of course, it is much greater than before. The so -called red line is constantly moving, and there are many so -called 'observer'. A folk report becomes the standard for future official operations. Generally speaking, the situation is tightened than before, but the problem of people's livelihood can still be. If it is a political issue, in terms of major principles View."</text:p>
      <text:p text:style-name="P4">
Liu Ruishao said that the method is always more difficult than difficulties. He will try to use different methods. I believe that there is still a chance to make different voices in Hong Kong.</text:p>
      <text:p text:style-name="P4">
Reporter: Chen Zifei Editor: Xu Shuting 梒 网 网 Editor: Ruizhe</text:p>
      <text:p text:style-name="P4">
News Source: <text:a xlink:type="simple" xlink:href="https://www.rfa.org/mandarin/yataibaodao/gangtai/ec-06302023080107.html" text:style-name="Internet_20_link" text:visited-style-name="Visited_20_Internet_20_Link">
https://www.rfa.org/mandarin/yataibaodao/gangtai/ec-06302023080107.html</text:a>
</text:p>
      <!--NEWS-->
      <text:h text:style-name="P10" text:outline-level="1">
<text:span text:style-name="T4">
British Foreign Minister rarely called for expanding the UN Security Council and reviewing veto</text:span>
</text:h>
      <text:p text:style-name="P4">
Author: 英国《卫报》</text:p>
      <text:p text:style-name="P4">
Publisher: Al Jazeera</text:p>
      <text:p text:style-name="P4">
Published Time: 2023-06-30T12:18:08</text:p>
      <text:p text:style-name="P4">
Modified Time: 2023-06-30T12:18:08</text:p>
      <text:p text:style-name="P4">
Description: British Foreign Minister James Cleverly said that global developing countries should have a stronger voice in the world's top institutions. This is achieved by expanding the necessary review of the UN Security Council and the veto of the five permanent members of the country. Essence</text:p>
      <text:p text:style-name="P4">
Images: ["<text:a xlink:type="simple" xlink:href="https://chinese.aljazeera.net/wp-content/uploads/2023/06/1-1688126982.png" text:style-name="Internet_20_link" text:visited-style-name="Visited_20_Internet_20_Link">
1-1688126982.png</text:a>
"]</text:p>
      <text:p text:style-name="P4">
Topics: ['政治', '新闻']</text:p>
      <text:p text:style-name="P4">
Keywords: ['政治', '新闻', '世界', '英国']</text:p>
      <text:p text:style-name="P4">
Type: Article</text:p>
      <!--METADATA-->
      <text:p text:style-name="P4">
<draw:frame draw:style-name="fr1" draw:name="Image155" text:anchor-type="as-char" svg:width="6.9236in" svg:height="4.612736in" draw:z-index="0">
<draw:image xlink:href="../Images/Aljazeera Chinese/2023-06-30T12-18-08/1-1688126982.png" xlink:type="simple" xlink:show="embed" xlink:actuate="onLoad" draw:mime-type="image/png"/>
</draw:frame>
Cleverly: Invoicing the influence of rich countries and ignoring their responsibilities (Reuters)</text:p>
      <text:p text:style-name="P4">
British Foreign Minister James Cleverly said that global developing countries should have a stronger voice in the world's top institutions. This is achieved by expanding the necessary review of the UN Security Council and the veto of the five permanent members of the country. Essence</text:p>
      <text:p text:style-name="P4">
The British "Guardian" is in a <text:a xlink:type="simple" xlink:href="https://www.theguardian.com/world/2023/jun/29/uk-foreign-secretary-expansion-un-security-council-global-south-permanent-members-veto" text:style-name="Internet_20_link" text:visited-style-name="Visited_20_Internet_20_Link">
Report</text:a>
According to China report, Cleverly -in a speech called the first time that was known as a conservative diplomat in the past three decades -clearly stated that the poorest country in the world was ignored, even if it was ignored, even if it was in the world, even if it was ignored The same is true of them directly related to them.</text:p>
      <text:h text:style-name="P13" text:outline-level="4">
<text:span text:style-name="T4">
Developing countries will determine the fate of world order</text:span>
</text:h>
      <text:p text:style-name="P4">
Cleverly said at a meeting held at the Titham Institute of London Institute in London that he carefully listened to the leaders of developing countries. It is pointed out that the Latin American countries and India-Pacific are becoming more and more powerful, which will determine whether the current world order will continue. The real risk of the global trading system.</text:p>
      <text:p text:style-name="P4">
The British Minister continued to say that the current system has been unsustainable, and the economic focus has shifted to the Indo -Pacific region, and the proportion of African population in the world has increased.</text:p>
      <text:p text:style-name="P4">
The rejection of the United States has led to the failure of the resolution of the Palestinian resolution to protect the Palestinian.</text:p>
      <text:p text:style-name="P4">
Cleverly said he hoped that Africa would have permanent representative power in the Group of 20 and extend the qualifications of members of the Security Council of India, Brazil, Germany and Japan.</text:p>
      <text:h text:style-name="P13" text:outline-level="4">
<text:span text:style-name="T4">
paralyzed the Security Council</text:span>
</text:h>
      <text:p text:style-name="P4">
Cleverly pointed out that the members of the Security Council ’s continuous value of veto power are becoming increasingly fierce. Russia used veto during the Ukrainian war and the Syrian war, which largely paralyzed the Security Council. General Assembly.</text:p>
      <text:p text:style-name="P4">
The Guardian predicts that the credibility of Cleverly's appeal has been questioned, because since the last time in 1965, it was the only one to expand the Security Council, and the expansion of the Security Council has almost continued.</text:p>
      <text:p text:style-name="P4">
The British "Guardian" reported that China may oppose the reform of the Security Council, worrying that Japan and India -these two major Asian competitors -become permanent members, which will affect China.</text:p>
      <text:p text:style-name="P4">
Clavili said in a appeal to global developing countries that Russia's "barbaric invasion of Ukraine" is a deliberate attack on the "United Nations Charter" and the core principles of international order. Sovereignty attempts, and stated that the obvious coup attempts in Russia will not transfer Western's attention to Russia's "invading" Ukraine.</text:p>
      <text:p text:style-name="P4">
News Source: <text:a xlink:type="simple" xlink:href="https://chinese.aljazeera.net/news/2023/6/30/%e8%8b%b1%e5%9b%bd%e5%a4%96%e4%ba%a4%e5%a4%a7%e8%87%a3%e7%bd%95%e8%a7%81%e5%91%bc%e5%90%81%e6%89%a9%e5%a4%a7%e8%81%94%e5%90%88%e5%9b%bd%e5%ae%89%e7%90%86%e4%bc%9a%e5%b9%b6%e5%ae%a1%e6%9f%a5%e5%90%a6" text:style-name="Internet_20_link" text:visited-style-name="Visited_20_Internet_20_Link">
https://chinese.aljazeera.net/news/2023/6/30/%e8%8b%b1%e5%9b%bd%e5%a4%96%e4%ba%a4%e5%a4%a7%e8%87%a3%e7%bd%95%e8%a7%81%e5%91%bc%e5%90%81%e6%89%a9%e5%a4%a7%e8%81%94%e5%90%88%e5%9b%bd%e5%ae%89%e7%90%86%e4%bc%9a%e5%b9%b6%e5%ae%a1%e6%9f%a5%e5%90%a6</text:a>
</text:p>
      <!--NEWS-->
      <text:h text:style-name="P10" text:outline-level="1">
<text:span text:style-name="T4">
Column | Finance Time Listen: Punishment has no economy to accelerate the closure of small enterprises</text:span>
</text:h>
      <text:p text:style-name="P4">
Author: None</text:p>
      <text:p text:style-name="P4">
Publisher: Radio Free Asia (Organization)</text:p>
      <text:p text:style-name="P4">
Published Time: 2023-06-30T12:19:19-04:00</text:p>
      <text:p text:style-name="P4">
Modified Time: 2023-06-30T12:19:19-04:00</text:p>
      <text:p text:style-name="P4">
Description: None</text:p>
      <text:p text:style-name="P4">
Videos: []</text:p>
      <text:p text:style-name="P4">
Audios: ["<text:a xlink:type="simple" xlink:href="https://www.rfa.org/mandarin/zhuanlan/jingmaorediansaomiao/econ-0630202309310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7" text:anchor-type="as-char" svg:width="6.9236in" svg:height="5.61705in" draw:z-index="0">
<draw:image xlink:href="../Images/rfamandarin/2023-06-30T12-19-19-04-00/000000.png" xlink:type="simple" xlink:show="embed" xlink:actuate="onLoad" draw:mime-type="image/png"/>
</draw:frame>
Selling five pounds of celery in Shaanxi was fined more than 60,000. Public opinion pointed out that the authorities had no choice but to create revenue. Reuters Information Picture <text:a xlink:type="simple" xlink:href="https://www.rfa.org/mandarin/zhuanlan/jingmaorediansaomiao/econ-06302023093102.html/@@stream" text:style-name="Internet_20_link" text:visited-style-name="Visited_20_Internet_20_Link">
Audio-Link: https: //www.rfa.org/mandarin/zhuanlan/jingmaorediaomiao/econ 06302023093102.html/@stream</text:a>
Good audience and friends, welcome to listen to the financial and epochs of Liberty Asia, I am Rao Yiming.</text:p>
      <text:p text:style-name="P4">
China ’s local debt problems have been serious for a long time. In the case of finances, local governments have cleverly established their names and constantly issue various strange tickets for ordinary people to increase income. Recently, many restaurants in Shanghai have added cucumber shreds on Liangpi, which has been severely punished, causing heated discussion among all walks of life. Driven by this wave of fine economy, the people or stores have been repeatedly punished by the government for some small things. The living space of small and micro enterprises is more difficult. So what harm does the fine economy without control? Was the fine fines of some government departments or the acquiescation of the central government? Are cities that are not economically rampant concentrated in those areas? This program will discuss the above topics. The guests who participated in the discussion were Qin Weiping, an economist in the United States.</text:p>
      <text:p text:style-name="P4">
<text:span text:style-name="T4">
 Frequent fines in the catering industry </text:span>
</text:p>
      <text:p text:style-name="P4">
Recently, the Shanghai Mi Fan Catering Golden Bridge Branch was severely fined 5,000 yuan for adding cucumber shreds on Liangpi. Many netizens scolded "absurd" and "abuse of regulations." In fact, this is not the first batch of restaurants that have been fined because of cucumber and cold dishes. According to reports, more than 1,000 restaurants have been punished for sale of cold cucumbers.</text:p>
      <text:p text:style-name="P4">
After experiencing the food safety crisis such as Sanlu Milk Powder, the Chinese government launched the most stringent "Food Safety Law" in 2015, but food safety issues are still endless.</text:p>
      <text:p text:style-name="P4">
For the catering industry, it is punished without a cold dish, but the threshold for applying for a certificate is high. According to the introduction of the internal reference of the owner of the WeChat public account catering company, taking the cucumber shreds that often step on the pit as an example, it belongs to a cold food food production and sale, and to obtain this license, it is necessary to have independence of not less than 5 square meters in the store. Space, with disinfection facilities, air disinfection equipment and independent air conditioners, which are difficult for the small catering industry.</text:p>
      <text:p text:style-name="P4">
In addition to the Cool Chan, more and more merchants have recently been punished because of "not prompting food waste". A consumer purchased 16 ice creams in a hot pot restaurant. Because the seal was not finished, the merchant was fined 2,000 yuan for the "anti -food waste supervision and guidance".</text:p>
      <text:p text:style-name="P4">
In March of this year, the Chinese market regulatory authorities deployed special operations to stop catering waste in the country, such as increasing inspections on key areas such as catering and takeaway, wedding banquets, buffets, and unit cafeterias. For platform themes, strengthen administrative guidance and prevent waste of order. For the main body of the merchant, advocate reasonable adjustment of the dishes.</text:p>
      <text:p text:style-name="P4">
China's "Anti -Food Consumption Law" stipulates that each catering service operator should take the initiative to prevent consumers from wasteing food waste, or order consumers to order an appropriate order by the waiter.</text:p>
      <text:p text:style-name="P4">
<text:span text:style-name="T4">
 Government governments have fined their fines for income </text:span>
</text:p>
      <text:p text:style-name="P4">
Local government debt is exhausted, and the phenomenon of fines in order to create income is becoming more and more rampant. Last year, a vendor in Yulin City, Shaanxi was a heavy penalty of 66,000 yuan for selling celery that did not meet the food safety standards. Later, the media disclosed that the city's debt ratio in 2021 was as high as 123%.</text:p>
      <text:p text:style-name="P4">
In May of this year, the chaos of the over -limit transportation of Huangxian City, Anyang City, Henan Province became headlines. The reason for the ticket is overweight. Some truck drivers accused of complaints. Before departure, the truck was obviously not overweight and was fined. A driver received a ticket of 275,000 yuan in two years.</text:p>
      <text:p text:style-name="P4">
A driver in Hebei Province was also dropped by the Beidou positioning system. He was fined 2,000 yuan in Tangshan and was detained. He committed suicide. Less than a month later, another truck driver from Shandong, who could not afford a fine of 5,000 yuan, and committed suicide on the spot. Fortunately, he was rescued in time. These are the tragedies caused by the fine economy.</text:p>
      <text:p text:style-name="P4">
It is worth noting that the targets of random fines are usually individual households or small and micro enterprises, such as takeaway riders and the above drivers and restaurants.</text:p>
      <text:p text:style-name="P4">
According to the survey report of Beijing's "Finance" magazine, a total of 1.94 million companies in the 40 cities with the highest revenue in China in 2022 closed down, accounting for about 7%of the total. Among all the cancellation companies, micro -enterprises account for 57.4%. If small companies are calculated, the proportion is as high as 93%, reflecting that small and micro enterprises have weak anti -risk capabilities and are easily affected by the economic cycle.</text:p>
      <text:p text:style-name="P4">
Many small and micro enterprises in China have experienced operating difficulties under the impact of the epidemic, and they have closed a lot. In the case of China's economy, the local government has cleverly increased its fines, which will inevitably allow small and medium -sized enterprises to face a worse business environment. In this way, the employment and economic recovery of China will surely have a negative impact.</text:p>
      <text:p text:style-name="P4">
<text:span text:style-name="T4">
 Punishment is the most rampant in Northeast China, Southwest, and North China </text:span>
</text:p>
      <text:p text:style-name="P4">
Punishment without income generally refers to the price of local governments during law enforcement, judicial agencies on illegal, illegal fines, and confiscated stolen money and stolen goods. It belongs to the non -tax income part.</text:p>
      <text:p text:style-name="P4">
Generally speaking, there are two main types of local governments: one is public fiscal revenue and the other is fund income. Public fiscal revenue mainly includes two parts: "tax income" and "non -tax income". From the direction of development, local government income should be based on "general public budget". The general public budget should focus on tax revenue. The proportion of non -tax income, including penalties without income, should be declining.</text:p>
      <text:p text:style-name="P4">
The ratio of no income and tax revenue in a city can reflect the quality of local fiscal revenue. Beijing Finance Magazine recently issued a survey and found that compared with cities above the 247 prefectures, it was found that the proportion of two-thirds of fines was concentrated at 3%-8%, and 29 exceeded 10%. The proportion of penalties for no income should not be too high or it should not grow too fast. High growth does not necessarily mean behaviors such as punishment and distribution, but it can provide a reference direction.</text:p>
      <text:p text:style-name="P4">
The investigation of Financial Magazine found that the proportion of fined income from 247 cities accounted for 5.8%, the highest value was 29.8%in Wuzhou, Guangxi, and the lowest was Suzhou 1.1%.</text:p>
      <text:p text:style-name="P4">
The 10 cities with the highest proportion of penalties are: Wuzhou, Hezhou, Shaoyang, Panjin, Ulanchabu, Jiamusi, Guangyuan, Xiangxi, Bazhong, Hechi. Most of them are located in the northeast, southwest, and North China.</text:p>
      <text:p text:style-name="P4">
The survey found that most first -tier and second -tier cities and cities in the provincial capital were relatively low in income, and the growth rate was relatively reasonable. The value of the third and fourth -tier non -provincial cities was relatively high.</text:p>
      <text:p text:style-name="P4">
The above is the current financial and economic listening, thank you for your listening. I am Rao Yiming. If you have any opinions and suggestions on this show, please write to fankui@rfa.org. Or my personal Twitter account is contacted by RFA_RYM.</text:p>
      <text:p text:style-name="P4">
Then I wish you all a happy weekend, the next show will meet again!</text:p>
      <text:p text:style-name="P4">
Writing, hosting, production: Rao Yiming</text:p>
      <text:p text:style-name="P4">
News Source: <text:a xlink:type="simple" xlink:href="https://www.rfa.org/mandarin/zhuanlan/jingmaorediansaomiao/econ-06302023093102.html" text:style-name="Internet_20_link" text:visited-style-name="Visited_20_Internet_20_Link">
https://www.rfa.org/mandarin/zhuanlan/jingmaorediansaomiao/econ-06302023093102.html</text:a>
</text:p>
      <!--NEWS-->
      <text:h text:style-name="P10" text:outline-level="1">
<text:span text:style-name="T4">
"National Geographic" fired the last batch of full -time writers of the monthly publishing</text:span>
</text:h>
      <text:p text:style-name="P4">
Author: 联合早报 (Person)</text:p>
      <text:p text:style-name="P4">
Publisher: 联合早报 (Organization)</text:p>
      <text:p text:style-name="P4">
Published Time: 2023-06-30T12:28</text:p>
      <text:p text:style-name="P4">
Modified Time: 2023-06-30T12:28</text:p>
      <text:p text:style-name="P4">
Description: "Washington Post" and other American media reports that international journals with a history of more than 100 years have fired the last batch of full -time writers this week. The New York Times said that "National Geographic" did not say ...</text:p>
      <text:p text:style-name="P4">
Videos: []</text:p>
      <text:p text:style-name="P4">
Audios: []</text:p>
      <text:p text:style-name="P4">
Images: []</text:p>
      <text:p text:style-name="P4">
Type: NewsArticle</text:p>
      <text:p text:style-name="P4">
Breadcrumbs: ['即时', '国际']</text:p>
      <text:p text:style-name="P4">
Keywords: ['美国', '裁员']</text:p>
      <!--METADATA-->
      <text:p text:style-name="P4">
"Washington Post" and other American media reports that international journals with a history of more than 100 years have fired the last batch of full -time writers this week.</text:p>
      <text:p text:style-name="P4">
The New York Times said that "National Geographic" did not say how many people have cut off the latest round of layoffs, but it shows that the magazine will continue to be published every month.</text:p>
      <text:p text:style-name="P4">
In addition, a delayed staff quoted by the United States CNN (CNN) has reduced 17 positions this week, including all full -time writers, all employees of the podcasts, and a group of editors. 》 It has been serving for nearly 40 years.</text:p>
      <text:p text:style-name="P4">
The former employee said that the work of a full -time writer will be replaced by freelance writers, and only certain digital content is still responsible for full -time editors.</text:p>
      <text:p text:style-name="P4">
He said that "National Geography" currently only hires two text editors, a set of multi -platform editors responsible for printing and digital version content, and a set of editors responsible for digital versions.</text:p>
      <text:p text:style-name="P4">
A spokesman for "National Geographic" told CNN in a statement on Wednesday (June 28) that as of the end of 2022, "National Geographic" had more than 1.7 million subscribers and would continue to publish this monthly issue.</text:p>
      <text:p text:style-name="P4">
"National Geographic" is the official magazine of the National Geographic Society. It started the first issue of the nine months after the establishment of the National Geographical Society in 1888. It has a history of more than 130 years.</text:p>
      <text:p text:style-name="P4">
"National Geography" is published monthly, including geography, science popularization, history, culture, documentary, photography, etc. The bright yellow frames and laurel patterns on the cover of the magazine are its registered trademarks.</text:p>
      <text:p text:style-name="P4">
According to public information, as of 2015, "National Geographic" has nearly 40 types of text versions, with a monthly circulation of about 6.5 million copies and 30 million readers worldwide.</text:p>
      <text:p text:style-name="P4">
The influence of "National Geography" on Americans is particularly important, and the media is called the "understanding the world" by the media.</text:p>
      <text:p text:style-name="P4">
News Source: <text:a xlink:type="simple" xlink:href="https://www.zaobao.com.sg/realtime/world/story20230630-1409232" text:style-name="Internet_20_link" text:visited-style-name="Visited_20_Internet_20_Link">
https://www.zaobao.com.sg/realtime/world/story20230630-1409232</text:a>
</text:p>
      <!--NEWS-->
      <text:h text:style-name="P10" text:outline-level="1">
<text:span text:style-name="T4">
How the Supreme Court of the United States ruling will affect the future university enrollment</text:span>
</text:h>
      <text:p text:style-name="P4">
Creator: ANEMONA HARTOCOLLIS</text:p>
      <text:p text:style-name="P4">
Publisher: https://www.facebook.com/nytimeschinese</text:p>
      <text:p text:style-name="P4">
Published Time: 2023-06-30T12:30:26+08:00</text:p>
      <text:p text:style-name="P4">
Description: Because universities must abide by laws and admitted diverse students, the ruling of the Supreme Court may lead to more subjective processes in colleges and universities. Some predictions believe that the number of blacks and Western students in prestigious schools will decline immediately. Many universities in Kenny Holston/The New York Times have prepared for several months or even years for the ruling of the Supreme Court, and have begun to take measures to move towards the "racial neutral" enrollment method.</text:p>
      <text:p text:style-name="P4">
Images: ["<text:a xlink:type="simple" xlink:href="https://static01.nyt.com/images/2023/06/21/multimedia/00nat-affirmative-action-future-01-klvq/00nat-affirmative-action-future-01-klvq-master1050.jpg" text:style-name="Internet_20_link" text:visited-style-name="Visited_20_Internet_20_Link">
00nat-affirma...</text:a>
"]</text:p>
      <text:p text:style-name="P4">
Category: 美国</text:p>
      <text:p text:style-name="P4">
Type: Article</text:p>
      <!--METADATA-->
      <text:p text:style-name="P4">
<draw:frame draw:style-name="fr1" draw:name="Image158" text:anchor-type="as-char" svg:width="6.9236in" svg:height="4.615733in" draw:z-index="0">
<draw:image xlink:href="../Images/cnnytimes/2023-06-30T12-30-26-08-00/00nat-affirmative-action-future-01-klvq-master1050.jpg" xlink:type="simple" xlink:show="embed" xlink:actuate="onLoad" draw:mime-type="image/jpeg"/>
</draw:frame>
<text:a xlink:type="simple" xlink:href="https://www.supremecourt.gov/opinions/22pdf/20-1199_hgdj.pdf" text:style-name="Internet_20_link" text:visited-style-name="Visited_20_Internet_20_Link">
Ruling</text:a>
Among them, the chief judge John Roberts had a harsh wording to Harvard University and North Carolina University, saying that his admissions process was "elusive", "opaque" and "unpredictable".</text:p>
      <text:p text:style-name="P4">
But on Thursday, the court on the two universities on Thursday <text:a xlink:type="simple" xlink:href="https://www.nytimes.com/2023/06/29/us/politics/supreme-court-admissions-affirmative-action-harvard-unc.html" text:style-name="Internet_20_link" text:visited-style-name="Visited_20_Internet_20_Link">
ruling</text:a>
It may lead to the more subjective and mysterious enrollment system, because universities must abide by the law and admit diverse students.</text:p>
      <text:p text:style-name="P4">
Some schools predict that the attention of standardization indicators such as test results and class rankings will be reduced, and more emphasis is on the personal quality reflected by recommendation letters and application documents -this is the opposite of the hope of many equal rights bills.</text:p>
      <text:p text:style-name="P4">
"Will it become even more opaque? Yes, there is no way," said Daniel Renho Holy, who was about to take over as the dean of the Mun -Halio Oak College. "This is a complicated process. This opinion will make it more complicated."</text:p>
      <text:p text:style-name="P4">
advertise</text:p>
      <text:p text:style-name="P4">
In an interview, the founder and president of the plaintiff's "Student Fair Admission" organization, Edward Bloom, defended the "standard measurement method" of his so -called academic qualification. Curriculum homework helps to determine which students can win in a competitive school.</text:p>
      <text:p text:style-name="P4">
He promised to implement the decision and stated that "students' fair admission" and their lawyers "have been paying close attention to the possible changes in enrollment procedures."</text:p>
      <text:p text:style-name="P4">
He wrote in a statement on Thursday: "We are kept vigilant. If there is a university openly contempt for this clear ruling, we plan to file a lawsuit."</text:p>
      <text:p text:style-name="P4">
For decades, the University of California Berkeley has been banned from the equality bill. Jim Wilson/The New York Times</text:p>
      <text:p text:style-name="P4">
However, it is almost impossible to eliminate any race in the process of enrollment -starting from the name of the applicant. In the judgment, Judge Roberts left room for the ethnic or ethnic background in considering the life experience of the applicant.</text:p>
      <text:p text:style-name="P4">
"Any content in this opinion should not be explained as a ban on the discussion of the university's discussion on the influence of race influence on their lives. Whether it is discrimination, incentive, or other ways," he wrote.</text:p>
      <text:p text:style-name="P4">
However, he also warned that personal statements could not play a hidden role in transmitting racial information. "In other words, they must be treated according to their experience as an individual, not based on race," he wrote. "For a long time, the practice of many universities is exactly the opposite."</text:p>
      <text:p text:style-name="P4">
Universities including Harvard University and North Carolina said on Thursday that they will abide by this ruling. But for the skeptician of the outside world, clarifying the intention of a university will be a challenge. How do they know whether an admission decision is based on an article about personal courage or the race of the applicant it revealed?</text:p>
      <text:p text:style-name="P4">
advertise</text:p>
      <text:p text:style-name="P4">
"I think a very reasonable result is that the school will cheat, and then said," Let's see who will be prosecuted, '"Richard Sander, a legal professor at the University of California, Los Angeles Holding criticism. "The chance of being prosecuted in individual schools is very low, and the cost of prosecution is really high."</text:p>
      <text:p text:style-name="P4">
Some educators have discussed how to use their personal statements when applying. Recently sponsored by the US Education Commission <text:a xlink:type="simple" xlink:href="https://www.acenet.edu/News-Room/Pages/SCOTUS-ACE2023-Transcript.aspx" text:style-name="Internet_20_link" text:visited-style-name="Visited_20_Internet_20_Link">
Speech</text:a>
Among them, Xiangnon Gandy, the undergraduate enrollment director of the University of Maryland, said that students' enrollment documents must be changed and describing how race affects their lives.</text:p>
      <text:p text:style-name="P4">
"Now, the students write football training and the death of my grandmother," she said. "They don't write the tests and suffering they have suffered. They don't write those challenges they have to experience."</text:p>
      <text:p text:style-name="P4">
Universities can also require applicants to submit other more targeted documents, such as statement of "diversity, fairness, and inclusiveness". Such a statement is very common in faculty recruitment.</text:p>
      <text:p text:style-name="P4">
Xiangnon Gandy, the undergraduate enrollment director of the University of Maryland, said that in the university application documents, students "will not write the tests and suffering they have suffered." Shuran huang for the new Yorktimes</text:p>
      <text:p text:style-name="P4">
Holly, who is about to serve as the dean of the Martholo Oak College, envisioned such a problem: "Various diversity is one of the core values of the Mantholio Academy. Please tell us why you pay attention to diversity, and What do you think you can make on this issue to Mantholio's College. "</text:p>
      <text:p text:style-name="P4">
University officials predict that the number of blacks and Western students in prestigious universities will immediately decline, just as the result of the ban on public universities in California and Michigan from California and Michigan. Last fall, of the new students of the University of California, Berkeley, black students accounted for only 3.4%. At this time, it has been effective for 25 years.</text:p>
      <text:p text:style-name="P4">
advertise</text:p>
      <text:p text:style-name="P4">
However, in about 100 schools that take equal rights measures, many of them have been prepared for several months or even years for such a situation. These schools have begun to move towards the enrollment era of "racial neutrality", that is, while trying to comply with legal provisions, we try to retain the spirit of equal rights.</text:p>
      <text:p text:style-name="P4">
The rigorous academic rigor is still important, but the standardized test is not needed. In some cases, even reading is not even exams.</text:p>
      <text:p text:style-name="P4">
The school is increasingly inclined to admit students from low -income families, or the "first generation" applicant -the first college student in the family. They are investing a lot of funds to support students and provide more demand -based economic assistance.</text:p>
      <text:p text:style-name="P4">
Some prestigious schools are also likely to play a more direct role in cultivating potential applicants.</text:p>
      <text:p text:style-name="P4">
For example, the University of Virginia announced a plan this month to prepare for high school cooperation with 40 applicants in the eight regions of the state. The University of Duke just promised to provide a full school aid to students from North Carolina and South Carolina, which earn $ 150,000 or below.</text:p>
      <text:p text:style-name="P4">
"The hardest part is actually looking for and recruiting students," said the Academy of Calton College Dean Elison Belly, saying that the college would expand cooperation with community institutions.</text:p>
      <text:p text:style-name="P4">
President of Colorado College L. Song Richard said that high -quality students have always been there. Stephen Speranza for the New York Times</text:p>
      <text:p text:style-name="P4">
Some educators believe that the experience of California after the ban on the Agreement in 1996 shows that such projects can work. The entire system of the University of California achieved the highest history in terms of diversity in enrollment in 2021. However, the recruitment cost is high, consuming hundreds of millions of dollars, and the strongest Berkeley branch still failed to keep up with the trend.</text:p>
      <text:p text:style-name="P4">
For some public universities (such as the University of North Carolina or Virginia), they have conflicted with conservative politicians in the "diversity, fairness and tolerance" policy, and the risks they face are also different. When the problem involves any vague racial neutral policies, these universities are likely to act with caution.</text:p>
      <text:p text:style-name="P4">
advertise</text:p>
      <text:p text:style-name="P4">
"Whether in Hongzhou or Lanzhou, one of the truly set off by public universities is to be politicized as much as possible," said Gordon Ji, the president of the University of West Virginia. "This is a bit like a Budweiser storm," he said. The beer company was resisted because of hiring cross -gender people's endorsements, <text:a xlink:type="simple" xlink:href="https://www.nytimes.com/article/bud-light-boycott.html" text:style-name="Internet_20_link" text:visited-style-name="Visited_20_Internet_20_Link">
heavy losses</text:a>
Essence</text:p>
      <text:p text:style-name="P4">
Stress may also destroy the entire process and cancel the preferential treatment of alumni and donors. These people are often wealthy white groups.</text:p>
      <text:p text:style-name="P4">
So far, most schools are resisting these voices, saying that these preferences will help develop communities and increase fundraising. However, as the outside world questioned the anger of university enrollment, many people believed that the system had been managed by the rich and the relationship households, and the court's ruling could force the society to reflect on.</text:p>
      <text:p text:style-name="P4">
"This is a major settlement of racial justice, but it is also an opportunity," said Socialist Jerom Karabell, a sociologist who studied university enrollment in the University of California. "It's time to start from scratch, see what we can do. The idea of this matter is endless."</text:p>
      <text:p text:style-name="P4">
News Source: <text:a xlink:type="simple" xlink:href="https://cn.nytimes.com/usa/20230630/affirmative-action-college-admissions-future/" text:style-name="Internet_20_link" text:visited-style-name="Visited_20_Internet_20_Link">
https://cn.nytimes.com/usa/20230630/affirmative-action-college-admissions-future/</text:a>
</text:p>
      <!--NEWS-->
      <text:h text:style-name="P10" text:outline-level="1">
<text:span text:style-name="T4">
China -Russia and Iran deepen the cooperation of Russian Foreign Minister: Iran officially approved to join the SCO next week</text:span>
</text:h>
      <text:p text:style-name="P4">
Publisher: 法新社</text:p>
      <text:p text:style-name="P4">
Published Time: 2023-06-30T12:32:07+00:00</text:p>
      <text:p text:style-name="P4">
Modified Time: 2023-06-30T12:20:02+00:00</text:p>
      <text:p text:style-name="P4">
Description: (Agence France -Presse Moscow, 30th) Russian Foreign Minister Sergei Lavrov said today that Iran will officially be approved next week to join the "Shanghai Cooperation Organization" composed of China, Russia and other countri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2" text:anchor-type="as-char" svg:width="6.9236in" svg:height="3.617581in" draw:z-index="0">
<draw:image xlink:href="../Images/rficn/2023-06-30T12-32-07-00-00/000000.png" xlink:type="simple" xlink:show="embed" xlink:actuate="onLoad" draw:mime-type="image/png"/>
</draw:frame>
Agence France -Presse reported that Lavrov said at the opening ceremony of the Shanghai Cooperation Organization (SCO) in Moscow's "Shanghai Cooperation Organization", "Iran will obtain a complete member of the member states at the National Head Health Meeting on July 4th."</text:p>
      <text:p text:style-name="P4">
News Source: <text:a xlink:type="simple" xlink:href="https://www.rfi.fr/cn/%E5%9B%BD%E9%99%85%E6%8A%A5%E9%81%93/20230630-%E4%B8%AD%E4%BF%84%E4%BC%8A%E6%B7%B1%E5%8C%96%E5%90%88%E4%BD%9C-%E4%BF%84%E7%BD%97%E6%96%AF%E5%A4%96%E9%95%BF-%E4%BC%8A%E6%9C%97%E4%B8%8B%E5%91%A8%E6%AD%A3%E5%BC%8F%E8%8E%B7%E5%87%86%E5%8A%A0%E5%85%A5%E4%B8%8A%E5%90%88%E7%BB%84%E7%BB%87" text:style-name="Internet_20_link" text:visited-style-name="Visited_20_Internet_20_Link">
https://www.rfi.fr/cn/%E5%9B%BD%E9%99%85%E6%8A%A5%E9%81%93/20230630-%E4%B8%AD%E4%BF%84%E4%BC%8A%E6%B7%B1%E5%8C%96%E5%90%88%E4%BD%9C-%E4%BF%84%E7%BD%97%E6%96%AF%E5%A4%96%E9%95%BF-%E4%BC%8A%E6%9C%97%E4%B8%8B%E5%91%A8%E6%AD%A3%E5%BC%8F%E8%8E%B7%E5%87%86%E5%8A%A0%E5%85%A5%E4%B8%8A%E5%90%88%E7%BB%84%E7%BB%87</text:a>
</text:p>
      <!--NEWS-->
      <text:h text:style-name="P10" text:outline-level="1">
<text:span text:style-name="T4">
Column | Zhou Jia has something to say: Should I learn news in China?</text:span>
</text:h>
      <text:p text:style-name="P4">
Author: None</text:p>
      <text:p text:style-name="P4">
Publisher: Radio Free Asia (Organization)</text:p>
      <text:p text:style-name="P4">
Published Time: 2023-06-30T12:33:01-04:00</text:p>
      <text:p text:style-name="P4">
Modified Time: 2023-06-30T12:33:01-04:00</text:p>
      <text:p text:style-name="P4">
Description: None</text:p>
      <text:p text:style-name="P4">
Videos: []</text:p>
      <text:p text:style-name="P4">
Audios: ["<text:a xlink:type="simple" xlink:href="https://www.rfa.org/mandarin/zhuanlan/5468560967098bdd8bf4/talk-063020230919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3" text:anchor-type="as-char" svg:width="6.9236in" svg:height="3.897317in" draw:z-index="0">
<draw:image xlink:href="../Images/rfamandarin/2023-06-30T12-33-01-04-00/000000.png" xlink:type="simple" xlink:show="embed" xlink:actuate="onLoad" draw:mime-type="image/png"/>
</draw:frame>
Zhang Xuefeng, a Chinese Internet celebrity postgraduate tutoring lecturer, discussed the online screenshot of Zhang Xuefeng on Weibo <text:a xlink:type="simple" xlink:href="https://www.rfa.org/mandarin/zhuanlan/5468560967098bdd8bf4/talk-06302023091941.html/@@stream" text:style-name="Internet_20_link" text:visited-style-name="Visited_20_Internet_20_Link">
Audio-Link: https: //www.rfa.org/zhuanlan/546856098BDD8BF4/talk 063023091941.html /@@ Stream</text:a>
The annual college entrance examination is over. The next thing is that according to their college entrance examination scores and interests, which school is chosen in the future? Which major to learn?</text:p>
      <text:p text:style-name="P4">
Recently, a video of the China Internet Da V Zhang Xuefeng has been on a video of the candidate's application for news. When Zhang Xuefeng answered whether a student's parental consultation should allow his child to apply for a journalism, he expressed his strong opposition, and even exaggeratedly said, "Saying the child, not letting the child report the news."</text:p>
      <text:p text:style-name="P4">
As soon as Zhang Xuefeng's words came out, he immediately exploded on the Internet, and the sound of opposition and approval came one after another. The Chinese Education News of the Ministry of Education of China has criticized that those simple and rough online celebrities have strong confusion. The greater the spread of this speech, the greater the destructive power.</text:p>
      <text:p text:style-name="P4">
However, there are also many netizens who think that Zhang Xuefeng has made sense, because the current employment prospects of the journalism are indeed not good, and they will not encourage or support their children to apply for the journalism.</text:p>
      <text:p text:style-name="P4">
When applying for a major, should candidates be interested in? Or is the employment prospect and employment income? This issue may be benevolent, but I hear Zhang Xuefeng's response to the professional opposition to the journalism is that this is the sorrow of the Chinese press. Without the real news media, what kind of scene will appear in Chinese society? In the column of "Zhou Jia has something to say", Professor Zhou Xiaoye and I came to talk about the topic of the media in China. Participating in our discussion is also the media person Ms. Qian Lifeng and the daughter Zhou Hang of Professor Zhou.</text:p>
      <text:p text:style-name="P4">
News Source: <text:a xlink:type="simple" xlink:href="https://www.rfa.org/mandarin/zhuanlan/5468560967098bdd8bf4/talk-06302023091941.html" text:style-name="Internet_20_link" text:visited-style-name="Visited_20_Internet_20_Link">
https://www.rfa.org/mandarin/zhuanlan/5468560967098bdd8bf4/talk-06302023091941.html</text:a>
</text:p>
      <!--NEWS-->
      <text:h text:style-name="P10" text:outline-level="1">
<text:span text:style-name="T4">
The Pentagon claims that Chinese balloon does not collect information</text:span>
</text:h>
      <text:p text:style-name="P4">
Author: None (Language: zh)</text:p>
      <text:p text:style-name="P4">
Publisher: None</text:p>
      <text:p text:style-name="P4">
Time: 2023-06-30T12:43:00Z</text:p>
      <text:p text:style-name="P4">
Description: The U.S. Department of Defense said that after the evaluation of intelligence agencies, the shot of Chinese balloons did not collect information. One day ago, a US media reported that the balloon used American technology for spy.</text:p>
      <text:p text:style-name="P4">
Videos: []</text:p>
      <text:p text:style-name="P4">
Images: []</text:p>
      <text:p text:style-name="P4">
Subject: 时政风云</text:p>
      <text:p text:style-name="P4">
Subjects: ['奥巴马', '薄熙来', '专题报道：习近平访美', '中国共产党', '岛屿主权争端', '专题报道：全景观看“习马会”', '中国反腐风暴', '20国集团', '中国', '中共十九大']</text:p>
      <text:p text:style-name="P4">
Keywords: ['美国', '中国', '间谍气球', '布林肯', '拜登', '习近平']</text:p>
      <text:p text:style-name="P4">
Id: 66066375</text:p>
      <!--METADATA-->
      <text:p text:style-name="P4">
<text:a xlink:type="simple" xlink:href="https://www.dw.com/zh/overlay/image/article/66066375/64734669" text:style-name="Internet_20_link" text:visited-style-name="Visited_20_Internet_20_Link">
 </text:a>
In February this year, the Chinese balloon over the United States was shot down by the US Air Force.</text:p>
      <text:p text:style-name="P4">
(Voice of Germany in Chinese) The US Pentagon analyzed after several months that in February this year, the Chinese balloon that was shot down in its airspace did not collect information. Patryder, a spokesman for the US Department of Defense on Thursday (June 29), said: "Our current assessment believes that when the balloon passes through and fly over the United States, there is no collection (emotional)."</text:p>
      <text:p text:style-name="P4">
Rai De said the United States has taken action to avoid information collection of the balloon. "Of course, our efforts will help this." Lai De said that the United States knew that the balloon had the ability to collect intelligence.</text:p>
      <text:p text:style-name="P4">
On February 2 this year, the US Department of Defense notified the North American Air Defense Command detected <text:a xlink:type="simple" xlink:href="https://www.dw.com/zh/zh/拜登-成功击落气球-北京-美方反应过度/a-64615212" text:style-name="Internet_20_link" text:visited-style-name="Visited_20_Internet_20_Link">
a flying object from Alaska invaded the United States and Canada's lead</text:a>
Essence The United States suspected that the balloon detected the balloon in the high altitude of the balloon. After the predecessors, the air was in China. The Chinese side acknowledged that the floating objects are from China and are a civilian unmanned airship. On the afternoon of February 4, the U.S. military shot down the Chinese spy balloon over the sea in South Carolina. After salvage, several American intelligence agencies were tested and analyzed.</text:p>
      <text:h text:style-name="P12" text:outline-level="3">
<text:span text:style-name="T4">
US Media: U.S. technology used by Chinese balloons</text:span>
</text:h>
      <text:p text:style-name="P4">
In addition, Lai De did not confirm the previous reports of American media's use of American technology. However, Laide said that in the past, drones made in China have used ready -made American products purchased on the market.</text:p>
      <text:p text:style-name="P4">
According to a report published by the Wall Street Journal, several US defense intelligence agencies have found that this spy ball from China uses commercial equipment made in the United States on this spy balloon, and some of them can be purchased online. In addition, Chinese professional sensors and other devices are installed on the balloon, which can collect photos, videos and other information to be returned to China.</text:p>
      <text:p text:style-name="P4">
The report pointed out that these discoveries show that this balloon is performed on a spy activity, not a meteorological balloon used to observe meteorological as in China.</text:p>
      <text:p text:style-name="P4">
Officials participating in the investigation said that the balloon used ready -made and special equipment, which was a creative attempt by the Chinese government in monitoring.</text:p>
      <text:p text:style-name="P4">
The report pointed out that US officials believe that this spy balloon seems to be transmitted back to China for 8 days of data collected in Canada and the United States for 8 days](https://www.dw.com/zh/zh/中國氣球能實時回傳信號美無法證實/a-65222124); Officials refused to disclose whether the aircraft failed.</text:p>
      <text:p text:style-name="P4">
The balloon incident exacerbated the further deterioration of Sino -US relations. The United States has condemned China to violate the aims of violations of international law. US Secretary of State Broskerer also canceled plans to visit China.</text:p>
      <text:p text:style-name="P4">
*##### "Balloon" incident exacerbates the tension between the United States and China</text:p>
      <text:h text:style-name="P12" text:outline-level="3">
<text:span text:style-name="T4">
Shooting</text:span>
</text:h>
      <text:p text:style-name="P4">
A balloon in China fluttered over the United States for a few days. On February 4, the U.S. military shot down in the coastal waters of the South Carolina. The United States has accused China of using balloons for espionage. But China said that this is just an out of control meteorological balloon.</text:p>
      <text:p text:style-name="P4">
*##### "Balloon" incident exacerbates the tension between the United States and China</text:p>
      <text:h text:style-name="P12" text:outline-level="3">
<text:span text:style-name="T4">
search</text:span>
</text:h>
      <text:p text:style-name="P4">
The shot of balloon fell into the sea a few miles away from the coast of South Carolina. The U.S. Navy and the Coast Guard positioned the areas where the balloon fell, and sent helicopters and ships to sort out the wreckage of balloons in the fall area.</text:p>
      <text:p text:style-name="P4">
*##### "Balloon" incident exacerbates the tension between the United States and China</text:p>
      <text:h text:style-name="P12" text:outline-level="3">
<text:span text:style-name="T4">
salvage</text:span>
</text:h>
      <text:p text:style-name="P4">
It looks like fishermen are fishing a large jellyfish, but in fact, this is a group member of the US military who is responsible for dealing with explosives. This balloon has a diameter of about 61 meters, and the weight is equivalent to a small passenger aircraft.</text:p>
      <text:p text:style-name="P4">
*##### "Balloon" incident exacerbates the tension between the United States and China</text:p>
      <text:h text:style-name="P12" text:outline-level="3">
<text:span text:style-name="T4">
wreckage</text:span>
</text:h>
      <text:p text:style-name="P4">
Due to the huge balloon size and uncertainty of its security, the United States eventually decided to shoot down at sea. The water depth of the balloon falling is about 15 meters. The U.S. military is trying to salvage more wreckage in order to more accurately understand the actual use of this flying object.</text:p>
      <text:p text:style-name="P4">
*##### "Balloon" incident exacerbates the tension between the United States and China</text:p>
      <text:h text:style-name="P12" text:outline-level="3">
<text:span text:style-name="T4">
tool</text:span>
</text:h>
      <text:p text:style-name="P4">
The U.S. military uses special equipment such as underwater drones to search and salvage balloon wreckage. The "Explorer" -class marine measurement ship uses the sound of sound to find the wreckage fragments in the fall area. According to the U.S. military, the search area is about 2.25 square kilometers.</text:p>
      <text:p text:style-name="P4">
*##### "Balloon" incident exacerbates the tension between the United States and China</text:p>
      <text:h text:style-name="P10" text:outline-level="1">
<text:span text:style-name="T4">
</text:span>
</text:h>
      <text:h text:style-name="P13" text:outline-level="4">
<text:span text:style-name="T4">
</text:span>
</text:h>
      <text:p text:style-name="P4">
In a statement on February 13th, the U.S. Northern Command said, "The salvage team found some important wreckage from the balloon fall, including confirming all the main sensors and electronic devices, and large objects of the overall structure."</text:p>
      <text:p text:style-name="P4">
*##### "Balloon" incident exacerbates the tension between the United States and China</text:p>
      <text:h text:style-name="P12" text:outline-level="3">
<text:span text:style-name="T4">
upgrade</text:span>
</text:h>
      <text:p text:style-name="P4">
After the United States shot down China's suspected spy balloon, the tension between the United States and China further intensified. This time, the Minister of Defense of China had rejected the US Secretary of Defense Austin to discuss matters related to balloons. China claims that the U.S. shot down is an over -reaction and violates international standards. The U.S. Department of Commerce will add 6 entities related to Beijing's suspected spy ball plan to be on the blacklist of exports. In the past few days, the U.S. military has shot down three flying bodies over the Alas California Coast in northwestern United States, Yakong areas in northwestern Canada, and the over -the -world of the US -Canada border.</text:p>
      <text:p text:style-name="P4">
Author: Florian MeyerThe Chinese unmanned airship, which is called the referred to as the referred to as spy balls for scientific research purposes such as meteorological research. It was accidentally influenced by the influence of the Western wind and mistakenly entered the airspace. s right. However, the Chinese Ministry of Foreign Affairs did not clearly respond to which Chinese company, enterprise or department owned by the "civil unmanned airship".</text:p>
      <text:p text:style-name="P4">
More reading: <text:a xlink:type="simple" xlink:href="https://www.dw.com/zh/zh/德语媒体气球预示中美必有一战/a-64657762" text:style-name="Internet_20_link" text:visited-style-name="Visited_20_Internet_20_Link">
German media: Balloons indicate that there will be World War I in China and the United States? </text:a>
On June 20, U.S. Secretary of State Broskere, which ended in Beijing, said in an interview with the US media MSNBC that "the balloon incident should end." He said in an interview: "We do what we need to do to protect our interests. We said what we need to say, and we also clearly expressed the content that should be expressed clearly to ensure that this situation no longer occurs. Therefore As long as it no longer happens, this chapter should end. "</text:p>
      <text:p text:style-name="P4">
However, on the same day, the US President Biden's campaign in California called the Chinese President Xi Jinping as ["Dedicated"] at a campaign fundraising event.(https://www.dw.com/zh/zh/拜登称习近平为独裁者-北京公开的政治挑衅/a-65987541)Essence In his speech, he said: "The reason why Xi Jinping was particularly angry was that when I shot down the balloon filled with two spy equipment, he didn't know where it was. This was particularly embarrassing for dictators. What happened, it should not be its destination, because the wind has deviated from the route. "</text:p>
      <text:p text:style-name="P4">
This expression of Biden aroused great dissatisfaction in Beijing. The next day, Mao Ning, a spokesman for the Chinese Ministry of Foreign Affairs, said at a press conference, "The United States' remarks are extremely ridiculous, irresponsible, seriously violated the basic facts, seriously violated diplomatic etiquette, and seriously violated Chinese political dignity. This strong dissatisfaction, resolute opposition. "</text:p>
      <text:p text:style-name="P4">
On the 25th, <text:a xlink:type="simple" xlink:href="https://www.dw.com/zh/zh/布林肯支持独裁者表述总统替大家说话/a-66035635" text:style-name="Internet_20_link" text:visited-style-name="Visited_20_Internet_20_Link">
Brosky's interview program faced the country in the United States CBS television</text:a>
Said: "The president's speech has always been very frank and very direct. He expresses very clearly, and he is talking to all of us."</text:p>
      <text:p text:style-name="P4">
Brinken emphasized: "I told my Chinese colleagues during this trip that we will continue to do what you don't like, saying what you don't like, just like you will continue to do what we don't like, saying that you don't like what we don't like, saying that If we don't like it, the same. "</text:p>
      <text:p text:style-name="P4">
*#</text:p>
      <text:h text:style-name="P13" text:outline-level="4">
<text:span text:style-name="T4">
What details are eye -catching?</text:span>
</text:h>
      <text:h text:style-name="P12" text:outline-level="3">
<text:span text:style-name="T4">
Don’t spread red carpet, just give the red line</text:span>
</text:h>
      <text:p text:style-name="P4">
The trip to Beijing was the first visit to China in five years in the United States Secretary of State, and it was also the highest -level official to visit China after the Bayeng government came to power. However, when Brintken arrived at the Beijing Capital International Airport, there were no red carpets, no one presented flowers, and the Chinese officials who were present at the scene were Yang Tao, the director of the North American Oceania, which was relatively low -level. Interestingly, there are still a few red lines on the ground floor, and the photos on the scene just captured the moment when Brincayan stepped on the "red line". As Sino -US relations are in a historic trough, all of this seems to be symbolic. However, some experts pointed out that except for Hillary Clinton as a Secretary of State's visit to China in 2012, when the Chinese side paved the red carpet for her, when the U.S. Secretary of State Cry, Tillerson, and Pompeo arrived in China, there was no red carpet in the apron, and there was no red carpet. Essence</text:p>
      <text:p text:style-name="P4">
*#</text:p>
      <text:h text:style-name="P13" text:outline-level="4">
<text:span text:style-name="T4">
What details are eye -catching?</text:span>
</text:h>
      <text:h text:style-name="P12" text:outline-level="3">
<text:span text:style-name="T4">
</text:span>
</text:h>
      <text:p text:style-name="P4">
Blingken arrived in Beijing on the morning of June 18, arrived at the Diaoyutai State Guest House in the afternoon to talk with Chinese State Councilor and Foreign Minister Qin Gang. However, "News Network" broadcast by CCTV on the 18th did not report the matter. Regarding Brillin and Qin Gang's 6 or 7 hours of talks, the Chinese official media Xinhua News Agency and others only reported the Chinese position that Qin Gang expressed with his teachings, but did not say anything. Xinhua News Agency said that Qin Gang said, "At present, Sino -US relations are at the lowest valley since the establishment of diplomatic relations", and emphasized that "the issue of Taiwan is the core of China's core interests", "it is also the most prominent risk."</text:p>
      <text:p text:style-name="P4">
*#</text:p>
      <text:h text:style-name="P13" text:outline-level="4">
<text:span text:style-name="T4">
What details are eye -catching?</text:span>
</text:h>
      <text:h text:style-name="P12" text:outline-level="3">
<text:span text:style-name="T4">
Analysis: Pay the way for Xi Jinping to attend the San Francisco APEC Summit in November</text:span>
</text:h>
      <text:p text:style-name="P4">
After talking with Qin Gang, Brinken wrote in Twitter that the two sides discussed how to manage the relationship between the two countries in charge through open communication channels. The U.S. State Department issued a statement stating that Brintken emphasized the importance of maintaining smooth communication channels on both sides and proposed to cooperate with China on some issues, but at the same time, the United States will continue to protect the interests of Americans and safeguard the rules -based international order. The Wall Street Journal had previously analyzed that one of the driving force for the recent recovery of dialogue in the United States and China was the Asia -Pacific Economic Cooperation (APEC) summit scheduled to be held in San Francisco in November. Beijing hopes that Chinese President Xi Jinping will attend the meeting and pave the way with US President Biden.</text:p>
      <text:p text:style-name="P4">
*#</text:p>
      <text:h text:style-name="P13" text:outline-level="4">
<text:span text:style-name="T4">
What details are eye -catching?</text:span>
</text:h>
      <text:h text:style-name="P12" text:outline-level="3">
<text:span text:style-name="T4">
mask meaning</text:span>
</text:h>
      <text:p text:style-name="P4">
As can be seen from the photos, the US delegations led by Brinken were led by the Chinese Foreign Minister Qin Gang and a member of the Central Political Bureau and the director of the Central Foreign Affairs Working Committee. The personnel were wearing a mask, and the US personnel also put on the mask "with the customs" in addition to Blink. In March of this year, the picture reached by Beijing AIDS reached an agreement showed that in the three -party talks, all officials did not wear a mask, which was in sharp contrast to the picture of Beijing officials now meeting with Bollingken.</text:p>
      <text:p text:style-name="P4">
*#</text:p>
      <text:h text:style-name="P13" text:outline-level="4">
<text:span text:style-name="T4">
What details are eye -catching?</text:span>
</text:h>
      <text:h text:style-name="P12" text:outline-level="3">
<text:span text:style-name="T4">
suspense revealed</text:span>
</text:h>
      <text:p text:style-name="P4">
Until the last moment, whether Xi Jinping, the Chinese President and the Supreme CCP leader, would have been a suspense. On the eve of Brinken's arrival in Beijing, Chinese Chairman Xi Jinping met with former Microsoft President Gates, saying that he was an old friend, and said that he always hoped to be on the American people. Analysts believe that if Xi Jinping does not see Blink, then Sino -US relations will be even more worrying. If you see, the relationship between the two parties is expected to be further ease. Xi Jinping may also have a formal visit to the United States when he goes to San Francisco in November to participate in the APEC summit.</text:p>
      <text:p text:style-name="P4">
*#</text:p>
      <text:h text:style-name="P13" text:outline-level="4">
<text:span text:style-name="T4">
What details are eye -catching?According to usual, the US Secretary of State visits China, and Chinese leaders will meet with it. However, there are exceptions, such as when Plingken's former Pompeo visited China in October 2018, Xi Jinping did not see him. At that time, the Sino -US trade war had debuted, and US Vice President Pence had just delivered a tough speech on China. The relationship between the two sides was very tense. Today, Xi Jinping's visit to China after the Chinese balloon invaded the US led in the Great Hall of the People, which means that China and the United States will maintain high -level communication, and Brinken also reaches the "frankness, direct and direct, and directly, and directly announced by China to visit China. The main goal of constructive "discussion. During the talks, Xi Jinping was sitting in the middle, and the long tables on the left and right hands were sitting on Sino -US officials. Neither Xi Jinping and Brinken were wearing masks, and Qin Gang and Wang Yi, who had not wearing a mask during the meeting with Brinken, wore masks like other officials.</text:span>
</text:h>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News Source: <text:a xlink:type="simple" xlink:href="https://www.dw.com/zh/五角大楼称中国气球没有收集情报/a-66066375" text:style-name="Internet_20_link" text:visited-style-name="Visited_20_Internet_20_Link">
https://www.dw.com/zh/五角大楼称中国气球没有收集情报/a-66066375?maca=chi-rss-chi-all-1127-rdf</text:a>
</text:p>
      <!--NEWS-->
      <text:h text:style-name="P10" text:outline-level="1">
<text:span text:style-name="T4">
Energy price decline in the euro area in the euro area to fall to 5.5% in June</text:span>
</text:h>
      <text:p text:style-name="P4">
Publisher: 法新社</text:p>
      <text:p text:style-name="P4">
Published Time: 2023-06-30T13:02:08+00:00</text:p>
      <text:p text:style-name="P4">
Modified Time: 2023-06-30T12:35:02+00:00</text:p>
      <text:p text:style-name="P4">
Description: (AFP, Brussels, 30th) Data released by the EU official agency today shows that due to the decline in energy prices, the inflation rate in the euro zone has further declined in June, but food and beverage prices are still high.</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8" text:anchor-type="as-char" svg:width="6.9236in" svg:height="3.617581in" draw:z-index="0">
<draw:image xlink:href="../Images/rficn/2023-06-30T13-02-08-00-00/000000.png" xlink:type="simple" xlink:show="embed" xlink:actuate="onLoad" draw:mime-type="image/png"/>
</draw:frame>
</text:p>
      <text:p text:style-name="P4">
5.5%is slightly better than the 5.6%inflation rate predicted by the analysts visited by Bloomberg.</text:p>
      <text:p text:style-name="P4">
Because the annual growth rate of the consumer price index is still higher than the 2%target of the European Central Bank, analysts estimate that the central bank may not slow down to further raise interest rates.</text:p>
      <text:p text:style-name="P4">
According to the EU Statistical Bureau, the price of food and beverages rose 11.7%in June, compared with 12.5%in May.</text:p>
      <text:p text:style-name="P4">
The EU Statistics Bureau said that the energy inflation rate in the euro zone fell further in June. After a decrease of 1.8%in May, the decline in June reached 5.6%.</text:p>
      <text:p text:style-name="P4">
The core inflation rate of energy, food, alcohol and tobacco prices excluding large fluctuations rose slightly from 5.3%in May to 5.4%in June.</text:p>
      <text:p text:style-name="P4">
The core inflation rate is a key signal for the European Central Bank of Frankfurt to consider the policy. (Translator: Lin Yifeng/Calculating Draft: Lin Zhiping)</text:p>
      <text:p text:style-name="P4">
News Source: <text:a xlink:type="simple" xlink:href="https://www.rfi.fr/cn/%E8%B4%A2%E7%BB%8F%E5%BF%AB%E8%AE%AF/20230630-%E8%83%BD%E6%BA%90%E4%BB%B7%E6%A0%BC%E4%B8%8B%E6%BB%91-%E6%AC%A7%E5%85%83%E5%8C%BA6%E6%9C%88%E9%80%9A%E8%86%A8%E7%8E%87%E9%99%8D%E5%88%B05-5" text:style-name="Internet_20_link" text:visited-style-name="Visited_20_Internet_20_Link">
https://www.rfi.fr/cn/%E8%B4%A2%E7%BB%8F%E5%BF%AB%E8%AE%AF/20230630-%E8%83%BD%E6%BA%90%E4%BB%B7%E6%A0%BC%E4%B8%8B%E6%BB%91-%E6%AC%A7%E5%85%83%E5%8C%BA6%E6%9C%88%E9%80%9A%E8%86%A8%E7%8E%87%E9%99%8D%E5%88%B05-5</text:a>
</text:p>
      <!--NEWS-->
      <text:h text:style-name="P10" text:outline-level="1">
<text:span text:style-name="T4">
The United States and the Netherlands will plan to continue to attack the Chinese chip manufacturing industry</text:span>
</text:h>
      <text:p text:style-name="P4">
Author: chinese@voanews.com (金谷)</text:p>
      <text:p text:style-name="P4">
Publisher: 美国之音中文网 (Type: NewsMediaOrganization)</text:p>
      <text:p text:style-name="P4">
Published Time: 2023-06-30T13:04:35+08:00</text:p>
      <text:p text:style-name="P4">
Modified Time: 2023-06-30 05:04:35Z</text:p>
      <text:p text:style-name="P4">
Description: According to Reuters on Thursday (June 29), the United States and the Netherlands will further restrict the sales of chip manufacturing equipment this summer and make "continuous strikes" for Chinese chip manufacturing. To enhance part of China's military power.</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us-dutch-set-to-hit-china-s-chipmakers-with-one-two-punch-20230630/7161377.html" text:style-name="Internet_20_link" text:visited-style-name="Visited_20_Internet_20_Link">
https://www.voachinese.com/a/us-dutch-set-to-hit-china-s-chipmakers-with-one-two-punch-20230630/7161377.html</text:a>
</text:p>
      <!--NEWS-->
      <text:h text:style-name="P10" text:outline-level="1">
<text:span text:style-name="T4">
Cambodian Prime Minister Hun Sen: Once an active user now threatened to ban the Facebook</text:span>
</text:h>
      <text:p text:style-name="P4">
Author: None (Language: zh)</text:p>
      <text:p text:style-name="P4">
Publisher: None</text:p>
      <text:p text:style-name="P4">
Time: 2023-06-30T13:11:00Z</text:p>
      <text:p text:style-name="P4">
Description: After Facebook stated that it would delete a video of Cambodia Prime Minister Hun Sen threatened to beat political opponents, Hunson claimed that the social platform may be disabled in Cambodia. Human Rights Observation Organization stated that the incident reflected the "confrontation between large technology companies and dictators."</text:p>
      <text:p text:style-name="P4">
Videos: []</text:p>
      <text:p text:style-name="P4">
Images: []</text:p>
      <text:p text:style-name="P4">
Subject: 时政风云</text:p>
      <text:p text:style-name="P4">
Subjects: ['Facebook', '社交媒体', '柬埔寨']</text:p>
      <text:p text:style-name="P4">
Keywords: ['柬埔寨', '洪森', '脸书', '禁令', '独裁者', '社交媒体', '异议人士']</text:p>
      <text:p text:style-name="P4">
Id: 66082735</text:p>
      <!--METADATA-->
      <text:p text:style-name="P4">
<text:a xlink:type="simple" xlink:href="https://www.dw.com/zh/overlay/image/article/66082735/64691005" text:style-name="Internet_20_link" text:visited-style-name="Visited_20_Internet_20_Link">
 </text:a>
Hun Sen has been in power in Cambodia for 38 years, and is one of the longest reigning leaders in the world</text:p>
      <text:p text:style-name="P4">
(Voice of Germany) Cambodia Prime Minister Hun Sen announced on Friday (June 30) that he may disable Facebook on Cambodia. Earlier, Facebook stated that he would delete a video of Hun Sen threatened to beat political opponents.</text:p>
      <text:p text:style-name="P4">
Cambodia will be held on July 23. After the authorities refused to register for the main competitors of the Cambodian People's Party led by the authorities, this was widely considered a false election.</text:p>
      <text:p text:style-name="P4">
Facebook announced on Thursday that it will delete a video of Hunson in accordance with the ruling of the META Supervision Committee of the social platform, and the committee also suggested to suspend his account. Some experts describe this as a "turning point".</text:p>
      <text:p text:style-name="P4">
The Meta Supervision Commission's ruling stated that Hun Sen's speech included a "clear violence statement" against opposition politicians.</text:p>
      <text:h text:style-name="P12" text:outline-level="3">
<text:span text:style-name="T4">
"We can block Facebook"</text:span>
</text:h>
      <text:p text:style-name="P4">
Hunson has been a high -yield user of Facebook for a long time. He announced on Thursday night that he had stopped using the platform and seemed to delete his account.</text:p>
      <text:p text:style-name="P4">
On Friday, Hun Sen warned in a speech at the Cambodian Bodhisattva Province that he could shield Facebook at any time in Cambodia to "short -term or permanent", <text:a xlink:type="simple" xlink:href="https://www.dw.com/zh/zh/亲历者讲述如何从体制外撼动威权/a-46327244" text:style-name="Internet_20_link" text:visited-style-name="Visited_20_Internet_20_Link">
to prevent exile from exchanges with the citizens of the country. </text:a>
"Don't be arrogant, you stay overseas, communicate with Facebook, we can block Facebook", he seems to be talking to the opposition to exile.</text:p>
      <text:p text:style-name="P4">
Subsequently, he urged Cambodians to download other social media platforms, including WhatsApp owned by Telegram, Tiktok, Line, Viber, and Meta. In fact, the content of these platforms is more difficult to regulate.</text:p>
      <text:p text:style-name="P4">
Hun Sen also accused Facebook that he claimed that the "insulting" remarks published by his competitors against his wife and the eldest son Hongmanet were blind. It is generally believed that Hongmanet is being cultivated as the future successor of the Cambodian regime.</text:p>
      <text:h text:style-name="P12" text:outline-level="3">
<text:span text:style-name="T4">
Facebook can monitor our mobile phone?</text:span>
</text:h>
      <text:h text:style-name="P12" text:outline-level="3">
<text:span text:style-name="T4">
confrontation between technology companies and dictators</text:span>
</text:h>
      <text:p text:style-name="P4">
On Thursday, Human Rights Observation Organization(HRW)It is said that this incident is "confrontation between large technology companies and dictators on human rights issues," which is "something that should have happened long ago."</text:p>
      <text:p text:style-name="P4">
Valren at the Royal University of Science and Technology of Melbourne University of Science and Technology(Matthew Warren)It is said that Meta is facing increasing pressure and requires politicians to be responsible for improper behavior of their networks. "I really think this is a turning point." He told AFP.</text:p>
      <text:p text:style-name="P4">
He said: "Facebook is doing this well, but this does not solve the problem ... Because now politicians can use a variety of platforms."</text:p>
      <text:p text:style-name="P4">
Hunson now use Telegram applications to pass information to supporters and use Tiktok to interact with young people.</text:p>
      <text:p text:style-name="P4">
Wallen added that Meta's decision was not as late as it was better.</text:p>
      <text:p text:style-name="P4">
"What they are doing is to show that Meta can regulate content." He said, but "that video was in January, that is, six months ago, so Meta spent a long time to deal with this situation. They are not so agile. "</text:p>
      <text:p text:style-name="P4">
After the international community strongly opposed it, the <text:a xlink:type="simple" xlink:href="https://www.dw.com/zh/zh/柬埔寨效仿中国网络防火墙的项目推迟/a-60929131" text:style-name="Internet_20_link" text:visited-style-name="Visited_20_Internet_20_Link">
Cambodia government put hold on the national Internet gateway plan last year. </text:a>
Wallen said that Hunson threatened to block Facebook in Cambodia, <text:a xlink:type="simple" xlink:href="https://www.dw.com/zh/zh/柬埔寨要引入中国式防火墙/a-56599703" text:style-name="Internet_20_link" text:visited-style-name="Visited_20_Internet_20_Link">
This may restart the gateway plan</text:a>
The plan will transmit all network information through the state -controlled entrance. He said that this is another example of the "splitting network" -the Internet is divided into multiple regional groups.</text:p>
      <text:h text:style-name="P12" text:outline-level="3">
<text:span text:style-name="T4">
How to avoid network censorship?</text:span>
</text:h>
      <text:h text:style-name="P12" text:outline-level="3">
<text:span text:style-name="T4">
What do you say?</text:span>
</text:h>
      <text:p text:style-name="P4">
For many Cambodians, Facebook is considered the entire Internet.</text:p>
      <text:p text:style-name="P4">
Hunson threatened the platform's actions that caused different reactions in the local area. Some people pointed out that the ban will damage small companies sold using Facebook for sales.</text:p>
      <text:p text:style-name="P4">
"If Facebook is blocked, the relationship with the West will deteriorate. Bad officials will be happy," a Facebook user posted.</text:p>
      <text:p text:style-name="P4">
Some people also support this. "If Facebook is blocked, people will start reading again, and will not have a headache because of immorality. More than ten years ago, we did not live without Facebook. Turn off it!" A Facebook user said.</text:p>
      <text:p text:style-name="P4">
According to the Meta Supervision Committee on Thursday, Hunson's Facebook and Instagram accounts were suspended for six months for the video released in January. In that video, Hun Sen told the opponent that if they accused his political party cheating in July elections, they would face legal lawsuits or sticks.</text:p>
      <text:p text:style-name="P4">
After making a decision for the Supervision Committee for a few hours, Meta stated that it would delete the video in accordance with the execution.</text:p>
      <text:p text:style-name="P4">
In a statement, the company stated: "In addition to this decision, we will also conduct review based on all the suggestions provided by the committee, and respond to the committee's suggestion on suspending Prime Minister Hongsen account as soon as possible after analyzing."</text:p>
      <text:p text:style-name="P4">
Hongsen has been in power in Cambodia for 38 years and is one of the longest in the world's longest leaders.</text:p>
      <text:p text:style-name="P4">
After the opposition Party Cambodia was dissolved, Hunson's leadership party won all seats in the 2018 national elections.</text:p>
      <text:p text:style-name="P4">
(Agence France -Presse)</text:p>
      <text:p text:style-name="P4">
News Source: <text:a xlink:type="simple" xlink:href="https://www.dw.com/zh/柬埔寨首相洪森-曾经的活跃用户-如今威胁禁脸书/a-66082735" text:style-name="Internet_20_link" text:visited-style-name="Visited_20_Internet_20_Link">
https://www.dw.com/zh/柬埔寨首相洪森-曾经的活跃用户-如今威胁禁脸书/a-66082735?maca=chi-rss-chi-all-1127-rdf</text:a>
</text:p>
      <!--NEWS-->
      <text:h text:style-name="P10" text:outline-level="1">
<text:span text:style-name="T4">
Trump said that Putin was weakened to use tariffs to counter tariffs to counter -claiming China to establish spy bases in Cuba</text:span>
</text:h>
      <text:p text:style-name="P4">
Author: chinese@voanews.com (杨安)</text:p>
      <text:p text:style-name="P4">
Publisher: 美国之音中文网 (Type: NewsMediaOrganization)</text:p>
      <text:p text:style-name="P4">
Published Time: 2023-06-30T13:15:50+08:00</text:p>
      <text:p text:style-name="P4">
Modified Time: 2023-06-30 05:15:50Z</text:p>
      <text:p text:style-name="P4">
Description: Former US President Donald Trump accepted an exclusive interview with Reuters that the rebellion of the Wagner Group caused Russian President Vladimir Putin to "weakened to a certain extent"; for China attempting to try to in Cuba in Cuba Establishing a spy base, Trump issued a proud saying that it would counter 100%tariffs on Chinese commodities, forcing them to quickly remove the spy base.</text:p>
      <text:p text:style-name="P4">
Videos: []</text:p>
      <text:p text:style-name="P4">
Images: []</text:p>
      <text:p text:style-name="P4">
Categories: '美国'</text:p>
      <text:p text:style-name="P4">
Type: None</text:p>
      <!--METADATA-->
      <text:p text:style-name="P4">
Nonenone</text:p>
      <text:p text:style-name="P4">
News Source: <text:a xlink:type="simple" xlink:href="https://www.voachinese.com/a/putin-somewhat-weakened-by-mutiny-trump-says-would-force-china-out-of-cuba-20230630/7161374.html" text:style-name="Internet_20_link" text:visited-style-name="Visited_20_Internet_20_Link">
https://www.voachinese.com/a/putin-somewhat-weakened-by-mutiny-trump-says-would-force-china-out-of-cuba-20230630/7161374.html</text:a>
</text:p>
      <!--NEWS-->
      <text:h text:style-name="P10" text:outline-level="1">
<text:span text:style-name="T4">
The Human Rights Organization Organization urged the Fang Mei family to follow the defender of human rights</text:span>
</text:h>
      <text:p text:style-name="P4">
Author: None</text:p>
      <text:p text:style-name="P4">
Publisher: Radio Free Asia (Organization)</text:p>
      <text:p text:style-name="P4">
Published Time: 2023-06-30T13:17:00-04:00</text:p>
      <text:p text:style-name="P4">
Modified Time: 2023-06-30T14:52:1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0" text:anchor-type="as-char" svg:width="6.9236in" svg:height="3.88615in" draw:z-index="0">
<draw:image xlink:href="../Images/rfamandarin/2023-06-30T13-17-00-04-00/000000.png" xlink:type="simple" xlink:show="embed" xlink:actuate="onLoad" draw:mime-type="image/png"/>
</draw:frame>
15 non -governmental organizations issued a public letter on the 29th(Picture showing part of the content)Call for global human rights organizations and followers to pay attention to the Chinese human rights defender He Fangmei, her husband Li Xin and their three young children <text:a xlink:type="simple" xlink:href="https://www.rfa.org/mandarin/Xinwen/5-06302023131526.html/@@images/image" text:style-name="Internet_20_link" text:visited-style-name="Visited_20_Internet_20_Link">
</text:a>
Screenshot of rights protection network rights</text:p>
      <text:p text:style-name="P4">
Fifteen non -governmental organizations, including the protection of Guardian, China Human Rights, and China Aid Association, etc. On the 29th, they promised to pay attention to global human rights organizations and followers to pay attention to the Chinese human rights defender He Fangmei, her husband Li Xin and them three A young child.</text:p>
      <text:p text:style-name="P4">
The joint letter said that Ho Fangmei was a Chinese human rights defender who received the attention of the United Nations human rights experts. She suffered from hearing impairment and has been detained for more than two years and has not yet been sentenced. Her husband Li Xin has been sentenced to five years in prison. Their three minor children lost their parents' care. Not only did they not get the care of the family's loved ones, but the family could not even visit freely.</text:p>
      <text:p text:style-name="P4">
On October 9, 2020, He Fangmei took her daughter to the door of Hui County Government of Henan Province pouring paint to protest the government's obstructing daughter who was vaccine to see the doctor and was taken away by the police. Her husband Li Xin was also arrested shortly. Later, he learned that He Fangmei, who was five months pregnant at the time, was seven -year -old son, and his four -year -old daughter was sent to the Xinxiang Master's Psychiatric Hospital in Xinxiang, Henan Province to surveillance. In the meantime, He Fangmei's son was sent to a villagers who had assisted the police to maintain stability because of his academic age and fostering in a primary school in the house of a household. In February 2021, He Fangmei gave birth to his younger daughter.</text:p>
      <text:p text:style-name="P4">
In March 2022, He Familia opened the trial in the first instance. She was arrested on the spot and has been detained on the spot. Her husband Li Xin was sentenced to 5 years in prison and is now in prison in Jiaozuo Prison. Her two young girls continued to be monitored by the authorities and lived in a mental hospital.</text:p>
      <text:p text:style-name="P4">
The joint letter urgently called on the international community to pay close attention to the situation of the three children of Li Xin and He Fangmei, and expressed serious concern to the Chinese government. They also invited the outside world to urge the Hui County Government of Henan and the Public Security Bureau to immediately let He Fangmei's sister pick up two little girls, and urged the Huixian Court to form a case as soon as possible, immediately release He Fangmei unconditionally, and urged the Henan authorities to immediately release Li Xin unconditionally.</text:p>
      <text:p text:style-name="P4">
Editor -in -chief: Kaidi</text:p>
      <text:p text:style-name="P4">
News Source: <text:a xlink:type="simple" xlink:href="https://www.rfa.org/mandarin/Xinwen/5-06302023131526.html" text:style-name="Internet_20_link" text:visited-style-name="Visited_20_Internet_20_Link">
https://www.rfa.org/mandarin/Xinwen/5-06302023131526.html</text:a>
</text:p>
      <!--NEWS-->
      <text:h text:style-name="P10" text:outline-level="1">
<text:span text:style-name="T4">
Reuters: Meihe will combat Chinese chip manufacturers with "combination boxing"</text:span>
</text:h>
      <text:p text:style-name="P4">
Author: None</text:p>
      <text:p text:style-name="P4">
Publisher: Radio Free Asia (Organization)</text:p>
      <text:p text:style-name="P4">
Published Time: 2023-06-30T13:24:00-04:00</text:p>
      <text:p text:style-name="P4">
Modified Time: 2023-06-30T14:13:0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2" text:anchor-type="as-char" svg:width="6.9236in" svg:height="4.612011in" draw:z-index="0">
<draw:image xlink:href="../Images/rfamandarin/2023-06-30T13-24-00-04-00/000000.png" xlink:type="simple" xlink:show="embed" xlink:actuate="onLoad" draw:mime-type="image/png"/>
</draw:frame>
The picture shows the ASML Training Center located in Tainan City, Taiwan. The trainees are learning how to combine the company's extremely UV light carved machine (EUV). <text:a xlink:type="simple" xlink:href="https://www.rfa.org/mandarin/Xinwen/6-06302023131909.html/@@images/image" text:style-name="Internet_20_link" text:visited-style-name="Visited_20_Internet_20_Link">
</text:a>
Reuters information picture</text:p>
      <text:p text:style-name="P4">
The United States and the Netherlands will further make "combined fists" to Chinese chip manufacturers through the sales of chip manufacturing equipment this summer. This is part of the continuous efforts of the two countries to prevent its technology from being used to enhance Chinese military forces.</text:p>
      <text:p text:style-name="P4">
According to Reuters, although the Netherlands plans to restrict its semiconductor leading enterprise, asmore(ASML)Exports to some equipment from other companies, but the United States is expected to go further and use its long -term influence to prevent more Dutch equipment from flowing to specific Chinese factories.</text:p>
      <text:p text:style-name="P4">
It is reported that the Dutch government plans to announce the new regulations on Friday and to produce a deep UV light carved machine produced by ASML(Where)Make a permit. ASML's most advanced device -Euv (EUV) has been restricted and has never been shipped to China.</text:p>
      <text:p text:style-name="P4">
Sources said that the new regulations in the Netherlands will not take effect immediately, and a source is expected to take effect will be September.</text:p>
      <text:p text:style-name="P4">
In addition, the United States may announce the restrictions in late July, requiring ASML to export equipment to the six Chinese factories, which requires a license, including a wafer fab factory operated by SMIC in China, the largest chip manufacturer in China. Sources said the license to transport equipment to these facilities may be rejected.</text:p>
      <text:p text:style-name="P4">
Sources also revealed that the United States is expected to update other chip export restrictions issued in October last year in July.</text:p>
      <text:p text:style-name="P4">
Editor -in -chief: Kaidi</text:p>
      <text:p text:style-name="P4">
News Source: <text:a xlink:type="simple" xlink:href="https://www.rfa.org/mandarin/Xinwen/6-06302023131909.html" text:style-name="Internet_20_link" text:visited-style-name="Visited_20_Internet_20_Link">
https://www.rfa.org/mandarin/Xinwen/6-06302023131909.html</text:a>
</text:p>
      <!--NEWS-->
      <text:h text:style-name="P10" text:outline-level="1">
<text:span text:style-name="T4">
U.S. officials visit Taiwan to discuss the APEC meeting</text:span>
</text:h>
      <text:p text:style-name="P4">
Author: None</text:p>
      <text:p text:style-name="P4">
Publisher: Radio Free Asia (Organization)</text:p>
      <text:p text:style-name="P4">
Published Time: 2023-06-30T13:34:00-04:00</text:p>
      <text:p text:style-name="P4">
Modified Time: 2023-06-30T14:51: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4" text:anchor-type="as-char" svg:width="6.9236in" svg:height="4.701348in" draw:z-index="0">
<draw:image xlink:href="../Images/rfamandarin/2023-06-30T13-34-00-04-00/000000.png" xlink:type="simple" xlink:show="embed" xlink:actuate="onLoad" draw:mime-type="image/png"/>
</draw:frame>
The picture shows a senior official of the US Economic cooperation in the United States (U.S.senior Office Apec) Matt Murray (Central) and members of the United States. <text:a xlink:type="simple" xlink:href="https://www.rfa.org/mandarin/Xinwen/7-06302023132525.html/@@images/image" text:style-name="Internet_20_link" text:visited-style-name="Visited_20_Internet_20_Link">
</text:a>
Matt Murray Twitter</text:p>
      <text:p text:style-name="P4">
The United States Association in Taiwan (AIT) said on Friday (30th) that the U.S. -Pacific economic cooperation with U.S. Senior Office for APEC Mattmurray visited Taiwan on Tuesday to Wednesday, and the United States this year this year The hosted Asia -Pacific Economic Cooperation Conference and the strong US -Taiwan economic relations have negotiated with senior Taiwan officials.</text:p>
      <text:p text:style-name="P4">
The United States Association in Taiwan said in a statement that the two sides discussed the high -level meetings held in Seattle in August, which involves disaster prevention, food safety, health and economy, energy, women and economy, and small and medium -sized enterprises. But the statement did not disclose which officials had Murray met during Taiwan.</text:p>
      <text:p text:style-name="P4">
The main leaders of the APEC will be held in San Francisco in November. The United States said at the Taiwan Association in the Taiwan Association that this year's theme is "Creating A Resilientand Sustainable Future for All).</text:p>
      <text:p text:style-name="P4">
Editor -in -chief: Kaidi</text:p>
      <text:p text:style-name="P4">
News Source: <text:a xlink:type="simple" xlink:href="https://www.rfa.org/mandarin/Xinwen/7-06302023132525.html" text:style-name="Internet_20_link" text:visited-style-name="Visited_20_Internet_20_Link">
https://www.rfa.org/mandarin/Xinwen/7-06302023132525.html</text:a>
</text:p>
      <!--NEWS-->
      <text:h text:style-name="P10" text:outline-level="1">
<text:span text:style-name="T4">
German media: China is preparing to change international order by law</text:span>
</text:h>
      <text:p text:style-name="P4">
Author: None (Language: zh)</text:p>
      <text:p text:style-name="P4">
Publisher: None</text:p>
      <text:p text:style-name="P4">
Time: 2023-06-30T13:34:00Z</text:p>
      <text:p text:style-name="P4">
Description: China has launched the "Foreign Relations Law". "Daily Mirror" published a guest comment pointed out that China is trying to apply the concept of internal control through the form of law to foreign relations to change global order. The "South Germany" commented on the Summer Davos Forum held in Tianjin. Although all participants agreed to communicate are the key, there are very few discussions on actual issues.</text:p>
      <text:p text:style-name="P4">
Videos: []</text:p>
      <text:p text:style-name="P4">
Images: []</text:p>
      <text:p text:style-name="P4">
Subject: 评论分析</text:p>
      <text:p text:style-name="P4">
Subjects: ['德中关系', '岛屿主权争端', '专题报道：全景观看“习马会”', '中国', '中共十九大']</text:p>
      <text:p text:style-name="P4">
Keywords: ['对外关系法', '国际秩序', '中国', '夏季达沃斯']</text:p>
      <text:p text:style-name="P4">
Id: 66082973</text:p>
      <!--METADATA-->
      <text:p text:style-name="P4">
<text:a xlink:type="simple" xlink:href="https://www.dw.com/zh/overlay/image/article/66082973/16153400" text:style-name="Internet_20_link" text:visited-style-name="Visited_20_Internet_20_Link">
 </text:a>
"The reason why the new law passes has such a large explosion because China put forward its role as a world -world country and defines it for the global order."</text:p>
      <text:p text:style-name="P4">
(Voice of Germany Chinese Network) The Standing Committee of the Chinese People's Congress passed [the Law on Foreign Relations of the People's Republic of China on June 28)(https://www.dw.com/zh/zh/反制西方制裁-中國推對外關係法/a-66064520)It stipulates that if foreign countries endanger China's sovereignty, security, development interests, and violations of international law, China has the right to carry out countermeasures and restrictions. The German "Daily Mirror" published an analysis and review article pointed out, "So far, people have noticed that Xi Jinping, a dictator is using laws and rules to ensure the growing power of growing. It will also apply to foreign countries. "</text:p>
      <text:p text:style-name="P4">
The article reads: "The reason why the passage of the new law has such a great explosion because China put forward its role as a world country, and is <text:a xlink:type="simple" xlink:href="https://www.dw.com/zh/zh/g7会议德国外长批评中国推动自己的规则/a-65350115" text:style-name="Internet_20_link" text:visited-style-name="Visited_20_Internet_20_Link">
heavy vertical global order</text:a>
Definition. Although the wording is mild, the hard priority of the leadership immediately appeared: the primary task of the Communist Party is to protect their sovereignty, security and development interests, and these interests will be more active in the future. "</text:p>
      <text:p text:style-name="P4">
The article reads: "The" [Community of Human Destiny] in the conscious form of Xi Jinping's ideology "(https://www.dw.com/zh/zh/中共抱团取暖-习近平暗批美国/a-58183770)’The core of the new order of the world. This includes his global development initiative, global security initiative, and global civilization initiative. ... But the problem with Xi Jinping's security initiative is that according to his ideas, global security must be ‘common, comprehensive, cooperative and sustainable’ -at first glance, there is no problem. But Chinese media use this explanation to blame Russia's main responsibility for the aggression against Ukraine on NATO. China's political propaganda said that NATO's expansion threatened Russia's security and Russia was forced to retaliate. "</text:p>
      <text:p text:style-name="P4">
"China has repeatedly tried to defend the rhetoric of the most serious violations of proportions or the actions of citizenship with the" laws and regulations ". For example, the re -educational camp set up in Xinjiang to engage in 'delays' and implement the National Security Law in Hong Kong."</text:p>
      <text:p text:style-name="P4">
The article finally wrote: "The Chinese Communist Party is trying to apply this concept of internal control to foreign relations. The international community should keep attention to this and understand how to cope with this development and change."</text:p>
      <text:h text:style-name="P12" text:outline-level="3">
<text:span text:style-name="T4">
How to hurt the transnational business of Sino -US relations</text:span>
</text:h>
      <text:p text:style-name="P4">
[Summer Davos Forum] held in Tianjin](https://www.dw.com/zh/zh/中国夏季达沃斯-努力招商引资恢复新常态/a-66058986)Just closed. Reports published by the "South Germany" pointed out that the agenda on the forum "is nothing more than discussing the poor global economic prospects and the conflict between the conflict between the two major powers of the United States and China. But there are very few discussions about practical problems. "</text:p>
      <text:p text:style-name="P4">
The Prime Minister of the State Council of China delivered a speech on the day of the opening of the forum. The article published by the "South Germany will" wrote: "A government leader of a country with a large number of state -owned enterprises even called for more corporate responsibilities; The self -sufficiency becomes a Chinese national policy, but the vocal sound emphasizes the dependence of the mutual dependence. Finally, it is even more absurd to reduce the ideology, because the entrance of the event hall and the media area are eye -catching. "Xi Jinping's works."</text:p>
      <text:p text:style-name="P4">
"How much can the Chinese government do, and Tianjin, who is purely in Tianjin, who is purely 14 million. Although there are cranes everywhere, with the help of a fully automated port created by Huawei technology, the high -rise buildings when the night falls by the sea and the river. The buildings and bridges are shining, but they can see spots rust when they approach. Gaoyin Financial 117 Building is close to 600 meters high, which is also one of the highest buildings in the world. But this was founded in 2008 The skyscraper stopped working immediately after realizing the structure of the structure, becoming the tallest rotten tail building in the world. One -third of the top reinforced concrete skeleton is a monument to the desolate economy. High unemployment rate and local government liabilities are expected. "China urgently needs new ideas."</text:p>
      <text:p text:style-name="P4">
<text:span text:style-name="T5">
Inding the content of other media, does not represent the position or view of the Voice of Germany. _ </text:span>
 _ 吧 _</text:p>
      <text:p text:style-name="P4">
News Source: <text:a xlink:type="simple" xlink:href="https://www.dw.com/zh/德语媒体：中国准备借法律改变国际秩序/a-66082973" text:style-name="Internet_20_link" text:visited-style-name="Visited_20_Internet_20_Link">
https://www.dw.com/zh/德语媒体：中国准备借法律改变国际秩序/a-66082973?maca=chi-rss-chi-all-1127-rdf</text:a>
</text:p>
      <!--NEWS-->
      <text:h text:style-name="P10" text:outline-level="1">
<text:span text:style-name="T4">
New Zealand claims that the relationship between China is cautious to avoid being forced to choose the side of China and the United States due to competition between China and the United States</text:span>
</text:h>
      <text:p text:style-name="P4">
Author: 联合早报 (Person)</text:p>
      <text:p text:style-name="P4">
Publisher: 联合早报 (Organization)</text:p>
      <text:p text:style-name="P4">
Published Time: 2023-06-30T13:55</text:p>
      <text:p text:style-name="P4">
Modified Time: 2023-06-30T15:16</text:p>
      <text:p text:style-name="P4">
Description: New Zealand Foreign Minister Marhota said that New Zealand is very cautious to deal with relations with China, and must avoid being forced to "choose to stand by" in strategic competition in China and the United States. Malhota was interviewed on Friday (June 30), saying that the relationship between New Zealand and China is complicated ...</text:p>
      <text:p text:style-name="P4">
Videos: []</text:p>
      <text:p text:style-name="P4">
Audios: []</text:p>
      <text:p text:style-name="P4">
Images: []</text:p>
      <text:p text:style-name="P4">
Type: NewsArticle</text:p>
      <text:p text:style-name="P4">
Breadcrumbs: ['即时', '国际']</text:p>
      <text:p text:style-name="P4">
Keywords: ['新西兰', '中国', '希普金斯', '习近平', '美国']</text:p>
      <!--METADATA-->
      <text:p text:style-name="P4">
New Zealand Foreign Minister Marhota said that New Zealand is very cautious to deal with relations with China, and must avoid being forced to "choose to stand by" in strategic competition in China and the United States.</text:p>
      <text:p text:style-name="P4">
Malhota was interviewed on Friday (June 30), saying that the relationship between New Zealand and China was complicated.</text:p>
      <text:p text:style-name="P4">
When interviewed in Malhota, New Zealand Prime Minister Hipkins' trip in China was about to end. Hipkins led a trade delegation for six days to visit China. The itinerary included meeting with Chinese President Xi Jinping and Premier Li Qiang of the State Council, focusing on discussing economic partnerships and trade issues of the two countries.</text:p>
      <text:p text:style-name="P4">
During his visit to China, Hipkins did not have too much concern in New Zealand's concerns about China's infringement of human rights in Xinjiang, and was criticized by domestic.</text:p>
      <text:p text:style-name="P4">
Malhota told Reuters that "the relationship with China is complicated, and we must deal with it very cautiously."</text:p>
      <text:p text:style-name="P4">
She said that Hipkins' trip to trade does not mean that New Zealand's foreign policy transformation, but a topic that New Zealand has a series of attention to China.</text:p>
      <text:p text:style-name="P4">
The statement issued by Hipkins after meeting with Xi Jinping did not mention human rights issues or Taiwan Strait issues. In November 2022, the New Zealand Prime Minister Adon mentioned these two points in a statement issued after meeting with Xi Jinping.</text:p>
      <text:p text:style-name="P4">
In this regard, Malhota said that when he met with Xi Jinping, Hipkins talked about economic and trade issues, human rights issues, and Ukrainian war. She believed that "this is beyond doubt."</text:p>
      <text:p text:style-name="P4">
The Chinese Ministry of Foreign Affairs did not immediately respond to the comment request. A spokesman for the Chinese Embassy in New Zealand said last week that in the past 50 years, "through joint efforts, the relationship between China and New Zealand has made great development on the basis of mutual respect and common deposits.</text:p>
      <text:p text:style-name="P4">
News Source: <text:a xlink:type="simple" xlink:href="https://www.zaobao.com.sg/realtime/world/story20230630-1409244" text:style-name="Internet_20_link" text:visited-style-name="Visited_20_Internet_20_Link">
https://www.zaobao.com.sg/realtime/world/story20230630-1409244</text:a>
</text:p>
      <!--NEWS-->
      <text:h text:style-name="P10" text:outline-level="1">
<text:span text:style-name="T4">
U.S. economic data settlement and decline doubt about Asian stocks rose more and less</text:span>
</text:h>
      <text:p text:style-name="P4">
Publisher: 法新社</text:p>
      <text:p text:style-name="P4">
Published Time: 2023-06-30T14:02:09+00:00</text:p>
      <text:p text:style-name="P4">
Modified Time: 2023-06-30T13:50:01+00:00</text:p>
      <text:p text:style-name="P4">
Description: (Agence France -Presse, Hong Kong, 30th) The United States has re -transmitted more than expected economic data and strengthened the outside world's confidence that the US economy still has toughness under the increase in interest rates. However Institute of interest rate hikes, the Asian stock market closed down more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7" text:anchor-type="as-char" svg:width="6.9236in" svg:height="3.617581in" draw:z-index="0">
<draw:image xlink:href="../Images/rficn/2023-06-30T14-02-09-00-00/000000.png" xlink:type="simple" xlink:show="embed" xlink:actuate="onLoad" draw:mime-type="image/png"/>
</draw:frame>
On the other hand, China announced a series of dim economic data, showing that the economic recovery of the economic recovery after ending the zero of epidemic prevention has faded rapidly, but it also made the outside world more speculate that Beijing may sacrifice a new round of revitalization measures.</text:p>
      <text:p text:style-name="P4">
After the Feds' continued tightening of the monetary policy for nearly a year and a half, although the U.S. inflation rate has declined since the 40 -year high touched by last summer, it still has 2%of the target of the United Association 2%.</text:p>
      <text:p text:style-name="P4">
At the same time, the US employment market was somewhat loose, driving up salary growth. This makes the Federal Society trying to guide the US economy to ease the price when the so -called soft landing.</text:p>
      <text:p text:style-name="P4">
American data released this week provides more relevant evidence, including the increase in consumer confidence, house sales and large -scale procurement. It was announced yesterday that the first quarter of the US economic growth rate was repaired, thanks to the strong consumption expenditure; the number of people who applied for unemployment for the first time hit the largest decline since October 2021.</text:p>
      <text:p text:style-name="P4">
Despite the Federal President Jeromepowell, last week, it was likely that it was likely to raise interest rates twice this year. The series of economic data has also pushed up the yield of US public bonds, but at the same time, it eased the doubts of investors' concerns about the recession of the economy. The U.S. stock market Dow Jones and the S &amp; P 500 index raised their voice yesterday.</text:p>
      <text:p text:style-name="P4">
Conversely, China's new data shows that the economy has slowed further, including the third consecutive month of manufacturing activities, and the growth of the service industry and the construction industry has also slowed down. However, in recent months, a series of similar data have made the outside world more speculate that Beijing will launch stimulating measures.</text:p>
      <text:p text:style-name="P4">
The Shanghai stock market closed up 0.6%today, and Sydney, Seoul, Wellington and Bangkok also closed up. However, the closing of the Tokyo and Hong Kong stock markets fell 0.1%, and the stock markets in Singapore, Taipei and Manila were also hacked.</text:p>
      <text:p text:style-name="P4">
News Source: <text:a xlink:type="simple" xlink:href="https://www.rfi.fr/cn/%E8%B4%A2%E7%BB%8F%E5%BF%AB%E8%AE%AF/20230630-%E7%BE%8E%E7%BB%8F%E6%B5%8E%E6%95%B0%E6%8D%AE%E5%B9%B3%E6%81%AF%E8%A1%B0%E9%80%80%E7%96%91%E8%99%91-%E4%BA%9A%E8%82%A1%E6%B6%A8%E5%A4%9A%E8%B7%8C%E5%B0%91" text:style-name="Internet_20_link" text:visited-style-name="Visited_20_Internet_20_Link">
https://www.rfi.fr/cn/%E8%B4%A2%E7%BB%8F%E5%BF%AB%E8%AE%AF/20230630-%E7%BE%8E%E7%BB%8F%E6%B5%8E%E6%95%B0%E6%8D%AE%E5%B9%B3%E6%81%AF%E8%A1%B0%E9%80%80%E7%96%91%E8%99%91-%E4%BA%9A%E8%82%A1%E6%B6%A8%E5%A4%9A%E8%B7%8C%E5%B0%91</text:a>
</text:p>
      <!--NEWS-->
      <text:h text:style-name="P10" text:outline-level="1">
<text:span text:style-name="T4">
Korean ballistic missile combat command post upgraded into a missile defense combat center</text:span>
</text:h>
      <text:p text:style-name="P4">
Author: 联合早报 (Person)</text:p>
      <text:p text:style-name="P4">
Publisher: 联合早报 (Organization)</text:p>
      <text:p text:style-name="P4">
Published Time: 2023-06-30T14:08</text:p>
      <text:p text:style-name="P4">
Modified Time: 2023-06-30T14:08</text:p>
      <text:p text:style-name="P4">
Description: The Air Force ballistic missile combat command in South Korea's anti -missile missions, which was officially upgraded to the "Korean missile defense combat center" on Friday (June 30). Yonhap reported that the South Korean Air Force held a Korean -style missile defense (KAMD) combat center in Wushan Base in Gyeonggi -do on Friday ...</text:p>
      <text:p text:style-name="P4">
Videos: []</text:p>
      <text:p text:style-name="P4">
Audios: []</text:p>
      <text:p text:style-name="P4">
Images: []</text:p>
      <text:p text:style-name="P4">
Type: NewsArticle</text:p>
      <text:p text:style-name="P4">
Breadcrumbs: ['即时', '国际']</text:p>
      <text:p text:style-name="P4">
Keywords: ['韩国', '弹道导弹', '朝鲜']</text:p>
      <!--METADATA-->
      <text:p text:style-name="P4">
The Air Force ballistic missile combat command in South Korea's anti -missile missions, which was officially upgraded to the "Korean missile defense combat center" on Friday (June 30).</text:p>
      <text:p text:style-name="P4">
The Yonhap News Agency reported that the South Korean Air Force held the actual deployment ceremony of the Korean Missile Defense (KAMD) combat deployment at the Wushan Base of Gyeonggi -do on Friday.</text:p>
      <text:p text:style-name="P4">
After the South Korean Air Force invested in the Air Force ballistic missile combat command (KTMO-Cell) performance improvement system in April this year, it carried out two months of stability adjustment. At present, the actual deployment has been completed, and the command post has also been renamed the Kamd combat center.</text:p>
      <text:p text:style-name="P4">
Compared with the previous system, the processing time of the new system ballistic missiles, the transmission information cycle, and the time switching time between the system when there is something. The South Korean Air Force said that the improvement system is the only command control system of KAMD, which will play a core role.</text:p>
      <text:p text:style-name="P4">
KAMD and the "Killchain" (Killchain), which combat the enemy missile launch device, and combat the "large -scale punishment revenge combat plan" (KMPR) of the North Korean headquarters.</text:p>
      <text:p text:style-name="P4">
According to the Air Force, the KAMD combat center will be able to respond to the threat of North Korea's ballistic missiles more effectively after the actual combat deployment of the KAMD combat center, and will comprehensively use a variety of detection and interception systems to maintain a stable air defense situation.</text:p>
      <text:p text:style-name="P4">
News Source: <text:a xlink:type="simple" xlink:href="https://www.zaobao.com.sg/realtime/world/story20230630-1409246" text:style-name="Internet_20_link" text:visited-style-name="Visited_20_Internet_20_Link">
https://www.zaobao.com.sg/realtime/world/story20230630-1409246</text:a>
</text:p>
      <!--NEWS-->
      <text:h text:style-name="P10" text:outline-level="1">
<text:span text:style-name="T4">
改 Songqing: The biggest change is no more freedom of expression</text:span>
</text:h>
      <text:p text:style-name="P4">
Author: None (Language: zh)</text:p>
      <text:p text:style-name="P4">
Publisher: None</text:p>
      <text:p text:style-name="P4">
Time: 2023-06-30T14:32:00Z</text:p>
      <text:p text:style-name="P4">
Description: On the occasion of the 26th anniversary of the transfer of sovereignty in Hong Kong and the implementation of the National Security Law for three years, the activities of the activists studying in Germany told Germany that she found that Hong Kong students in Germany were much more careful about making political remarks than before. She also observed the return of Hong Kong people to the "de -political" life. At the same time, she believes that Western countries including Germany have not completely thought about how to face China.</text:p>
      <text:p text:style-name="P4">
Videos: []</text:p>
      <text:p text:style-name="P4">
Images: []</text:p>
      <text:p text:style-name="P4">
Subject: 时政风云</text:p>
      <text:p text:style-name="P4">
Subjects: ['明镜周刊', '记者无疆界组织', '新闻自由', '谷歌', '刘晓波', '香港', '言论自由', '雨伞革命', '香港政改', '选举']</text:p>
      <text:p text:style-name="P4">
Keywords: ['香港', '主权移交', '香港主权移交26周年', '国安法实施三周年', '国安法', '23条', '邝颂晴', '民主', '选举', '立法会', '言论自由', '媒体自由', '新闻自由']</text:p>
      <text:p text:style-name="P4">
Id: 66083995</text:p>
      <!--METADATA-->
      <text:p text:style-name="P4">
<text:a xlink:type="simple" xlink:href="https://www.dw.com/zh/overlay/image/article/66083995/62313763" text:style-name="Internet_20_link" text:visited-style-name="Visited_20_Internet_20_Link">
 </text:a>
Tong Songqing: "I just want to say, I don't like this, I don't like that, I can say it all. But now you say a word, you have to be very very careful."</text:p>
      <text:p text:style-name="P4">
(Voice of Germany) "I found that in the past year, Hong Kong students in Germany have been much more careful than before", and the Voice of Germany said to Germany. At the age of 26, she is currently a PhD in Burger. Since 2015, she has been active in the democratic movement of Hong Kong. In addition to initiating the draft amendments to the "23 Article 23", after the "Rebellion" in 2019, she accompanied Huang Zhifeng, a Hong Kong social movement from the current prison to Germany for related international lobbying.</text:p>
      <text:p text:style-name="P4">
"Maybe there is a recent news that there is a girl studying in Japan. When she was in Japan, she published some political remarks on Hong Kong on social media. Then when she went back, she was caught. So everyone was more careful in this regard. You also noticed that they did not talk so much in the school environment. Everyone doesn't want to discuss too much in the public environment too much. I think there is a fear there. Recently, there are also reports that there are overseas police offices, so I think everyone everyone thinks everyone It feels a little scared. It will worry about your personal safety, or you will worry about whether you will be recognized if you will be recognized and will continue to wear masks and hats. "</text:p>
      <text:p text:style-name="P4">
The case mentioned by Jun Songqing is that <text:a xlink:type="simple" xlink:href="https://www.dw.com/zh/zh/香港国安法域外适用首案留日学生返港被捕/a-65431047" text:style-name="Internet_20_link" text:visited-style-name="Visited_20_Internet_20_Link">
March this year, a 23 -year -old college student studying in Japan was arrested when returning to Hong Kong</text:a>
Essence The Hong Kong Police Station later issued a news announcement saying that the woman was suspected of publishing information on Hong Kong's independence on the Internet and suspected of being a criminal of the Hong Kong Guoan Law "inciting the crime of splitting the country."</text:p>
      <text:p text:style-name="P4">
<text:a xlink:type="simple" xlink:href="https://www.dw.com/zh/zh/客座评论捍卫维园炬火-为中国也为香港/a-53673627" text:style-name="Internet_20_link" text:visited-style-name="Visited_20_Internet_20_Link">
Songqing</text:a>
It is said that the situation in Hong Kong has become worse and worse in the past year. "Although the government wants to construct an image to the outside world, that is, everything in Hong Kong is as usual or has returned to normal, but it is not actually. This year, many different people have been caught by the police. . Then you also see that the entire Hong Kong that the entire Hong Kong knows the world is already two different cities. For example, later <text:a xlink:type="simple" xlink:href="https://www.dw.com/zh/zh/香港區議會選舉改制-直選削至19史上最低/a-65494542" text:style-name="Internet_20_link" text:visited-style-name="Visited_20_Internet_20_Link">
District Council Elections</text:a>
It is no longer the kind of voting, and many of them are picked up by the government. <text:a xlink:type="simple" xlink:href="https://www.dw.com/zh/zh/媒体看只有爱国者参选的香港立法会选举/a-60194472" text:style-name="Internet_20_link" text:visited-style-name="Visited_20_Internet_20_Link">
 Legislative Council</text:a>
Also, 20%of the positions are selected, and candidates have to be selected by the government, and you can go to the election. So you can see that Hong Kong is very different from before. "</text:p>
      <text:h text:style-name="P12" text:outline-level="3">
<text:span text:style-name="T4">
Patriot Governing Hong Kong Hong Kong Election Voting Raid</text:span>
</text:h>
      <text:h text:style-name="P12" text:outline-level="3">
<text:span text:style-name="T4">
Hong Kong people return to political life</text:span>
</text:h>
      <text:p text:style-name="P4">
"Over the sea, I don't feel how depression or something I live in Hong Kong now. However, I have contact people or friends who have been in contact with travel, and they will say, they don't think I want to talk about (politics), I Live your own life first. Because it doesn't make sense to talk. Or the most important thing now is life rather than politics. They don't care about no longer care, they just feel that they may be tired. Life. "</text:p>
      <text:p text:style-name="P4">
For Ji Songqing, this change is obvious. "In 2019 or 2020, everyone talked about politics or exercise itself. But now everyone has returned to a de-political life-I will describe it like this. Rarely discuss politics in life enthusiastically . The news can still be seen, and I still feel that the government is really tumbling, but I don’t feel that what political actions do to do some opposition. "</text:p>
      <text:p text:style-name="P4">
"My feelings are very sad. It is to look at the place where you grew up completely. It is completely unrecognizable. That is, what I was very proud was taken away by the government or the central government. At the same time, I realized that this is necessary. Phase. From 2019, it can be better to be better to get better one day. Nevertheless, when you watch things happen, your friends and people you know are closed into it. The prison is quite uncomfortable. "</text:p>
      <text:h text:style-name="P12" text:outline-level="3">
<text:span text:style-name="T4">
family's harassment by the police in Hong Kong</text:span>
</text:h>
      <text:p text:style-name="P4">
Asked about her own life, Ji Songqing said, "I have lived well, but my family in Hong Kong has been harassed by the police. I was called to the police station to ask, saying what do you know about what she was doing? Does she have contact? Do you know where she is now? Then I also warned that I can't return to Hong Kong and I will be caught when I go back. It is some threats. "</text:p>
      <text:p text:style-name="P4">
In recent months, Zong Songqing has been circulated by the police at least twice in Hong Kong's family. <text:a xlink:type="simple" xlink:href="https://www.dw.com/zh/zh/被警告返港即遭逮捕-鄺頌晴北京複製新疆模式打壓港人/a-63867655" text:style-name="Internet_20_link" text:visited-style-name="Visited_20_Internet_20_Link">
She expressed to Germany in November last year</text:a>
: "To be honest, I feel very angry about the Hong Kong police's approach, because my family in Hong Kong knows nothing about my work overseas, and the police know that the family members who call me will not have any impact on me, but They still insisted on doing so. This is crazy.</text:p>
      <text:h text:style-name="P12" text:outline-level="3">
<text:span text:style-name="T4">
Western countries did not think about "the worst situation"</text:span>
</text:h>
      <text:p text:style-name="P4">
<text:a xlink:type="simple" xlink:href="https://www.dw.com/zh/zh/德语媒体键盘战线发言人呼吁对中国说不/a-50915914" text:style-name="Internet_20_link" text:visited-style-name="Visited_20_Internet_20_Link">
Songqing</text:a>
Starting in Germany in 2018, he returned to Hong Kong to participate in sports and elections in the middle, and returned to Germany to continue reading in 2020. In the interview, she also specifically mentioned that the Hong Kong people's BNO passport could not be recognized in Germany. For civil rights, this may cause difficulties in applying for a visa.</text:p>
      <text:p text:style-name="P4">
On the 25th anniversary of Hong Kong's sovereignty transfer on July 1st last year, <text:a xlink:type="simple" xlink:href="https://www.dw.com/zh/zh/客座评论追究中国在香港的所作所为/a-62337607" text:style-name="Internet_20_link" text:visited-style-name="Visited_20_Internet_20_Link">
In the guest comment written by the Voice of Germany</text:a>
Criticizing that "the international community has only empty support, and has never tried to let China do what it does in Hong Kong and take responsibility for destroying rules -based order."</text:p>
      <text:h text:style-name="P12" text:outline-level="3">
<text:span text:style-name="T4">
Landscaping under the wind: Hong Kong reporters after finding a new life after finding robbery</text:span>
</text:h>
      <text:h text:style-name="P12" text:outline-level="3">
<text:span text:style-name="T4">
The biggest change is the freedom to speak</text:span>
</text:h>
      <text:p text:style-name="P4">
Since the implementation of the Hong Kong National Security Law in July 2020, Hong Kong has changed greatly in terms of political, journalism and citizens: the Legislative Council no longer has a pan -civilian camp, <text:a xlink:type="simple" xlink:href="https://www.dw.com/zh/zh/黎智英之子英国需为黎智英案发声/a-66015090" text:style-name="Internet_20_link" text:visited-style-name="Visited_20_Internet_20_Link">
Apple Daily</text:a>
, <text:a xlink:type="simple" xlink:href="https://www.dw.com/zh/zh/立場新聞煽動案17篇涉案文章被指控什麼/a-63616772" text:style-name="Internet_20_link" text:visited-style-name="Visited_20_Internet_20_Link">
Stance News</text:a>
The person in charge of the media was charged. For Shi Songqing, the main change in her personal feelings is:</text:p>
      <text:p text:style-name="P4">
"When I grew up in Hong Kong, I don't need to think about what is freedom of speech, I just have it. I think this is taken for granted. I don’t need to consider whether I will hurt the government's reputation or something I just want to say, I don't like this, I don't like that, I can say it all. But now you say a word, you have to be very careful. It ’s okay if you say that I do n’t oppose it. It’ s okay. If others think you don't have a deep meaning, you will still have trouble. I think this is something that is very unimaginable for me. You have to be very careful, you can't tell what you want to say, you can't post you Opinions. For me the biggest difference, what I feel most is this part. "</text:p>
      <text:p text:style-name="P4">
News Source: <text:a xlink:type="simple" xlink:href="https://www.dw.com/zh/邝颂晴：最大的改变是不再有表达的自由/a-66083995" text:style-name="Internet_20_link" text:visited-style-name="Visited_20_Internet_20_Link">
https://www.dw.com/zh/邝颂晴：最大的改变是不再有表达的自由/a-66083995?maca=chi-rss-chi-all-1127-rdf</text:a>
</text:p>
      <!--NEWS-->
      <text:h text:style-name="P10" text:outline-level="1">
<text:span text:style-name="T4">
Pentagon: Chinese spy balloon has not obtained information over the United States</text:span>
</text:h>
      <text:p text:style-name="P4">
Author: chinese@voanews.com (杨安)</text:p>
      <text:p text:style-name="P4">
Publisher: 美国之音中文网 (Type: NewsMediaOrganization)</text:p>
      <text:p text:style-name="P4">
Published Time: 2023-06-30T14:42:01+08:00</text:p>
      <text:p text:style-name="P4">
Modified Time: 2023-06-30 19:56:32Z</text:p>
      <text:p text:style-name="P4">
Description: The Pentagon said on Thursday (June 29) that Chinese spy balls that were shot down by the American fighter aircraft over the Atlantic Ocean did not collect information when flying over the United States. In February this year, this spy balloon flying over the United States, which caused China to question the search of beauty, and further promoted further evil.</text:p>
      <text:p text:style-name="P4">
Videos: []</text:p>
      <text:p text:style-name="P4">
Images: []</text:p>
      <text:p text:style-name="P4">
Categories: ['美国', '中国']</text:p>
      <text:p text:style-name="P4">
Type: None</text:p>
      <!--METADATA-->
      <text:p text:style-name="P4">
Nonenone</text:p>
      <text:p text:style-name="P4">
News Source: <text:a xlink:type="simple" xlink:href="https://www.voachinese.com/a/chinese-spy-balloon-did-not-gather-data-over-us-pentagon-20230630/7161421.html" text:style-name="Internet_20_link" text:visited-style-name="Visited_20_Internet_20_Link">
https://www.voachinese.com/a/chinese-spy-balloon-did-not-gather-data-over-us-pentagon-20230630/7161421.html</text:a>
</text:p>
      <!--NEWS-->
      <text:h text:style-name="P10" text:outline-level="1">
<text:span text:style-name="T4">
The riots are more active, Macron will hold an emergency meeting again</text:span>
</text:h>
      <text:p text:style-name="P4">
Author: 联合早报 (Person)</text:p>
      <text:p text:style-name="P4">
Publisher: 联合早报 (Organization)</text:p>
      <text:p text:style-name="P4">
Published Time: 2023-06-30T14:53</text:p>
      <text:p text:style-name="P4">
Modified Time: 2023-06-30T14:53</text:p>
      <text:p text:style-name="P4">
Description: In France, the riots caused by the 17 -year -old Algerian teenager were shot and killed by the police. The Macron government will hold an emergency meeting again on Friday (June 30). French BFM TV TV quoted Alishe Palace and said that French President Macron will be ...</text:p>
      <text:p text:style-name="P4">
Videos: []</text:p>
      <text:p text:style-name="P4">
Audios: []</text:p>
      <text:p text:style-name="P4">
Images: []</text:p>
      <text:p text:style-name="P4">
Type: NewsArticle</text:p>
      <text:p text:style-name="P4">
Breadcrumbs: ['即时', '国际']</text:p>
      <text:p text:style-name="P4">
Keywords: ['法国', '骚乱', '马克龙', '警察']</text:p>
      <!--METADATA-->
      <text:p text:style-name="P4">
In France, <text:a xlink:type="simple" xlink:href="https://www.zaobao.com/realtime/world/story20230628-1408801" text:style-name="Internet_20_link" text:visited-style-name="Visited_20_Internet_20_Link">
17 -year -old Algerian teenager was shot and killed by the police</text:a>
The riots caused by the increasingly performed, and the Macron government will hold an emergency meeting again on Friday (June 30).</text:p>
      <text:p text:style-name="P4">
French BFM TV TV quoted the Elysee Palace that French President Macron would hold an emergency meeting at 11 am (7 pm Singapore time on Friday time on Friday).</text:p>
      <text:p text:style-name="P4">
According to Reuters, France on Thursday for the third consecutive night <text:a xlink:type="simple" xlink:href="https://www.zaobao.com/realtime/world/story20230629-1409061" text:style-name="Internet_20_link" text:visited-style-name="Visited_20_Internet_20_Link">
explosive riots</text:a>
French Minister of the Interior Dalmarin said that a total of 667 people were arrested that night.</text:p>
      <text:p text:style-name="P4">
The French government has deployed 40,000 police officers in the country](https://www.zaobao.com/realtime/world/story20230630-1409218)With the gendarmerie's public security, multiple cities announced the Naughty Order or ended public transportation operations early.</text:p>
      <text:p text:style-name="P4">
On June 27th, a policeman was shot after a car stopped in Nanta, Senna, Paris, France, causing the 17 -year -old Algerian teenager to die. Police shooting juvenile incidents caused public anger, and many cities in France immediately occurred against violent attacks and arson against the city hall, police station, and schools.</text:p>
      <text:p text:style-name="P4">
Police involved in the death of Alei Yaori were charged with intentional homicide.</text:p>
      <text:p text:style-name="P4">
News Source: <text:a xlink:type="simple" xlink:href="https://www.zaobao.com.sg/realtime/world/story20230630-1409257" text:style-name="Internet_20_link" text:visited-style-name="Visited_20_Internet_20_Link">
https://www.zaobao.com.sg/realtime/world/story20230630-1409257</text:a>
</text:p>
      <!--NEWS-->
      <text:h text:style-name="P10" text:outline-level="1">
<text:span text:style-name="T4">
Survey report | International joke day: Can I laugh?</text:span>
</text:h>
      <text:p text:style-name="P4">
Author: 记者 赵莉 Jim Snyder</text:p>
      <text:p text:style-name="P4">
Publisher: Radio Free Asia (Organization)</text:p>
      <text:p text:style-name="P4">
Published Time: 2023-06-30T14:56:00-04:00</text:p>
      <text:p text:style-name="P4">
Modified Time: 2023-06-30T15:57:52-04:00</text:p>
      <text:p text:style-name="P4">
Description: Reporter Zhao Li Jim SNYDER</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9" text:anchor-type="as-char" svg:width="6.9236in" svg:height="5.159199in" draw:z-index="0">
<draw:image xlink:href="../Images/rfamandarin/2023-06-30T14-56-00-04-00/000000.png" xlink:type="simple" xlink:show="embed" xlink:actuate="onLoad" draw:mime-type="image/png"/>
</draw:frame>
The back of the performance ticket reads "Forbidden to take pictures, forbid videos, and prohibit recording" <text:a xlink:type="simple" xlink:href="https://www.rfa.org/mandarin/ytbdzhuantixilie/diaocha-baodao/db-06302023131939.html/@@images/image" text:style-name="Internet_20_link" text:visited-style-name="Visited_20_Internet_20_Link">
</text:a>
Radio of Liberty Asia</text:p>
      <text:p text:style-name="P4">
In 2018, a young American who named Lele Feli performed two talk shows that he described "nervous and bad" in China in China. At that time, the talk show was still a relatively new form of comedy in China, and young people like Pharma explored and tried in this industry.</text:p>
      <text:p text:style-name="P4">
However, five years later, many things changed. Pharisee, who has lived in China for a long time, returned to the United States and grew up in the comedy industry. His YouTube Channel often releases content related to China, with hundreds of thousands of people watching, most of them are fans in Taiwan and other overseas countries.</text:p>
      <text:p text:style-name="P4">
Lele Fali's YouTube Channel often releases content related to China. There are hundreds of thousands of people watching, most of which are fans in Taiwan and other overseas countries. (Video screenshot/Lele Fali) <text:a xlink:type="simple" xlink:href="https://www.rfa.org/mandarin/ytbdzhuantixilie/diaocha-baodao/db-06302023131939.html/inv_chn_comedy-1.jpg" text:style-name="Internet_20_link" text:visited-style-name="Visited_20_Internet_20_Link">
</text:a>
But in China, the future of talk show is confusing. A talk show named HOUSE's talk show caused an uproar in a paragraph in May. His company's laughing fruit culture was issued a penalty of more than 10 million yuan, and many performances were canceled.</text:p>
      <text:p text:style-name="P4">
French, real name Alex, said that doing comedy in China is like "playing in the mines".</text:p>
      <text:p text:style-name="P4">
He said, "You don't know how many things are not allowed to say." (One he must know: <text:a xlink:type="simple" xlink:href="https://www.youtube.com/watch" text:style-name="Internet_20_link" text:visited-style-name="Visited_20_Internet_20_Link">
This video</text:a>
Let him be blocked by the entire network in China. .</text:p>
      <text:p text:style-name="P4">
When the world celebrates the International joke day (also the international chicken wings day), the talk show that frequently contributes to Chinese society has been pressed on the suspension key.</text:p>
      <text:p text:style-name="P4">
An American scholar who studied China said that House's lethality of this industry was huge. The scholar himself was a comic actor himself.</text:p>
      <text:p text:style-name="P4">
He said the talk show "still popular, but now everyone is waiting to see if this industry will experience some changes." Today's environment is so sensitive that the scholar living in China requires anonymous.</text:p>
      <text:p text:style-name="P4">
Li Haoshi, a comedian of Xiaoguo Culture Company, was banned by a joke of "excellent style and winning the battle", and the public security organs filed a case for investigation. (Screenshot of Tencent Video) <text:a xlink:type="simple" xlink:href="https://www.rfa.org/mandarin/ytbdzhuantixilie/diaocha-baodao/db-06302023131939.html/inv_chn_comedy-2.jpg" text:style-name="Internet_20_link" text:visited-style-name="Visited_20_Internet_20_Link">
</text:a>
<text:span text:style-name="T4">
 Evolution of Chinese Comedy </text:span>
</text:p>
      <text:p text:style-name="P4">
"Comedy with Chinese characteristics" has always been a strange match.</text:p>
      <text:p text:style-name="P4">
Historically, cross talk is a kind of city art that satisfies the interest of the bottom people. He does not ask for the height of the temple, but only asking a blogger to smile. However, since the CCP's power, the form of artistic creation, including comic dialogue, has been used as a tool for publicity ideology.</text:p>
      <text:p text:style-name="P4">
During the Cultural Revolution, the cross talk became "very unhappy". The scholar said, "I can't say anything."</text:p>
      <text:p text:style-name="P4">
In the era of Deng Xiaoping, after the reform and opening up, under the "socialism with Chinese characteristics", some shackles were solved, and the creative space obtained by comedians increased.</text:p>
      <text:p text:style-name="P4">
But it wasn't until the past ten years that the western -style and offending art of talk show began to emerge. According to the "2021 National Performance Market Report" released by the China Performance Industry Association, the business performance of the talk show market in 2021 reached 18,500, and the box office revenue was 391 million yuan, an increase of more than 50%over 2019.</text:p>
      <text:p text:style-name="P4">
Among them, Xiaoguo Culture stood out. With the variety show "Tucao Conference" and "Talk Show Conference", they cultivated well -known actors in the industry, and almost monopolized the stage of talk show.</text:p>
      <text:p text:style-name="P4">
<text:span text:style-name="T4">
 Wild dogs, squirrels and PLA </text:span>
</text:p>
      <text:p text:style-name="P4">
The trouble started in May this year. A netizen released a blog post on Weibo, saying that the paragraph of a offline talk show caused his discomfort because the content insults the PLA.</text:p>
      <text:p text:style-name="P4">
According to the recording content exposed on the Internet later, House, the real name Li Haoshi, during the performance, the scene of the wild dog chasing the pine kings he adopted reminded him of "excellent style and victory." This phrase comes from the strong army's goal proposed by Xi Jinping in 2013: "Build a people's army that listened to the party, can win, and excellent style."</text:p>
      <text:p text:style-name="P4">
A few days later, the cultural competent department issued a penalty decision, fined more than 13 million yuan in the laughter culture, and accused House's performance. Du Yiyi criticized the incident strictly.</text:p>
      <text:p text:style-name="P4">
House is also accused of "wantonly tampering with the content of the performance."</text:p>
      <text:p text:style-name="P4">
Article 25 of Business Performance Management Regulations stipulates ten taboos, including negative impacts on the country, nation, social stability, tradition, and other people's rights, as well as content related to sex, cult, violence, and superstition.</text:p>
      <text:p text:style-name="P4">
The regulations stipulate that holding business performances must be declared, and the application materials include "program and its audiovisual information", such as the verbatim draft of the performance, and the video performed by the actors according to the manuscript.<text:span text:style-name="T4">
 Cultural regulator is watching you </text:span>
</text:p>
      <text:p text:style-name="P4">
The improvisation is not allowed. In a domestic media <text:a xlink:type="simple" xlink:href="https://static.zhoudaosh.com/files/cnews/2021/20210719/B28D39F8D66D9CC7B0AAAF5523CA4C571CC442D6DACDDE042CB1BDBA277ADC7C/14.html" text:style-name="Internet_20_link" text:visited-style-name="Visited_20_Internet_20_Link">
Report</text:a>
Among them, when the supervisor inspected a performance organized by Xiao Guo culture, he found that about 10-20%of the content of a certain actor had not been submitted, so he interviewed Xiaoguo Culture.</text:p>
      <text:p text:style-name="P4">
Government officials introduced in the report that although the company must have been discussed, modified, deleted, etc. before the company submitted the section, "but we must change it here. The scale will be stricter than them. "</text:p>
      <text:p text:style-name="P4">
Huangpu District, Shanghai has the largest theater group in the country, and the review of the review is very large. To this end, the local cultural department organized a volunteer team to perform a performance inspection.</text:p>
      <text:p text:style-name="P4">
Query <text:a xlink:type="simple" xlink:href="https://sh.zhiyuanyun.com/app/opp/view.php" text:style-name="Internet_20_link" text:visited-style-name="Visited_20_Internet_20_Link">
Shanghai Volunteer Network</text:a>
It can be confirmed that this team conducted two rounds of recruitment in 2021-2022. The recruitment conditions wrote: "Have a strong sense of confidentiality" and "party members priority".</text:p>
      <text:p text:style-name="P4">
Volunteers need to complete a inspection form on the night of the performance, including taking at least three live pictures, filling in the plot content, and evaluating the scene with the script. If the content of the performance scene is seriously deviated, you need to call government personnel directly as soon as possible.</text:p>
      <text:p text:style-name="P4">
In a <text:a xlink:type="simple" xlink:href="https://www.sohu.com/a/485256626_120044982" text:style-name="Internet_20_link" text:visited-style-name="Visited_20_Internet_20_Link">
Report</text:a>
Among them, a volunteer described the state of his inspection as "sneaky": "Mix the brightness of the phone to the lowest, and then use a hat or scarf to cover the light to avoid disturbing the surrounding audience."</text:p>
      <text:p text:style-name="P4">
<text:span text:style-name="T4">
 Are you questioning my car skills? </text:span>
</text:p>
      <text:p text:style-name="P4">
Chinese comedians expressed humor in the gaps, can train to avoid political topics or have significant incidents of the Communist Party of China. The commonly used way is self -deprecation, or exaggerate the absurd anecdotes in life.</text:p>
      <text:p text:style-name="P4">
The American scholar talked about a typical Chinese paragraph: a man dating his object. He drove her to dinner. After meals, he drove her to the bar for some wine, then drove her to the park to take a walk, and finally drove her home.</text:p>
      <text:p text:style-name="P4">
When she went downstairs, she pretended to be unstable because of the car, and some motion sickness gave him a chance to send her upstairs. But he was furious: Are you questioning my car skills? So he left the throttle.</text:p>
      <text:p text:style-name="P4">
The scholar said: "They naturally formed a genre, avoiding pornography and politics, but the end of the direction is still funny."</text:p>
      <text:p text:style-name="P4">
The audience's response when watching a comedy performance in a bookstore in Beijing on May 24, 2015 (Mark Schiefelbein/Associated Press) <text:a xlink:type="simple" xlink:href="https://www.rfa.org/mandarin/ytbdzhuantixilie/diaocha-baodao/db-06302023131939.html/inv_chn_comedy-4.jpg" text:style-name="Internet_20_link" text:visited-style-name="Visited_20_Internet_20_Link">
![] [](Images/rfamandarin/2023-06-30T14-56-00-04-00/000009.png)</text:a>
<text:span text:style-name="T4">
 "Welcome to the group" </text:span>
</text:p>
      <text:p text:style-name="P4">
The talk show actor occasionally breaks through the boundaries and pays the price.</text:p>
      <text:p text:style-name="P4">
In addition to the House incident, China has two public punishment cases for the content of the talk show. One of them involved the content of ridicule the Shanghai epidemic. The previous two fines were 50,000 yuan. The sky -high ticket reflects the government's determination to rectify the industry.</text:p>
      <text:p text:style-name="P4">
In February this year, the talk show actor pool, the real name Wang Yuechi, after the North American tour, it is rumored that the performance content involves the Chinese epidemic prevention policy and review system, and was blocked on many online platforms in mainland China. Clean up. Since then, he has never appeared in the public's vision again.</text:p>
      <text:p text:style-name="P4">
Meng Chuan, who participated in the "Talking Show Conference" program from 2019 to 2022, was banned after speaking on Weibo to support the white paper sports last fall, and offline performances were also canceled.</text:p>
      <text:p text:style-name="P4">
The Uyghur Cam from Xinjiang was called one of the most avant -garde talk show actors in China. Because of his abuse of others, he was arrested by the police in 2020 and was sentenced to 8 months in prison. After being released from prison, he was active on Weibo, but he was not allowed to perform offline and appeared on TV media.</text:p>
      <text:p text:style-name="P4">
After the House incident, Kam made a meaningful sentence on Weibo: Welcome to the house to enter the group. Delete then.</text:p>
      <text:p text:style-name="P4">
<text:span text:style-name="T4">
 People's supervision, the government's operating </text:span>
</text:p>
      <text:p text:style-name="P4">
In addition to being caught by the regulators, there is another problem: the audience itself.</text:p>
      <text:p text:style-name="P4">
Jocelyn Chey, a professor at the University of Sydney and a Chinese cultural expert, said: "What the comedy club said will not stay in a comedy club."</text:p>
      <text:p text:style-name="P4">
The humorous incident may involve a series of "political factors or vortexes, which will quickly devour comedy actors." Markrolfe, a lecturer at the University of New South Wales, who has studied humor in different countries, said, "Many others will bring their own issues."</text:p>
      <text:p text:style-name="P4">
The supervision of the people has evolved into a "cancellation culture" in the United States. For example, Michaelrichards, a star in the scenario comedy "Song Fei Biography", used racial discrimination language in a talk show performance, which was widely resisted and his career collapsed.</text:p>
      <text:p text:style-name="P4">
In China's soil, it corresponds to "reporting culture": people's supervision, and the government operates. As in the House incident, some people think that the report of the Weibo user allows the government to rectify.</text:p>
      <text:p text:style-name="P4">
<text:span text:style-name="T4">
 "Funny contains strength" </text:span>
</text:p>
      <text:p text:style-name="P4">
Experts who study rhetoric believe that the authoritarian government is particularly afraid of humor, such as China, because it is very effective as a communication tool.</text:p>
      <text:p text:style-name="P4">
Understanding a stalk means that it has the same knowledge foundation; people who laugh at each other often have a similar outlook on life. Beckkrefting, a professor at Skidmore College of New York, said comedians said that comedians can "explain serious things in humorous language and will not lose the information that you want to convey."</text:p>
      <text:p text:style-name="P4">
Krefting is also a part -time talk show actor. She said that in American history, the talk show actor has participated in promoting social change, such as those who are influential in black and white audiences at the same time. The role.</text:p>
      <text:p text:style-name="P4">
Not only that, Matthewmeier, an associate professor at the University of Dibao, Indiana, said comedy also has strong power in strengthening ideology. "Autocraticism wants to control what is funny and what is not funny, because the funny contains strength. To some extent, it is a power of laughing into a stalk."<text:span text:style-name="T4">
 Xi Humor </text:span>
 **</text:p>
      <text:p text:style-name="P4">
This control is not limited to the field of comedy. Chey added: "The Chinese government wants to stop the chaos that may explode, so they try to cover up and restrict people's feelings."</text:p>
      <text:p text:style-name="P4">
She said that the House incident reminded her of China's recent foreign consulting companies that collect business information.(https://www.theguardian.com/world/2023/may/09/china-targets-foreign-consulting-companies-in-anti-spying-raids)Essence "People are careful in many fields, and they are very clearly aware that there are more and more restrictions on what can be said and can be repeated."</text:p>
      <text:p text:style-name="P4">
However, this does not mean that the Chinese government wants to tell everyone that the CCP or Xi Jinping himself has no sense of humor.</text:p>
      <text:p text:style-name="P4">
Outer propaganda channel CGTN edited a display of Xi Jinping's easy time <text:a xlink:type="simple" xlink:href="https://news.cgtn.com/news/7745444f79677a6333566d54/index.html" text:style-name="Internet_20_link" text:visited-style-name="Visited_20_Internet_20_Link">
video</text:a>
;(https://web.shobserver.com/sgh/detail?id=653290)"(A netizen is in <text:a xlink:type="simple" xlink:href="https://www.bilibili.com/video/BV1pk4y1s7Hs/" text:style-name="Internet_20_link" text:visited-style-name="Visited_20_Internet_20_Link">
comment area</text:a>
Show the sense of humor: "It is recommended to tell me on the screen, I can laugh at which node, how many decibels can be laughed, and at most a few teeth.")</text:p>
      <text:p text:style-name="P4">
In 2018, on the party building website of the Central Propaganda Department, a summary of the moment of humor of Xi Jinping was published <text:a xlink:type="simple" xlink:href="https://news.12371.cn/2018/06/14/ARTI1528953018360611.shtml" text:style-name="Internet_20_link" text:visited-style-name="Visited_20_Internet_20_Link">
article</text:a>
Essence It wrote, "Xi Jinping's humor is both a manifestation of wisdom and a reflection of self -confidence. Whether in the masses or leading cadres at all levels, Xi -style humor can be seen everywhere."</text:p>
      <text:p text:style-name="P4">
According to the government's response to the House incident, maybe only this kind of humor can exist.</text:p>
      <text:p text:style-name="P4">
News Source: <text:a xlink:type="simple" xlink:href="https://www.rfa.org/mandarin/ytbdzhuantixilie/diaocha-baodao/db-06302023131939.html" text:style-name="Internet_20_link" text:visited-style-name="Visited_20_Internet_20_Link">
https://www.rfa.org/mandarin/ytbdzhuantixilie/diaocha-baodao/db-06302023131939.html</text:a>
</text:p>
      <!--NEWS-->
      <text:h text:style-name="P10" text:outline-level="1">
<text:span text:style-name="T4">
Policy for China: The EU summit finalizes "de -risk"</text:span>
</text:h>
      <text:p text:style-name="P4">
Author: None (Language: zh)</text:p>
      <text:p text:style-name="P4">
Publisher: None</text:p>
      <text:p text:style-name="P4">
Time: 2023-06-30T15:03:00Z</text:p>
      <text:p text:style-name="P4">
Description: At the two -day EU summit, the concept of "risk" was officially debuted, and it will become the European Union to formulate a guiding ideology for China in the future.</text:p>
      <text:p text:style-name="P4">
Videos: []</text:p>
      <text:p text:style-name="P4">
Images: []</text:p>
      <text:p text:style-name="P4">
Subject: 时政风云</text:p>
      <text:p text:style-name="P4">
Subjects: ['希腊债务危机', '欧债危机', '欧盟', '乌克兰', '诺贝尔奖', '欧洲难民危机', '欧洲']</text:p>
      <text:p text:style-name="P4">
Keywords: ['欧盟', '对华政策', '去风险', '脱钩', '肖尔茨']</text:p>
      <text:p text:style-name="P4">
Id: 66084569</text:p>
      <!--METADATA-->
      <text:p text:style-name="P4">
<text:a xlink:type="simple" xlink:href="https://www.dw.com/zh/overlay/image/article/66084569/66071712" text:style-name="Internet_20_link" text:visited-style-name="Visited_20_Internet_20_Link">
 </text:a>
The giants participating in the EU Summit: Michelle, Scharsez, Stock Tetenberg, Berreley and Feng Delin</text:p>
      <text:p text:style-name="P4">
(Voice of Germany Chinese website) The war at the door of the house, a large number of influx refugees, the downturn economy, and the unable to promote institutional reform, let this summit <text:a xlink:type="simple" xlink:href="https://www.dw.com/zh/zh/欧盟峰会聚焦针对中国的安全战略/a-65990363" text:style-name="Internet_20_link" text:visited-style-name="Visited_20_Internet_20_Link">
leave only room for discussion in the formulation of Chinese strategy</text:a>
Essence <text:a xlink:type="simple" xlink:href="https://www.dw.com/zh/zh/欧盟峰会俄乌局势占先中国战略靠后/a-66067367" text:style-name="Internet_20_link" text:visited-style-name="Visited_20_Internet_20_Link">
Thursday, Friday (June 30) Two -day summit</text:a>
At the end, the joint statement issued by Brussels stated that it would support its economic and trade relations with China while reducing European economic dependence on China.</text:p>
      <text:p text:style-name="P4">
"Risk -going risk, not decoupling" has been a widely publicity policy for the European Union for a period of time. <text:a xlink:type="simple" xlink:href="https://www.dw.com/zh/zh/李強批西方降風險概念-對中國經濟樂觀/a-66040846" text:style-name="Internet_20_link" text:visited-style-name="Visited_20_Internet_20_Link">
"Risk"</text:a>
In this statement, it officially appeared and became a concept. In the future, the European Union will use it as a guidance policy to launch a strategy to China.</text:p>
      <text:p text:style-name="P4">
The joint statement signed by the leaders of the EU countries stated that the EU and China will continue to be an important economic and trading partner. Although the two sides have different political and economic systems, Europe and China are interested in promoting the constructive stable relationship. The European Union will continue to cooperate with China to deal with global challenges.</text:p>
      <text:h text:style-name="P12" text:outline-level="3">
<text:span text:style-name="T4">
To prevent potential crisis EU formulating plans to promote the diversification of rare earth supply chain</text:span>
</text:h>
      <text:h text:style-name="P12" text:outline-level="3">
<text:span text:style-name="T4">
<text:span text:style-name="T4">
 is a competitor, but the last </text:span>
</text:span>
</text:h>
      <text:p text:style-name="P4">
The EU clearly stated in the statement that it will not consider large -scale decoupled with China. Although the text of the statement uses the word "institutional opponent", it is ranked behind "partners" and "competitors". In fact, the European Union did not change the definition of existing policies for China in this regard, that is, partners, competitors, and institutional rivals-this is the compass of the European Union's policy on China. However, German Foreign Minister Belbak said after visiting China in April this year that her impression is that "the aspect of the system opponent is getting stronger and stronger."</text:p>
      <text:p text:style-name="P4">
After the meeting, the German Prime Minister told the media that no one would discuss "decoupling", but trying to make the economy and enterprises in European countries not be in dependence on China. He believes that without this dependence, he can treat China's economic growth pragmatically. "This will last for several years, especially enterprises, how to realize the diversification of supply chains and markets and direct investment. However, economic cooperation will continue to exist," because this cooperation is required in the field of climatic food security and health.</text:p>
      <text:h text:style-name="P12" text:outline-level="3">
<text:span text:style-name="T4">
Chairman of Munich Safety Conference: China has shown muscles, and the EU should come up with a response strategy</text:span>
</text:h>
      <text:h text:style-name="P12" text:outline-level="3">
<text:span text:style-name="T4">
<text:span text:style-name="T4">
 EU hopes that China will pressure Russia </text:span>
</text:span>
</text:h>
      <text:p text:style-name="P4">
<text:a xlink:type="simple" xlink:href="https://www.dw.com/zh/zh/驻欧盟大使中国不排除支持乌克兰收回所有被占领土/a-66053140" text:style-name="Internet_20_link" text:visited-style-name="Visited_20_Internet_20_Link">
EU call for China to use its influence on Russia</text:a>
Promote early conflict. The statement wrote, "we urged China to end the aggression war against Russia, and immediately, all, and unconditionally withdrawn from Ukraine from Ukraine." The statement believes that, as a permanent member of the UN Security Council, China shoulders its special duties to comply with international order, the UN Charter and International Law.</text:p>
      <text:p text:style-name="P4">
Since the outbreak of the Russian and Ukraine War, China has not publicly condemned Russia to launch the war of aggression. At the same time, the community purchased Russia's crude oil and natural gas, and helped Russia to avoid Western sanctions as a transfer country. However, China promised not to provide fatal weapons to Russia. It is reported that Beijing made a guarantee to Brussels and took action against companies that violate the EU embargo. Therefore, the relatively gentle attitude of the EU summit to China can also be understood as the minimum cooperation that should not be buried.(Comprehensive report)</text:p>
      <text:p text:style-name="P4">
News Source: <text:a xlink:type="simple" xlink:href="https://www.dw.com/zh/对华政策：欧盟峰会敲定-去风险/a-66084569" text:style-name="Internet_20_link" text:visited-style-name="Visited_20_Internet_20_Link">
https://www.dw.com/zh/对华政策：欧盟峰会敲定-去风险/a-66084569?maca=chi-rss-chi-all-1127-rdf</text:a>
</text:p>
      <!--NEWS-->
      <text:h text:style-name="P10" text:outline-level="1">
<text:span text:style-name="T4">
Perverted pepper: a must -read book</text:span>
</text:h>
      <text:p text:style-name="P4">
Author: None</text:p>
      <text:p text:style-name="P4">
Publisher: Radio Free Asia (Organization)</text:p>
      <text:p text:style-name="P4">
Published Time: 2023-06-30T15:13:00-04:00</text:p>
      <text:p text:style-name="P4">
Modified Time: 2023-06-30T15:15:2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7" text:anchor-type="as-char" svg:width="6.9236in" svg:height="3.88615in" draw:z-index="0">
<draw:image xlink:href="../Images/rfamandarin/2023-06-30T15-13-00-04-00/000000.png" xlink:type="simple" xlink:show="embed" xlink:actuate="onLoad" draw:mime-type="image/png"/>
</draw:frame>
 <text:a xlink:type="simple" xlink:href="https://www.rfa.org/mandarin/biantailajiaomanhua/pepper-06302023145859.html/@@images/image" text:style-name="Internet_20_link" text:visited-style-name="Visited_20_Internet_20_Link">
</text:a>
Radio of Liberty Asia</text:p>
      <text:p text:style-name="P4">
The CCP's General Secretary Xi Jinping's rule of China has expanded to the list of book sales. Xi Jinping's works and the Communist Party Constitution have occupied the top five in the ranking of best -selling books in recent months. This phenomenon has never occurred after more than 50 years ago "Chairman Mao's Quotations" occupied the book sales market.</text:p>
      <text:p text:style-name="P4">
News Source: <text:a xlink:type="simple" xlink:href="https://www.rfa.org/mandarin/biantailajiaomanhua/pepper-06302023145859.html" text:style-name="Internet_20_link" text:visited-style-name="Visited_20_Internet_20_Link">
https://www.rfa.org/mandarin/biantailajiaomanhua/pepper-06302023145859.html</text:a>
</text:p>
      <!--NEWS-->
      <text:h text:style-name="P10" text:outline-level="1">
<text:span text:style-name="T4">
New export restriction measures for Dutch computer chips take effect on September 1</text:span>
</text:h>
      <text:p text:style-name="P4">
Author: 联合早报 (Person)</text:p>
      <text:p text:style-name="P4">
Publisher: 联合早报 (Organization)</text:p>
      <text:p text:style-name="P4">
Published Time: 2023-06-30T15:14</text:p>
      <text:p text:style-name="P4">
Modified Time: 2023-06-30T16:30</text:p>
      <text:p text:style-name="P4">
Description: The new export restrictions on Dutch computer chips will take effect on September 1. Reuters reports that the Dutch Minister of Trade issued a statement on Friday (June 30) that the technology of computer chip technology restricted by new exports may be used for military. "We take this measure in order to maintain national security ...</text:p>
      <text:p text:style-name="P4">
Videos: []</text:p>
      <text:p text:style-name="P4">
Audios: []</text:p>
      <text:p text:style-name="P4">
Images: []</text:p>
      <text:p text:style-name="P4">
Type: NewsArticle</text:p>
      <text:p text:style-name="P4">
Breadcrumbs: ['即时', '国际']</text:p>
      <text:p text:style-name="P4">
Keywords: ['荷兰', '电脑', '晶片', '出口']</text:p>
      <!--METADATA-->
      <text:p text:style-name="P4">
The new export restrictions on Dutch computer chips will take effect on September 1.</text:p>
      <text:p text:style-name="P4">
Reuters reports that the Dutch Minister of Trade issued a statement on Friday (June 30) that the technology of computer chip technology restricted by new exports may be used for military, "we take this measure to maintain national security."</text:p>
      <text:p text:style-name="P4">
New measures means that exporting specific technologies in the Netherlands will require a license.</text:p>
      <text:p text:style-name="P4">
News Source: <text:a xlink:type="simple" xlink:href="https://www.zaobao.com.sg/realtime/world/story20230630-1409368" text:style-name="Internet_20_link" text:visited-style-name="Visited_20_Internet_20_Link">
https://www.zaobao.com.sg/realtime/world/story20230630-1409368</text:a>
</text:p>
      <!--NEWS-->
      <text:h text:style-name="P10" text:outline-level="1">
<text:span text:style-name="T4">
Someone in the Russian army cooperated with the Wagner soldiers?</text:span>
</text:h>
      <text:p text:style-name="P4">
Author: None (Language: zh)</text:p>
      <text:p text:style-name="P4">
Publisher: None</text:p>
      <text:p text:style-name="P4">
Time: 2023-06-30T15:16:00Z</text:p>
      <text:p text:style-name="P4">
Description: After the Wagner soldiers became settled, people began to ask questions. Has the Russian army hidden in the inside and the rebels? Russian senior commander Surovijin was detained and rumored that people suspected that the Russian army began to clean.</text:p>
      <text:p text:style-name="P4">
Videos: []</text:p>
      <text:p text:style-name="P4">
Images: []</text:p>
      <text:p text:style-name="P4">
Subject: 时政风云</text:p>
      <text:p text:style-name="P4">
Subjects: []</text:p>
      <text:p text:style-name="P4">
Keywords: ['俄罗斯入侵乌克兰']</text:p>
      <text:p text:style-name="P4">
Id: 66081740</text:p>
      <!--METADATA-->
      <text:p text:style-name="P4">
<text:a xlink:type="simple" xlink:href="https://www.dw.com/zh/overlay/image/article/66081740/66020843" text:style-name="Internet_20_link" text:visited-style-name="Visited_20_Internet_20_Link">
 </text:a>
Wagner soldiers are on Rosteov on the banks of Don River</text:p>
      <text:p text:style-name="P4">
(Voice of Germany Chinese website) After Wagner's mercenary mutiny, <text:a xlink:type="simple" xlink:href="https://www.dw.com/zh/zh/瓦格納叛亂後首次發言-普京怎麼說/a-66040363" text:style-name="Internet_20_link" text:visited-style-name="Visited_20_Internet_20_Link">
Russian President Putin has made public appearances many times</text:a>
, Show everything is under control. He thanked Russia's law enforcement agencies for a decisive action for "unity", <text:a xlink:type="simple" xlink:href="https://www.dw.com/zh/zh/客座评论普里戈津的兵变何以未能成事/a-66052574" text:style-name="Internet_20_link" text:visited-style-name="Visited_20_Internet_20_Link">
preventing a civil war in Russia</text:a>
Essence</text:p>
      <text:p text:style-name="P4">
However, people have to ask, how does the Wagner mercenary make a shot and a shot, and controls the southern military region command center located on the Dostov city on the Don River? How did they take over local military airports and other military facilities? Then the military commander drove straight into, <text:a xlink:type="simple" xlink:href="https://www.dw.com/zh/zh/白俄总统斡旋-瓦格纳军团停止进军莫斯科/a-66021015" text:style-name="Internet_20_link" text:visited-style-name="Visited_20_Internet_20_Link">
target Moscow</text:a>
If you enter no one? Who might participate in the Pribejin's rebellion plan? <text:a xlink:type="simple" xlink:href="https://www.dw.com/zh/zh/俄罗斯社会如何看待瓦格纳叛变/a-66053987" text:style-name="Internet_20_link" text:visited-style-name="Visited_20_Internet_20_Link">
Is there a ghost in the army? </text:a>
The Associated Press reported that a few days after Wagner's mercenaries launched a rebellion last weekend, Russia's deputy commander Sergeisurovikin in the southern Ukraine Group was detained. The news stems from two analysts who have channels for research on the United States and Ukrah. But whether Surovin is facing prosecution and where he is currently, it is unclear. The Kremlin spokesman Peskov stated to the outside world on Thursday (June 29) that the whereabouts of Surovijin were the affairs of the Ministry of Defense.</text:p>
      <text:p text:style-name="P4">
Earlier, the New York Times reported that U.S. officials believed that Surovin knew the rebellion plan of Porigin, and was rejected by Peskov on Wednesday (June 28). The White House has not confirmed the above reports.</text:p>
      <text:p text:style-name="P4">
What can be confirmed is that at the beginning of the Wagner's mercenaries, Surovijin posted a video in the social media called for an end to end the mutiny, and he never appeared again.</text:p>
      <text:h text:style-name="P12" text:outline-level="3">
<text:span text:style-name="T4">
Wagner Anti -Water Russian Media</text:span>
</text:h>
      <text:p text:style-name="P4">
The independent "Moscow Echo", which was closed after the outbreak of the Russian and Ukraine War, said Alexeivenediktov, the editor -in -chief of the radio station, said that Surovin and the officers around him had not contacted his family for 3 days, but he failed to confirm whether Surovin was was ins Tress.</text:p>
      <text:p text:style-name="P4">
From October 2022 to January 2023, Surovijin served as chief commander of the Ukrainian war. After that, the Russian chief of staff of the Russian army took over the post, and Surovijin was relegated to the deputy.</text:p>
      <text:h text:style-name="P12" text:outline-level="3">
<text:span text:style-name="T4">
<text:span text:style-name="T4">
 Someone in the army participated in the rebellion? </text:span>
</text:span>
</text:h>
      <text:p text:style-name="P4">
Gustavgressel, a military expert of the European Foreign Affairs Commission, believes that it is unlikely that no one knows about the Vagina mercenaries. After the army was withdrawn from the front line, even in the process of mutiny, it was still using equipment provided by the Russian military. What's more, the two military towns of Rostov and Volneri, who passed the military fleet, are not only stationed in the Russian regular army, where the training grounds are specially provided for "final battle" training for officers and soldiers on the front of Ukraine. In such a place, no one came out to block the rebellion of Wagri, which was too incredible.</text:p>
      <text:p text:style-name="P4">
The US Intelligence Department is also investigating whether Surovin has participated in the rebellion. But this idea is doubtful. Gracer analyzed that Surovijin is currently the commander of the Russian Air Force. During this rebellion, only the Air Force threatened the Wagner Army and implemented an air strike on it. Therefore, "this is not consistent with the image of the traitor."</text:p>
      <text:p text:style-name="P4">
Where is Surovinjin? What do he know?</text:p>
      <text:h text:style-name="P12" text:outline-level="3">
<text:span text:style-name="T4">
<text:span text:style-name="T4">
 Expert: Solovy Gold Stand on the side of the country at a critical moment </text:span>
</text:span>
</text:h>
      <text:p text:style-name="P4">
From the perspective of the development of the mutiny, it is difficult to conclude that the highest -level Russian army participated in person. Tatianastanovaya, a senior researcher at Cuniki Russia Central Asia, in Berlin, believes that Pricigo is designed to force Putin to pay more attention to Wagner and give support. She said on the telegram platform that Wagner did not plan a "normal" mutiny plan, and did not consider whether the road to waving the army Moscow was unobstructed and whether she had no suspense. Steinova does not rule out the possibility of Surovin's knowledge of soldiers. "However, at a critical moment, he clearly stood on the side of the country."</text:p>
      <text:p text:style-name="P4">
Steinova pointed out that the camp of Russian Defense Director Shai Yigu and Chief of Staff Glacimov had deep cracks with Surovijin, but it was never secret. What involves is not a dispute over power, but how the Ukrainian war fights, and it is also related to how to deal with the relationship with Wagner's mercenaries.</text:p>
      <text:p text:style-name="P4">
Unlike Shaygou and Gracorov, Surovin advocates maintaining a "work relationship" with Wagner and has been mediation. In May of this year, Wagner finally got the result of the urgent need of ammunition was the result of the efforts of Surovin.</text:p>
      <text:p text:style-name="P4">
Minister of Defense Shao Yigu (right) and Chief of Staff Glasimov</text:p>
      <text:h text:style-name="P12" text:outline-level="3">
<text:span text:style-name="T4">
** Start cleaning in the army?</text:span>
</text:h>
      <text:p text:style-name="P4">
Even the military reports of the Russian government have become more and more doubtful for the Russian military. Rybar, a blog channel on the telegram, wrote, "For many days, investigators have focused on the military leadership and battlefield commanders." It is reported that the targets of cleaning also include lower officers and ordinary soldiers.</text:p>
      <text:p text:style-name="P4">
Stannova believes that Porigin has many secret supporters in the Russian military. She believes that these people should be summarized as unsatisfactory crowds on Shao Yigu and Putin's policies. She asked, "Can you turn the good people into a conspirator and then use this opportunity to clean it?"</text:p>
      <text:p text:style-name="P4">
She believes that Shao Yigu is most likely to use this "cleaning" to consolidate their position. "I deeply doubt that Shao Yigu is the biggest profitability of this incident. After eliminating Pleigin, Putin will particularly dislike the private army. "Now, people can only care about their regular army.</text:p>
      <text:h text:style-name="P12" text:outline-level="3">
<text:span text:style-name="T4">
Wagner Group "Rebellion" Head: What is the significance of war?</text:span>
</text:h>
      <text:p text:style-name="P4">
News Source: <text:a xlink:type="simple" xlink:href="https://www.dw.com/zh/俄罗斯军中有人配合瓦格纳兵变？/a-66081740" text:style-name="Internet_20_link" text:visited-style-name="Visited_20_Internet_20_Link">
https://www.dw.com/zh/俄罗斯军中有人配合瓦格纳兵变？/a-66081740?maca=chi-rss-chi-all-1127-rdf</text:a>
</text:p>
      <!--NEWS-->
      <text:h text:style-name="P10" text:outline-level="1">
<text:span text:style-name="T4">
U.S. PCE index slowly increases the annual growth rate by 3.8%</text:span>
</text:h>
      <text:p text:style-name="P4">
Publisher: 法新社</text:p>
      <text:p text:style-name="P4">
Published Time: 2023-06-30T15:32:08+00:00</text:p>
      <text:p text:style-name="P4">
Modified Time: 2023-06-30T15:05:02+00:00</text:p>
      <text:p text:style-name="P4">
Description: (Agence France -Presse, Washington, 30th) The US government announced today that official data shows that the Personal Consumption Expenditure Price Index (PCE) that the Federal Federal Preparatory Council (FED) has paid close attention to it in May, from 4.3%in April Until 3.8%.</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2" text:anchor-type="as-char" svg:width="6.9236in" svg:height="3.617581in" draw:z-index="0">
<draw:image xlink:href="../Images/rficn/2023-06-30T15-32-08-00-00/000000.png" xlink:type="simple" xlink:show="embed" xlink:actuate="onLoad" draw:mime-type="image/png"/>
</draw:frame>
After 10 consecutive hikes to fight high inflation, the Federal Reserve recently announced a suspension of positive interest rate hikes in order to allow interest rate policy makers to evaluate the US's economic strength.</text:p>
      <text:p text:style-name="P4">
The U.S. Department of Commerce issued a statement that the annual growth rate of personal consumption expenditure prices in May was 3.8%, which was a significant slowdown from 4.3%in April.</text:p>
      <text:p text:style-name="P4">
The main reason for the slowdown in the price index of personal consumption expenditure in May is that energy prices have fallen sharply, and the decline in grain prices is small.</text:p>
      <text:p text:style-name="P4">
After removing large fluctuations and energy prices, the annual growth rate of the core PCE index only slowed down slightly, from 4.7%in April to 4.6%in May, which represents that price inflation in many fields is still stubborn.</text:p>
      <text:p text:style-name="P4">
News Source: <text:a xlink:type="simple" xlink:href="https://www.rfi.fr/cn/%E8%B4%A2%E7%BB%8F%E5%BF%AB%E8%AE%AF/20230630-%E7%BE%8E%E5%9B%BD5%E6%9C%88pce%E6%8C%87%E6%95%B0%E6%94%BE%E7%BC%93-%E5%B9%B4%E5%A2%9E%E7%8E%873-8" text:style-name="Internet_20_link" text:visited-style-name="Visited_20_Internet_20_Link">
https://www.rfi.fr/cn/%E8%B4%A2%E7%BB%8F%E5%BF%AB%E8%AE%AF/20230630-%E7%BE%8E%E5%9B%BD5%E6%9C%88pce%E6%8C%87%E6%95%B0%E6%94%BE%E7%BC%93-%E5%B9%B4%E5%A2%9E%E7%8E%873-8</text:a>
</text:p>
      <!--NEWS-->
      <text:h text:style-name="P10" text:outline-level="1">
<text:span text:style-name="T4">
The Korean government has denied the report of the Fukushima nuclear radiation inspection report</text:span>
</text:h>
      <text:p text:style-name="P4">
Author: 联合早报 (Person)</text:p>
      <text:p text:style-name="P4">
Publisher: 联合早报 (Organization)</text:p>
      <text:p text:style-name="P4">
Published Time: 2023-06-30T15:44</text:p>
      <text:p text:style-name="P4">
Modified Time: 2023-06-30T15:53</text:p>
      <text:p text:style-name="P4">
Description: The South Korean government has denied a report on the concealment of the authorities' inspection reports in the offshore of Fukushima in Japan, saying that the allegations of the opposition party do not match the facts. Yonhap reported that Song Jihao, deputy head of the Fukushima nuclear sewage issues of South Korea's largest Democratic Party in the Wild Party, pointed out that the government was in 2014 ...</text:p>
      <text:p text:style-name="P4">
Videos: []</text:p>
      <text:p text:style-name="P4">
Audios: []</text:p>
      <text:p text:style-name="P4">
Images: []</text:p>
      <text:p text:style-name="P4">
Type: NewsArticle</text:p>
      <text:p text:style-name="P4">
Breadcrumbs: ['即时', '国际']</text:p>
      <text:p text:style-name="P4">
Keywords: ['福岛核电站', '辐射', '日本', '韩国', '东京电力公司']</text:p>
      <!--METADATA-->
      <text:p text:style-name="P4">
The South Korean government has denied a report on the concealment of the authorities' inspection reports in the offshore of Fukushima in Japan, saying that the allegations of the opposition party do not match the facts.</text:p>
      <text:p text:style-name="P4">
Yonhap reported that Song Jihao, deputy head of the Fukushima nuclear sewage issues of South Korea's largest Democratic Party in the Wild Party, pointed out that the government had inspected and prepared reports on the safety management of offshore nuclear radiation in Fukushima from 2014 to 2015. But the Food Medical Safety Department has not announced this report so far.</text:p>
      <text:p text:style-name="P4">
For the first time in the South Korean State Adjustment Room, Pu Shiran, Friday (June 30), refuted this statement, saying that Song Jihao's unrealistic proposal was mixed with two different things.</text:p>
      <text:p text:style-name="P4">
Park Shiran said that in order to check the safety of Japanese aquatic products, the South Korean Civilian Expert Committee was established in September 2014 and conducted field inspections in Japan. Later, because the Japanese side proposed to the WTO (WTO) on the import of Japanese aquatic products on South Korea (WTO) The appeal, the inspection activity was forced to stop, so there was no relevant report.</text:p>
      <text:p text:style-name="P4">
Park Shiran acknowledged that after the WTO appealed by the Japanese direction, the Korean government was justified and reasonable to prove that the embargo measures were proof, so they carried out the harmful assessment work and prepared relevant reports.</text:p>
      <text:p text:style-name="P4">
Park Shiran added that Song Jihao asked the Food and Drug Administration to publicize the above reports, but was rejected. However, the Food and Drug Administration promised that after the WTO ended the dispute procedures for the embargo on aquatic products, this report will be released.</text:p>
      <text:p text:style-name="P4">
Park Shiran emphasized that South Korea is still undergoing embargo on Japanese aquatic products. In this context, the announcement of relevant information will harm national interests. Therefore, the authorities have not announced this report so far.</text:p>
      <text:p text:style-name="P4">
News Source: <text:a xlink:type="simple" xlink:href="https://www.zaobao.com.sg/realtime/world/story20230630-1409384" text:style-name="Internet_20_link" text:visited-style-name="Visited_20_Internet_20_Link">
https://www.zaobao.com.sg/realtime/world/story20230630-1409384</text:a>
</text:p>
      <!--NEWS-->
      <text:h text:style-name="P10" text:outline-level="1">
<text:span text:style-name="T4">
What is the difference between China before and after the epidemic? Those who have experienced have something to say</text:span>
</text:h>
      <text:p text:style-name="P4">
Author: None</text:p>
      <text:p text:style-name="P4">
Publisher: Radio Free Asia (Organization)</text:p>
      <text:p text:style-name="P4">
Published Time: 2023-06-30T15:47:00-04:00</text:p>
      <text:p text:style-name="P4">
Modified Time: 2023-06-30T16:21:28-04:00</text:p>
      <text:p text:style-name="P4">
Description: None</text:p>
      <text:p text:style-name="P4">
Videos: []</text:p>
      <text:p text:style-name="P4">
Audios: ["<text:a xlink:type="simple" xlink:href="https://www.rfa.org/mandarin/yataibaodao/renquanfazhi/sc-062620231122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3" text:anchor-type="as-char" svg:width="6.9236in" svg:height="4.612011in" draw:z-index="0">
<draw:image xlink:href="../Images/rfamandarin/2023-06-30T15-47-00-04-00/000000.png" xlink:type="simple" xlink:show="embed" xlink:actuate="onLoad" draw:mime-type="image/png"/>
</draw:frame>
On April 26, 2023, the Beijing Capital International Airport after China. Associated Press picture [Audio-Link: https://www.rfa.org/mandarin/yatabaodao/renquanfazhi/sc-06262022241.html/@stream]](https://www.rfa.org/mandarin/yataibaodao/renquanfazhi/sc-06262023112241.html/@@stream)What are the differences in their eyes before and after the new crown epidemic? The reporter of this station interviewed several people from China, now living in Canada, South Africa, and the United States. These who have recently returned to China and are going to return to China to visit relatives have given their answers.</text:p>
      <text:p text:style-name="P4">
<text:span text:style-name="T4">
<text:span text:style-name="T5">
 <text:a xlink:type="simple" xlink:href="https://www.rfa.org/mandarin/Xinwen/1-06142023134550.html" text:style-name="Internet_20_link" text:visited-style-name="Visited_20_Internet_20_Link">
Li Heping, a lawyer who defended rights protection, was intercepted by the side control to go to Thailand</text:a>
</text:span>
</text:span>
<text:a xlink:type="simple" xlink:href="https://www.rfa.org/mandarin/Xinwen/cmh2-05022023045354.html" text:style-name="Internet_20_link" text:visited-style-name="Visited_20_Internet_20_Link">
<text:span text:style-name="T4">
 Protection Guardian: Xi Jinping has tightened political control and China's exit ban has increased greatly </text:span>
</text:a>
<text:span text:style-name="T4">
<text:span text:style-name="T5">
 <text:a xlink:type="simple" xlink:href="https://www.rfa.org/mandarin/yataibaodao/shehui/tj1-06142023130553.html" text:style-name="Internet_20_link" text:visited-style-name="Visited_20_Internet_20_Link">
Beijing enhances political management and control the rich "Run" out of China to become a trend</text:a>
</text:span>
<text:span text:style-name="T5">
 </text:span>
<text:a xlink:type="simple" xlink:href="https://www.rfa.org/mandarin/Xinwen/3-12082022093910.html" text:style-name="Internet_20_link" text:visited-style-name="Visited_20_Internet_20_Link">
<text:span text:style-name="T4">
 All the people want "moist"? Chinese people search for "immigration" in a single day to break 100 million times </text:span>
</text:a>
</text:span>
 What are China like before and after the epidemic and the epidemic? **</text:p>
      <text:p text:style-name="P4">
The nearly 30 -year -old youth Liu Haiyang comes from Langfang, Hebei, and is currently living in Canada. From November last year to January this year, he returned to China for more than three months.</text:p>
      <text:p text:style-name="P4">
He said that returning to China this time is the first time he has been in more than three years. The biggest impression of his return to China was the depression of China: "After I returned to China, I was first isolated at first. After the isolation, the epidemic control was strict at that time. I felt that China was very depressed. It was closed. Later, in December 2022, China ushered in the national Omikon's mutant virus. After that, China has fully liberalized the control of the epidemic. Instead, it feels very depressed. "</text:p>
      <text:p text:style-name="P4">
Because many of his old classmates worked in Beijing, this trip returned to China, he deliberately went to Beijing after the epidemic control measures were released. The feeling that this trip brought him was: "The most prosperous places such as Wangfu and Sanlitun, such as Beijing, are very depressed. No one. Then it felt ironic at the time that no one came out to go shopping. Instead, you can still see a lot of abandoned, waste nucleic acid testing small pavilions. "</text:p>
      <text:p text:style-name="P4">
Xie Fanfei, who was engaged in mining in Linbobo Province, South Africa, and his 40s this year, returned to China for five weeks from March -April this year. He told reporters that because he returned, China's epidemic control measures had been liberalized, so he did not experience isolation, but was asked to wear masks in public places such as subways, buses, and airplanes.</text:p>
      <text:p text:style-name="P4">
For him for seven years before that, he has made him the most uncomfortable thing about air pollution: "I can't adapt to the air now. I ca n’t stay, the local environment is not good, and there are many people. "</text:p>
      <text:p text:style-name="P4">
Although it was only five weeks to return to China this time, Xie Fanfei had two flu. In addition, China's forced living space also made him feel uncomfortable: "The domestic space is also small, I go back to live in my dad's old house, how can I feel uncomfortable, too small. I can take a bath in the toilet and take a bath. It is also uncomfortable, there is small water flow and small space. "</text:p>
      <text:p text:style-name="P4">
Miss Liang from Guangdong is in his thirties. For security reasons, she only accepted interviews in this station. She came to study in California last year and was preparing to return to China to visit relatives next year. However, she was worried about returning to China this time: "After the outbreak, China’ s sealing control last year was very scared. If you go back, I do n’t know if the government will do something again, which makes people ca n’t come out. ”</text:p>
      <text:p text:style-name="P4">
She also said that she is currently busy applying for a tourist visa for her parents. I hope they can also come to the United States to take a look: "China always says that the United States is dangerous and messy, they are worried, I think I stay in the United States Very unsafe. But in fact, my life here is very calm, and they can't help but worry about them. So when you see it, you can still come and take a look. "</text:p>
      <text:p text:style-name="P4">
On January 4, 2023, the emergency room of a hospital in Shanghai before the unblocking of China was overcrowded. (Reuters picture)</text:p>
      <text:p text:style-name="P4">
<text:span text:style-name="T4">
 Stay overseas or return to China? After the epidemic, China gave them the answer </text:span>
</text:p>
      <text:p text:style-name="P4">
Liu Haiyang told reporters that there is a big difference between China and his impression of China in this journey to China: "I have not returned to China overseas in the past three years. I don't mean that I want to develop overseas. In the past three years, I am also (I am also (I am also in these three years ( Because of the epidemic), I can't return to China to develop in China. After three years, I am going to return to China to take a look, but when I returned to China, I saw the situation in China and felt that it was not the same as China I imagined three years ago. "</text:p>
      <text:p text:style-name="P4">
He said that returning to China this time made him feel the suffocation of Chinese society. He explained with his own experience, saying that he felt very kindly different before the new crown epidemic, but now there are very different differences: "Especially for the service industry to send takeaway, sometimes the takeaway is sent to me after the takeaway is sent to me later It's rough to call. They are about to take out the knife and stab me, it is terrible. "</text:p>
      <text:p text:style-name="P4">
Liu Haiyang gave a negative answer to whether he would return to China in the future. He said that it was this trip to return to China after three years that he made him determined to develop in Canada in the future: "Although I have seen the strict city sealing in China on the Internet in the past three years, this kind of problem, that kind of problem , But I always feel that the Chinese economy has recovered after the epidemic, and all aspects are fine. But when I really see the status quo of the Chinese epidemic, I feel that the economic situation in China is not good. It is difficult to find a job. The anger is very heavy, and it feels not very comfortable, not what I remember before. So I think it is still not developing in China, and it is developed overseas. "He said that in the future, he wants to go to Europe to retire.</text:p>
      <text:p text:style-name="P4">
For Ms. Liang, whether to return to China in the future is still unknown. What she wants to do is to read books in the United States first. But she also told reporters that in her heart, the idea of finding a way to stay in the United States is becoming stronger: "The natural environment here is good, and people's work intensity is not so great, and unemployment is not as serious as the current domestic. In fact The Chinese are still very rolled here, but I don't want to live this kind of life. Although I still have the idea of returning home in the future, I still think about it. I may change my thoughts in the future. "</text:p>
      <text:p text:style-name="P4">
Reporter: Sun Cheng Responsible: 梒 网 网 Editor: Hong Wei</text:p>
      <text:p text:style-name="P4">
News Source: <text:a xlink:type="simple" xlink:href="https://www.rfa.org/mandarin/yataibaodao/renquanfazhi/sc-06262023112241.html" text:style-name="Internet_20_link" text:visited-style-name="Visited_20_Internet_20_Link">
https://www.rfa.org/mandarin/yataibaodao/renquanfazhi/sc-06262023112241.html</text:a>
</text:p>
      <!--NEWS-->
      <text:h text:style-name="P10" text:outline-level="1">
<text:span text:style-name="T4">
102 years of the Communist Party of China &amp; Quot; Cute China &amp; Quot; Still not cute</text:span>
</text:h>
      <text:p text:style-name="P4">
Author: None</text:p>
      <text:p text:style-name="P4">
Publisher: Radio Free Asia (Organization)</text:p>
      <text:p text:style-name="P4">
Published Time: 2023-06-30T15:52:00-04:00</text:p>
      <text:p text:style-name="P4">
Modified Time: 2023-06-30T15:56:37-04:00</text:p>
      <text:p text:style-name="P4">
Description: None</text:p>
      <text:p text:style-name="P4">
Videos: []</text:p>
      <text:p text:style-name="P4">
Audios: ["<text:a xlink:type="simple" xlink:href="https://www.rfa.org/mandarin/yataibaodao/zhengzhi/wy-0630202309562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5" text:anchor-type="as-char" svg:width="6.9236in" svg:height="4.612011in" draw:z-index="0">
<draw:image xlink:href="../Images/rfamandarin/2023-06-30T15-52-00-04-00/000000.png" xlink:type="simple" xlink:show="embed" xlink:actuate="onLoad" draw:mime-type="image/png"/>
</draw:frame>
The residents of Xinjiang Aksu ride a motorcycle through the government's propaganda slogan, which says "Sentences, listening to the party, and walking with the party." <text:a xlink:type="simple" xlink:href="https://www.rfa.org/mandarin/yataibaodao/zhengzhi/wy-06302023095620.html/@@images/image" text:style-name="Internet_20_link" text:visited-style-name="Visited_20_Internet_20_Link">
</text:a>
Associated Press picture <text:a xlink:type="simple" xlink:href="https://www.rfa.org/mandarin/yataibaodao/zhengzhi/wy-06302023095620.html/@@stream" text:style-name="Internet_20_link" text:visited-style-name="Visited_20_Internet_20_Link">
AUDIO-Link: https://www.rfa.org/mandarin/yataibaodao/Zhengzhi/wy-06302023095620.html/@@stream</text:a>
On the 102nd anniversary of the founding of the Communist Party of China, the centennial achievements of the "party" and the increase in the number of party members by official media and the increase in the number of party members. However, the actual situation of Chinese society and the complaints of the people are rarely reflected in the official media. There are Chinese people who have just "wired" to the United States questioned that if the CCP really does well, why are there so many people who have escaped from China?</text:p>
      <text:p text:style-name="P4">
<text:span text:style-name="T4">
<text:span text:style-name="T5">
 <text:a xlink:type="simple" xlink:href="https://www.rfa.org/mandarin/pinglun/heqinglian/hql-06272023161539.html" text:style-name="Internet_20_link" text:visited-style-name="Visited_20_Internet_20_Link">
He Qinglian: China's "olive society" eventually becomes Nanke Dream</text:a>
?(https://www.rfa.org/mandarin/yataibaodao/zhengzhi/hx2-06262023075842.html)</text:span>
* </text:span>
<text:span text:style-name="T5">
 <text:a xlink:type="simple" xlink:href="https://www.rfa.org/mandarin/yataibaodao/zhengzhi/hcm1-01112023034913.html" text:style-name="Internet_20_link" text:visited-style-name="Visited_20_Internet_20_Link">
After the 20th, the power of power to grasp Xi Jinping's "big party problem"</text:a>
</text:span>
**<text:a xlink:type="simple" xlink:href="https://www.rfa.org/mandarin/yataibaodao/zhengzhi/ql2-06302021093639.html" text:style-name="Internet_20_link" text:visited-style-name="Visited_20_Internet_20_Link">
<text:span text:style-name="T4">
 Chinese Communist Party members have reached 96.712 million people Xi Jinping have increased nearly 13 million since it came to power </text:span>
</text:a>
This year's "July 1" does not seem to be much different from previous years. Regarding the historical achievements of the Communist Party of China and the news of the 102nd anniversary of the CCP's establishment of the Communist Party of China, it is overwhelming on Chinese official media.</text:p>
      <text:p text:style-name="P4">
Search on Google.com with the "102nd Anniversary". The results obtained from the first three results are: "The Symphony of the 102nd Anniversary of the Founding of the Communist Party of China in Beijing was held in Beijing", and Xinhua News Agency's "Beijing University celebrates the 102nd anniversary commendation conference of the founding of the Communist Party of China. "The 102nd anniversary of the 102nd anniversary of the establishment of the Communist Party of China" and Sina Finance Network.</text:p>
      <text:p text:style-name="P4">
<text:span text:style-name="T4">
 Escape China for freedom </text:span>
</text:p>
      <text:p text:style-name="P4">
CCTV News Client also released a news on Friday (June 30), saying that "the total number of members of the Communist Party of China reached 98.041 million." It is mentioned in the news that the latest statistics from the Central Organization Department show that as of December 31, 2022, the total number of Communist Party members of the Communist Party of China had exceeded 98 million, an increase of 1.33 million from the net at the end of 2021, an increase of 1.4%.</text:p>
      <text:p text:style-name="P4">
However, after this news was sent through the Xinhua News Agency Chinese Twitter, the feedback obtained was mainly questioning and irony. Some friends replied in a ironic tone under the news, "Fight for everyone to join the party, and every family has civil servants. People across the country eat emperor food, and the Chinese dream will be realized quickly when they go to bed."</text:p>
      <text:p text:style-name="P4">
Wang Zhihua Wang Zhihua, a democratic person in Hunan in New York, did not agree with the news. He analyzed to reporters, "In China, the status of the Communist Party of China is a stepping stepping of this society. Therefore What does this have to do with faith? "</text:p>
      <text:p text:style-name="P4">
Wang Zhihua, who is in his 50s this year, has just "wirled" in the United States in mid -May. For him, this was a fleeing escape. Before escaping, Wang Zhihua's life was very sad. "In China, you either have no awakening, or it is very painful. Living in such an environment and living in a dictatorship system, this life is very painful You. Your child is educated by brainwashing, and then you have no political freedom. "</text:p>
      <text:p text:style-name="P4">
Wang Zhihua has participated in local democratic activities in Zhuzhou, Hunan since 2020, and has been "cared" by the police. Because of commemoration of June 4th, he was detained twice by the police. He said that his escape was mainly to escape the harassment and persecution of the police.</text:p>
      <text:p text:style-name="P4">
Wang Zhihua departed from Guangdong on April 25. After Hong Kong, Istanbul, Kido, and north, it took less than 20 days to swim through the Border River on the Mexican border and enter the United States. He said, "Running in the direction of freedom, all the way north, I really don't know fatigue. In the tropical rain forest in Panama, I can fall asleep as soon as I sit down. A kind of attractiveness to do things like this. "</text:p>
      <text:p text:style-name="P4">
He said, but now people who have escaped from China are almost from all strata. "A large number of routines have appeared, those who escape, and those who have money are also running. Those who have no money are running. They all run away from freedom and dignity. "</text:p>
      <text:p text:style-name="P4">
Wang Zhihua, a democratic person in Hunan (left), participated in the 6434th anniversary in New York after arriving in the United States.(Wang Zhihua provided)  <text:a xlink:type="simple" xlink:href="https://www.rfa.org/mandarin/yataibaodao/zhengzhi/wy-06302023095620.html/wy0630.jpg" text:style-name="Internet_20_link" text:visited-style-name="Visited_20_Internet_20_Link">
</text:a>
<text:span text:style-name="T4">
 "Cute China"? </text:span>
</text:p>
      <text:p text:style-name="P4">
On the day when Wang Zhihua fled, the Chinese economy continued to decline. According to data released by the National Bureau of Statistics on Friday (June 30), the manufacturing industry has shrunk for the third consecutive month in June, and the non -manufacturing industry is also exhausted, and the two new orders and the number of employees of the two continue to decline.</text:p>
      <text:p text:style-name="P4">
It is also in the past three months that there are many desperate young people who have committed suicide. Among them, it has been confirmed by the Chinese media that in April, 4 young people who did not know each other in the Tianmen Mountain Scenic Area, Hunan, Hunan, met and committed suicide in the cliff.</text:p>
      <text:p text:style-name="P4">
On the one hand, the ruling party is rising in singing and dancing, on the one hand, the crisis of socioeconomic and people's life is crisis, and politics lacks freedom. Since the media, Wang Jian Wang Jian, on Thursday (June 29), talked about the Chinese economy's downward and employment frustrated young people in the comments on the YouTube platform on Thursday (June 29).However, this ideal China has not appeared after the 102nd anniversary of the Communist Party of China and 74 years after the establishment of the government. Hu Ping, an honorary editor -in -chief of Overseas Political Affairs Magazine "The Spring of Beijing", analyzed that the early leaders of the Communist Party of China accepted a specific historical scenario accepted communism. Dual needs. It produced in the West, because everyone thought that China could not work at that time, so it was necessary to learn the West; it was opposed to the West, and it satisfied their national self -esteem. "</text:p>
      <text:p text:style-name="P4">
Hu Ping believes that when these early CCP leaders accept communism, they have great limitations in themselves. "The most important thing is that once you believe in communism, you have to believe that you must smash the old world, but only usefulness can only be used, but only usefulness can only be used, but only usefulness can only be used, but only usefulness can only be used. Only the means of violent revolution can achieve this, then you have to join the violent revolution. Once it is involved in violence, it has a logic itself, and you will keep going. "</text:p>
      <text:p text:style-name="P4">
The Communist Party of China started with violent revolution in the early days. After the establishment of a regime in 1949, it still achieved the goal of governing through violence from time to time. In modern Chinese history, this tyranny method has caused the Chinese people many times. But to this day, the ideal social blueprint that Fang Zhimin is still difficult to achieve.</text:p>
      <text:p text:style-name="P4">
Hu Ping said that two very contradictory things were accommodated during the administration of the Communist Party of China. "On the one hand, it is Gao Yang's idealism, and on the other hand, it is very despicable and brutal revolutionary realism. These two things themselves are very sharp Occasions, strong tension. "</text:p>
      <text:p text:style-name="P4">
He emphasized that in this process, the ingredients of idealism will become less and less, because the brutal struggle of reality will increasingly push the governor to a ruthless situation.</text:p>
      <text:p text:style-name="P4">
Reporter: Editor Wang Yun: He Ping.com editor: Hong Wei</text:p>
      <text:p text:style-name="P4">
News Source: <text:a xlink:type="simple" xlink:href="https://www.rfa.org/mandarin/yataibaodao/zhengzhi/wy-06302023095620.html" text:style-name="Internet_20_link" text:visited-style-name="Visited_20_Internet_20_Link">
https://www.rfa.org/mandarin/yataibaodao/zhengzhi/wy-06302023095620.html</text:a>
</text:p>
      <!--NEWS-->
      <text:h text:style-name="P10" text:outline-level="1">
<text:span text:style-name="T4">
The rebellion of the hot dog has changed the Vagna soldiers to vibrate China -Russia and the Russian joint anti -US strategy? | Asia wants to talk about it</text:span>
</text:h>
      <text:p text:style-name="P4">
Author: None</text:p>
      <text:p text:style-name="P4">
Publisher: Radio Free Asia (Organization)</text:p>
      <text:p text:style-name="P4">
Published Time: 2023-06-30T16:00:00-04:00</text:p>
      <text:p text:style-name="P4">
Modified Time: 2023-06-30T15:58: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9" text:anchor-type="as-char" svg:width="6.9236in" svg:height="3.88615in" draw:z-index="0">
<draw:image xlink:href="../Images/rfamandarin/2023-06-30T16-00-00-04-00/000000.png" xlink:type="simple" xlink:show="embed" xlink:actuate="onLoad" draw:mime-type="image/png"/>
</draw:frame>
 <text:a xlink:type="simple" xlink:href="https://www.rfa.org/mandarin/duomeiti/yazhou-henxiangliao/yz-06302023123904.html/@@images/image" text:style-name="Internet_20_link" text:visited-style-name="Visited_20_Internet_20_Link">
</text:a>
Radio of Liberty Asia</text:p>
      <text:p text:style-name="P4">
Wagner Group's changes came to an end, but the waves were rippling. The Chinese Ministry of Foreign Affairs only issued a statement after a day of silence, saying that this was "#Russia's internal affairs", which was intriguing. Is the support for Putin shake? What impact does this abortion coup have on the subsequent subsequent U -Russian war? Xi Jinping, who has been clamoring not to give up Wu Tong Taiwan, and seeing Russia's mutiny effects, will he be vigilant about the unstable internal army of the attack on Taiwan? Journalist#Tang Jingyuan, Taiwanese military commentator Wu Mingjie, wanted to talk about in -depth analysis in Asia.</text:p>
      <text:p text:style-name="P4">
News Source: <text:a xlink:type="simple" xlink:href="https://www.rfa.org/mandarin/duomeiti/yazhou-henxiangliao/yz-06302023123904.html" text:style-name="Internet_20_link" text:visited-style-name="Visited_20_Internet_20_Link">
https://www.rfa.org/mandarin/duomeiti/yazhou-henxiangliao/yz-06302023123904.html</text:a>
</text:p>
      <!--NEWS-->
      <text:h text:style-name="P10" text:outline-level="1">
<text:span text:style-name="T4">
Column | Interpretation of Xinjiang: The Uyghur brothers detained by India seek to protect Canada; Arab countries praise the Chinese government's Uyghur policy</text:span>
</text:h>
      <text:p text:style-name="P4">
Author: None</text:p>
      <text:p text:style-name="P4">
Publisher: Radio Free Asia (Organization)</text:p>
      <text:p text:style-name="P4">
Published Time: 2023-06-30T16:04:00-04:00</text:p>
      <text:p text:style-name="P4">
Modified Time: 2023-06-30T16:55:40-04:00</text:p>
      <text:p text:style-name="P4">
Description: None</text:p>
      <text:p text:style-name="P4">
Videos: []</text:p>
      <text:p text:style-name="P4">
Audios: ["<text:a xlink:type="simple" xlink:href="https://www.rfa.org/mandarin/zhuanlan/jieduxinjiang/xinjiang-0630202309322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1" text:anchor-type="as-char" svg:width="6.9236in" svg:height="4.131826in" draw:z-index="0">
<draw:image xlink:href="../Images/rfamandarin/2023-06-30T16-04-00-04-00/000000.png" xlink:type="simple" xlink:show="embed" xlink:actuate="onLoad" draw:mime-type="image/png"/>
</draw:frame>
The three brothers of Adeli, Abdulhalk and Abduslam Turson, crossed the Indian border in 2013 and entered the CETER TEYGHUR Studies [Audio-Link: https: //www.rafa.org /mandarin/zhuanlan/jieduxinjiang/xinjiang-06302023093228.html/@@stream(https://www.rfa.org/mandarin/zhuanlan/jieduxinjiang/xinjiang-06302023093228.html/@@stream)Hello everyone, my friends, I am Chen Aizheng, welcome you to interpret Xinjiang with me. Three Uyghur brothers who fled to India ten years ago are now planning to seek asylum from the Canadian government. According to their lawyers, the three brothers have been detained by the Indian authorities since 2013 and are facing a threat to China. In addition, the Arab countries praise the Chinese government's Uyghur policy, called Xinjiang society "harmonious" and religious freedom. According to observers, the majority of Muslim countries exclude Uighurs for their national interests. In this episode, we will further understand these situations, and the talks of relevant people are recorded by Anke.</text:p>
      <text:p text:style-name="P4">
Three Uyghur brothers fled from Xinjiang ten years ago and have been detained in India since then. Their lawyers said their goal was to seek asylum in Canada.</text:p>
      <text:p text:style-name="P4">
Their lawyer Muhammad Shafi La Su(Muhammed Appendix)He said that the three brothers were detained in India for 10 years and seemed to have been seeking asylum in India, and they faced the possibility of being expelled back to China.</text:p>
      <text:p text:style-name="P4">
Latsu said in an interview with Radio Free Asia recently: "The Indian government feels the threat of China. This is why they are hesitant to release these people and give them political asylum. They would rather detain them. "</text:p>
      <text:p text:style-name="P4">
Since the arrest of Jamam and Kashmir region in northern India in 2013, the brothers Adili, Abdulhalk and Abduslam Turson have been transferred to various detention centers of Kashmir. La Su said they are now detained in a prison in Jammo.</text:p>
      <text:p text:style-name="P4">
Latsu said that if a country provides political asylum to the Three Brothers of Turnson, he will ask the Supreme Court of India to release them.</text:p>
      <text:p text:style-name="P4">
In February this year, Canada proposed to resettle 10,000 Uighurs refugees, bringing new hope to them.</text:p>
      <text:p text:style-name="P4">
In order to help people apply for shelter, a humanitarian organization called the "Canadian Uyghur Human Rights Promotion Project" set up an online application form. Latsu said that he plans to use the application form on behalf of the brothers.</text:p>
      <text:p text:style-name="P4">
He said that he hoped that this would write a letter to the Canadian government before he requested asylum but did not get any response and got better results.</text:p>
      <text:p text:style-name="P4">
Latsu said he also wrote to several Arab countries on behalf of the three brothers, but he said that officials in these countries "do not care about the behavior of infringing human rights."</text:p>
      <text:p text:style-name="P4">
The United States and the United Nations urge not to repatriate Uyghur refugees in China. More and more evidence shows that as many as 1.8 million wum people and others have been detained in the "re -education" camp, torture, abuse, sexual abuse, and forced labor.</text:p>
      <text:p text:style-name="P4">
In 2013, in the face of the persecution of the Chinese government of Xinjiang Uygur Autonomous Region, at that time, the three brothers of the 16 -year -old, 18 -year -old, and 20 -year -old Turzon were difficult to cross the rugged Karakon Mountains and entered the Kashmir Radak area in India.</text:p>
      <text:p text:style-name="P4">
They were arrested by the Indian Tibet Armed Police Force by the local Indian border forces and detained for about two months.</text:p>
      <text:p text:style-name="P4">
Latsu said that the three brothers admitted to crossing the border and were transferred to a police station in the city of Kashmir. In July 2014, they were accused of illegally entry and sentenced to 18 months' imprisonment.</text:p>
      <text:p text:style-name="P4">
But Latsu said that the Indian authorities later sued the three brothers based on a special security law of Kashmir, and extended their detention every six months in the past 10 years. Latsu pointed out,</text:p>
      <text:p text:style-name="P4">
"This law is extremely strict and allows the government to detain individuals without trial."</text:p>
      <text:p text:style-name="P4">
Latsu said that during the imprisonment, the three brothers managed to maintain their religious worship and learned Urdu, Hindi, and English. He said,</text:p>
      <text:p text:style-name="P4">
"They pray five times a day in prison and read the" Gulan ". They are fasting during Ramadan. They always maintain the religious dedication spirit."</text:p>
      <text:p text:style-name="P4">
Kashmir independent reporter Akash Hassan wrote many articles on their cases, and he said that they were repatriated to China.</text:p>
      <text:p text:style-name="P4">
Hassan said that the Indian government has instructed that "the relevant authorities start the repatriation procedure. Therefore, these people may be repatriated back to China at any time."</text:p>
      <text:p text:style-name="P4">
Latsu said that he also asked the United Nations Refugee Agency (UNHCR) to help. He told Liberty Asia,</text:p>
      <text:p text:style-name="P4">
"They emphasized that if the government officially recognizes these people's refugees, the United Nations refugees will provide them with various support and assistance."</text:p>
      <text:p text:style-name="P4">
However, the United Nations Refugee Department does not have the same requirements for other Indian refugees, including the Rohingya refugees who have escaped Myanmar in 2012.</text:p>
      <text:p text:style-name="P4">
Radio Free Asia on June 13, the representative of the United Nations refugee office in India office (Rama Dwivedi)The list of questions about the three brothers' cases was sent, but the reply has not been received.</text:p>
      <text:p text:style-name="P4">
The reporter Hassan said that even if Latsu or another lawyer can submit the case of the three brothers to the Supreme Court of India, the court is unlikely to make a favorable decision on them.</text:p>
      <text:p text:style-name="P4">
He said that India implements double standards for Uighurs and Tibetan refugees.</text:p>
      <text:p text:style-name="P4">
Hazan said: "On the one hand, India welcomes thousands of Tibetan refugees that escape from China controlled by China, and a large number of Tibetan refugees live in India. The treatment is related to the Muslims of the Uyghur. It seems that under the leadership of Premier Modi, India is increasingly embracing right -wing Hindu nationalism. "</text:p>
      <text:p text:style-name="P4">
Human Rights Observation Organization, Director of the South Asian Department, Minaksh Gandli(Meenakshi ganguly)In an interview with Liberty Asia on June 13 that the Indian government should stop repatriation of Uighurs back to China and not regard them as criminals.</text:p>
      <text:p text:style-name="P4">
She pointed out that although India has not signed the UN Refugee Convention, it is still obliged to comply with international law in cases involving Uighurs.</text:p>
      <text:p text:style-name="P4">
In addition, through two official visit to the Uyghur region recently, the Chinese government sent a chilling information to the Uighurs and its allies: the oppression policy of Chinese President Xi Jinping is correct, and the Arab countries support these policies.</text:p>
      <text:p text:style-name="P4">
According to the Chinese official media Xinhua News Agency, when inspecting Kashgar and Urumqi from May 22 to 24, Wang Huning, the highest policy adviser, told local officials to "comprehensively and accurately implement" Xi Jinping's policy of governing the country.</text:p>
      <text:p text:style-name="P4">
These policies include more than six years of large -scale detention, long -term imprisonment and forced labor. This move was condemned by the US government as racial extinction and was condemned by the United Nations as potential to endanger human crimes.</text:p>
      <text:p text:style-name="P4">
Shortly after Wang Huning's inspection, the Arab National Alliance delegation consisting of 22 regional issues of Arab countries visited Xinjiang from May 30 to June 2.The delegation visited the Aidili Mosque of Kashgar. The mosque has been open to tourists for many years, but basically prohibits Muslim believers from entering. The delegation also visited the old town of Kashgar.</text:p>
      <text:p text:style-name="P4">
The visit made overseas Uighurs and human rights activities frustrated. They said that the visit of the delegation highlighted China's confidence in its suppression of its action, and most of the world's desire for refueling in China.</text:p>
      <text:p text:style-name="P4">
Robert McCo, director of the Government Affairs Department of the United States-Islamic Relations Commission, said: "The Muslim leaders of Islamic countries allow China to use them to cover up race extinction of Turkic Muslims and other ethnic minorities," which is disappointing. "</text:p>
      <text:p text:style-name="P4">
Standing on the side of China — and the Uyghur, who mainly persecuted the government for Muslims, remained silent -obviously more in line with their national interests.</text:p>
      <text:p text:style-name="P4">
Mai Cao said: "Every country takes the best interests that it considers. At present, the Muslim country is providing a cover for China because they think this is in line with their economic interests."</text:p>
      <text:p text:style-name="P4">
Wang Huning is a member of the Standing Committee of the Political Bureau of the Central Political Bureau of the Supreme Political Agency in China and the chairman of the Chinese People's Political Consultative Conference. For a long time, analysts have always regarded him as a close consultant and confidant for Xi Jinping. This is his first visit to the Uyghur region as the leader of the China Government's Central Xinjiang Coordination Team.</text:p>
      <text:p text:style-name="P4">
According to Xinhua News Agency, Wang Huning emphasized to local officials that Xinjiang policy is "part of the Party Central Committee with Comrade Xi Jinping as the core."</text:p>
      <text:p text:style-name="P4">
Robert McCord added that Wang Huning said that the stability and public order of Xinjiang said that it is important to realize the stability and long -term safety of Xinjiang's social stability and long -term stability than Taishan. According to Xinhua News Agency, Wang Huning also asked officials to "unswervingly promote the normalization and legalization of counter -terrorism and stability."</text:p>
      <text:p text:style-name="P4">
The victim of Washington organized the Communist victim commemorative foundation China Researchers and Director Zheng Guoen(Adrian Zenz)Said: "Wang Huning said that the normalization of the surface and the fact that the surface of the Chinese Communist regime tried to depict was consistent." But in essence, it is very persistent on the emphasis on comprehensive security. "</text:p>
      <text:p text:style-name="P4">
Wang Huning also said that the Xinjiang Production and Construction Corps is "an important strategic force to achieve the overall goal of the party's Xinjiang work", and its functions should be "give full play".</text:p>
      <text:p text:style-name="P4">
However, researchers at the University of Sheffield Halham said that the functions of the Xinjiang Production and Construction Corps sanctioned by the U.S. government, including abroad detention and imprisonment, land acquisition, forced population migration, suppression, publicity, social engineering, religious persecution, and religious persecution, and religious persecution Forced labor.</text:p>
      <text:p text:style-name="P4">
David Tobin, a lecturer in East Asia Research from the University of Sheffield, said that Wang Huning's visit showed the confidence and rigidity of the CCP's operations in Xinjiang.</text:p>
      <text:p text:style-name="P4">
Tobin said: "The party -state now thinks that they are conducting and the actions are more confident. However, they must send leaders to remind regional leaders to implement policies. This fact shows that they realize that this balance and this current peace is unstable. It may be temporary, because the problem caused by any detention system is huge. "</text:p>
      <text:p text:style-name="P4">
Writing, hosting, production: Chen Aizheng</text:p>
      <text:p text:style-name="P4">
News Source: <text:a xlink:type="simple" xlink:href="https://www.rfa.org/mandarin/zhuanlan/jieduxinjiang/xinjiang-06302023093228.html" text:style-name="Internet_20_link" text:visited-style-name="Visited_20_Internet_20_Link">
https://www.rfa.org/mandarin/zhuanlan/jieduxinjiang/xinjiang-06302023093228.html</text:a>
</text:p>
      <!--NEWS-->
      <text:h text:style-name="P10" text:outline-level="1">
<text:span text:style-name="T4">
Column | Tibet Observation: Lhasa strictly beats the illegal satellite antenna; the authorities require monks to cut off their relationship with the Dalai Lama</text:span>
</text:h>
      <text:p text:style-name="P4">
Author: None</text:p>
      <text:p text:style-name="P4">
Publisher: Radio Free Asia (Organization)</text:p>
      <text:p text:style-name="P4">
Published Time: 2023-06-30T16:05:00-04:00</text:p>
      <text:p text:style-name="P4">
Modified Time: 2023-06-30T16:07:03-04:00</text:p>
      <text:p text:style-name="P4">
Description: None</text:p>
      <text:p text:style-name="P4">
Videos: []</text:p>
      <text:p text:style-name="P4">
Audios: ["<text:a xlink:type="simple" xlink:href="https://www.rfa.org/mandarin/zhuanlan/xizangzonglan/tibet-0630202309315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2" text:anchor-type="as-char" svg:width="6.9236in" svg:height="3.528803in" draw:z-index="0">
<draw:image xlink:href="../Images/rfamandarin/2023-06-30T16-05-00-04-00/000000.png" xlink:type="simple" xlink:show="embed" xlink:actuate="onLoad" draw:mime-type="image/png"/>
</draw:frame>
The monks of the temple of Shenza County were also forced to sign a statement to break the relationship with the Dalai Lama. The Tibetan group of this station <text:a xlink:type="simple" xlink:href="https://www.rfa.org/mandarin/zhuanlan/xizangzonglan/tibet-06302023093159.html/@@stream" text:style-name="Internet_20_link" text:visited-style-name="Visited_20_Internet_20_Link">
Audio-Link: https: //www.rfa.org/mandarin/zhuanlan/xizangzonglan/tibet-06302023093159.html/@stream</text:a>
Hello everyone, my friends, I am Chen Aizheng, Tibet sends out to invite you to look at Tibet with me. The Lhasa authorities have recently hit the people's illegal use of satellite antennas and confiscated the Tibetan equipment watching foreign programs. In addition, the authorities are randomly searching for the Tibetan temples, asking Tibetan Buddhist monks to cut off the relationship with the Dalai Lama, which is consistent with a decree that requires civil servants to cut off and exile leaders. When the Tibetan Government of Tibetan Government, the administrative Central Division of the Tibetan Government, Pakistani, has recently called for "real autonomy" in Australia to give a speech in Australia. He said that for Tibetans, the most important thing is the "quality" problem of rule. Previously, the representatives of the Chinese Embassy had pressured the Australian News Club to ask them to cancel the speech of the Tibetan exile leader. Bian Ba Jiren was invited to attend the opening ceremony of the "Xi Jinping era, the Chinese Tibetan policy" seminar on June 27th in New Delhi, India. In this episode, we will further understand these news. The conversation was recorded by Anke.</text:p>
      <text:p text:style-name="P4">
The Lhasa police and two people familiar with the matter said that the Chinese authorities have searched for Tibetan residences in the Lhasa of Tibet since June to determine whether the Tibetans receive foreign broadcasting and TV programs through satellite antennas.</text:p>
      <text:p text:style-name="P4">
According to the Lhasa Police website, from June 8th to 9th, the Broadcasting and Television Bureau of the Tibet Autonomous Region, including Lhasa, conducted illegal satellite broadcast investigations on each household with the police. So far, the authorities have confiscated about 50 satellite antennas.</text:p>
      <text:p text:style-name="P4">
In 2009, the Chinese government provided the government's approval satellite antenna for each family of Lhasa, but residents could only watch a limited number of national control programs.</text:p>
      <text:p text:style-name="P4">
For Tibetans, it is illegal to pass the satellite contact or watch the national -approved broadcast programs. A Tibetan who lives in Lhasa who refuses to disclose his name in order to speak smoothly.</text:p>
      <text:p text:style-name="P4">
"The satellite antennas of these families are installed by the Chinese government. Satellites can only receive programs controlled by the country, and the number is very limited. Tibetans cannot buy other satellite antennas or pay for other news and information. Yes illegal. "</text:p>
      <text:p text:style-name="P4">
The authorities said that their measures were to ensure the harmony and stability of Tibet, and the investigation would continue.</text:p>
      <text:p text:style-name="P4">
But Tibetans believe that this is another way for the Chinese government to prevent them from getting external information and restricting their communication. Bai Majiale, a researcher of "Tibetan Observation", based on the advocacy and monitoring organization of London, said,</text:p>
      <text:p text:style-name="P4">
"This operation is the government's combat Tibetans to listen to foreign news and programs using satellite equipment, and track Tibetan mobile phones to monitor them with external communication."</text:p>
      <text:p text:style-name="P4">
Another Tibetan who refused to disclose the name for the same reason said that before checking the private residence, the Lhasa authorities had banned the use of satellite antennas at hotels and hotels.</text:p>
      <text:p text:style-name="P4">
A person familiar with the matter said that although the satellite antenna installed by the government is only played by state -owned programs, they can sometimes receive foreign programs.</text:p>
      <text:p text:style-name="P4">
"However, to do this and not be caught depending on the control of human skills."</text:p>
      <text:p text:style-name="P4">
In addition, the exile Tibetan sources told Radio Free Asia that the Tibetan authorities are randomly searching for temples and forcing monks to sign documents to cut off all the connections with the most important spiritual leader of Tibetan Buddhism in Tibetan Buddhism.</text:p>
      <text:p text:style-name="P4">
Chinese leaders generally believe that the Dalai Lama is a splitter, and intends to split Tibet from the control of Beijing.</text:p>
      <text:p text:style-name="P4">
At present, the Dalai Lama, an exile in India, only said that he sought that Tibet as part of China can obtain greater autonomy and ensure that the language, culture and religion of Tibet are protected.</text:p>
      <text:p text:style-name="P4">
Radio Free Asia reported in 2022 that the Chinese authorities began to demand that Tibetans who work in government units sever all their relationships with the Dalai Lama as employment conditions. The local government seems to have incorporated the temple into this regulation.</text:p>
      <text:p text:style-name="P4">
A Tibetan Tibetan who required anonymous for safety reasons told Liberty Radio Tibetan Tibetan group. Starting from June, the Chinese authorities searched the temples in Shenza County and Suxian County under the premise of maintaining safety. The exile person said,</text:p>
      <text:p text:style-name="P4">
"The authorities searched the main temples of all the residences of the monks and the temple. The monks in the temple of Shenza County were also forced to cut off the relationship with the Dalai Lama His Holiness and became part of the Anti -Dalai Lama Group."</text:p>
      <text:p text:style-name="P4">
In a photo received by Radio Free Asia from Tibet, you can see that the monks in Shenza County signed their name on a board on the wall.</text:p>
      <text:p text:style-name="P4">
The brand reads: "We will resolutely oppose the Dalai Group and maintain loyalty and dedication to the country."</text:p>
      <text:p text:style-name="P4">
Another exile Tibetan who was unwilling to disclose his name said that as part of the search, the authorities have been reviewing the manuscripts and books of the monks and praying for the banner from the shrine. The exile said,</text:p>
      <text:p text:style-name="P4">
"They did not send any forms of warnings before these random search. The monks in these temple were called to meet, forced to sign the documents, and abandon the Dalai Lama and divisionism."</text:p>
      <text:p text:style-name="P4">
In addition, the leaders of the Tibetan government said on June 21 that if Beijing gives real autonomy, the Tibetans will be willing to accept Chinese rule. When it comes to the status of Scotland and South Titian under the rule of Britain and Italy, the Tibetan administrative central leader Si Zhengbian Baba Ren said,</text:p>
      <text:p text:style-name="P4">
"If the autonomy like Tibetans is given, they will be happy to live under the framework of the constitution of the People's Republic of China. This is not the question of who ruled and who ruled. This is the core of the rules,"</text:p>
      <text:p text:style-name="P4">
Bian Ba Jiren reiterated in the Australian National News Club in Canberra's Australian National News Club on "Solving the Conflict of Han and Tibetan and ensuring peace in the region". The Tibetan conflict, the strategy of promoting the real autonomy of the Tibetan under the rule of China, as the Chinese Constitution was exposed by the Chinese Constitution.</text:p>
      <text:p text:style-name="P4">
However, he emphasized the independent status in Tibet history and stated that unless this status was recognized, China had no reason to negotiate with the Tibet Autonomous Region.</text:p>
      <text:p text:style-name="P4">
The one -hour speech of Bianba Ren also involved the Chinese government's attempt to control the reincarnation process of the Dalai Lama, monitor Buddhist temples, and restrict Tibetan actions. Although the Beijing authorities have done their best before, Bian Ba Jiren made the speech.</text:p>
      <text:p text:style-name="P4">
Earlier in June, representatives of the Chinese Embassy met with Maurice Reilyl, chairman of the News Club, expressed his opposition to attending the event and asked to withdraw his invitation.</text:p>
      <text:p text:style-name="P4">
Since the invasion of Tibet in 1949, China has been controlling Tibet and refused to acknowledge any concept of the Tibetan government, especially the legitimacy of the Dalai Lama, who lives in Dalai, India. Beijing has also increased the intensity of eroding Tibetan culture, language and religion.</text:p>
      <text:p text:style-name="P4">
A speech published at the National News Club was broadcast on Australian television, and well -known media workers attended. Observed people believed that Beijing may have lobby Riley because it is worried that Bian Bajiren will get a wider exposure.Earlier on June 21, Bian Ba Jiren delivered a speech on the geopolitical significance of Tibet at the Australian Institute of Strategic Policy.</text:p>
      <text:p text:style-name="P4">
On June 20th, Bian Bajiren observed the process of the Australian Parliament. Members Soffi Skolls and Susan Templeman introduced the situation in Tibet under the rule of Chinese rule in detail. He also met several Australian members.</text:p>
      <text:p text:style-name="P4">
In an interview with the Tibetan Tibetan Community Association Chairman, KALSANGTSERING, he welcomed the visit of about 2,500 Tibetans living in Australia on behalf of about 2,500 Tibetan Tibetan groups.</text:p>
      <text:p text:style-name="P4">
He said: "The honor of Si Zhengba Bayren in Australia and the Australian Parliament is overwhelming. Obviously, members have given so much support to the Tibetan cause."</text:p>
      <text:p text:style-name="P4">
Bian Ba Jiren appeared in Canberra on June 20.</text:p>
      <text:p text:style-name="P4">
Earlier, according to the Sydney Pioneer Morning Post, the Chinese government was criticized for speeches by trying to stop the Tibetan government leaders in the Australian National News Club in Canberra.</text:p>
      <text:p text:style-name="P4">
Representatives of the Chinese Embassy recently met with the chairman of the reporter's club Morris Riley, which expressed opposition on June 20, and asked to revoke his invitation to him.</text:p>
      <text:p text:style-name="P4">
"Sydney Pioneer Morning News" quoted a letter from the Chinese Embassy to Lili, saying, "China regards Australia regardless of China's position and concern, allowing them to use the national news club platform to engage in division activities, expressing strong dissatisfaction and resolute opposition. The essence of the Dalai Lama Group, respecting the core interests and major concerns of China, eliminating its negative impacts with actual actions, and preventing the healthy development of Sino -Australian relations and media cooperation. "</text:p>
      <text:p text:style-name="P4">
Despite the pressure of Beijing, Riley told the local media that there was no plan to cancel his speech, and tickets were still sold on the website of the news club.</text:p>
      <text:p text:style-name="P4">
He pointed out that he told the Chinese Embassy officials that the news club was "institution of freedom of speech, freedom of media, and public debate."</text:p>
      <text:p text:style-name="P4">
Human rights activity person, former Tibetan exile parliament member Kim Zongyun(Kyinzom Dhongdue)Tell the Tibetan group of Radio Free Asia that the National News Club is a stage for everyone to share their views. she says,</text:p>
      <text:p text:style-name="P4">
"We all know how the Chinese government has established influence and dependence through trade and economic relations with Australia. In the past ten years, we have seen that the top Australian education institutions have canceled the Dalai Lama's speech. Stress. But it is unimaginable to put pressure on the National News Club this time, because the representative of the National News Club is freedom of speech. "</text:p>
      <text:p text:style-name="P4">
The Dalai Lama represents Kama Xinchi in Australia, New Zealand and Southeast Asia that Australia will not succumb to China. He said,</text:p>
      <text:p text:style-name="P4">
"Australia is a democratic country, so we believe that the Australian government will not expand its influence and destroy Australian institutions."</text:p>
      <text:p text:style-name="P4">
According to the Voice of Tibetan reports, the Tibetan administrative Central Secretary Politaic Baden was invited to attend the opening ceremony of the "Xi Jinping Tibetan Policy" seminar on June 27th in New Delhi, India. Bian Ba Jiren pointed out that some Indian media regarded the "Tibet Autonomous Region" as a whole. He said that if the international community supports the "intermediate road" policy proposed by the Dalai Lama and the vision of the Tibetan people, it must acknowledge the independent position of Tibet in history, otherwise the international community's support for Tibet is meaningless.</text:p>
      <text:p text:style-name="P4">
Writing, hosting, production: Chen Aizheng</text:p>
      <text:p text:style-name="P4">
News Source: <text:a xlink:type="simple" xlink:href="https://www.rfa.org/mandarin/zhuanlan/xizangzonglan/tibet-06302023093159.html" text:style-name="Internet_20_link" text:visited-style-name="Visited_20_Internet_20_Link">
https://www.rfa.org/mandarin/zhuanlan/xizangzonglan/tibet-06302023093159.html</text:a>
</text:p>
      <!--NEWS-->
      <text:h text:style-name="P10" text:outline-level="1">
<text:span text:style-name="T4">
The United States approves a new wave of Taiwan military sales of China Military Aircraft.</text:span>
</text:h>
      <text:p text:style-name="P4">
Author: chinese@voanews.com (杨安)</text:p>
      <text:p text:style-name="P4">
Publisher: 美国之音中文网 (Type: NewsMediaOrganization)</text:p>
      <text:p text:style-name="P4">
Published Time: 2023-06-30T16:08:01+08:00</text:p>
      <text:p text:style-name="P4">
Modified Time: 2023-06-30 08:08:01Z</text:p>
      <text:p text:style-name="P4">
Description: The U.S. State Department approved a new wave of military sales against Taiwan on Thursday (June 29), including "30 mm machine artillery and ammunition and ammunition and ammunition and ammunition" and "Elite Materials Appendix 2 Order", with a total value of 440 million US dollars. The Taiwan government thanked the US government for continued to implement their security commitments to Taiwan in accordance with the "Taiwan Relations Law" and "six guarantees". On the other hand, China densely dispatched military planes on Friday to cross the Taiwan Strait midline, which is full of military sales.</text:p>
      <text:p text:style-name="P4">
Videos: []</text:p>
      <text:p text:style-name="P4">
Images: []</text:p>
      <text:p text:style-name="P4">
Categories: ['美国', '中国', '台湾']</text:p>
      <text:p text:style-name="P4">
Type: None</text:p>
      <!--METADATA-->
      <text:p text:style-name="P4">
Nonenone</text:p>
      <text:p text:style-name="P4">
News Source: <text:a xlink:type="simple" xlink:href="https://www.voachinese.com/a/us-arm-sales-to-taiwan-while-11-pla-aircrafts-cross-the-taiwan-strait-median-line-20230630/7161445.html" text:style-name="Internet_20_link" text:visited-style-name="Visited_20_Internet_20_Link">
https://www.voachinese.com/a/us-arm-sales-to-taiwan-while-11-pla-aircrafts-cross-the-taiwan-strait-median-line-20230630/7161445.html</text:a>
</text:p>
      <!--NEWS-->
      <text:h text:style-name="P10" text:outline-level="1">
<text:span text:style-name="T4">
US media: The phenomenon of selling women and children on the border of Chinese borders rises again</text:span>
</text:h>
      <text:p text:style-name="P4">
Author: None</text:p>
      <text:p text:style-name="P4">
Publisher: Radio Free Asia (Organization)</text:p>
      <text:p text:style-name="P4">
Published Time: 2023-06-30T16:22:49-04:00</text:p>
      <text:p text:style-name="P4">
Modified Time: 2023-06-30T16:22:4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3" text:anchor-type="as-char" svg:width="6.9236in" svg:height="4.891188in" draw:z-index="0">
<draw:image xlink:href="../Images/rfamandarin/2023-06-30T16-22-49-04-00/000000.png" xlink:type="simple" xlink:show="embed" xlink:actuate="onLoad" draw:mime-type="image/png"/>
</draw:frame>
Chinese suspects involving the population of multinational smuggling were escorted by the Pakistani police. <text:a xlink:type="simple" xlink:href="https://www.rfa.org/mandarin/Xinwen/8-06302023161731.html/@@images/image" text:style-name="Internet_20_link" text:visited-style-name="Visited_20_Internet_20_Link">
</text:a>
Associated Press information picture</text:p>
      <text:p text:style-name="P4">
After the cancellation of the new crown epidemic restriction measures, the phenomenon of smuggling women and girls in trafficking in the border increased again. This phenomenon stopped due to the closure of the border during the epidemic, but is now recovering.</text:p>
      <text:p text:style-name="P4">
According to the US "Wall Street Journal" reported on the 30th, in recent months, the Sino -Vietnamese border has continued to have a population case.</text:p>
      <text:p text:style-name="P4">
Human Rights Observation Organization Asia Deputy Director Phil Robertson(Phil Robertson)Said: "What we see is that the" population trafficking "situation is slowly recovering, partly because the demand has not disappeared." He also said that there is still gender imbalance in China, and it can still make a lot of money by selling these women and girls.</text:p>
      <text:p text:style-name="P4">
Last year, China's "Iron Chain Women" incident has strengthened the attention of the phenomenon of selling women. The imbalance of gender proportions in China is the result of deep -rooted male and female culture and decades of decades of only children's policy. According to the 2020 census data, in the age of 20 to 40 in China, the number of men is 17.5 million more than women. Most of these men live in rural areas.</text:p>
      <text:p text:style-name="P4">
According to Chinese police, court documents and human rights organizations, in recent years, more and more trafficking brides have come abroad, including Vietnam, Myanmar and North Korea.</text:p>
      <text:p text:style-name="P4">
In the northern region of China and North Korea, assistance organizations said that many women who escaped the Pyongyang regime were forced to prostitution or married Chinese men. Many of them and other fugitives were eventually arrested and sent to the detention center by the Chinese authorities. Human rights observers estimate that nearly 2,000 North Koreans have been detained at the detention center near the border between China and North Korea. Once the border control related to the new crown virus is canceled, Beijing is expected to be repatriated to these North Koreans.</text:p>
      <text:p text:style-name="P4">
The report also mentioned that another factor that caused the resurgence of population trafficking activities was that young people in Vietnam generally believe that after the epidemic, China's life is much better, which makes many Vietnamese women easily be seduced by false work opportunities.</text:p>
      <text:p text:style-name="P4">
Editor -in -chief: Kaidi</text:p>
      <text:p text:style-name="P4">
News Source: <text:a xlink:type="simple" xlink:href="https://www.rfa.org/mandarin/Xinwen/8-06302023161731.html" text:style-name="Internet_20_link" text:visited-style-name="Visited_20_Internet_20_Link">
https://www.rfa.org/mandarin/Xinwen/8-06302023161731.html</text:a>
</text:p>
      <!--NEWS-->
      <text:h text:style-name="P10" text:outline-level="1">
<text:span text:style-name="T4">
RMB continues to degrade the central bank of China: Resolutely prevent the risk of the exchange rate</text:span>
</text:h>
      <text:p text:style-name="P4">
Author: None</text:p>
      <text:p text:style-name="P4">
Publisher: Radio Free Asia (Organization)</text:p>
      <text:p text:style-name="P4">
Published Time: 2023-06-30T16:25:24-04:00</text:p>
      <text:p text:style-name="P4">
Modified Time: 2023-06-30T16:25:2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5" text:anchor-type="as-char" svg:width="6.9236in" svg:height="4.489173in" draw:z-index="0">
<draw:image xlink:href="../Images/rfamandarin/2023-06-30T16-25-24-04-00/000000.png" xlink:type="simple" xlink:show="embed" xlink:actuate="onLoad" draw:mime-type="image/png"/>
</draw:frame>
The exchange rate of the RMB to the US dollar has continued to fall. The picture shows a bank in Hefei. Reuters information picture</text:p>
      <text:p text:style-name="P4">
On Friday (30th), the exchange rate of the RMB against the US dollar continued to depreciate, and the RMB in the shore and offshore fell below 7.26 and 7.28, respectively, further exacerbating market concerns. At the same time, the People's Bank of China (People's Bank of China) stated that it would resolutely prevent the risk of exchange rates.</text:p>
      <text:p text:style-name="P4">
According to the Chinese media "First Financial", the Renminist Committee of the People's Bank of China was held in Beijing on June 28 in the second quarter of 2023. As the vane of the policy of the next stage, the meeting pointed out that in terms of exchange rates, "resolutely prevent the risk of the exchange rate up and down, and maintain the basic stability of the RMB exchange rate at a reasonable and balanced level."</text:p>
      <text:p text:style-name="P4">
It is reported that Minsheng Securities expects that the current RMB exchange rate situation has attracted the attention of the central bank and requires the central bank to start management tools. If the key point of the market psychological expectation game, the method of relieving the pressure of depreciation may be that the foreign exchange liquidity regulation tool is enabled to maintain the exchange rate trend in the short term.</text:p>
      <text:p text:style-name="P4">
The depreciation of the RMB in the first half of this year has exceeded 4.4%. However, the People's Bank of China has not taken action on the recent round of depreciation.</text:p>
      <text:p text:style-name="P4">
Editor -in -chief: Kaidi</text:p>
      <text:p text:style-name="P4">
News Source: <text:a xlink:type="simple" xlink:href="https://www.rfa.org/mandarin/Xinwen/9-06302023162414.html" text:style-name="Internet_20_link" text:visited-style-name="Visited_20_Internet_20_Link">
https://www.rfa.org/mandarin/Xinwen/9-06302023162414.html</text:a>
</text:p>
      <!--NEWS-->
      <text:h text:style-name="P10" text:outline-level="1">
<text:span text:style-name="T4">
China Ctrip Group announced its investment of 1 billion yuan to encourage employees to give birth</text:span>
</text:h>
      <text:p text:style-name="P4">
Author: None</text:p>
      <text:p text:style-name="P4">
Publisher: Radio Free Asia (Organization)</text:p>
      <text:p text:style-name="P4">
Published Time: 2023-06-30T16:30:00-04:00</text:p>
      <text:p text:style-name="P4">
Modified Time: 2023-06-30T16:31: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6" text:anchor-type="as-char" svg:width="6.9236in" svg:height="3.88615in" draw:z-index="0">
<draw:image xlink:href="../Images/rfamandarin/2023-06-30T16-30-00-04-00/000000.png" xlink:type="simple" xlink:show="embed" xlink:actuate="onLoad" draw:mime-type="image/png"/>
</draw:frame>
China ’s largest online travel website Ctrip Group trademark <text:a xlink:type="simple" xlink:href="https://www.rfa.org/mandarin/Xinwen/10-06302023162630.html/@@images/image" text:style-name="Internet_20_link" text:visited-style-name="Visited_20_Internet_20_Link">
![] [] [](Images/rfamandarin/2023-06-30T16-30-00-04-00/000001.png)</text:a>
Baidu Encyclopedia</text:p>
      <text:p text:style-name="P4">
China's largest online travel website Ctrip Group on Friday(30 days)It is announced that maternity subsidy policies for global employees are introduced. From July 1st, global employees who have joined the world for 3 years, regardless of gender, each new child will receive a cash subsidy of 10,000 yuan per year, and will be distributed until the child is 5 years old. The company said that this incentive employee fertility plan will cost about 1 billion yuan.</text:p>
      <text:p text:style-name="P4">
Comprehensive Reuters and Chinese media reports, Liang Jianzhang, chairman of Ctrip Group Board Liang Jianzhang said: "I have always suggested that the government pays money to families with children, especially children, to reduce family fertility costs and help more young people to complete childbearing children. The desire. "In addition to Ctrip, there are currently other Chinese listed companies that have issued measures to encourage employees to give birth.</text:p>
      <text:p text:style-name="P4">
China is currently facing the severe challenge of aging population. China's birth rate dropped from 7.52 people per 1,000 people in 2021 to 6.77 people per thousand people last year, the lowest level since the record. High -parenting and educational costs, low -income, weak social security nets and gender inequality factors are the main factor that causes young people to choose infertility.</text:p>
      <text:p text:style-name="P4">
From 1980 to 2015, China implemented the only child policy. Popularians warn that with the increase of labor force and liability local governments, the increase in expenditures of the elderly population will be the first old.</text:p>
      <text:p text:style-name="P4">
Editor -in -chief: Kaidi</text:p>
      <text:p text:style-name="P4">
News Source: <text:a xlink:type="simple" xlink:href="https://www.rfa.org/mandarin/Xinwen/10-06302023162630.html" text:style-name="Internet_20_link" text:visited-style-name="Visited_20_Internet_20_Link">
https://www.rfa.org/mandarin/Xinwen/10-06302023162630.html</text:a>
</text:p>
      <!--NEWS-->
      <text:h text:style-name="P10" text:outline-level="1">
<text:span text:style-name="T4">
More than a hundred people were roasted by hot wave charcoal in Mexico in June</text:span>
</text:h>
      <text:p text:style-name="P4">
Author: 联合早报 (Person)</text:p>
      <text:p text:style-name="P4">
Publisher: 联合早报 (Organization)</text:p>
      <text:p text:style-name="P4">
Published Time: 2023-06-30T16:31</text:p>
      <text:p text:style-name="P4">
Modified Time: 2023-06-30T16:31</text:p>
      <text:p text:style-name="P4">
Description: The Mexican Health Bureau announced the latest data saying that in June alone, more than a hundred people died of extreme high temperature weather. According to the data released by the Ministry of Health of Mo Guo, from June 12th to 25th according to the data released by the Ministry of Health of Mo Kingdom on Thursday (June 29) ...</text:p>
      <text:p text:style-name="P4">
Videos: []</text:p>
      <text:p text:style-name="P4">
Audios: []</text:p>
      <text:p text:style-name="P4">
Images: []</text:p>
      <text:p text:style-name="P4">
Type: NewsArticle</text:p>
      <text:p text:style-name="P4">
Breadcrumbs: ['即时', '国际']</text:p>
      <text:p text:style-name="P4">
Keywords: ['墨西哥', '热浪', '气候变化', '高温']</text:p>
      <!--METADATA-->
      <text:p text:style-name="P4">
The Mexican Health Bureau announced the latest data saying that in June alone, more than a hundred people died of extreme high temperature weather.</text:p>
      <text:p text:style-name="P4">
According to the data released by the Ministry of Health of Mak Guo, from June 12th to 25th, according to the data released by the Ministry of Health of Mak Guo, Mexico appeared more than 1,000 from high temperature weather related to high temperature weather from June 12th to 25th. Emergency, 104 of them died; the number of deaths in the northern region was the largest.</text:p>
      <text:p text:style-name="P4">
The authorities report that most people die from heat stroke, followed by dehydration.</text:p>
      <text:p text:style-name="P4">
The Ministry of Health said that Sonora, northwest of Mexico, has made a record high temperature this week, reaching 49 degrees Celsius. It is reported that the average temperature in Mexico in the past summer weather is from 30 to 45 degrees Celsius.</text:p>
      <text:p text:style-name="P4">
The authorities warn that from Saturday (July 1), another wave of heat waves will continue to impact the country with a population of 127 million.</text:p>
      <text:p text:style-name="P4">
The United Nations warned in May that due to greenhouse gases and <text:a xlink:type="simple" xlink:href="https://www.zaobao.com.sg/realtime/world/story20230529-1399426" text:style-name="Internet_20_link" text:visited-style-name="Visited_20_Internet_20_Link">
El Nino phenomenon</text:a>
(Elnino) together leads to rising temperatures, and the earth will record high -temperature weather from 2023 to 2027.</text:p>
      <text:p text:style-name="P4">
News Source: <text:a xlink:type="simple" xlink:href="https://www.zaobao.com.sg/realtime/world/story20230630-1409395" text:style-name="Internet_20_link" text:visited-style-name="Visited_20_Internet_20_Link">
https://www.zaobao.com.sg/realtime/world/story20230630-1409395</text:a>
</text:p>
      <!--NEWS-->
      <text:h text:style-name="P10" text:outline-level="1">
<text:span text:style-name="T4">
U.S. stock market</text:span>
</text:h>
      <text:p text:style-name="P4">
Publisher: 法新社</text:p>
      <text:p text:style-name="P4">
Published Time: 2023-06-30T16:32:09+00:00</text:p>
      <text:p text:style-name="P4">
Modified Time: 2023-06-30T16:05:02+00:00</text:p>
      <text:p text:style-name="P4">
Description: (Agence France -Presse, New York, 30th) The latest consumer price inflation data of the United States reappears to cool down, and the market value of iPhone manufacturer Apple (Apple Inc.) has exceeded the US $ 3 trillion mark.</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7" text:anchor-type="as-char" svg:width="6.9236in" svg:height="3.617581in" draw:z-index="0">
<draw:image xlink:href="../Images/rficn/2023-06-30T16-32-09-00-00/000000.png" xlink:type="simple" xlink:show="embed" xlink:actuate="onLoad" draw:mime-type="image/png"/>
</draw:frame>
Compared with the same period last year, the personal consumption expenditure price index (PCE) of the Federal Preparatory Council (FED) observed the increase from 4.3%in April to 3.8%in April.</text:p>
      <text:p text:style-name="P4">
There are other optimistic US economic data this week, including the first quarter of economic growth rate and the latest consumer confidence index, which makes investors more optimistic about the US economy to avoid falling into recession.</text:p>
      <text:p text:style-name="P4">
About 20 minutes after the opening of the Wall Street stock market today, the Dow Jones Index rose 0.6%to 34330.70 points, the S &amp; P 500 index rose 1.0%to 4440.59 points, the Nasdaq index raised 1.4%at 13779.30 points.</text:p>
      <text:p text:style-name="P4">
Apple's stock price jumped 1.4%, and its market value exceeded $ 3 trillion (about NT $ 93 trillion). Apple's market value has reached this historic level in January last year, but has never been at this level at the time of closing.</text:p>
      <text:p text:style-name="P4">
News Source: <text:a xlink:type="simple" xlink:href="https://www.rfi.fr/cn/%E8%B4%A2%E7%BB%8F%E5%BF%AB%E8%AE%AF/20230630-%E7%BE%8E%E8%82%A1%E6%97%A9%E7%9B%98%E5%8A%B2%E6%89%AC" text:style-name="Internet_20_link" text:visited-style-name="Visited_20_Internet_20_Link">
https://www.rfi.fr/cn/%E8%B4%A2%E7%BB%8F%E5%BF%AB%E8%AE%AF/20230630-%E7%BE%8E%E8%82%A1%E6%97%A9%E7%9B%98%E5%8A%B2%E6%89%AC</text:a>
</text:p>
      <!--NEWS-->
      <text:h text:style-name="P10" text:outline-level="1">
<text:span text:style-name="T4">
As the economic downturn has expanded in the predicament of China's manufacturing and service industry</text:span>
</text:h>
      <text:p text:style-name="P4">
Author: chinese@voanews.com (金谷)</text:p>
      <text:p text:style-name="P4">
Publisher: 美国之音中文网 (Type: NewsMediaOrganization)</text:p>
      <text:p text:style-name="P4">
Published Time: 2023-06-30T16:35:45+08:00</text:p>
      <text:p text:style-name="P4">
Modified Time: 2023-06-30 08:35:45Z</text:p>
      <text:p text:style-name="P4">
Description: According to the official data released by China on Friday (June 30), the Chinese manufacturing activities have shrunk for the third consecutive month in June, and the degree of weakness in other industries has further deepened. In the case of weak demand at home and abroad, the shrinking manufacturing industry has increased the pressure of the Chinese authorities to take more measures to boost economic growth.</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china-s-factory-service-sectors-stumble-as-economic-malaise-broadens-20230630/7161451.html" text:style-name="Internet_20_link" text:visited-style-name="Visited_20_Internet_20_Link">
https://www.voachinese.com/a/china-s-factory-service-sectors-stumble-as-economic-malaise-broadens-20230630/7161451.html</text:a>
</text:p>
      <!--NEWS-->
      <text:h text:style-name="P10" text:outline-level="1">
<text:span text:style-name="T4">
Column | Night Talk Zhongnanhai: Turkey is incompetent, and it is difficult for turtles to retreat</text:span>
</text:h>
      <text:p text:style-name="P4">
Author: None</text:p>
      <text:p text:style-name="P4">
Publisher: Radio Free Asia (Organization)</text:p>
      <text:p text:style-name="P4">
Published Time: 2023-06-30T16:51:00-04:00</text:p>
      <text:p text:style-name="P4">
Modified Time: 2023-06-30T16:59:44-04:00</text:p>
      <text:p text:style-name="P4">
Description: None</text:p>
      <text:p text:style-name="P4">
Videos: []</text:p>
      <text:p text:style-name="P4">
Audios: ["<text:a xlink:type="simple" xlink:href="https://www.rfa.org/mandarin/zhuanlan/yehuazhongnanhai/gx-0630202309223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8" text:anchor-type="as-char" svg:width="6.9236in" svg:height="4.612011in" draw:z-index="0">
<draw:image xlink:href="../Images/rfamandarin/2023-06-30T16-51-00-04-00/000000.png" xlink:type="simple" xlink:show="embed" xlink:actuate="onLoad" draw:mime-type="image/png"/>
</draw:frame>
Liu He, when he served as Vice Premier of the State Council of the State Council, was waiting to meet with US Treasury Secretary Yelun on January 18, 2023. <text:a xlink:type="simple" xlink:href="https://www.rfa.org/mandarin/zhuanlan/yehuazhongnanhai/gx-06302023092235.html/@@images/image" text:style-name="Internet_20_link" text:visited-style-name="Visited_20_Internet_20_Link">
</text:a>
Agence France-France-France-France-France-France-France-France-France-A-Langk: https://www.rfa.org/Mandarin/zhuanlan/yehuazhongnanhao/gx 06302023092235.html/@stream](https://www.rfa.org/mandarin/zhuanlan/yehuazhongnanhai/gx-06302023092235.html/@@stream)The "retreat" of Liu He, one of the most important economic think tanks of Xi Jinping, one of the most important economic think tanks of Xi Jinping, was actually the same reason behind Yi Gang after losing his party's position but accidentally re -election. On the word "outside", the earth's incompetence in Li Qiang's cabinet caused the turtles in the former Li Keqiang's cabinet to retreat!</text:p>
      <text:p text:style-name="P4">
Last Friday, on the 23rd of this month, the "South China Morning Post" in Hong Kong quoted five sources as saying that the last deputy prime minister of the Chinese Communist regime Liu He still participated in China after the Chinese leadership personnel reorganized and unloaded all positions. The government's internal conference on economic affairs has a high influence.</text:p>
      <text:p text:style-name="P4">
One of the sources said that the Chinese leadership highly evaluated Liu He's rich experience and knowledge. Another source said: "Liu He was asked to provide opinions on key issues such as domestic economic policies in China and how to deal with the United States on trade and economic issues."</text:p>
      <text:p text:style-name="P4">
It is reported that Liu He's rich knowledge and experience are considered "invaluable", especially in Beijing to formulate strategies to respond to the United States. When determining which areas should cooperate and which areas should be countered ... Liu He's professional knowledge and experience, as well as his connection with key decision makers in other countries, allows "Liu He can become China's reconstruction with other countries, especially the economic relations with Western countries."</text:p>
      <text:p text:style-name="P4">
According to the author's opinion, here is "price" to describe Liu He's still important to Xi Jinping's regime-from the current stage, it is even more important. It is not very vivid. The precise statement should be "no one substitution."</text:p>
      <text:p text:style-name="P4">
In a simple sentence, through the economic and trade team of the State Council at the Economic and Trade team of the State Council at the 14th National People's Congress at the 14th National People's Congress at the 14th National People's Congress in March of this year, Li Qiang and Li Keqiang are far from a order of magnitude. Either He Lifeng in the financial and related fields, or Ding Xuexiang, and Liu He can be said to have no comparability at all.</text:p>
      <text:p text:style-name="P4">
After the "Two Sessions" of the Communist Party of China in March this year, the author published "Why Xi Jinping is jealous of Li Keqiang in this column? ", Said that from 1982 to 2002, for a full 20 years held by the 16th National Congress of the Communist Party of China, Li Keqiang has pressed him Xi Jinping in both political qualifications or real education. Today, Li Keqiang has already sued his old hometown. And in the past ten years, Xi Jin usually gave one of the inner reasons for Li Keqiang's small shoes that had pressed his political qualifications and actual academic qualifications, which was his mentality of Xi Jinping's "Wu Dazhen store".</text:p>
      <text:p text:style-name="P4">
After the article was published, a reporter asked about why Xi Jinping cleared all his cabinets while Li Keqiang returned his villagers? The author's answer is: Hate House and Wuyu!</text:p>
      <text:p text:style-name="P4">
Although it is a joke, it is not unreasonable.</text:p>
      <text:p text:style-name="P4">
After the newly introduced by the new State Council in March this year, external media described the image of "the State Council of the State Council of the Communist Party of China".</text:p>
      <text:p text:style-name="P4">
As early as January of this year, before the second Plenary Session of the 20th Central Committee of the Communist Party of China, which was finalized for the "Two Sessions" personnel arrangements, Hong Kong's "Ming Pao" published an analysis article of "the old leadership?" In Li Keqiang's cabinet, including himself, all deputy prime ministers and members of the State Council, namely Han Zheng, Sun Chunlan, Hu Chunhua, Wei Fenghe, Wang Yong, Wang Yi, Xiao Jie, Zhao Kezhi, all left. Even those who have not been announced in the 20th National Congress will be renamed as a post outside the State Council.</text:p>
      <text:p text:style-name="P4">
The head of them was Li Qiang, and then the executive deputy prime minister Ding Xuexiang, the other three deputy prime ministers were He Lifeng, Liu Guozhong, and Zhang Guoqing, the State Councilor Wang Xiaohong (concurrently served as the Minister of Public Security), Li Shangfu (also the Minister of Defense), Wu Zhenglong ( He is also the Secretary -General of the State Council), Yi Yiqin, Qin Gang (concurrently served as a foreign minister).</text:p>
      <text:p text:style-name="P4">
This article analyzes that of the 37 departments, directs and offices of the State Council, 27 leaders have just been replaced or will be replaced within one year, including key diplomacy, national defense, development and reform, public security, finance, central banks, state -owned assets and other ministries and commissions.</text:p>
      <text:p text:style-name="P4">
The article "Ming Pao" states that at least 70 % of Li Keqiang's chores' heads of the cabinet. The article said that this dazzling large class has never been before the history of the State Council of the Communist Party of China.</text:p>
      <text:p text:style-name="P4">
This article also specifically predicted the person in charge of some ministries and commissions of Li Qiangxin's cabinet, including the time of the director of the Development and Reform Commission from He Lifeng, the director of the Development and Reform Commission. Zhu Hexin, the chairman of CITIC Group, and Lu Zhiyuan, deputy secretary of Shandong and Secretary of the Qingdao Municipal Party Committee who may replace the post of Minister of Finance.</text:p>
      <text:p text:style-name="P4">
Speaking of which, whether it is generally commented on the outside world or the view of the author himself at the time, after the closing of the 20th National Congress of the Communist Party of China last October last year, Wang Yong and Xiao Jie, members of the State Council of the State Council, who will succeed in the 20th National Congress of the Communist Party of China. Put on the list of "discharge" is completely based on the inertial thinking of "one dynasty, one dynasty". However, Yi Gang, then the president of the central bank and Liu Kun, who was then the Minister of Finance, should also "discharge" the analysis of Li Keqiang, which is based on the age of the two. Arrangement, whether it is a central member, a member of the Central Committee, or a member of the Central Discipline Inspection Commission.</text:p>
      <text:p text:style-name="P4">
In January and February of this year, the author published the "U.S." Lifetime Professor ". How much is it likely to continue to be in charge of the Central Bank of the Communist Party of China? "And" Several Possibilities for Possibilities of the Next Central Bank "two articles specifically analyzed this. Interested readers and listeners may wish to refer to reading.</text:p>
      <text:p text:style-name="P4">
As for the candidates for the new Minister of Finance, the author has also analyzed in an article that has never been published in March this year that Lu Zhiyuan is the most likely. According to this person's financial education and the background of the local financial director, and special arrangements for the deputy provincial and ministerial levels at the 20th National Congress of the Communist Party of China.</text:p>
      <text:p text:style-name="P4">
This person was born in Suide, Shaanxi. He was admitted to the university at the age of 20. He was assigned to Yan'an Finance and Economics School as a teacher after graduating from his hometown in his hometown in 1988. In 1990, he returned to his alma mater. After studying for three years, he was in politics in full -day. In July 1993, he entered the Budget Office of the Xi'an Finance Bureau as a staff member. After that, it took 7 years to boil into the deputy director of the Xi'an Finance Bureau. class. In July 2002, he was renamed the deputy secretary and district of the Yanliang District Party Committee of the Xi'an City of the Communist Party of China.</text:p>
      <text:p text:style-name="P4">
Lu Zhiyuan, born in July 1964, is 38 years old at this time. Among the CCP officials of the same age, it is relatively late.On September 2, 2021, Lu Zhiyuan was announced by the Central Organization Department to be transferred to the Standing Committee of the Communist Party of China and Secretary of the Qingdao Municipal Party Committee of the Communist Party of China. On June 1, 2022, he was announced to be promoted to the Deputy Secretary of the Shandong Provincial Party Committee of the Communist Party of China. Four months later, Li Ganjie, the then Secretary of the Shandong Provincial Party Committee, and Zhou Naixiang, the director of Shandong Province, entered the 20th Central Committee of the Central Committee at the 20th National Congress of the Communist Party of China. Lu Zhiyuan is one of them.</text:p>
      <text:p text:style-name="P4">
At that time, the second basis for Lu Zhiyuan to enter the State Council was that after Li Ganjie, the Secretary of the Shandong Provincial Party Committee, the Secretary of the Shandong Provincial Party Committee, "entered the bureau" in December last year. Lin Wu, who entered the 20th Central Committee with Lu Zhiyuan. The intention to make Lu Zhiyuan's "standby" is very obvious.</text:p>
      <text:p text:style-name="P4">
As a result, the author's analysis of the political prospects of Lu Zhiyuan above has not been issued, which makes the author at the time feel very surprising at the time of the Ministry of People's Congress, which was officially announced in the National People's Congress in March this year. The president of the central bank and the Minister of Finance were "comforted." As for Lu Zhiyuan today, he still stays at the position of deputy secretary of the Shandong Provincial Party Committee as the new member of the Central Committee.</text:p>
      <text:p text:style-name="P4">
At that time, the Voice of America published an analysis article "Fighting the continuity and stability of the economic challenges and the stability of the Central Bank of China by the President of the People's Bank of China. Replaced by people with less international experience. The article quotes Wu Muyu, an associate professor at the School of Public Policy, the National University of Singapore, saying: "People like Yi Gang as the central bank governor will feel much more comfortable. This shows that China hopes to have at least the United States on monetary policy and financial cooperation. . "The article also quoted the comments from economists Sun Fei: These appointments" show that the government puts professionalism, management and fine -tuning art first when selecting the governor of the central bank and the Minister of Finance, because the helm of the core economic department needs superb professionalism Skill,".</text:p>
      <text:p text:style-name="P4">
According to the author, as of the end of the 20th National Congress of the Communist Party of China and the Plenary Session of the 20th Central Committee of the Communist Party of China, then Li Qiang first replaced Li Keqiang's party secretary of the State Council of the State Council in the party. The decision to be a long -term succession should be because He Lifeng's "comfort".</text:p>
      <text:p text:style-name="P4">
Regarding that Chen Xi was Xi Jinping's "ordinary class" in Tsinghua University's "ordinary class", he began "Chen Xi and Xi Jinping are classmates and the same party" published in this column 10 years ago. The article analyzes the special relationship between Chen Xi and Xi Jinping in detail. The author was the first overseas disclosure that the two were not only the same window of Tsinghua in the past, but also the upper and lower shops of the same house. Not only were they the upper and lower shops of the same house, but Xi Jinping was also an introduced by Chen Xi.</text:p>
      <text:p text:style-name="P4">
Some former officials who had been supplied by the State Council of the Chinese State Council read the article as follows, and suggested that the author verify whether He Lifeng and Liu Kun also slept in the same specialty in the same major in Xiamen University. Although the author did not study the results, the author also noticed that when Liu Kun was appointed as the Minister of Finance in March 2018 as early as five years ago, the CCP official media deliberately emphasized that he and He Lifeng's Tongxiang and Xiamen University classmates of Fujian and Xiamen University. relation.</text:p>
      <text:p text:style-name="P4">
After the author's 20th National Congress of the Communist Party of China last year, I only thought of Liu Kun, born in 1956, who was born in 1956, but did not notice that the 19th Central Discipline Inspection Commission members were arranged. However, after the 20th National Congress, he has not been arranged for the representative of the adults, nor is it arranged as a member of the CPPCC. After the analysis, he was uneasy and arranged for Liu Kun to enter the CPPCC, and did not arrange for him to take the time behind the scenes of the National People's Congress as a second -line post. It was because he had decided that he had served in the State Council at the time.</text:p>
      <text:p text:style-name="P4">
Compared with Liu Kun, Guo Shuqing, then Secretary of the Party Committee of the Central Bank, was announced as a representative of the National People's Congress without being re -elected as a member of the Central Committee, which means that it is already one of the 14th Standing Committee of the People's Congress; The president Yi Gang failed to be promoted to the Central Committee members of the Central Central Committee on the 20th Central Committee. After being announced as a member of the 14th National Committee of the Chinese People's Political Consultative Conference, the author also analyzed whether it may imitate Zhou Xiaochuan of the year. While announcing the re -elected governor of the central bank, he was also arranged to be the vice chairman of the CPPCC National Committee, and became the central bank's long -term central bank.</text:p>
      <text:p text:style-name="P4">
However, among the members of the CPPCC announced in March this year, there is no Yi Gang in the list of vice chairmen. At the same time, he was announced as a member of the CPPCC Standing Committee and Deputy Chairman of the CPPCC Economic Committee. treatment. At the same time, Yi Gang was re -elected as the president in the "list of new components" announced by the National People's Congress. Such a card that does not follow the cards, which makes the analysts including the author, are all foggy.</text:p>
      <text:p text:style-name="P4">
Today, with the news of Liu He's "retreat", analyzing Yi Gang has been identified as "discharge" after the 20th National Congress of last year, but in March this year, it was announced at the National People's Congress. The reason behind the scenes is not based on the "comfort" for the United States, but because Li Qiang looked at it in the cabinet. To the person who speaks.</text:p>
      <text:p text:style-name="P4">
In the previous content, Liu Kun introduced Liu Kun. One of the goals is to explain that Liu Kun and He Lifeng, who have believed in He Lifeng, are all from the Economic Department of Xiamen University. The strong southern Fujian cavity is not daring to open his mouth in front of Americans. Compared with Liu He who has studied a degree in the United States, Yi Gang is a difference in heaven and earth.</text:p>
      <text:p text:style-name="P4">
If Li Qiang compares with his predecessor Li Keqiang, the same is true of the ability gap in foreign exchanges. In the future, I will compare Li Keqiang's ability and academic qualifications to write an article. Here is the topic of the previous article to continue to analyze whether the central bank's president Yi Gang can be "observed" for a long time.</text:p>
      <text:p text:style-name="P4">
As mentioned earlier, while Yi Gang became the "Bai Ding" of the 20th National Congress of the Communist Party of China, he was arranged to be the then chairman of CITIC, who was arranged as the 20th Central CITIC member. To replace Yi Gang's first candidate.</text:p>
      <text:p text:style-name="P4">
Born in 1968, Zhu Hexin, who was ten years old than Yi Gang, was very beautiful-from the perspective of the long-term central bank, but like Liu Kun, he was also a soil. At least he has not arranged him to replace Yi Gang for the time being, which is likely to deal with the West, especially when dealing with the United States for a while.</text:p>
      <text:p text:style-name="P4">
One month after Yi Gang was "comforted" by the governor of the central bank, CITIC Bank announced on April 17 that Zhu Hexin resigned from the bank's chairman and non -executive director due to the needs of the work arrangement.</text:p>
      <text:p text:style-name="P4">
Therefore, Zhu Hexin will take over the voice of the central bank's governor. However, the author believes that since Yi Gang has been announced by the internal plan to be "observed", then this "observation" period should not be shorter for three or two. As for Zhu Hexin's current place, stay in this column and continue to analyze the next article.(This episode is chaired and broadcast by high -tech)(The article only represents the personal position and point of view of the special commentator))</text:p>
      <text:p text:style-name="P4">
News Source: <text:a xlink:type="simple" xlink:href="https://www.rfa.org/mandarin/zhuanlan/yehuazhongnanhai/gx-06302023092235.html" text:style-name="Internet_20_link" text:visited-style-name="Visited_20_Internet_20_Link">
https://www.rfa.org/mandarin/zhuanlan/yehuazhongnanhai/gx-06302023092235.html</text:a>
</text:p>
      <!--NEWS-->
      <text:h text:style-name="P10" text:outline-level="1">
<text:span text:style-name="T4">
Prime Minister of Sweden: Hungarian Prime Minister promised not to postpone Sweden to enter the contract</text:span>
</text:h>
      <text:p text:style-name="P4">
Author: 联合早报 (Person)</text:p>
      <text:p text:style-name="P4">
Publisher: 联合早报 (Organization)</text:p>
      <text:p text:style-name="P4">
Published Time: 2023-06-30T17:04</text:p>
      <text:p text:style-name="P4">
Modified Time: 2023-06-30T17:04</text:p>
      <text:p text:style-name="P4">
Description: Swedish Prime Minister Christone said that Hungarian Prime Minister Olban has assured him that Sweden will not postpone the time to join NATO. Reuters reported that there were previously reports that the Hungarian parliament may postpone the approval of Sweden to join NATO. However, Kristeson denied on Friday (June 30) ...</text:p>
      <text:p text:style-name="P4">
Videos: []</text:p>
      <text:p text:style-name="P4">
Audios: []</text:p>
      <text:p text:style-name="P4">
Images: []</text:p>
      <text:p text:style-name="P4">
Type: NewsArticle</text:p>
      <text:p text:style-name="P4">
Breadcrumbs: ['即时', '国际']</text:p>
      <text:p text:style-name="P4">
Keywords: ['瑞典', '匈牙利', '北约', '回教']</text:p>
      <!--METADATA-->
      <text:p text:style-name="P4">
Swedish Prime Minister Christone said that Hungarian Prime Minister Olban has assured him that Sweden will not postpone the time to join NATO.</text:p>
      <text:p text:style-name="P4">
Reuters reported that there were previously reports that the Hungarian parliament may postpone the approval of Sweden to join NATO. However, Cristisat denied this statement on Friday (June 30).</text:p>
      <text:p text:style-name="P4">
Christeson said: "I talked to Viktor Orban yesterday (29th), and he confirmed to me very clearly that he was still applicable before (the guarantee of Sweden's appointment)."</text:p>
      <text:p text:style-name="P4">
Christeson told reporters: "Hungary will not delay the approval procedure of Sweden in any way."</text:p>
      <text:p text:style-name="P4">
However, Kristin did not specifically explain whether the words of Olban means that Hungary will vote to allow Sweden to enter the contract before the summit in NATO in July.</text:p>
      <text:p text:style-name="P4">
When asked, <text:a xlink:type="simple" xlink:href="https://www.zaobao.com.sg/news/world/story20230629-1409130" text:style-name="Internet_20_link" text:visited-style-name="Visited_20_Internet_20_Link">
Swedish demonstrators on Wednesday (28th) were burned in front of the Mention Church "Coculatory Classics"</text:a>
In this case, Christeson responded: "I think there are many reasons to reflect on. Of course, it is completely unacceptable that people enter the embassies of Sweden in other countries in Sweden ... The serious security policy situation has no reason to insult others. "</text:p>
      <text:p text:style-name="P4">
News Source: <text:a xlink:type="simple" xlink:href="https://www.zaobao.com.sg/realtime/world/story20230630-1409408" text:style-name="Internet_20_link" text:visited-style-name="Visited_20_Internet_20_Link">
https://www.zaobao.com.sg/realtime/world/story20230630-1409408</text:a>
</text:p>
      <!--NEWS-->
      <text:h text:style-name="P10" text:outline-level="1">
<text:span text:style-name="T4">
Lido incentive European stocks collect high</text:span>
</text:h>
      <text:p text:style-name="P4">
Publisher: 法新社</text:p>
      <text:p text:style-name="P4">
Published Time: 2023-06-30T17:32:09+00:00</text:p>
      <text:p text:style-name="P4">
Modified Time: 2023-06-30T17:20:02+00:00</text:p>
      <text:p text:style-name="P4">
Description: (AFP, London, 30th) The market value of Apple (Apple) exceeded $ 3 trillion. In addition, US and European data showed that inflation was cooled, which inspired the European stock market to rise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0" text:anchor-type="as-char" svg:width="6.9236in" svg:height="3.617581in" draw:z-index="0">
<draw:image xlink:href="../Images/rficn/2023-06-30T17-32-09-00-00/000000.png" xlink:type="simple" xlink:show="embed" xlink:actuate="onLoad" draw:mime-type="image/png"/>
</draw:frame>
The London FTSE 100 Index rose 59.84 points or 0.80%, at 7531.53 points.</text:p>
      <text:p text:style-name="P4">
The Frankfurt DAX Index rose 201.18 points or 1.26%to close at 16147.90 points.</text:p>
      <text:p text:style-name="P4">
The Paris CAC 40 index rose 87.33 points or 1.19%to 7400.06 points. (Translator: Xu Ruicheng)</text:p>
      <text:p text:style-name="P4">
News Source: <text:a xlink:type="simple" xlink:href="https://www.rfi.fr/cn/%E8%B4%A2%E7%BB%8F%E5%BF%AB%E8%AE%AF/20230630-%E5%88%A9%E5%A4%9A%E6%BF%80%E5%8A%B1-%E6%AC%A7%E8%82%A1%E6%94%B6%E9%AB%98" text:style-name="Internet_20_link" text:visited-style-name="Visited_20_Internet_20_Link">
https://www.rfi.fr/cn/%E8%B4%A2%E7%BB%8F%E5%BF%AB%E8%AE%AF/20230630-%E5%88%A9%E5%A4%9A%E6%BF%80%E5%8A%B1-%E6%AC%A7%E8%82%A1%E6%94%B6%E9%AB%98</text:a>
</text:p>
      <!--NEWS-->
      <text:h text:style-name="P10" text:outline-level="1">
<text:span text:style-name="T4">
"Asia -Pacific Report" June 30, 2023 Audio</text:span>
</text:h>
      <text:p text:style-name="P4">
Author: None</text:p>
      <text:p text:style-name="P4">
Publisher: Radio Free Asia (Organization)</text:p>
      <text:p text:style-name="P4">
Published Time: 2023-06-30T17:33:22-04:00</text:p>
      <text:p text:style-name="P4">
Modified Time: 2023-06-30T17:33:22-04:00</text:p>
      <text:p text:style-name="P4">
Description: None</text:p>
      <text:p text:style-name="P4">
Videos: []</text:p>
      <text:p text:style-name="P4">
Audios: ["<text:a xlink:type="simple" xlink:href="https://www.rfa.org/mandarin/apr-audio/yp-0630202309452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1" text:anchor-type="as-char" svg:width="6.9236in" svg:height="3.88615in" draw:z-index="0">
<draw:image xlink:href="../Images/rfamandarin/2023-06-30T17-33-22-04-00/000000.png" xlink:type="simple" xlink:show="embed" xlink:actuate="onLoad" draw:mime-type="image/png"/>
</draw:frame>
 <text:a xlink:type="simple" xlink:href="https://www.rfa.org/mandarin/apr-audio/yp-06302023094524.html/@@images/image" text:style-name="Internet_20_link" text:visited-style-name="Visited_20_Internet_20_Link">
</text:a>
Free Asia Radio Drawing <text:a xlink:type="simple" xlink:href="https://www.rfa.org/mandarin/apr-audio/yp-06302023094524.html/@@stream" text:style-name="Internet_20_link" text:visited-style-name="Visited_20_Internet_20_Link">
Audio-Link: https://www.rfa.org/mandarin/Apr- Audio/YP 06302023094524.html/@stream</text:a>
The main content of this show:</text:p>
      <text:p text:style-name="P4">
1 . The 102nd anniversary of the founding of the Communist Party of China, Fang Zhimin's "cute China" caused heated discussions;</text:p>
      <text:p text:style-name="P4">
2 . What are the changes in Chinese society after three years of epidemic?</text:p>
      <text:p text:style-name="P4">
3 . After flying from Shanghai to Chengdu, a domestic C919 passenger plane failed to return normally;</text:p>
      <text:p text:style-name="P4">
4 . The exchange rate of the RMB against the US dollar continued to fall, and the economic pessimistic expectations caused the investment;</text:p>
      <text:p text:style-name="P4">
5 . The Taiwan military confirmed that the tenth of the Bayeng government was sold against Taiwan.</text:p>
      <text:p text:style-name="P4">
News Source: <text:a xlink:type="simple" xlink:href="https://www.rfa.org/mandarin/apr-audio/yp-06302023094524.html" text:style-name="Internet_20_link" text:visited-style-name="Visited_20_Internet_20_Link">
https://www.rfa.org/mandarin/apr-audio/yp-06302023094524.html</text:a>
</text:p>
      <!--NEWS-->
      <text:h text:style-name="P10" text:outline-level="1">
<text:span text:style-name="T4">
Celebrating the "Independence Day" US stock market closed on Tuesday</text:span>
</text:h>
      <text:p text:style-name="P4">
Author: 李可爱 (Person)</text:p>
      <text:p text:style-name="P4">
Publisher: 联合早报 (Organization)</text:p>
      <text:p text:style-name="P4">
Published Time: 2023-06-30T17:41</text:p>
      <text:p text:style-name="P4">
Modified Time: 2023-06-30T17:41</text:p>
      <text:p text:style-name="P4">
Description: The Wall Street stock market will be closed on Tuesday (July 4) to celebrate US Independence Day, which is the National Day of the United States. All exchanges will resume transactions on Wednesday (5th). Nasdaq and New York Securities transactions ...</text:p>
      <text:p text:style-name="P4">
Videos: []</text:p>
      <text:p text:style-name="P4">
Audios: []</text:p>
      <text:p text:style-name="P4">
Images: []</text:p>
      <text:p text:style-name="P4">
Type: NewsArticle</text:p>
      <text:p text:style-name="P4">
Breadcrumbs: ['即时', '国际']</text:p>
      <text:p text:style-name="P4">
Keywords: ['美国股市', '美市', '财经即时']</text:p>
      <!--METADATA-->
      <text:p text:style-name="P4">
The Wall Street stock market will be closed on Tuesday (July 4) to celebrate US IndependenceDay, which is the National Day of the United States. All exchanges will resume transactions on Wednesday (5th).</text:p>
      <text:p text:style-name="P4">
The Nasdaq and the New York Stock Exchange will also end the transaction at 1 pm Eastern time at 1 pm Eastern time, that is, one day a day before the independence, three hours a day in advance.</text:p>
      <text:p text:style-name="P4">
Investors should pay close attention to the rest time to prepare for the need for transaction in advance.</text:p>
      <text:p text:style-name="P4">
News Source: <text:a xlink:type="simple" xlink:href="https://www.zaobao.com.sg/realtime/world/story20230630-1409420" text:style-name="Internet_20_link" text:visited-style-name="Visited_20_Internet_20_Link">
https://www.zaobao.com.sg/realtime/world/story20230630-1409420</text:a>
</text:p>
      <!--NEWS-->
      <text:h text:style-name="P10" text:outline-level="1">
<text:span text:style-name="T4">
Ukrain</text:span>
</text:h>
      <text:p text:style-name="P4">
Author: 联合早报 (Person)</text:p>
      <text:p text:style-name="P4">
Publisher: 联合早报 (Organization)</text:p>
      <text:p text:style-name="P4">
Published Time: 2023-06-30T17:44</text:p>
      <text:p text:style-name="P4">
Modified Time: 2023-06-30T17:44</text:p>
      <text:p text:style-name="P4">
Description: Ukrainian senior defense officials revealed that the Ukraine forces have made progress at various counterattack front lines and are continuing to move forward. Reuters reports that Ukraine Deputy Minister of Defense Mariar told Ukraine TV on Friday (June 30) that the Ukraine has already been on the front line of the east and south ...</text:p>
      <text:p text:style-name="P4">
Videos: []</text:p>
      <text:p text:style-name="P4">
Audios: []</text:p>
      <text:p text:style-name="P4">
Images: []</text:p>
      <text:p text:style-name="P4">
Type: NewsArticle</text:p>
      <text:p text:style-name="P4">
Breadcrumbs: ['即时', '国际']</text:p>
      <text:p text:style-name="P4">
Keywords: ['俄乌战争', '乌克兰', '俄罗斯']</text:p>
      <!--METADATA-->
      <text:p text:style-name="P4">
Ukrainian senior defense officials revealed that the Ukraine forces have made progress at various counterattack front lines and are continuing to move forward.</text:p>
      <text:p text:style-name="P4">
Reuters reports that Ukraine Deputy Minister of Defense Mariar told Ukraine TV on Friday (June 30) that the Ukraine has grasped strategic initiative in front lines in the east and south and is advancing in all directions.</text:p>
      <text:p text:style-name="P4">
Mariar said that the Ukrainian army was "confidently" moved towards the wing -side wingspan direction of Bachurut in the East Town of Russia, and the two armed forces are currently fighting around the city. In addition, the Ukraine also continued to move in the south and achieved varying degrees of success.</text:p>
      <text:p text:style-name="P4">
Slowly saying that the outside world's counterattack progress is slow. Mariar pointed out that the outside world should use many different military tasks to evaluate the effectiveness of the U -military counterattack operations, rather than just evaluating the speed of the Ukraine and the settlement of liberation.</text:p>
      <text:p text:style-name="P4">
She added: "All tasks are in progress, only the Ukrainian military can correctly and accurately evaluate this (the effectiveness of counterattack operations), and according to their evaluation, everything is performed according to the plan."</text:p>
      <text:p text:style-name="P4">
On the other hand, the General Administration of Intelligence of the Ministry of Defense (Gur) said on the same day that Russia is gradually reducing Russian personnel stationed in the Polo Nuclear Power Station.</text:p>
      <text:p text:style-name="P4">
Gur said that Telegram on the instant messaging platform, "According to the latest data, (Russian) occupation troops are gradually leaving the territory of the Zapolo nuclear power plant."</text:p>
      <text:p text:style-name="P4">
Russian Foreign Minister Lavrov said that Ukraine is playing a dangerous game on the Zapolo Nuclear Power Station issue, referring to Kydo's saying that Moscow's intention to explode the nuclear power plant "purely lies". He pointed out that Russia has expressed serious concerns about Ukraine's provocations.</text:p>
      <text:p text:style-name="P4">
News Source: <text:a xlink:type="simple" xlink:href="https://www.zaobao.com.sg/realtime/world/story20230630-1409424" text:style-name="Internet_20_link" text:visited-style-name="Visited_20_Internet_20_Link">
https://www.zaobao.com.sg/realtime/world/story20230630-1409424</text:a>
</text:p>
      <!--NEWS-->
      <text:h text:style-name="P10" text:outline-level="1">
<text:span text:style-name="T4">
EU national leaders mention "de -risk" at the summit to reduce the European Union's dependence on China</text:span>
</text:h>
      <text:p text:style-name="P4">
Author: chinese@voanews.com (金谷)</text:p>
      <text:p text:style-name="P4">
Publisher: 美国之音中文网 (Type: NewsMediaOrganization)</text:p>
      <text:p text:style-name="P4">
Published Time: 2023-06-30T17:51:53+08:00</text:p>
      <text:p text:style-name="P4">
Modified Time: 2023-06-30 09:51:53Z</text:p>
      <text:p text:style-name="P4">
Description: The two-day EU Summit was held in Brussels. EU leaders promised to reduce the European Union's dependence on China on Friday (June 30) and discuss how to go between the "de-risking" and participating in climate change and other fields. Balance.</text:p>
      <text:p text:style-name="P4">
Videos: []</text:p>
      <text:p text:style-name="P4">
Images: []</text:p>
      <text:p text:style-name="P4">
Categories: ['中国', '欧洲']</text:p>
      <text:p text:style-name="P4">
Type: None</text:p>
      <!--METADATA-->
      <text:p text:style-name="P4">
Nonenone</text:p>
      <text:p text:style-name="P4">
News Source: <text:a xlink:type="simple" xlink:href="https://www.voachinese.com/a/eu-leaders-to-pledge-de-risk-from-china-and-debate-what-this-means-20230630/7161480.html" text:style-name="Internet_20_link" text:visited-style-name="Visited_20_Internet_20_Link">
https://www.voachinese.com/a/eu-leaders-to-pledge-de-risk-from-china-and-debate-what-this-means-20230630/7161480.html</text:a>
</text:p>
      <!--NEWS-->
      <text:h text:style-name="P10" text:outline-level="1">
<text:span text:style-name="T4">
The entry of Malaysia was questioned for 15 hours. Chinese passengers said that officials asked for "release supporting facilities"</text:span>
</text:h>
      <text:p text:style-name="P4">
Author: 联合早报 (Person)</text:p>
      <text:p text:style-name="P4">
Publisher: 联合早报 (Organization)</text:p>
      <text:p text:style-name="P4">
Published Time: 2023-06-30T18:15</text:p>
      <text:p text:style-name="P4">
Modified Time: 2023-06-30T18:21</text:p>
      <text:p text:style-name="P4">
Description: A Chinese woman said that when immigration officials were called into the "small black house" when they entered the country at Malaysia International Airport and claimed that they were unknown. "Oriental Daily" reported that women arrived at Malaysia Airport on Thursday (June 29), but when they handled the inbound procedures, they did not communicate with the language ...</text:p>
      <text:p text:style-name="P4">
Videos: []</text:p>
      <text:p text:style-name="P4">
Audios: []</text:p>
      <text:p text:style-name="P4">
Images: []</text:p>
      <text:p text:style-name="P4">
Type: NewsArticle</text:p>
      <text:p text:style-name="P4">
Breadcrumbs: ['即时', '国际']</text:p>
      <text:p text:style-name="P4">
Keywords: ['马来西亚', '中国', '旅游']</text:p>
      <!--METADATA-->
      <text:p text:style-name="P4">
A Chinese woman said that when immigration officials were called into the "small black house" when they entered the country at Malaysia International Airport and claimed that they were unknown.</text:p>
      <text:p text:style-name="P4">
"Oriental Daily" reported that women arrived at Malaysia Airport on Thursday (June 29), but when they handled the inbound procedures, they were called by immigration officials to ask for questions by immigration officials due to their problems.</text:p>
      <text:p text:style-name="P4">
The woman said that after entering the small black house, the official confiscated her mobile phone, and then opened a 15 -hour question. During the period, the woman only got one meal.</text:p>
      <text:p text:style-name="P4">
In addition, the woman's negotiation party was required to pay the "Malayscoin 3,000+3,000+12,000" "release facilities" when contacting the person suspected of "intermediary", which not only allows the woman to leave the country (3,000 Afrage tickets, appointments, about the appointment, approximately After 865), then re -entered (RM3,000 air tickets), while RM12,000 is the cost of applying for the required visa.</text:p>
      <text:p text:style-name="P4">
It is reported that women have information such as round -trip air tickets and hotels in their mobile phones, and basically do not violate any inbound regulations.</text:p>
      <text:p text:style-name="P4">
The woman's encounter attracted the attention of Zhang Qingxin, the Minister of Tourism, Art and Culture of Malaysia; Zhang Qingxin also personally led the department officials to the airport to rescue the woman.</text:p>
      <text:p text:style-name="P4">
After Zhang Qingxin's intervention, the woman had been released without the immigration officials who could not put forward substantial evidence and entered the Malaysia country smoothly.</text:p>
      <text:p text:style-name="P4">
News Source: <text:a xlink:type="simple" xlink:href="https://www.zaobao.com.sg/realtime/world/story20230630-1409430" text:style-name="Internet_20_link" text:visited-style-name="Visited_20_Internet_20_Link">
https://www.zaobao.com.sg/realtime/world/story20230630-1409430</text:a>
</text:p>
      <!--NEWS-->
      <text:h text:style-name="P10" text:outline-level="1">
<text:span text:style-name="T4">
On Friday, the US market goes high to the key talk about sports equipment giant Nike performance</text:span>
</text:h>
      <text:p text:style-name="P4">
Author: 李可爱 (Person)</text:p>
      <text:p text:style-name="P4">
Publisher: 联合早报 (Organization)</text:p>
      <text:p text:style-name="P4">
Published Time: 2023-06-30T19:38</text:p>
      <text:p text:style-name="P4">
Modified Time: 2023-06-30T19:38</text:p>
      <text:p text:style-name="P4">
Description: ● The main stock index futures of the Wall Street stock market goes high on Friday. Market participants are waiting for the release of personal consumption expenditure price index (PCE). This index is the preferred indicator for the Federal Reserve to measure price growth. At the time of the draft, the index was not released, but the economist collected by Reuters ...</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今晚美市看什么', '美国股市', '美市', '财经即时', '耐克']</text:p>
      <!--METADATA-->
      <text:p text:style-name="P4">
Friday (June 30) Key points:</text:p>
      <text:p text:style-name="P4">
● The main stock index futures of the Wall Street stock market goes high on Friday. Market participants are waiting for the release of personal consumption expenditure price index (PCE). This index is the preferred indicator for the Federal Reserve to measure price growth. At the time of the draft, the index was not released, but the economist collected by Reuters predicts that the core figures will stabilize at 4.7 %.</text:p>
      <text:p text:style-name="P4">
● At 7:00, the standard and the Pur 500 Index futures rose 18.60 points or 0.42 % to 4415.00 points; the Nasdaq 100 index futures starting at 78.40 points or 0.72 % to 15018.40 points; At 34230.00 points.</text:p>
      <text:p text:style-name="P4">
● Standard and the Poole 500 index and the Dow Jones Index rose overnight (Thursday). All 23 major banks in the market have passed the Fed's annual pressure test, which drives the audience's bank stocks to rise significantly.</text:p>
      <text:p text:style-name="P4">
● The standard and the Pur 500 index rose 19.58 points overnight, and the closed market was 4396.44 points. The heavyweight Dow Jones index starts at 269.76 points, and the closed market is 34122.42 points. The Nasdaq 100 index, which is mainly technology stocks, retreated by 0.16 % or 24.62 points, and closed at 14939.95 points.</text:p>
      <text:p text:style-name="P4">
● The US stock market was quiet overnight. The total transaction volume of the exchange was 9.65 billion shares, which was much less than the average transaction volume of 11.34 billion shares in the past 20 days.</text:p>
      <text:p text:style-name="P4">
Priority of trading before the market:</text:p>
      <text:p text:style-name="P4">
● Apple's stock price continued to rise by 0.84 % in the trading before the market on Friday night, and the time of the draft report was $ 191.19. This stock price allowed Apple to break through the market value for the first time. Based on Apple's market price, the market value of the technology giant is already US $ 298 million.</text:p>
      <text:p text:style-name="P4">
<draw:frame draw:style-name="fr1" draw:name="Image223" text:anchor-type="as-char" svg:width="6.9236in" svg:height="4.615733in" draw:z-index="0">
<draw:image xlink:href="../Images/zaobao world/2023-06-30T19-38/000000.png" xlink:type="simple" xlink:show="embed" xlink:actuate="onLoad" draw:mime-type="image/png"/>
</draw:frame>
Apple's market value is expected to exceed $ 3 trillion for the first time. (Reuters)</text:p>
      <text:p text:style-name="P4">
● The electric vehicle giant Tesla is expected to announce the number of delivery in the second quarter on Sunday (July 2). The average prediction of market analysts should set a quarterly record, reaching 445,000. The delivery volume in the first quarter was 4203,000. Tesla's stock price rose 1.62 US dollars before the market, with a period of $ 259.12.</text:p>
      <text:p text:style-name="P4">
● The Jefferies analysis team has just raised the stock rating of CarnivalCorporation from "holding" to "buy", and the target price was also adjusted from the original $ 9 to $ 25. The news drove Carnival's stock price to $ 0.53 before the market, and the deadline was $ 17.69.</text:p>
      <text:p text:style-name="P4">
● On Friday, let ’s take a look at the latest quarter results of Air Jordan and LeBron 20 sneakers. Whether it can boost the sports equipment giant Nikeinc. Before the market, the stock fell 3.29 US dollars, and the deadline was $ 110.08.</text:p>
      <text:p text:style-name="P4">
● Active stocks before the market: Tesla, Carnival Cruise, Apple, Virgeingalactic and Nvidia. At the time of the draft, in addition to the decline in the stock price of Virgin Galaxy, the stock prices of the other four active stocks rose.</text:p>
      <text:p text:style-name="P4">
<draw:frame draw:style-name="fr1" draw:name="Image224" text:anchor-type="as-char" svg:width="6.9236in" svg:height="4.615733in" draw:z-index="0">
<draw:image xlink:href="../Images/zaobao world/2023-06-30T19-38/000001.png" xlink:type="simple" xlink:show="embed" xlink:actuate="onLoad" draw:mime-type="image/png"/>
</draw:frame>
In the past few quarters, Nike has been working hard to solve the problem of excessive inventory level, because the issue of this storage has directly affected its profit margin. Nike's inventory at the end of the fourth quarter reached $ 8.5 billion, which was the same as the same period last year. However, Nike has reduced the deposit library by about $ 400 million. (Reuters)</text:p>
      <text:h text:style-name="P13" text:outline-level="4">
<text:span text:style-name="T4">
Nike (Nike Inc)</text:span>
</text:h>
      <text:h text:style-name="P13" text:outline-level="4">
<text:span text:style-name="T4">
(New York Stock Exchange code: nKE)</text:span>
</text:h>
      <text:p text:style-name="P4">
Sports equipment giant Nike has not reached the standard for the first time in three years. The quarterly performance released on Thursday (29th) brought out the dilemma of Nike's decline in profit margin, which led Nike's stock price to fall more than 4 % in the post -consignment transactions.</text:p>
      <text:p text:style-name="P4">
According to Nike's fourth quarter performance report as of the end of May this year, the Group's turnover was US $ 12.83 billion, and the quarterly net profit was US $ 130 million, which was $ 0.66 per share. This number is really inferior to US $ 1.44 billion in the same period last year, that is, $ 0.90 per share, which is really inferior.</text:p>
      <text:p text:style-name="P4">
The average prediction of analysts collected by Refinitiv is the turnover of $ 12.59 billion and a profit of $ 0.67 per share. Although these analysts have made some "psychological preparation" adjustments in profit, Nike's profit is still not up to the standard, which is a very rare mistake for Nike.</text:p>
      <text:p text:style-name="P4">
Nike's quarterly turnover increased by 5 % compared with 12.23 billion US dollars in the same period last year, and it was also higher than the analogy of analysts. It was the company's seventh consecutive quarter turnover exceeded the standard. This is mainly because China's cancellation of restrictions on the epidemic has driven Nike's sales in China. Nike fell 1.4 percentage points to 43.6 % in the fourth quarter, which was also the main reason for the failure of profitable profit.</text:p>
      <text:p text:style-name="P4">
From the perspective of the entire fiscal year, Nike's annual turnover was 51.2 billion US dollars, an increase of 10 % over the previous year. The average prediction of Refinitiv analysts for Nike's annual turnover was $ 5.99 billion.</text:p>
      <text:p text:style-name="P4">
However, Nike's annual profit has disappointed investors. Nike's annual net profit was $ 5.1 billion, a total of 16 % less than the previous year. Its profit per share is 3.23 US dollars, which is low as an analogy's average prediction of 3.24 US dollars.</text:p>
      <text:p text:style-name="P4">
As for the performance of the next year and the current quarter, Nike executives are a bit conservative. The retail giant executives predict that the turnover of fiscal 2024 will achieve medium -digit growth. Its chief financial officer Matthewfriend said: "Considering the current macro environment, Nike feels that his prediction is a" big number '. " 6.3 %.</text:p>
      <text:p text:style-name="P4">
Executives also expect that the current quarterly turnover is expected to be flat or growing low, and the gross profit margin will also drop by 0.5 to 0.75 percentage points. However, the gross profit margin throughout the year can increase by 1.4 to 1.6 percentage points.</text:p>
      <text:p text:style-name="P4">
Among the 22 analysts of Tipranks, 18 rated Nike's "buying", three rated ratings for "holding", and a rating of "selling". The average target price of the one -year period was 131.95 Dollar.</text:p>
      <text:p text:style-name="P4">
News Source: <text:a xlink:type="simple" xlink:href="https://www.zaobao.com.sg/realtime/world/story20230630-1409445" text:style-name="Internet_20_link" text:visited-style-name="Visited_20_Internet_20_Link">
https://www.zaobao.com.sg/realtime/world/story20230630-1409445</text:a>
</text:p>
      <!--NEWS-->
      <text:h text:style-name="P10" text:outline-level="1">
<text:span text:style-name="T4">
French government liability exceeds 3 trillion euros to create a record high</text:span>
</text:h>
      <text:p text:style-name="P4">
Publisher: 法新社</text:p>
      <text:p text:style-name="P4">
Published Time: 2023-06-30T2:02:08+00:00</text:p>
      <text:p text:style-name="P4">
Modified Time: 2023-06-30T10:50:02+00:00</text:p>
      <text:p text:style-name="P4">
Description: (Agence France -Presse, Paris, 30th) According to the first quarter of this year's first quarter data released by the French Statistics Authority today, the first breakthrough in the history of the French government debt exceeded 3 trillion euros (about NT $ 101 trillion), and it accounted for the domestic production hair (GDP ) The proportion is nearly double the goal of the European Un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5" text:anchor-type="as-char" svg:width="6.9236in" svg:height="3.617581in" draw:z-index="0">
<draw:image xlink:href="../Images/rficn/2023-06-30T2-02-08-00-00/000000.png" xlink:type="simple" xlink:show="embed" xlink:actuate="onLoad" draw:mime-type="image/png"/>
</draw:frame>
The French National Bureau of Statistics and Economic Research (Insee) announced that as of the end of March this year, the total amount of public debt in France reached 3 mega 10 billion euros, equivalent to 112.5%of France's annual GDP, far higher than the 60%liability proportion target set by the European Union. Essence In order to ease the impact of the epidemic and the crisis of life costs, the French government increased its debt.</text:p>
      <text:p text:style-name="P4">
French debt platforms, coupled with credit evaluation, etc. Fitch, have made French Economic and Financial Minister Bruno Lemaire say that public expenditure is controlled. This allowed France to be relieved by Standard and Poor's this month.</text:p>
      <text:p text:style-name="P4">
Limer announced at a government expenditure seminar last week that the French government has confirmed that in some fiscal areas, "saving at least 10 billion euros", including the health system and specific types of fuel reduction.</text:p>
      <text:p text:style-name="P4">
The government of French President Emmanuelmacron has set a goal to reduce public liabilities to more than 108%of French domestic production before the second term of Markho's second term, as well To the EU target below 3.0%.</text:p>
      <text:p text:style-name="P4">
The head of the French ministries hopes that the government has stopped the energy billing subsidy provided by Russia's comprehensive aggression in Ukraine, and Markho will be fiercely protested by the people and the reform of retirement systems to 64 years old will also see benefits.</text:p>
      <text:p text:style-name="P4">
Nonetheless, the Markho government must find wealth for some of the high expenses, including energy transformation and national defense capabilities.</text:p>
      <text:p text:style-name="P4">
News Source: <text:a xlink:type="simple" xlink:href="https://www.rfi.fr/cn/%E8%B4%A2%E7%BB%8F%E5%BF%AB%E8%AE%AF/20230630-%E6%B3%95%E5%9B%BD%E6%94%BF%E5%BA%9C%E8%B4%9F%E5%80%BA%E7%AA%81%E7%A0%B43%E5%85%86%E6%AC%A7%E5%85%83-%E5%88%9B%E5%8E%86%E5%8F%B2%E6%96%B0%E9%AB%98" text:style-name="Internet_20_link" text:visited-style-name="Visited_20_Internet_20_Link">
https://www.rfi.fr/cn/%E8%B4%A2%E7%BB%8F%E5%BF%AB%E8%AE%AF/20230630-%E6%B3%95%E5%9B%BD%E6%94%BF%E5%BA%9C%E8%B4%9F%E5%80%BA%E7%AA%81%E7%A0%B43%E5%85%86%E6%AC%A7%E5%85%83-%E5%88%9B%E5%8E%86%E5%8F%B2%E6%96%B0%E9%AB%98</text:a>
</text:p>
      <!--NEWS-->
      <text:h text:style-name="P10" text:outline-level="1">
<text:span text:style-name="T4">
The desire of the 39th birthday of Johor: I hope Johor Self -sufficient to pay less taxes to the central government</text:span>
</text:h>
      <text:p text:style-name="P4">
Author: 联合早报 (Person)</text:p>
      <text:p text:style-name="P4">
Publisher: 联合早报 (Organization)</text:p>
      <text:p text:style-name="P4">
Published Time: 2023-06-30T20:00</text:p>
      <text:p text:style-name="P4">
Modified Time: 2023-06-30T20:00</text:p>
      <text:p text:style-name="P4">
Description: The Crown Prince of Johor, Malaysia, celebrates his 39th birthday on Friday (June 30). He wrote his birthday desire on his face, hoping that Johor will reduce the taxes paid to the federal government in the future so that he can be self -sufficient and improve infrastructure in the state. Essence A signature "ekharu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柔佛苏丹', '柔佛王储', '生日']</text:p>
      <!--METADATA-->
      <text:p text:style-name="P4">
The Crown Prince of Johor, Malaysia, celebrates his 39th birthday on Friday (June 30). He wrote his birthday desire on his face, hoping that Johor will reduce the taxes paid to the federal government in the future so that he can be self -sufficient and improve infrastructure in the state. Essence</text:p>
      <text:p text:style-name="P4">
A Twitter user signed "Ekharus" on Friday morning, reposted the Democratic Action Party Johor Johor, a state member of the State State MP, Wishes a happy birthday post, and asked the crown prince: "A man who has everything, hopes to be on his birthday on his birthday What gifts do you receive? "</text:p>
      <text:p text:style-name="P4">
<draw:frame draw:style-name="fr1" draw:name="Image226" text:anchor-type="as-char" svg:width="6.9236in" svg:height="4.615733in" draw:z-index="0">
<draw:image xlink:href="../Images/zaobao world/2023-06-30T20-00/000000.png" xlink:type="simple" xlink:show="embed" xlink:actuate="onLoad" draw:mime-type="image/png"/>
</draw:frame>
Johor Crown Prince Ismai forwarded the tweet of netizens and wrote down his birthday wishes. (Take from Johor King's Sales Facebook)</text:p>
      <text:p text:style-name="P4">
Issima then reposted the relevant tweet on Facebook, saying that he hopes to reduce the taxes to the federal government, so that Johor can be self -reliant, repair and enhance the roads, hospitals, school education, water source management, affordable houses and houses and affordable houses and houses in the state. Infrastructure such as flood prevention.</text:p>
      <text:p text:style-name="P4">
In addition, Johor Sultan Ibrahim and the Minister of State Wenghafz also presented birthday wishes for Erism on their respective Facebook.</text:p>
      <text:p text:style-name="P4">
News Source: <text:a xlink:type="simple" xlink:href="https://www.zaobao.com.sg/realtime/world/story20230630-1409457" text:style-name="Internet_20_link" text:visited-style-name="Visited_20_Internet_20_Link">
https://www.zaobao.com.sg/realtime/world/story20230630-1409457</text:a>
</text:p>
      <!--NEWS-->
      <text:h text:style-name="P10" text:outline-level="1">
<text:span text:style-name="T4">
Chinese foreigners, who will you become the next special agent? The new version of the "Anti -Spy Method" is here</text:span>
</text:h>
      <text:p text:style-name="P4">
Author: chinese@voanews.com (叶兵)</text:p>
      <text:p text:style-name="P4">
Publisher: 美国之音中文网 (Type: NewsMediaOrganization)</text:p>
      <text:p text:style-name="P4">
Published Time: 2023-06-30T20:22:28+08:00</text:p>
      <text:p text:style-name="P4">
Modified Time: 2023-06-30 17:59:19Z</text:p>
      <text:p text:style-name="P4">
Description: Aiming at the Chinese overseas "Thousand Talents Plan" and "Overseas Police Station" such as transnational infiltration, spying military and commercial secrets and harassment, monitoring of the diaspora, etc., the United States, Australia and other countries have recently strengthened their blows and arrested some suspected spy criminals. And the CCP overseas agent. In this context, the CCP authorities, which constantly emphasize security, extreme thinking and patriotism education, launched the revised version of the anti -spy law, and will be implemented on July 1. In 2017, Professor Feng Chongyi, a Chinese issue scholar at the University of Science and Technology, Sydney, Australia who was detained on the grounds of "endangering national security" activities, pointed out that this is a typical evil law. He believes that the illegal law is not only running on the reality of developing the economy and improving people's livelihood in China, but also competes with the rule of law and constitutional demands of constant government rights to restrict government power to protect government power and constitutional demands. He said, "Creating such evil laws is also the shame and humiliation of the Chinese legal community."</text:p>
      <text:p text:style-name="P4">
Videos: []</text:p>
      <text:p text:style-name="P4">
Images: []</text:p>
      <text:p text:style-name="P4">
Categories: ['法律', '人权', '中国', '编辑推荐']</text:p>
      <text:p text:style-name="P4">
Type: None</text:p>
      <!--METADATA-->
      <text:p text:style-name="P4">
Nonenone</text:p>
      <text:p text:style-name="P4">
News Source: <text:a xlink:type="simple" xlink:href="https://www.voachinese.com/a/on-the-new-chinese-anti-espionage-law-coming-into-effect-on-jul-1-20230630/7161401.html" text:style-name="Internet_20_link" text:visited-style-name="Visited_20_Internet_20_Link">
https://www.voachinese.com/a/on-the-new-chinese-anti-espionage-law-coming-into-effect-on-jul-1-20230630/7161401.html</text:a>
</text:p>
      <!--NEWS-->
      <text:h text:style-name="P10" text:outline-level="1">
<text:span text:style-name="T4">
80 allegations of Thai cyanide serial killing case</text:span>
</text:h>
      <text:p text:style-name="P4">
Author: 联合早报 (Person)</text:p>
      <text:p text:style-name="P4">
Publisher: 联合早报 (Organization)</text:p>
      <text:p text:style-name="P4">
Published Time: 2023-06-30T20:26</text:p>
      <text:p text:style-name="P4">
Modified Time: 2023-06-30T20:26</text:p>
      <text:p text:style-name="P4">
Description: The Thai police ended on Friday (June 30) to investigate the suspected use of Cyanide (commonly known as the Shan Er), and transferred her to the procuratorate. Agence France -Presse reported that the Thai police said that the 36 -year -old suspect named Sarar ...</text:p>
      <text:p text:style-name="P4">
Videos: []</text:p>
      <text:p text:style-name="P4">
Audios: []</text:p>
      <text:p text:style-name="P4">
Images: []</text:p>
      <text:p text:style-name="P4">
Type: NewsArticle</text:p>
      <text:p text:style-name="P4">
Breadcrumbs: ['即时', '国际']</text:p>
      <text:p text:style-name="P4">
Keywords: ['泰国', '谋杀']</text:p>
      <!--METADATA-->
      <text:p text:style-name="P4">
The Thai police ended on Friday (June 30) to investigate the suspected use of Cyanide (commonly known as the Shan Er), and transferred her to the procuratorate.</text:p>
      <text:p text:style-name="P4">
Agence France -Presse reported that the Thai police said that the 36 -year -old suspect, named Sararat "AM" Rangsiwuthaport, will face about 80 criminal allegations, including 14 pre -murders, and the latest record in the history of Thai crime.</text:p>
      <text:p text:style-name="P4">
According to previous reports, in eight years, Sarara was suspected of inducing 15 victims to take "herbal capsules" containing cyanide, which eventually killed 14 people and only one person survived.</text:p>
      <text:p text:style-name="P4">
Anek, deputy director of the Thai Crime Investigation Office, told reporters: "Sarara was accused of a premeditated murder in 14 cases, which will cause her to face the death penalty judgment." In addition, she also faces a guilty of attempted murder. Essence</text:p>
      <text:p text:style-name="P4">
However, Sarara denied all murder allegations. The authorities did not allow her bail.</text:p>
      <text:p text:style-name="P4">
On April 25, Sarara, who was pregnant for four months, was arrested by the police. After investigation, Sarara has been using cyanide poisoning victims since 2020. Until April of this year, when Sarara went to Latali to participate in the Buddhist river birth activities, a colleague 32 The old female friend Shi Lipeng suddenly died suddenly, and his family was revealed after the police called the police.</text:p>
      <text:p text:style-name="P4">
Sarara bears a lot of credit card debt and borrowed money from the people she knew. When they recovered money from her, she began to kill them.</text:p>
      <text:p text:style-name="P4">
However, earlier this week, Sarara had a miscarriage in prison and was sent to the hospital; the police denied that her abortion was related to interrogation.</text:p>
      <text:p text:style-name="P4">
It is said that before she used cyanide to poison the victims, she cheated more than $ 140,000 (about S $ 190,000) from the victims. During the investigation, the Thai authorities interviewed more than 900 witnesses and checked 25,000 documents.</text:p>
      <text:p text:style-name="P4">
News Source: <text:a xlink:type="simple" xlink:href="https://www.zaobao.com.sg/realtime/world/story20230630-1409462" text:style-name="Internet_20_link" text:visited-style-name="Visited_20_Internet_20_Link">
https://www.zaobao.com.sg/realtime/world/story20230630-1409462</text:a>
</text:p>
      <!--NEWS-->
      <text:h text:style-name="P10" text:outline-level="1">
<text:span text:style-name="T4">
Kenya serious car accident at least 48 dead</text:span>
</text:h>
      <text:p text:style-name="P4">
Publisher: 法新社</text:p>
      <text:p text:style-name="P4">
Published Time: 2023-06-30T20:32:09+00:00</text:p>
      <text:p text:style-name="P4">
Modified Time: 2023-06-30T20:20:02+00:00</text:p>
      <text:p text:style-name="P4">
Description: (Agence France -Presse Naolby, 30th) Kenya Police pointed out that a truck collided many other vehicles at a busy intersection at a busy intersection tonight, causing at least 48 people to di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7" text:anchor-type="as-char" svg:width="6.9236in" svg:height="3.617581in" draw:z-index="0">
<draw:image xlink:href="../Images/rficn/2023-06-30T20-32-09-00-00/000000.png" xlink:type="simple" xlink:show="embed" xlink:actuate="onLoad" draw:mime-type="image/png"/>
</draw:frame>
Agence France -Presse reported that the local police chief Geoffreymayek told reporters: "At present, we can confirm that 48 people have died, we suspect that 1 or 2 people are still trapped at the bottom of the truck." (Translator: Xu Ruicheng)</text:p>
      <text:p text:style-name="P4">
News Source: <text:a xlink:type="simple" xlink:href="https://www.rfi.fr/cn/%E5%9B%BD%E9%99%85%E6%8A%A5%E9%81%93/20230630-%E8%82%AF%E4%BA%9A%E4%B8%A5%E9%87%8D%E8%BD%A6%E7%A5%B8-%E8%87%B3%E5%B0%9148%E6%AD%BB" text:style-name="Internet_20_link" text:visited-style-name="Visited_20_Internet_20_Link">
https://www.rfi.fr/cn/%E5%9B%BD%E9%99%85%E6%8A%A5%E9%81%93/20230630-%E8%82%AF%E4%BA%9A%E4%B8%A5%E9%87%8D%E8%BD%A6%E7%A5%B8-%E8%87%B3%E5%B0%9148%E6%AD%BB</text:a>
</text:p>
      <!--NEWS-->
      <text:h text:style-name="P10" text:outline-level="1">
<text:span text:style-name="T4">
The United States intends to restrict Chinese companies such as TEMU, SHEIN, and other Chinese companies to enjoy tariff exemption. What do American consumers think?</text:span>
</text:h>
      <text:p text:style-name="P4">
Author: chinese@voanews.com (刘文)</text:p>
      <text:p text:style-name="P4">
Publisher: 美国之音中文网 (Type: NewsMediaOrganization)</text:p>
      <text:p text:style-name="P4">
Published Time: 2023-06-30T20:47:57+08:00</text:p>
      <text:p text:style-name="P4">
Modified Time: 2023-06-30 12:47:57Z</text:p>
      <text:p text:style-name="P4">
Description: On June 14, the Republican Senate Bill Cassidy and the Democratic Senate Tammy Baldwin proposed the "minimum reciprocity bill". According to the content of the bill, the purpose of the bill was to prevent communism China and the peace. Other countries abuse small commodities to pay taxes on the US trade bill. The bill is called "low exemption". In 2016, in order to reduce the workload of customs, the minimum amount of the bill was increased from $ 200 to $ 800. At present, the U.S. government does not levy tariffs to companies with import value below 800 US dollars.</text:p>
      <text:p text:style-name="P4">
Videos: []</text:p>
      <text:p text:style-name="P4">
Images: []</text:p>
      <text:p text:style-name="P4">
Categories: ['美国', '经济·金融·贸易', '中国']</text:p>
      <text:p text:style-name="P4">
Type: None</text:p>
      <!--METADATA-->
      <text:p text:style-name="P4">
Nonenone</text:p>
      <text:p text:style-name="P4">
News Source: <text:a xlink:type="simple" xlink:href="https://www.voachinese.com/a/china-e-commerce-shipments-would-lose-us-tariff-exemption-under-proposed-law-20230630/7161626.html" text:style-name="Internet_20_link" text:visited-style-name="Visited_20_Internet_20_Link">
https://www.voachinese.com/a/china-e-commerce-shipments-would-lose-us-tariff-exemption-under-proposed-law-20230630/7161626.html</text:a>
</text:p>
      <!--NEWS-->
      <text:h text:style-name="P10" text:outline-level="1">
<text:span text:style-name="T4">
The World Bank will provide Ukraine $ 1.5 billion to rebuild funds</text:span>
</text:h>
      <text:p text:style-name="P4">
Author: 联合早报 (Person)</text:p>
      <text:p text:style-name="P4">
Publisher: 联合早报 (Organization)</text:p>
      <text:p text:style-name="P4">
Published Time: 2023-06-30T21:01</text:p>
      <text:p text:style-name="P4">
Modified Time: 2023-06-30T21:01</text:p>
      <text:p text:style-name="P4">
Description: Ukrainian Prime Minister Shimagal announced that the World Bank will provide Ukraine with a reconstruction assistance of $ 1.5 billion (about S $ 2 billion). Reuters reports that Denys Shmyhal (Denys Shmyhal) on Friday (June 30) on the communication platform Telegra ...</text:p>
      <text:p text:style-name="P4">
Videos: []</text:p>
      <text:p text:style-name="P4">
Audios: []</text:p>
      <text:p text:style-name="P4">
Images: []</text:p>
      <text:p text:style-name="P4">
Type: NewsArticle</text:p>
      <text:p text:style-name="P4">
Breadcrumbs: ['即时', '国际']</text:p>
      <text:p text:style-name="P4">
Keywords: ['俄乌战争', '世界银行', '乌克兰']</text:p>
      <!--METADATA-->
      <text:p text:style-name="P4">
Ukrainian Prime Minister Shimagal announced that the World Bank will provide Ukraine with a reconstruction assistance of $ 1.5 billion (about S $ 2 billion).</text:p>
      <text:p text:style-name="P4">
Reuters reports that Denysshmyhal posted on Friday (June 30) on a communication platform Telegram that the Japanese government is the guarantor of this assistance. The aid will be used to support social security and economic development. The flowing offsprit and the payment of pensions.</text:p>
      <text:p text:style-name="P4">
Since the outbreak of the Russian and Ukraine War, Ukraine needs to rely on the fiscal assistance of Western allies to make up for the domestic budget deficit. The Ministry of Finance pointed out that Kiev has received a budget support of $ 3 billion from his partners in June, of which 40%are provided in the form of gifts.</text:p>
      <text:p text:style-name="P4">
After the International Monetary Fund's board of directors completed the review of Ukrainian loans on Thursday (29th), Kiev allowed Kiev to immediately withdraw a budget support of $ 890 million.</text:p>
      <text:p text:style-name="P4">
According to reports, the Russian and Ukraine War caused Ukraine's 2022 economy to shrink by about one -third. The Kiev authorities hope that the country's economic prospects will recover moderately this year. As a result, Ukraine is therefore cooperating with foreign partners to win gold aid in order to achieve rapid recovery.</text:p>
      <text:p text:style-name="P4">
Although the front line has not yet been raised, Ukraine has begun to actively rebuild schools, hospitals, roads, bridges and energy facilities.</text:p>
      <text:p text:style-name="P4">
News Source: <text:a xlink:type="simple" xlink:href="https://www.zaobao.com.sg/realtime/world/story20230630-1409473" text:style-name="Internet_20_link" text:visited-style-name="Visited_20_Internet_20_Link">
https://www.zaobao.com.sg/realtime/world/story20230630-1409473</text:a>
</text:p>
      <!--NEWS-->
      <text:h text:style-name="P10" text:outline-level="1">
<text:span text:style-name="T4">
Beijing prevents foreign consulates from assisting dual nationality Hong Kong people</text:span>
</text:h>
      <text:p text:style-name="P4">
Author: chinese@voanews.com (高锋)</text:p>
      <text:p text:style-name="P4">
Publisher: 美国之音中文网 (Type: NewsMediaOrganization)</text:p>
      <text:p text:style-name="P4">
Published Time: 2023-06-30T21:05:31+08:00</text:p>
      <text:p text:style-name="P4">
Modified Time: 2023-06-30 13:06:57Z</text:p>
      <text:p text:style-name="P4">
Description: On the occasion of the third anniversary of the implementation of the National Security Law of the Hong Kong Edition, "Nikko Asia" disclosed on June 28 that the Chinese Ministry of Foreign Affairs in Hong Kong recently warned that many countries in Hong Kong did not recognize dual nationality on the grounds that they did not recognize their dual nationality. Consular visits for those who have dual nationality in Hong Kong. Some analysts believe that the Hong Kong government's tightening dual national policy will accelerate some Hong Kong people to move to foreign countries.</text:p>
      <text:p text:style-name="P4">
Videos: []</text:p>
      <text:p text:style-name="P4">
Images: []</text:p>
      <text:p text:style-name="P4">
Categories: ['港澳', '美国', '法律']</text:p>
      <text:p text:style-name="P4">
Type: None</text:p>
      <!--METADATA-->
      <text:p text:style-name="P4">
Nonenone</text:p>
      <text:p text:style-name="P4">
News Source: <text:a xlink:type="simple" xlink:href="https://www.voachinese.com/a/china-warns-on-consular-visits-to-dual-citizens-detained-in-hong-kong-20230630/7161486.html" text:style-name="Internet_20_link" text:visited-style-name="Visited_20_Internet_20_Link">
https://www.voachinese.com/a/china-warns-on-consular-visits-to-dual-citizens-detained-in-hong-kong-20230630/7161486.html</text:a>
</text:p>
      <!--NEWS-->
      <text:h text:style-name="P10" text:outline-level="1">
<text:span text:style-name="T4">
The Netherlands push new regulations to restrict the export of photocopic machines to export China, and co -co -izes the development of Chinese chips with the United States</text:span>
</text:h>
      <text:p text:style-name="P4">
Author: chinese@voanews.com (赵楠旭)</text:p>
      <text:p text:style-name="P4">
Publisher: 美国之音中文网 (Type: NewsMediaOrganization)</text:p>
      <text:p text:style-name="P4">
Published Time: 2023-06-30T21:23:44+08:00</text:p>
      <text:p text:style-name="P4">
Modified Time: 2023-06-30 13:43:45Z</text:p>
      <text:p text:style-name="P4">
Description: The Dutch government announced the export control measures of chip manufacturing equipment on June 30. The new regulations restrict the export of the latest models of deep ultraviolet light carvings to China. The export control regulations will take effect in September. This is the first step in European countries since the European Union's recent economic security strategy. It aims to protect the Dutch's leading position in the chip manufacturing industry, prevent key technology outflow and be used for sensitive military fields in the chip manufacturing industry.</text:p>
      <text:p text:style-name="P4">
Videos: []</text:p>
      <text:p text:style-name="P4">
Images: []</text:p>
      <text:p text:style-name="P4">
Categories: ['欧洲', '中国', '科技']</text:p>
      <text:p text:style-name="P4">
Type: None</text:p>
      <!--METADATA-->
      <text:p text:style-name="P4">
Nonenone</text:p>
      <text:p text:style-name="P4">
News Source: <text:a xlink:type="simple" xlink:href="https://www.voachinese.com/a/netherlands-to-expand-export-control-on-lithography-to-curb-china-s-microchip-industry-20230630/7161673.html" text:style-name="Internet_20_link" text:visited-style-name="Visited_20_Internet_20_Link">
https://www.voachinese.com/a/netherlands-to-expand-export-control-on-lithography-to-curb-china-s-microchip-industry-20230630/7161673.html</text:a>
</text:p>
      <!--NEWS-->
      <text:h text:style-name="P10" text:outline-level="1">
<text:span text:style-name="T4">
Macron: More police officers will be deployed to curb riots</text:span>
</text:h>
      <text:p text:style-name="P4">
Author: 联合早报 (Person)</text:p>
      <text:p text:style-name="P4">
Publisher: 联合早报 (Organization)</text:p>
      <text:p text:style-name="P4">
Published Time: 2023-06-30T21:31</text:p>
      <text:p text:style-name="P4">
Modified Time: 2023-06-30T21:31</text:p>
      <text:p text:style-name="P4">
Description: French President Macron said the authorities will deploy more security forces to curb riots caused by the 17 -year -old Algerian teenager by police. Comprehensive Agence France -Presse and Reuters reported that Macron held an emergency meeting again on Friday (June 30). He said, French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法国', '马克龙', '骚乱', '警察', '抗议示威']</text:p>
      <!--METADATA-->
      <text:p text:style-name="P4">
French President Macron said the authorities will deploy more security forces to curb riots caused by the 17 -year -old Algerian teenager by police.</text:p>
      <text:p text:style-name="P4">
Comprehensive Agence France -Presse and Reuters reported that Macron held an emergency meeting again on Friday (June 30). He said that the French Ministry of Political Affairs will mobilize "additional means" to deal with the violent protests and condemn the demonstrators to use the "death of a teenager" to heat up the protests, saying "this is unacceptable."</text:p>
      <text:p text:style-name="P4">
In addition, Macron also called on parents not to let children participate in violent resistance and become a member of violence. He said that of the 875 people arrested by the authorities, one -third of them were "very young" young people.</text:p>
      <text:p text:style-name="P4">
<draw:frame draw:style-name="fr1" draw:name="Image228" text:anchor-type="as-char" svg:width="6.9236in" svg:height="4.615733in" draw:z-index="0">
<draw:image xlink:href="../Images/zaobao world/2023-06-30T21-31/000000.png" xlink:type="simple" xlink:show="embed" xlink:actuate="onLoad" draw:mime-type="image/png"/>
</draw:frame>
On June 29, demonstrators gathered in many places in France to protest France alert to the 17 -year -old Algerian juvenile incident. (Bloomberg)</text:p>
      <text:p text:style-name="P4">
Macron said: "Let them stay at home is the responsibility of the parents ... the country's work is not to take action for them (parents)."</text:p>
      <text:p text:style-name="P4">
At the same time, Macron also urged social media Tiktok, photo sharing platform Snapchat, etc. to cooperate with the authorities to delete sensitive content related to riots to prevent young people from introducing the operation of video games into street protests.</text:p>
      <text:p text:style-name="P4">
On June 27th, a policeman was shot after a car stopped in Nantel, Senna, Paris, France, causing the 17 -year -old Algerian teenager to die, and the police involved in the case were charged with intentional homicide.</text:p>
      <text:p text:style-name="P4">
Police shooting juvenile incidents caused public anger. In many French cities, violent attacks and arson of the city hall, police station, and schools occurred. The protests intensified.</text:p>
      <text:p text:style-name="P4">
News Source: <text:a xlink:type="simple" xlink:href="https://www.zaobao.com.sg/realtime/world/story20230630-1409480" text:style-name="Internet_20_link" text:visited-style-name="Visited_20_Internet_20_Link">
https://www.zaobao.com.sg/realtime/world/story20230630-1409480</text:a>
</text:p>
      <!--NEWS-->
      <text:h text:style-name="P10" text:outline-level="1">
<text:span text:style-name="T4">
A magnitude 6.5 earthquake occurred in Java, Indonesia</text:span>
</text:h>
      <text:p text:style-name="P4">
Author: 联合早报 (Person)</text:p>
      <text:p text:style-name="P4">
Publisher: 联合早报 (Organization)</text:p>
      <text:p text:style-name="P4">
Published Time: 2023-06-30T21:33</text:p>
      <text:p text:style-name="P4">
Modified Time: 2023-06-30T22:50</text:p>
      <text:p text:style-name="P4">
Description: European and Mediterranean Alarm Systems (EMSC) reported on Friday (June 30) that a magnitude 6.5 earthquake occurred in Java Island in Indonesia; EMSC said that the depth of this earthquake was 57 kilometers (35 miles). According to the Indonesian Meteorological Administration (BMKG) ...</text:p>
      <text:p text:style-name="P4">
Videos: []</text:p>
      <text:p text:style-name="P4">
Audios: []</text:p>
      <text:p text:style-name="P4">
Images: []</text:p>
      <text:p text:style-name="P4">
Type: NewsArticle</text:p>
      <text:p text:style-name="P4">
Breadcrumbs: ['即时', '国际']</text:p>
      <text:p text:style-name="P4">
Keywords: ['印尼', '地震']</text:p>
      <!--METADATA-->
      <text:p text:style-name="P4">
European and Mediterranean Alarm Systems (EMSC) reported on Friday (June 30) that a magnitude 6.5 earthquake occurred in Java Island in Indonesia; EMSC said that the depth of this earthquake was 57 kilometers (35 miles).</text:p>
      <text:p text:style-name="P4">
According to the Indonesian Meteorological Administration (BMKG), a magnitude 6.4 earthquake occurred in the island of Java. No casualties reported, nor did it issue a tsunami warning.</text:p>
      <text:p text:style-name="P4">
BMKG pointed out that the depth of this medium -sized earthquake is 25 kilometers. Several cities in Yogyakarta and the eastern and central parts of Indonesia have a sense of shock.</text:p>
      <text:p text:style-name="P4">
News Source: <text:a xlink:type="simple" xlink:href="https://www.zaobao.com.sg/realtime/world/story20230630-1409481" text:style-name="Internet_20_link" text:visited-style-name="Visited_20_Internet_20_Link">
https://www.zaobao.com.sg/realtime/world/story20230630-1409481</text:a>
</text:p>
      <!--NEWS-->
      <text:h text:style-name="P10" text:outline-level="1">
<text:span text:style-name="T4">
The United States comes out of the "combination boxing" restrictions on the export of semiconductor equipment for China, and China takes a lot of "de -US"</text:span>
</text:h>
      <text:p text:style-name="P4">
Author: chinese@voanews.com (松仁)</text:p>
      <text:p text:style-name="P4">
Publisher: 美国之音中文网 (Type: NewsMediaOrganization)</text:p>
      <text:p text:style-name="P4">
Published Time: 2023-06-30T22:06:28+08:00</text:p>
      <text:p text:style-name="P4">
Modified Time: 2023-06-30 14:06:28Z</text:p>
      <text:p text:style-name="P4">
Description: With the increasingly fierce competition in the high -tech field in recent years, the export control of high -tech products and production equipment in Beijing has become more and more stringent. The manufacturing tools and equipment of high -end semiconductor chips, known as modern industrial crown, are an important part of the United States co -Allied alliances to block Beijing.</text:p>
      <text:p text:style-name="P4">
Videos: []</text:p>
      <text:p text:style-name="P4">
Images: []</text:p>
      <text:p text:style-name="P4">
Categories: ['美中关系', '美国', '中国', '科技']</text:p>
      <text:p text:style-name="P4">
Type: None</text:p>
      <!--METADATA-->
      <text:p text:style-name="P4">
Nonenone</text:p>
      <text:p text:style-name="P4">
News Source: <text:a xlink:type="simple" xlink:href="https://www.voachinese.com/a/us-targets-china-over-semiconductors-20230630/7161530.html" text:style-name="Internet_20_link" text:visited-style-name="Visited_20_Internet_20_Link">
https://www.voachinese.com/a/us-targets-china-over-semiconductors-20230630/7161530.html</text:a>
</text:p>
      <!--NEWS-->
      <text:h text:style-name="P10" text:outline-level="1">
<text:span text:style-name="T4">
Tonerz: Compared with national enterprises, the risk of involving China should be reduced</text:span>
</text:h>
      <text:p text:style-name="P4">
Author: 联合早报 (Person)</text:p>
      <text:p text:style-name="P4">
Publisher: 联合早报 (Organization)</text:p>
      <text:p text:style-name="P4">
Published Time: 2023-06-30T22:07</text:p>
      <text:p text:style-name="P4">
Modified Time: 2023-06-30T22:07</text:p>
      <text:p text:style-name="P4">
Description: German Prime Minister Tsugs said that the "de -risk" of the European Union and China is more based on the corporate level, not the national level. Reuters reported that Souls on Friday (June 30) at Brussels attended the two -day EU Leaders Summit to reporters: "(the European Union to the middle ...</text:p>
      <text:p text:style-name="P4">
Videos: []</text:p>
      <text:p text:style-name="P4">
Audios: []</text:p>
      <text:p text:style-name="P4">
Images: []</text:p>
      <text:p text:style-name="P4">
Type: NewsArticle</text:p>
      <text:p text:style-name="P4">
Breadcrumbs: ['即时', '国际']</text:p>
      <text:p text:style-name="P4">
Keywords: ['德国', '中国']</text:p>
      <!--METADATA-->
      <text:p text:style-name="P4">
German Prime Minister Tsugs said that the "de -risk" of the European Union and China is more based on the corporate level, not the national level.</text:p>
      <text:p text:style-name="P4">
Reuters reported that Souls on Friday (June 30) attended the two -day EU Leaders Summit in Brussels on Friday (June 30) to reporters: "(EU to China) Risk is not a short -term project, because it mainly involves enterprises that need to be enterprises. Make a decision. "</text:p>
      <text:p text:style-name="P4">
Souls added that in the past, companies often need to bear major risks because they only choose to rely on one supplier and do not consider the geographical location of the supplier.</text:p>
      <text:p text:style-name="P4">
He pointed out: "This is about not putting all eggs in the same basket (decision) ... This is what they (enterprises) are doing now, they have already started this process ... This is not the country's decision to decide by the country. Yes, because we won't tell them (what should be) invest. "</text:p>
      <text:p text:style-name="P4">
In order to alleviate European -China relations, the Chairman of the European Commission, Feng Delin, has proposed to "risk" instead of "decoupling" with China.</text:p>
      <text:p text:style-name="P4">
On June 20, a plan issued by the European Union outlines the proposal about how to determine security risks, control key technology exports, and restrict future sensitive investment. The European Union is also seeking key resource supply (such as raw materials, semiconductors, and car batteries) for the fragile reform, and increasing investment in emerging technologies that are considered strategic importance.</text:p>
      <text:p text:style-name="P4">
The analysis believes that EU officials try to achieve a delicate balance, which must not only be able to conduct targeted intervention in areas with military influence, but also maintain a wider trade connection with the Chinese market.</text:p>
      <text:p text:style-name="P4">
News Source: <text:a xlink:type="simple" xlink:href="https://www.zaobao.com.sg/realtime/world/story20230630-1409491" text:style-name="Internet_20_link" text:visited-style-name="Visited_20_Internet_20_Link">
https://www.zaobao.com.sg/realtime/world/story20230630-1409491</text:a>
</text:p>
      <!--NEWS-->
      <text:h text:style-name="P10" text:outline-level="1">
<text:span text:style-name="T4">
Another major ruling of the US Supreme Court supports enterprises to provide employees with convenient religious activities</text:span>
</text:h>
      <text:p text:style-name="P4">
Author: chinese@voanews.com (木风)</text:p>
      <text:p text:style-name="P4">
Publisher: 美国之音中文网 (Type: NewsMediaOrganization)</text:p>
      <text:p text:style-name="P4">
Published Time: 2023-06-30T22:15:27+08:00</text:p>
      <text:p text:style-name="P4">
Modified Time: 2023-06-30 14:17:25Z</text:p>
      <text:p text:style-name="P4">
Description: The U.S. Supreme Court on Thursday (June 29) whether to provide a decision to provide convenience for employees to provide employees with convenience, which improved the standards of employers when rejecting employees' requirements.</text:p>
      <text:p text:style-name="P4">
Videos: []</text:p>
      <text:p text:style-name="P4">
Images: []</text:p>
      <text:p text:style-name="P4">
Categories: ['美国', '法律', '宗教']</text:p>
      <text:p text:style-name="P4">
Type: None</text:p>
      <!--METADATA-->
      <text:p text:style-name="P4">
Nonenone</text:p>
      <text:p text:style-name="P4">
News Source: <text:a xlink:type="simple" xlink:href="https://www.voachinese.com/a/the-supreme-court-bolsters-protections-for-workers-who-ask-for-religious-accommodations-20230630/7161551.html" text:style-name="Internet_20_link" text:visited-style-name="Visited_20_Internet_20_Link">
https://www.voachinese.com/a/the-supreme-court-bolsters-protections-for-workers-who-ask-for-religious-accommodations-20230630/7161551.html</text:a>
</text:p>
      <!--NEWS-->
      <text:h text:style-name="P10" text:outline-level="1">
<text:span text:style-name="T4">
French government liability breaks 3 trillion euros to create a record high</text:span>
</text:h>
      <text:p text:style-name="P4">
Author: 联合早报 (Person)</text:p>
      <text:p text:style-name="P4">
Publisher: 联合早报 (Organization)</text:p>
      <text:p text:style-name="P4">
Published Time: 2023-06-30T22:25</text:p>
      <text:p text:style-name="P4">
Modified Time: 2023-06-30T22:25</text:p>
      <text:p text:style-name="P4">
Description: According to official French data, as of March this year, the total public debt in France was as high as 3 trillion euros (about NM 60 billion yuan), a record high. France International Broadcasting Station (RFI) reported on Friday (June 30) that the French National Bureau of Statistics and Economic Research ...</text:p>
      <text:p text:style-name="P4">
Videos: []</text:p>
      <text:p text:style-name="P4">
Audios: []</text:p>
      <text:p text:style-name="P4">
Images: []</text:p>
      <text:p text:style-name="P4">
Type: NewsArticle</text:p>
      <text:p text:style-name="P4">
Breadcrumbs: ['即时', '国际']</text:p>
      <text:p text:style-name="P4">
Keywords: ['法国', '债务']</text:p>
      <!--METADATA-->
      <text:p text:style-name="P4">
According to official French data, as of March this year, the total public debt in France was as high as 3 trillion euros (about NM 60 billion yuan), a record high.</text:p>
      <text:p text:style-name="P4">
France International Broadcasting Station (RFI) reported on Friday (June 30) that the French National Bureau of Statistics and Economic Research (Insee) announced data that the total public debt of 3 trillion euros in France was equivalent to French GDP throughout the year ( 112.5%of GDP), which is much higher than the 60%liability proportion target set by the European Union.</text:p>
      <text:p text:style-name="P4">
According to reports, in order to alleviate the impact of crown disease and the crisis of crown disease, the French government has increased its debt, which has led to a high debt.</text:p>
      <text:p text:style-name="P4">
Fitch Group also reduces French credit rating. French Economic and Financial Minister Bruno Lemaire said that public expenditure must be controlled, so France can be exempted from Standard and Poor ’s this month.</text:p>
      <text:p text:style-name="P4">
Limer announced at a government expenditure seminar last week that the French government has confirmed that it has saved at least 10 billion euros in some fiscal fields, including the health system and specific types of fuel reduction.</text:p>
      <text:p text:style-name="P4">
The Macron government set a goal before the President Macron before the end of the second term of 2027, reducing public liabilities to more than 108%of the domestic production of France, and the proportion of French annual fiscal deficit to EU goals Less than 3.0%.</text:p>
      <text:p text:style-name="P4">
News Source: <text:a xlink:type="simple" xlink:href="https://www.zaobao.com.sg/realtime/world/story20230630-1409495" text:style-name="Internet_20_link" text:visited-style-name="Visited_20_Internet_20_Link">
https://www.zaobao.com.sg/realtime/world/story20230630-1409495</text:a>
</text:p>
      <!--NEWS-->
      <text:h text:style-name="P10" text:outline-level="1">
<text:span text:style-name="T4">
The EU collectively clarify the EU's position in China</text:span>
</text:h>
      <text:p text:style-name="P4">
Author: chinese@voanews.com (木风)</text:p>
      <text:p text:style-name="P4">
Publisher: 美国之音中文网 (Type: NewsMediaOrganization)</text:p>
      <text:p text:style-name="P4">
Published Time: 2023-06-30T23:49:51+08:00</text:p>
      <text:p text:style-name="P4">
Modified Time: 2023-06-30 16:52:04Z</text:p>
      <text:p text:style-name="P4">
Description: The EU leaders collectively stated on Friday (June 30) that they opposed any unilateral behavior of changing the status quo of the Taiwan Strait through force or coercion. This is the first time that the European Union has clarified its basic position on Taiwan's issue in this way.</text:p>
      <text:p text:style-name="P4">
Videos: []</text:p>
      <text:p text:style-name="P4">
Images: []</text:p>
      <text:p text:style-name="P4">
Categories: ['欧洲', '中国']</text:p>
      <text:p text:style-name="P4">
Type: None</text:p>
      <!--METADATA-->
      <text:p text:style-name="P4">
Nonenone</text:p>
      <text:p text:style-name="P4">
News Source: <text:a xlink:type="simple" xlink:href="https://www.voachinese.com/a/european-council-conclusions-on-china-20230630/7161800.html" text:style-name="Internet_20_link" text:visited-style-name="Visited_20_Internet_20_Link">
https://www.voachinese.com/a/european-council-conclusions-on-china-20230630/7161800.html</text:a>
</text:p>
      <!--NEWS-->
      <text:h text:style-name="P10" text:outline-level="1">
<text:span text:style-name="T4">
Some deposit balances have been cleared by the Silicon Valley banking households to win the court judgment</text:span>
</text:h>
      <text:p text:style-name="P4">
Author: Frances Yoon</text:p>
      <text:p text:style-name="P4">
Publisher: 华尔街日报中文网</text:p>
      <text:p text:style-name="P4">
Published Time: 2023-06-30T8:35:00.000Z</text:p>
      <text:p text:style-name="P4">
Modified Time: 2023-06-30T10:35:00.000Z</text:p>
      <text:p text:style-name="P4">
Created Time: 2023-06-30T09:25:00.000Z</text:p>
      <text:p text:style-name="P4">
Description: Some of the Silicon Valley bank customers who found their deposits on the Cayman Islands have won a court judgment, which may help them get their funds.</text:p>
      <text:p text:style-name="P4">
Images: []</text:p>
      <text:p text:style-name="P4">
Categories: ['金融市场']</text:p>
      <text:p text:style-name="P4">
Keywords: SYND</text:p>
      <text:p text:style-name="P4">
Type: Article</text:p>
      <!--METADATA-->
      <text:p text:style-name="P4">
Some of the Silicon Valley Bank, where the balance of deposits in the Cayman Islands is cleared(Silicon Valley Bank)Customers have won a court judgment that this judgment may help them get their funds.</text:p>
      <text:p text:style-name="P4">
News Source: <text:a xlink:type="simple" xlink:href="https://cn.wsj.com/articles/%E4%B8%80%E4%BA%9B%E5%AD%98%E6%AC%BE%E4%BD%99%E9%A2%9D%E8%A2%AB%E6%B8%85%E9%9B%B6%E7%9A%84%E7%A1%85%E8%B0%B7%E9%93%B6%E8%A1%8C%E5%82%A8%E6%88%B7%E8%B5%A2%E5%BE%97%E6%B3%95%E9%99%A2%E5%88%A4%E5%86%B3-73dd2a29" text:style-name="Internet_20_link" text:visited-style-name="Visited_20_Internet_20_Link">
https://cn.wsj.com/articles/%E4%B8%80%E4%BA%9B%E5%AD%98%E6%AC%BE%E4%BD%99%E9%A2%9D%E8%A2%AB%E6%B8%85%E9%9B%B6%E7%9A%84%E7%A1%85%E8%B0%B7%E9%93%B6%E8%A1%8C%E5%82%A8%E6%88%B7%E8%B5%A2%E5%BE%97%E6%B3%95%E9%99%A2%E5%88%A4%E5%86%B3-73dd2a29</text:a>
</text:p>
      <!--NEWS-->
      <text:h text:style-name="P10" text:outline-level="1">
<text:span text:style-name="T4">
Prime Minister Vietnam ends the visit to the Bank of China, but the two countries still have the differences between the US and Vietnam security relations and have not been upgraded.</text:span>
</text:h>
      <text:p text:style-name="P4">
Author: chinese@voanews.com (林柏宏)</text:p>
      <text:p text:style-name="P4">
Publisher: 美国之音中文网 (Type: NewsMediaOrganization)</text:p>
      <text:p text:style-name="P4">
Published Time: 2023-07-01T01:05:31+08:00</text:p>
      <text:p text:style-name="P4">
Modified Time: 2023-06-30 18:54:45Z</text:p>
      <text:p text:style-name="P4">
Description: Not long after the Vietnamese Prime Minister Fan Mingzheng ended his visit to the middle of the visit, a US aircraft carrier also left Vietnam Port, announced that a five -day visit has been prescribed. Observer said that although China and Vietnam have signed a number of agreements, the dispute between South China Sea is not resolved, and Beijing is likely to secretly put pressure on Hanoi. As for the United States and Vietnam relations, experts believe that although the two sides are facing a threat from China, it is still difficult to become security allies.</text:p>
      <text:p text:style-name="P4">
Videos: []</text:p>
      <text:p text:style-name="P4">
Images: []</text:p>
      <text:p text:style-name="P4">
Categories: ['中国', '亚太']</text:p>
      <text:p text:style-name="P4">
Type: None</text:p>
      <!--METADATA-->
      <text:p text:style-name="P4">
Nonenone</text:p>
      <text:p text:style-name="P4">
News Source: <text:a xlink:type="simple" xlink:href="https://www.voachinese.com/a/vietnamese-prime-minister-begins-first-visit-to-beijing-as-ronald-reagan-carrier-arrives-in-vietnam-danang-20230630/7162073.html" text:style-name="Internet_20_link" text:visited-style-name="Visited_20_Internet_20_Link">
https://www.voachinese.com/a/vietnamese-prime-minister-begins-first-visit-to-beijing-as-ronald-reagan-carrier-arrives-in-vietnam-danang-20230630/7162073.html</text:a>
</text:p>
      <!--NEWS-->
      <text:h text:style-name="P10" text:outline-level="1">
<text:span text:style-name="T4">
After the Chinese epidemic, the descendants are reopened, smuggling and selling women's evil deeds and re -burning</text:span>
</text:h>
      <text:p text:style-name="P4">
Author: chinese@voanews.com (松仁)</text:p>
      <text:p text:style-name="P4">
Publisher: 美国之音中文网 (Type: NewsMediaOrganization)</text:p>
      <text:p text:style-name="P4">
Published Time: 2023-07-01T01:58:22+08:00</text:p>
      <text:p text:style-name="P4">
Modified Time: 2023-06-30 17:58:22Z</text:p>
      <text:p text:style-name="P4">
Description: During the three -year new crown epidemic, China closed the border to the outside world. The Chinese government also built a high wall in the southern border area, so the illegal activities that smuggled and sold Vietnamese brides over the years have almost extinguished. However, as China re -open the border after the epidemic is over, the evil deeds of smuggling and trafficking Vietnamese brides showed signs of re -burning.</text:p>
      <text:p text:style-name="P4">
Videos: []</text:p>
      <text:p text:style-name="P4">
Images: []</text:p>
      <text:p text:style-name="P4">
Categories: ['中国', '人权', '法律']</text:p>
      <text:p text:style-name="P4">
Type: None</text:p>
      <!--METADATA-->
      <text:p text:style-name="P4">
Nonenone</text:p>
      <text:p text:style-name="P4">
News Source: <text:a xlink:type="simple" xlink:href="https://www.voachinese.com/a/as-china-reopens-borders-trafficking-of-women-and-girls-resumes-20230630/7161781.html" text:style-name="Internet_20_link" text:visited-style-name="Visited_20_Internet_20_Link">
https://www.voachinese.com/a/as-china-reopens-borders-trafficking-of-women-and-girls-resumes-20230630/7161781.html</text:a>
</text:p>
      <!--NEWS-->
      <text:h text:style-name="P10" text:outline-level="1">
<text:span text:style-name="T4">
On the eve of the third anniversary of the "National Security Law" of Japan, the National Security Law was refused to enter Hong Kong</text:span>
</text:h>
      <text:p text:style-name="P4">
Author: chinese@voanews.com (郑乐捷)</text:p>
      <text:p text:style-name="P4">
Publisher: 美国之音中文网 (Type: NewsMediaOrganization)</text:p>
      <text:p text:style-name="P4">
Published Time: 2023-07-01T03:38:04+08:00</text:p>
      <text:p text:style-name="P4">
Modified Time: 2023-06-30 19:38:04Z</text:p>
      <text:p text:style-name="P4">
Description: On the eve of the "Hong Kong National Security Law" effective, a Japanese journalist was rejected to enter Hong Kong. The Hong Kong people in Japan said that he should be the first Japanese journalist who was refused to enter the country.</text:p>
      <text:p text:style-name="P4">
Videos: []</text:p>
      <text:p text:style-name="P4">
Images: []</text:p>
      <text:p text:style-name="P4">
Categories: ['亚太', '港澳']</text:p>
      <text:p text:style-name="P4">
Type: None</text:p>
      <!--METADATA-->
      <text:p text:style-name="P4">
Nonenone</text:p>
      <text:p text:style-name="P4">
News Source: <text:a xlink:type="simple" xlink:href="https://www.voachinese.com/a/japanese-journalist-denied-entry-into-hong-kong-ahead-of-3rd-anniversary-of-national-security-law-20230630/7162174.html" text:style-name="Internet_20_link" text:visited-style-name="Visited_20_Internet_20_Link">
https://www.voachinese.com/a/japanese-journalist-denied-entry-into-hong-kong-ahead-of-3rd-anniversary-of-national-security-law-20230630/7162174.html</text:a>
</text:p>
      <!--NEWS-->
      <text:h text:style-name="P10" text:outline-level="1">
<text:span text:style-name="T4">
Hong Kong people groups in the UK held the "Apple Daily" exhibition to irony Hong Kong's speech space narrowing</text:span>
</text:h>
      <text:p text:style-name="P4">
Author: chinese@voanews.com (郑乐捷)</text:p>
      <text:p text:style-name="P4">
Publisher: 美国之音中文网 (Type: NewsMediaOrganization)</text:p>
      <text:p text:style-name="P4">
Published Time: 2023-07-01T03:47:25+08:00</text:p>
      <text:p text:style-name="P4">
Modified Time: 2023-06-30 19:47:25Z</text:p>
      <text:p text:style-name="P4">
Description: Exhibitions in Hong Kong people groups in the UK have allowed visitors to relive the report from the Hong Kong "Apple Daily" for many years, and use art to reflect on "One Media" to suspend the impact on Hong Kong.</text:p>
      <text:p text:style-name="P4">
Videos: []</text:p>
      <text:p text:style-name="P4">
Images: []</text:p>
      <text:p text:style-name="P4">
Categories: ['港澳', '文化', '欧洲']</text:p>
      <text:p text:style-name="P4">
Type: None</text:p>
      <!--METADATA-->
      <text:p text:style-name="P4">
Nonenone</text:p>
      <text:p text:style-name="P4">
News Source: <text:a xlink:type="simple" xlink:href="https://www.voachinese.com/a/apple-daily-exhibition-held-in-uk-to-portray-lack-of-speech-freedom-in-hong-kong-20230630/7162203.html" text:style-name="Internet_20_link" text:visited-style-name="Visited_20_Internet_20_Link">
https://www.voachinese.com/a/apple-daily-exhibition-held-in-uk-to-portray-lack-of-speech-freedom-in-hong-kong-20230630/7162203.html</text:a>
</text:p>
      <!--NEWS-->
      <text:h text:style-name="P10" text:outline-level="1">
<text:span text:style-name="T4">
Commander of the Ukrainian: For successful counterattacks, more weapons are needed</text:span>
</text:h>
      <text:p text:style-name="P4">
Author: chinese@voanews.com (美国之音)</text:p>
      <text:p text:style-name="P4">
Publisher: 美国之音中文网 (Type: NewsMediaOrganization)</text:p>
      <text:p text:style-name="P4">
Published Time: 2023-07-01T04:09:35+08:00</text:p>
      <text:p text:style-name="P4">
Modified Time: 2023-06-30 20:47:52Z</text:p>
      <text:p text:style-name="P4">
Description: Ukrainian armed forces Supreme General Valreri Zalu said in an interview with the Washington Post that in order to effectively counterattack, Ukraine needed more weapons.</text:p>
      <text:p text:style-name="P4">
Videos: []</text:p>
      <text:p text:style-name="P4">
Images: []</text:p>
      <text:p text:style-name="P4">
Categories: ['乌克兰局势', '欧洲', '军事', '编辑推荐']</text:p>
      <text:p text:style-name="P4">
Type: None</text:p>
      <!--METADATA-->
      <text:p text:style-name="P4">
Nonenone</text:p>
      <text:p text:style-name="P4">
News Source: <text:a xlink:type="simple" xlink:href="https://www.voachinese.com/a/more-weapons-needed-for-successful-counteroffensive-says-ukrainian-general-20230630/7162375.html" text:style-name="Internet_20_link" text:visited-style-name="Visited_20_Internet_20_Link">
https://www.voachinese.com/a/more-weapons-needed-for-successful-counteroffensive-says-ukrainian-general-20230630/7162375.html</text:a>
</text:p>
      <!--NEWS-->
      <text:h text:style-name="P10" text:outline-level="1">
<text:span text:style-name="T4">
TSMC said that its supplier became the goal of online attack</text:span>
</text:h>
      <text:p text:style-name="P4">
Author: chinese@voanews.com (美国之音)</text:p>
      <text:p text:style-name="P4">
Publisher: 美国之音中文网 (Type: NewsMediaOrganization)</text:p>
      <text:p text:style-name="P4">
Published Time: 2023-07-01T04:18:37+08:00</text:p>
      <text:p text:style-name="P4">
Modified Time: 2023-06-30 20:18:37Z</text:p>
      <text:p text:style-name="P4">
Description: Taiwan semiconductor manufacturer TSMC (TSMC) said on Friday (June 30) that a cyber security incident involving one of its information technology hardware suppliers occurred, which led to the company's company data leakage.</text:p>
      <text:p text:style-name="P4">
Videos: []</text:p>
      <text:p text:style-name="P4">
Images: []</text:p>
      <text:p text:style-name="P4">
Categories: ['台湾', '经济·金融·贸易', '科技']</text:p>
      <text:p text:style-name="P4">
Type: None</text:p>
      <!--METADATA-->
      <text:p text:style-name="P4">
Nonenone</text:p>
      <text:p text:style-name="P4">
News Source: <text:a xlink:type="simple" xlink:href="https://www.voachinese.com/a/chipmaker-tsmc-says-supplier-targeted-in-cyberattack-20230630/7162225.html" text:style-name="Internet_20_link" text:visited-style-name="Visited_20_Internet_20_Link">
https://www.voachinese.com/a/chipmaker-tsmc-says-supplier-targeted-in-cyberattack-20230630/7162225.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